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number:time-style style:name="T2">
      <number:hours/>
      <number:text>:</number:text>
      <number:minutes/>
    </number:time-style>
    <style:style style:name="gr1" style:family="graphic" style:parent-style-name="standard">
      <style:graphic-properties draw:stroke="none" draw:fill="solid" draw:fill-color="#ffff00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ff00ff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00ff00" draw:textarea-horizontal-align="center" draw:textarea-vertical-align="middle"/>
    </style:style>
    <style:style style:name="gr4" style:family="graphic" style:parent-style-name="standard">
      <style:graphic-properties draw:fill="solid" draw:fill-color="#99284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545cm"/>
    </style:style>
    <style:style style:name="gr7" style:family="graphic" style:parent-style-name="standard">
      <style:graphic-properties draw:stroke="none" svg:stroke-color="#000000" draw:fill="none" draw:fill-color="#ffffff" fo:min-height="0.454cm"/>
    </style:style>
    <style:style style:name="gr8" style:family="graphic" style:parent-style-name="standard">
      <style:graphic-properties draw:stroke="none" svg:stroke-color="#000000" draw:fill="none" draw:fill-color="#ffffff" fo:min-height="0.818cm"/>
    </style:style>
    <style:style style:name="gr9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none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0c0c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none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99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8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svg:stroke-width="0.1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2.194cm" fo:padding-top="0.175cm" fo:padding-bottom="0.175cm" fo:padding-left="0.3cm" fo:padding-right="0.3cm"/>
    </style:style>
    <style:style style:name="gr23" style:family="graphic" style:parent-style-name="objectwithoutfill">
      <style:graphic-properties draw:stroke="solid" svg:stroke-width="0.2cm" svg:stroke-color="#000000" draw:fill="none" draw:textarea-horizontal-align="center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solid" svg:stroke-width="0.2cm" svg:stroke-color="#ffffff" draw:textarea-horizontal-align="center" draw:textarea-vertical-align="middle" fo:padding-top="0.225cm" fo:padding-bottom="0.225cm" fo:padding-left="0.35cm" fo:padding-right="0.35cm"/>
    </style:style>
    <style:style style:name="gr25" style:family="graphic" style:parent-style-name="objectwithoutfill">
      <style:graphic-properties draw:stroke="solid" svg:stroke-width="0.2cm" svg:stroke-color="#ffffff" draw:fill="none" draw:textarea-horizontal-align="center" draw:textarea-vertical-align="middle" fo:padding-top="0.225cm" fo:padding-bottom="0.225cm" fo:padding-left="0.35cm" fo:padding-right="0.35cm"/>
    </style:style>
    <style:style style:name="gr26" style:family="graphic" style:parent-style-name="objectwithoutfill">
      <style:graphic-properties draw:stroke="solid" svg:stroke-width="0.2cm" svg:stroke-color="#ff0000" draw:fill="none" draw:textarea-horizontal-align="center" draw:textarea-vertical-align="middle" fo:padding-top="0.225cm" fo:padding-bottom="0.225cm" fo:padding-left="0.35cm" fo:padding-right="0.35cm"/>
    </style:style>
    <style:style style:name="gr27" style:family="graphic" style:parent-style-name="standard">
      <style:graphic-properties draw:stroke="solid" svg:stroke-width="0.2cm" svg:stroke-color="#0000ff" draw:textarea-horizontal-align="center" draw:textarea-vertical-align="middle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width="0.1cm" draw:fill="solid" draw:fill-color="#ff6633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width="0.2cm" svg:stroke-color="#000000" draw:textarea-horizontal-align="center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gr31" style:family="graphic" style:parent-style-name="standard">
      <style:graphic-properties draw:stroke="none" svg:stroke-width="0.2cm" svg:stroke-color="#000000" draw:fill="none" draw:fill-color="#ffffff" fo:min-height="0cm" fo:padding-top="0.225cm" fo:padding-bottom="0.225cm" fo:padding-left="0.35cm" fo:padding-right="0.35cm"/>
    </style:style>
    <style:style style:name="gr32" style:family="graphic" style:parent-style-name="objectwithoutfill">
      <style:graphic-properties draw:stroke="solid" svg:stroke-width="0.2cm" svg:stroke-color="#ff6633" draw:fill="none" draw:textarea-horizontal-align="center" draw:textarea-vertical-align="middle" fo:padding-top="0.225cm" fo:padding-bottom="0.225cm" fo:padding-left="0.35cm" fo:padding-right="0.35cm"/>
    </style:style>
    <style:style style:name="gr33" style:family="graphic" style:parent-style-name="standard">
      <style:graphic-properties draw:stroke="solid" svg:stroke-width="0.2cm" svg:stroke-color="#ff6633" draw:textarea-horizontal-align="center" draw:textarea-vertical-align="middle" fo:padding-top="0.225cm" fo:padding-bottom="0.225cm" fo:padding-left="0.35cm" fo:padding-right="0.35cm"/>
    </style:style>
    <style:style style:name="gr34" style:family="graphic" style:parent-style-name="standard">
      <style:graphic-properties draw:stroke="solid" svg:stroke-width="0.2cm" svg:stroke-color="#b80047" draw:textarea-horizontal-align="center" draw:textarea-vertical-align="middle" fo:padding-top="0.225cm" fo:padding-bottom="0.225cm" fo:padding-left="0.35cm" fo:padding-right="0.35cm"/>
    </style:style>
    <style:style style:name="gr35" style:family="graphic" style:parent-style-name="standard">
      <style:graphic-properties draw:stroke="solid" svg:stroke-width="0.2cm" svg:stroke-color="#b80047" draw:textarea-horizontal-align="center" draw:textarea-vertical-align="middle" fo:padding-top="0.225cm" fo:padding-bottom="0.225cm" fo:padding-left="0.35cm" fo:padding-right="0.35cm"/>
    </style:style>
    <style:style style:name="gr36" style:family="graphic" style:parent-style-name="standard">
      <style:graphic-properties draw:stroke="solid" svg:stroke-width="0.2cm" svg:stroke-color="#000000" draw:fill="solid" draw:fill-color="#e6e6ff" draw:textarea-horizontal-align="center" draw:textarea-vertical-align="middle" fo:padding-top="0.225cm" fo:padding-bottom="0.225cm" fo:padding-left="0.35cm" fo:padding-right="0.35cm"/>
    </style:style>
    <style:style style:name="gr37" style:family="graphic" style:parent-style-name="standard">
      <style:graphic-properties draw:stroke="solid" svg:stroke-width="0.2cm" svg:stroke-color="#ff0000" draw:fill="solid" draw:fill-color="#333333" draw:textarea-horizontal-align="center" draw:textarea-vertical-align="middle" fo:padding-top="0.225cm" fo:padding-bottom="0.225cm" fo:padding-left="0.35cm" fo:padding-right="0.35cm"/>
    </style:style>
    <style:style style:name="gr38" style:family="graphic" style:parent-style-name="standard">
      <style:graphic-properties draw:stroke="solid" svg:stroke-width="0.2cm" svg:stroke-color="#000000" draw:fill="solid" draw:fill-color="#333333" draw:textarea-horizontal-align="center" draw:textarea-vertical-align="middle" fo:padding-top="0.225cm" fo:padding-bottom="0.225cm" fo:padding-left="0.35cm" fo:padding-right="0.35cm"/>
    </style:style>
    <style:style style:name="gr39" style:family="graphic" style:parent-style-name="standard">
      <style:graphic-properties draw:stroke="solid" svg:stroke-width="0.2cm" svg:stroke-color="#0000ff" draw:fill="solid" draw:fill-color="#0000ff" draw:textarea-horizontal-align="center" draw:textarea-vertical-align="middle" fo:padding-top="0.225cm" fo:padding-bottom="0.225cm" fo:padding-left="0.35cm" fo:padding-right="0.35cm" draw:shadow="visible"/>
    </style:style>
    <style:style style:name="gr40" style:family="graphic" style:parent-style-name="standard">
      <style:graphic-properties svg:stroke-width="0.2cm" svg:stroke-color="#4c4c4c" draw:fill="solid" draw:fill-color="#666666" draw:textarea-horizontal-align="justify" draw:textarea-vertical-align="middle" draw:auto-grow-height="false" fo:padding-top="0.225cm" fo:padding-bottom="0.225cm" fo:padding-left="0.35cm" fo:padding-right="0.35cm"/>
    </style:style>
    <style:style style:name="gr41" style:family="graphic" style:parent-style-name="standard">
      <style:graphic-properties svg:stroke-width="0.2cm" draw:fill="solid" draw:fill-color="#666666" draw:textarea-horizontal-align="center" draw:textarea-vertical-align="middle" fo:padding-top="0.225cm" fo:padding-bottom="0.225cm" fo:padding-left="0.35cm" fo:padding-right="0.35cm"/>
    </style:style>
    <style:style style:name="gr42" style:family="graphic" style:parent-style-name="standard">
      <style:graphic-properties draw:stroke="none" svg:stroke-color="#000000" draw:fill="none" draw:fill-color="#ffffff" fo:min-height="1.296cm"/>
    </style:style>
    <style:style style:name="gr43" style:family="graphic" style:parent-style-name="objectwithoutfill">
      <style:graphic-properties svg:stroke-width="0.2cm" svg:stroke-color="#ffffff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44" style:family="graphic" style:parent-style-name="objectwithoutfill">
      <style:graphic-properties svg:stroke-width="0.2cm" svg:stroke-color="#0000ff" draw:fill="none" draw:textarea-horizontal-align="center" draw:textarea-vertical-align="middle" fo:padding-top="0.225cm" fo:padding-bottom="0.225cm" fo:padding-left="0.35cm" fo:padding-right="0.35cm"/>
    </style:style>
    <style:style style:name="gr45" style:family="graphic" style:parent-style-name="objectwithoutfill">
      <style:graphic-properties svg:stroke-width="0.2cm" svg:stroke-color="#000000" draw:fill="none" draw:textarea-horizontal-align="center" draw:textarea-vertical-align="middle" fo:padding-top="0.225cm" fo:padding-bottom="0.225cm" fo:padding-left="0.35cm" fo:padding-right="0.35cm"/>
    </style:style>
    <style:style style:name="gr46" style:family="graphic" style:parent-style-name="standard">
      <style:graphic-properties svg:stroke-width="0.2cm" svg:stroke-color="#000000" draw:textarea-horizontal-align="center" draw:textarea-vertical-align="middle" fo:padding-top="0.225cm" fo:padding-bottom="0.225cm" fo:padding-left="0.35cm" fo:padding-right="0.35cm"/>
    </style:style>
    <style:style style:name="gr47" style:family="graphic" style:parent-style-name="objectwithoutfill">
      <style:graphic-properties svg:stroke-width="0.2cm" svg:stroke-color="#000000" draw:fill="none" draw:textarea-horizontal-align="center" draw:textarea-vertical-align="middle" fo:padding-top="0.225cm" fo:padding-bottom="0.225cm" fo:padding-left="0.35cm" fo:padding-right="0.35cm"/>
    </style:style>
    <style:style style:name="gr48" style:family="graphic" style:parent-style-name="standard">
      <style:graphic-properties draw:stroke="solid" svg:stroke-width="0.1cm" svg:stroke-color="#808000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solid" svg:stroke-width="0.1cm" svg:stroke-color="#008000" draw:fill="solid" draw:fill-color="#008000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>
      <style:graphic-properties draw:stroke="solid" svg:stroke-width="0.1cm" svg:stroke-color="#800000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objectwithoutfill">
      <style:graphic-properties svg:stroke-width="0.2cm" svg:stroke-color="#ff6633" draw:fill="none" draw:textarea-horizontal-align="center" draw:textarea-vertical-align="middle" fo:padding-top="0.225cm" fo:padding-bottom="0.225cm" fo:padding-left="0.35cm" fo:padding-right="0.35cm"/>
    </style:style>
    <style:style style:name="gr52" style:family="graphic" style:parent-style-name="objectwithoutfill">
      <style:graphic-properties svg:stroke-width="0.2cm" svg:stroke-color="#dc2300" draw:fill="none" draw:textarea-horizontal-align="center" draw:textarea-vertical-align="middle" fo:padding-top="0.225cm" fo:padding-bottom="0.225cm" fo:padding-left="0.35cm" fo:padding-right="0.35cm"/>
    </style:style>
    <style:style style:name="gr53" style:family="graphic" style:parent-style-name="objectwithoutfill">
      <style:graphic-properties svg:stroke-width="0.2cm" draw:fill="none" draw:textarea-horizontal-align="center" draw:textarea-vertical-align="middle" fo:padding-top="0.225cm" fo:padding-bottom="0.225cm" fo:padding-left="0.35cm" fo:padding-right="0.35cm"/>
    </style:style>
    <style:style style:name="gr54" style:family="graphic" style:parent-style-name="objectwithoutfill">
      <style:graphic-properties draw:stroke="solid" svg:stroke-width="0.2cm" svg:stroke-color="#5c8526" draw:fill="none" draw:fill-color="#333333" draw:textarea-horizontal-align="center" draw:textarea-vertical-align="middle" fo:padding-top="0.225cm" fo:padding-bottom="0.225cm" fo:padding-left="0.35cm" fo:padding-right="0.35cm"/>
    </style:style>
    <style:style style:name="gr55" style:family="graphic" style:parent-style-name="objectwithoutfill">
      <style:graphic-properties draw:stroke="solid" svg:stroke-width="0.2cm" svg:stroke-color="#4b1f6f" draw:fill="none" draw:fill-color="#333333" draw:textarea-horizontal-align="center" draw:textarea-vertical-align="middle" fo:padding-top="0.225cm" fo:padding-bottom="0.225cm" fo:padding-left="0.35cm" fo:padding-right="0.35cm"/>
    </style:style>
    <style:style style:name="gr56" style:family="graphic" style:parent-style-name="objectwithoutfill">
      <style:graphic-properties draw:stroke="solid" svg:stroke-width="0.2cm" svg:stroke-color="#b80047" draw:fill="none" draw:textarea-horizontal-align="center" draw:textarea-vertical-align="middle" fo:padding-top="0.225cm" fo:padding-bottom="0.225cm" fo:padding-left="0.35cm" fo:padding-right="0.35cm"/>
    </style:style>
    <style:style style:name="gr57" style:family="graphic" style:parent-style-name="objectwithoutfill">
      <style:graphic-properties draw:stroke="solid" draw:stroke-dash="Line_20_with_20_Fine_20_Dots" svg:stroke-width="0.3cm" svg:stroke-color="#ffff00" draw:marker-start-width="0.35cm" draw:marker-end-width="0.35cm" draw:fill="solid" draw:fill-color="#000000" draw:textarea-horizontal-align="center" draw:textarea-vertical-align="middle" fo:padding-top="0.275cm" fo:padding-bottom="0.275cm" fo:padding-left="0.4cm" fo:padding-right="0.4cm" draw:shadow="hidden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9" style:family="graphic" style:parent-style-name="standard">
      <style:graphic-properties draw:fill-color="#23ff23" draw:textarea-horizontal-align="justify" draw:textarea-vertical-align="middle" draw:auto-grow-height="false" fo:min-height="0cm" fo:min-width="0cm" fo:wrap-option="no-wrap"/>
    </style:style>
    <style:style style:name="gr60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61" style:family="graphic" style:parent-style-name="objectwithoutfill">
      <style:graphic-properties svg:stroke-width="0.2cm" svg:stroke-color="#0000ff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62" style:family="graphic" style:parent-style-name="objectwithoutfill">
      <style:graphic-properties svg:stroke-width="0.2cm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63" style:family="graphic" style:parent-style-name="objectwithoutfill">
      <style:graphic-properties svg:stroke-width="0.2cm" svg:stroke-color="#b80047" draw:fill="none" draw:textarea-horizontal-align="center" draw:textarea-vertical-align="middle" fo:padding-top="0.225cm" fo:padding-bottom="0.225cm" fo:padding-left="0.35cm" fo:padding-right="0.35cm"/>
    </style:style>
    <style:style style:name="gr64" style:family="graphic" style:parent-style-name="objectwithoutfill">
      <style:graphic-properties svg:stroke-width="0.2cm" svg:stroke-color="#ffffff" draw:fill="none" draw:textarea-horizontal-align="center" draw:textarea-vertical-align="middle" fo:padding-top="0.225cm" fo:padding-bottom="0.225cm" fo:padding-left="0.35cm" fo:padding-right="0.35cm"/>
    </style:style>
    <style:style style:name="gr65" style:family="graphic" style:parent-style-name="standard">
      <style:graphic-properties draw:textarea-horizontal-align="justify" draw:textarea-vertical-align="middle" draw:auto-grow-height="false"/>
    </style:style>
    <style:style style:name="gr66" style:family="graphic" style:parent-style-name="standard">
      <style:graphic-properties draw:stroke="solid" svg:stroke-width="0.1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7" style:family="graphic" style:parent-style-name="standard">
      <style:graphic-properties draw:stroke="none" draw:fill="none" fo:min-height="0.629cm"/>
    </style:style>
    <style:style style:name="gr68" style:family="graphic" style:parent-style-name="standard">
      <style:graphic-properties draw:textarea-horizontal-align="justify" draw:textarea-vertical-align="middle" draw:auto-grow-height="false"/>
    </style:style>
    <style:style style:name="gr69" style:family="graphic" style:parent-style-name="standard">
      <style:graphic-properties draw:stroke="none" draw:fill="none" fo:min-height="0.568cm"/>
    </style:style>
    <style:style style:name="gr70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7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3.241cm" fo:min-width="0cm" fo:padding-top="0.175cm" fo:padding-bottom="0.175cm" fo:padding-left="0.3cm" fo:padding-right="0.3cm"/>
    </style:style>
    <style:style style:name="gr73" style:family="graphic" style:parent-style-name="standard">
      <style:graphic-properties draw:stroke="solid" svg:stroke-width="0.1cm" draw:fill="solid" draw:textarea-horizontal-align="center" draw:textarea-vertical-align="middle" fo:padding-top="0.175cm" fo:padding-bottom="0.175cm" fo:padding-left="0.3cm" fo:padding-right="0.3cm"/>
    </style:style>
    <style:style style:name="gr74" style:family="graphic" style:parent-style-name="standard">
      <style:graphic-properties draw:stroke="solid" svg:stroke-width="0.1cm" draw:fill="solid" draw:fill-color="#c0c0c0" draw:textarea-horizontal-align="center" draw:textarea-vertical-align="middle" fo:padding-top="0.175cm" fo:padding-bottom="0.175cm" fo:padding-left="0.3cm" fo:padding-right="0.3cm"/>
    </style:style>
    <style:style style:name="gr75" style:family="graphic" style:parent-style-name="standard">
      <style:graphic-properties draw:stroke="solid" svg:stroke-width="0.1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76" style:family="graphic" style:parent-style-name="standard">
      <style:graphic-properties draw:stroke="none" svg:stroke-width="0.1cm" draw:fill="solid" draw:fill-color="#999999" draw:textarea-horizontal-align="center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draw:stroke="solid" svg:stroke-width="0.1cm" draw:fill="solid" draw:fill-color="#808000" draw:textarea-horizontal-align="justify" draw:textarea-vertical-align="middle" draw:auto-grow-height="false" fo:padding-top="0.175cm" fo:padding-bottom="0.175cm" fo:padding-left="0.3cm" fo:padding-right="0.3cm"/>
    </style:style>
    <style:style style:name="gr78" style:family="graphic" style:parent-style-name="standard">
      <style:graphic-properties draw:stroke="solid" svg:stroke-width="0.1cm" draw:fill="solid" draw:fill-color="#000000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text-properties fo:color="#ffffff" style:text-outline="true" fo:font-size="24pt" style:font-size-asian="24pt" style:font-size-complex="24pt" style:font-relief="embossed"/>
    </style:style>
    <style:style style:name="P7" style:family="paragraph">
      <style:paragraph-properties fo:line-height="150%"/>
    </style:style>
    <style:style style:name="P8" style:family="paragraph">
      <style:paragraph-properties fo:line-height="200%"/>
    </style:style>
    <style:style style:name="P9" style:family="paragraph">
      <style:paragraph-properties fo:line-height="150%"/>
      <style:text-properties fo:font-size="16pt" style:font-size-asian="16pt" style:font-size-complex="16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size="16pt" style:font-size-asian="18pt" style:font-size-complex="18pt"/>
    </style:style>
    <style:style style:name="P12" style:family="paragraph"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3" style:family="paragraph">
      <style:text-properties fo:color="#ffffff" fo:font-size="20pt" fo:font-weight="bold" style:font-size-asian="18pt" style:font-size-complex="18pt" style:font-relief="embossed"/>
    </style:style>
    <style:style style:name="P14" style:family="paragraph">
      <style:text-properties fo:font-size="18pt" fo:font-weight="bold" style:font-size-asian="18pt" style:font-size-complex="18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text-properties fo:font-size="32pt" fo:language="en" fo:country="US" style:font-size-asian="18pt" style:font-size-complex="18pt"/>
    </style:style>
    <style:style style:name="P17" style:family="paragraph">
      <style:paragraph-properties fo:text-align="center"/>
      <style:text-properties fo:font-size="18pt" fo:language="en" fo:country="US" fo:font-weight="bold" style:font-size-asian="18pt" style:font-size-complex="18pt"/>
    </style:style>
    <style:style style:name="P18" style:family="paragraph">
      <style:paragraph-properties fo:text-align="center"/>
      <style:text-properties fo:font-size="18pt" fo:language="en" fo:country="US" fo:font-weight="bold" style:font-size-asian="18pt" style:font-weight-asian="normal" style:font-size-complex="18pt" style:font-weight-complex="normal"/>
    </style:style>
    <style:style style:name="P19" style:family="paragraph">
      <style:text-properties fo:color="#ffffff" fo:font-size="18pt" fo:font-style="italic" style:font-size-asian="18pt" style:font-size-complex="18pt"/>
    </style:style>
    <style:style style:name="P20" style:family="paragraph">
      <style:paragraph-properties fo:text-align="end"/>
    </style:style>
    <style:style style:name="P21" style:family="paragraph">
      <style:text-properties fo:color="#ffffff" fo:font-size="18pt" style:font-size-asian="18pt" style:font-size-complex="18pt"/>
    </style:style>
    <style:style style:name="T1" style:family="text">
      <style:text-properties fo:color="#ffffff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ffffff" style:text-outline="true" fo:font-size="24pt" fo:font-weight="bold" style:font-size-asian="24pt" style:font-weight-asian="bold" style:font-size-complex="24pt" style:font-weight-complex="bold" style:font-relief="embosse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style:font-size-asian="18pt" style:font-size-complex="18pt"/>
    </style:style>
    <style:style style:name="T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ffffff" fo:font-size="20pt" fo:font-weight="bold" style:font-size-asian="18pt" style:font-size-complex="18pt" style:font-relief="embossed"/>
    </style:style>
    <style:style style:name="T7" style:family="text">
      <style:text-properties fo:font-size="18pt" fo:font-weight="bold" style:font-size-asian="18pt" style:font-size-complex="1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32pt" fo:language="en" fo:country="US" style:font-size-asian="18pt" style:font-size-complex="18pt"/>
    </style:style>
    <style:style style:name="T10" style:family="text">
      <style:text-properties fo:font-size="18pt" fo:language="en" fo:country="US" fo:font-weight="bold" style:font-size-asian="18pt" style:font-size-complex="18pt"/>
    </style:style>
    <style:style style:name="T11" style:family="text">
      <style:text-properties fo:font-size="18pt" fo:language="en" fo:country="US" fo:font-weight="bold" style:font-size-asian="18pt" style:font-weight-asian="normal" style:font-size-complex="18pt" style:font-weight-complex="normal"/>
    </style:style>
    <style:style style:name="T12" style:family="text">
      <style:text-properties fo:color="#ffffff" fo:font-size="18pt" fo:font-style="italic" style:font-size-asian="18pt" style:font-size-complex="18pt"/>
    </style:style>
    <style:style style:name="T13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BOARD Layer" svg:width="3.091cm" svg:height="10.817cm" svg:x="56.356cm" svg:y="3.637cm">
            <text:p/>
          </draw:rect>
          <draw:rect draw:style-name="gr2" draw:text-style-name="P1" draw:layer="BOARD Layer" svg:width="2.708cm" svg:height="12.908cm" svg:x="53.556cm" svg:y="3.637cm">
            <text:p/>
          </draw:rect>
          <draw:rect draw:style-name="gr1" draw:text-style-name="P1" draw:layer="BOARD Layer" svg:width="3.091cm" svg:height="14.908cm" svg:x="50.355cm" svg:y="3.637cm">
            <text:p/>
          </draw:rect>
          <draw:rect draw:style-name="gr2" draw:text-style-name="P1" draw:layer="BOARD Layer" svg:width="2.708cm" svg:height="16.726cm" svg:x="47.555cm" svg:y="3.637cm">
            <text:p/>
          </draw:rect>
          <draw:rect draw:style-name="gr1" draw:text-style-name="P1" draw:layer="BOARD Layer" svg:width="3.091cm" svg:height="18.091cm" svg:x="44.354cm" svg:y="3.636cm">
            <text:p/>
          </draw:rect>
          <draw:rect draw:style-name="gr2" draw:text-style-name="P1" draw:layer="BOARD Layer" svg:width="2.708cm" svg:height="20.907cm" svg:x="41.656cm" svg:y="3.638cm">
            <text:p/>
          </draw:rect>
          <draw:rect draw:style-name="gr1" draw:text-style-name="P1" draw:layer="BOARD Layer" svg:width="3.091cm" svg:height="23.908cm" svg:x="38.455cm" svg:y="3.637cm">
            <text:p/>
          </draw:rect>
          <draw:rect draw:style-name="gr2" draw:text-style-name="P1" draw:layer="BOARD Layer" svg:width="2.708cm" svg:height="25.998cm" svg:x="35.655cm" svg:y="3.637cm">
            <text:p/>
          </draw:rect>
          <draw:rect draw:style-name="gr1" draw:text-style-name="P1" draw:layer="BOARD Layer" svg:width="3.091cm" svg:height="26.182cm" svg:x="32.454cm" svg:y="3.636cm">
            <text:p/>
          </draw:rect>
          <draw:rect draw:style-name="gr2" draw:text-style-name="P1" draw:layer="BOARD Layer" svg:width="2.708cm" svg:height="25.998cm" svg:x="29.656cm" svg:y="3.638cm">
            <text:p/>
          </draw:rect>
          <draw:rect draw:style-name="gr1" draw:text-style-name="P1" draw:layer="BOARD Layer" svg:width="3.091cm" svg:height="24.726cm" svg:x="26.455cm" svg:y="3.637cm">
            <text:p/>
          </draw:rect>
          <draw:rect draw:style-name="gr2" draw:text-style-name="P1" draw:layer="BOARD Layer" svg:width="2.708cm" svg:height="22.817cm" svg:x="23.655cm" svg:y="3.637cm">
            <text:p/>
          </draw:rect>
          <draw:rect draw:style-name="gr1" draw:text-style-name="P1" draw:layer="BOARD Layer" svg:width="3.091cm" svg:height="21.818cm" svg:x="20.454cm" svg:y="3.636cm">
            <text:p/>
          </draw:rect>
          <draw:rect draw:style-name="gr2" draw:text-style-name="P1" draw:layer="BOARD Layer" svg:width="2.708cm" svg:height="21.908cm" svg:x="17.656cm" svg:y="3.638cm">
            <text:p/>
          </draw:rect>
          <draw:rect draw:style-name="gr1" draw:text-style-name="P1" draw:layer="BOARD Layer" svg:width="3.091cm" svg:height="21.908cm" svg:x="14.455cm" svg:y="3.637cm">
            <text:p/>
          </draw:rect>
          <draw:rect draw:style-name="gr2" draw:text-style-name="P1" draw:layer="BOARD Layer" svg:width="2.708cm" svg:height="21.908cm" svg:x="11.655cm" svg:y="3.637cm">
            <text:p/>
          </draw:rect>
          <draw:rect draw:style-name="gr1" draw:text-style-name="P1" draw:layer="BOARD Layer" svg:width="3.091cm" svg:height="20.091cm" svg:x="8.454cm" svg:y="3.636cm">
            <text:p/>
          </draw:rect>
          <draw:rect draw:style-name="gr2" draw:text-style-name="P1" draw:layer="BOARD Layer" svg:width="0.909cm" svg:height="13.999cm" svg:x="4.545cm" svg:y="5.455cm">
            <text:p/>
          </draw:rect>
          <draw:rect draw:style-name="gr2" draw:text-style-name="P1" draw:layer="BOARD Layer" svg:width="3cm" svg:height="17.454cm" svg:x="5.454cm" svg:y="3.727cm">
            <text:p/>
          </draw:rect>
          <draw:rect draw:style-name="gr3" draw:text-style-name="P1" draw:layer="BOARD Layer" svg:width="55.091cm" svg:height="0.727cm" svg:x="4.363cm" svg:y="2.727cm">
            <text:p/>
          </draw:rect>
          <draw:rect draw:style-name="gr3" draw:text-style-name="P1" draw:layer="BOARD Layer" svg:width="0.727cm" svg:height="3.727cm" svg:x="4.545cm" svg:y="2.636cm">
            <text:p/>
          </draw:rect>
          <draw:circle draw:style-name="gr4" draw:text-style-name="P1" draw:layer="BOARD Layer" svg:width="0.473cm" svg:height="0.473cm" svg:x="4.764cm" svg:y="2.757cm">
            <text:p/>
          </draw:circle>
          <draw:circle draw:style-name="gr4" draw:text-style-name="P1" draw:layer="BOARD Layer" svg:width="0.473cm" svg:height="0.473cm" svg:x="4.764cm" svg:y="3.757cm">
            <text:p/>
          </draw:circle>
          <draw:circle draw:style-name="gr4" draw:text-style-name="P1" draw:layer="BOARD Layer" svg:width="0.473cm" svg:height="0.473cm" svg:x="5.763cm" svg:y="2.756cm">
            <text:p/>
          </draw:circle>
          <draw:circle draw:style-name="gr4" draw:text-style-name="P1" draw:layer="BOARD Layer" svg:width="0.473cm" svg:height="0.473cm" svg:x="6.764cm" svg:y="2.757cm">
            <text:p/>
          </draw:circle>
          <draw:circle draw:style-name="gr4" draw:text-style-name="P1" draw:layer="BOARD Layer" svg:width="0.473cm" svg:height="0.473cm" svg:x="5.763cm" svg:y="3.756cm">
            <text:p/>
          </draw:circle>
          <draw:circle draw:style-name="gr4" draw:text-style-name="P1" draw:layer="BOARD Layer" svg:width="0.473cm" svg:height="0.473cm" svg:x="6.764cm" svg:y="3.757cm">
            <text:p/>
          </draw:circle>
          <draw:circle draw:style-name="gr4" draw:text-style-name="P1" draw:layer="BOARD Layer" svg:width="0.473cm" svg:height="0.473cm" svg:x="4.764cm" svg:y="4.657cm">
            <text:p/>
          </draw:circle>
          <draw:circle draw:style-name="gr4" draw:text-style-name="P1" draw:layer="BOARD Layer" svg:width="0.473cm" svg:height="0.473cm" svg:x="3.763cm" svg:y="5.656cm">
            <text:p/>
          </draw:circle>
          <draw:circle draw:style-name="gr4" draw:text-style-name="P1" draw:layer="BOARD Layer" svg:width="0.473cm" svg:height="0.473cm" svg:x="4.764cm" svg:y="5.657cm">
            <text:p/>
          </draw:circle>
          <draw:circle draw:style-name="gr4" draw:text-style-name="P1" draw:layer="BOARD Layer" svg:width="0.473cm" svg:height="0.473cm" svg:x="5.763cm" svg:y="4.656cm">
            <text:p/>
          </draw:circle>
          <draw:circle draw:style-name="gr4" draw:text-style-name="P1" draw:layer="BOARD Layer" svg:width="0.473cm" svg:height="0.473cm" svg:x="6.764cm" svg:y="4.657cm">
            <text:p/>
          </draw:circle>
          <draw:circle draw:style-name="gr4" draw:text-style-name="P1" draw:layer="BOARD Layer" svg:width="0.473cm" svg:height="0.473cm" svg:x="5.763cm" svg:y="5.656cm">
            <text:p/>
          </draw:circle>
          <draw:circle draw:style-name="gr4" draw:text-style-name="P1" draw:layer="BOARD Layer" svg:width="0.473cm" svg:height="0.473cm" svg:x="6.764cm" svg:y="5.657cm">
            <text:p/>
          </draw:circle>
          <draw:circle draw:style-name="gr4" draw:text-style-name="P1" draw:layer="BOARD Layer" svg:width="0.473cm" svg:height="0.473cm" svg:x="7.763cm" svg:y="2.756cm">
            <text:p/>
          </draw:circle>
          <draw:circle draw:style-name="gr4" draw:text-style-name="P1" draw:layer="BOARD Layer" svg:width="0.473cm" svg:height="0.473cm" svg:x="8.764cm" svg:y="2.757cm">
            <text:p/>
          </draw:circle>
          <draw:circle draw:style-name="gr4" draw:text-style-name="P1" draw:layer="BOARD Layer" svg:width="0.473cm" svg:height="0.473cm" svg:x="7.763cm" svg:y="3.756cm">
            <text:p/>
          </draw:circle>
          <draw:circle draw:style-name="gr4" draw:text-style-name="P1" draw:layer="BOARD Layer" svg:width="0.473cm" svg:height="0.473cm" svg:x="8.764cm" svg:y="3.757cm">
            <text:p/>
          </draw:circle>
          <draw:circle draw:style-name="gr4" draw:text-style-name="P1" draw:layer="BOARD Layer" svg:width="0.473cm" svg:height="0.473cm" svg:x="9.763cm" svg:y="2.756cm">
            <text:p/>
          </draw:circle>
          <draw:circle draw:style-name="gr4" draw:text-style-name="P1" draw:layer="BOARD Layer" svg:width="0.473cm" svg:height="0.473cm" svg:x="10.764cm" svg:y="2.757cm">
            <text:p/>
          </draw:circle>
          <draw:circle draw:style-name="gr4" draw:text-style-name="P1" draw:layer="BOARD Layer" svg:width="0.473cm" svg:height="0.473cm" svg:x="9.763cm" svg:y="3.756cm">
            <text:p/>
          </draw:circle>
          <draw:circle draw:style-name="gr4" draw:text-style-name="P1" draw:layer="BOARD Layer" svg:width="0.473cm" svg:height="0.473cm" svg:x="10.764cm" svg:y="3.757cm">
            <text:p/>
          </draw:circle>
          <draw:circle draw:style-name="gr4" draw:text-style-name="P1" draw:layer="BOARD Layer" svg:width="0.473cm" svg:height="0.473cm" svg:x="7.763cm" svg:y="4.656cm">
            <text:p/>
          </draw:circle>
          <draw:circle draw:style-name="gr4" draw:text-style-name="P1" draw:layer="BOARD Layer" svg:width="0.473cm" svg:height="0.473cm" svg:x="8.764cm" svg:y="4.657cm">
            <text:p/>
          </draw:circle>
          <draw:circle draw:style-name="gr4" draw:text-style-name="P1" draw:layer="BOARD Layer" svg:width="0.473cm" svg:height="0.473cm" svg:x="7.763cm" svg:y="5.656cm">
            <text:p/>
          </draw:circle>
          <draw:circle draw:style-name="gr4" draw:text-style-name="P1" draw:layer="BOARD Layer" svg:width="0.473cm" svg:height="0.473cm" svg:x="8.764cm" svg:y="5.657cm">
            <text:p/>
          </draw:circle>
          <draw:circle draw:style-name="gr4" draw:text-style-name="P1" draw:layer="BOARD Layer" svg:width="0.473cm" svg:height="0.473cm" svg:x="9.763cm" svg:y="4.656cm">
            <text:p/>
          </draw:circle>
          <draw:circle draw:style-name="gr4" draw:text-style-name="P1" draw:layer="BOARD Layer" svg:width="0.473cm" svg:height="0.473cm" svg:x="10.764cm" svg:y="4.657cm">
            <text:p/>
          </draw:circle>
          <draw:circle draw:style-name="gr4" draw:text-style-name="P1" draw:layer="BOARD Layer" svg:width="0.473cm" svg:height="0.473cm" svg:x="9.763cm" svg:y="5.656cm">
            <text:p/>
          </draw:circle>
          <draw:circle draw:style-name="gr4" draw:text-style-name="P1" draw:layer="BOARD Layer" svg:width="0.473cm" svg:height="0.473cm" svg:x="10.764cm" svg:y="5.657cm">
            <text:p/>
          </draw:circle>
          <draw:circle draw:style-name="gr4" draw:text-style-name="P1" draw:layer="BOARD Layer" svg:width="0.473cm" svg:height="0.473cm" svg:x="3.763cm" svg:y="6.756cm">
            <text:p/>
          </draw:circle>
          <draw:circle draw:style-name="gr4" draw:text-style-name="P1" draw:layer="BOARD Layer" svg:width="0.473cm" svg:height="0.473cm" svg:x="4.764cm" svg:y="6.757cm">
            <text:p/>
          </draw:circle>
          <draw:circle draw:style-name="gr4" draw:text-style-name="P1" draw:layer="BOARD Layer" svg:width="0.473cm" svg:height="0.473cm" svg:x="3.763cm" svg:y="7.756cm">
            <text:p/>
          </draw:circle>
          <draw:circle draw:style-name="gr4" draw:text-style-name="P1" draw:layer="BOARD Layer" svg:width="0.473cm" svg:height="0.473cm" svg:x="4.764cm" svg:y="7.757cm">
            <text:p/>
          </draw:circle>
          <draw:circle draw:style-name="gr4" draw:text-style-name="P1" draw:layer="BOARD Layer" svg:width="0.473cm" svg:height="0.473cm" svg:x="5.763cm" svg:y="6.756cm">
            <text:p/>
          </draw:circle>
          <draw:circle draw:style-name="gr4" draw:text-style-name="P1" draw:layer="BOARD Layer" svg:width="0.473cm" svg:height="0.473cm" svg:x="6.764cm" svg:y="6.757cm">
            <text:p/>
          </draw:circle>
          <draw:circle draw:style-name="gr4" draw:text-style-name="P1" draw:layer="BOARD Layer" svg:width="0.473cm" svg:height="0.473cm" svg:x="5.763cm" svg:y="7.756cm">
            <text:p/>
          </draw:circle>
          <draw:circle draw:style-name="gr4" draw:text-style-name="P1" draw:layer="BOARD Layer" svg:width="0.473cm" svg:height="0.473cm" svg:x="6.764cm" svg:y="7.757cm">
            <text:p/>
          </draw:circle>
          <draw:circle draw:style-name="gr4" draw:text-style-name="P1" draw:layer="BOARD Layer" svg:width="0.473cm" svg:height="0.473cm" svg:x="3.763cm" svg:y="8.656cm">
            <text:p/>
          </draw:circle>
          <draw:circle draw:style-name="gr4" draw:text-style-name="P1" draw:layer="BOARD Layer" svg:width="0.473cm" svg:height="0.473cm" svg:x="4.764cm" svg:y="8.657cm">
            <text:p/>
          </draw:circle>
          <draw:circle draw:style-name="gr4" draw:text-style-name="P1" draw:layer="BOARD Layer" svg:width="0.473cm" svg:height="0.473cm" svg:x="3.763cm" svg:y="9.656cm">
            <text:p/>
          </draw:circle>
          <draw:circle draw:style-name="gr4" draw:text-style-name="P1" draw:layer="BOARD Layer" svg:width="0.473cm" svg:height="0.473cm" svg:x="4.764cm" svg:y="9.657cm">
            <text:p/>
          </draw:circle>
          <draw:circle draw:style-name="gr4" draw:text-style-name="P1" draw:layer="BOARD Layer" svg:width="0.473cm" svg:height="0.473cm" svg:x="5.763cm" svg:y="8.656cm">
            <text:p/>
          </draw:circle>
          <draw:circle draw:style-name="gr4" draw:text-style-name="P1" draw:layer="BOARD Layer" svg:width="0.473cm" svg:height="0.473cm" svg:x="6.764cm" svg:y="8.657cm">
            <text:p/>
          </draw:circle>
          <draw:circle draw:style-name="gr4" draw:text-style-name="P1" draw:layer="BOARD Layer" svg:width="0.473cm" svg:height="0.473cm" svg:x="5.763cm" svg:y="9.656cm">
            <text:p/>
          </draw:circle>
          <draw:circle draw:style-name="gr4" draw:text-style-name="P1" draw:layer="BOARD Layer" svg:width="0.473cm" svg:height="0.473cm" svg:x="6.764cm" svg:y="9.657cm">
            <text:p/>
          </draw:circle>
          <draw:circle draw:style-name="gr4" draw:text-style-name="P1" draw:layer="BOARD Layer" svg:width="0.473cm" svg:height="0.473cm" svg:x="7.763cm" svg:y="6.756cm">
            <text:p/>
          </draw:circle>
          <draw:circle draw:style-name="gr4" draw:text-style-name="P1" draw:layer="BOARD Layer" svg:width="0.473cm" svg:height="0.473cm" svg:x="8.764cm" svg:y="6.757cm">
            <text:p/>
          </draw:circle>
          <draw:circle draw:style-name="gr4" draw:text-style-name="P1" draw:layer="BOARD Layer" svg:width="0.473cm" svg:height="0.473cm" svg:x="7.763cm" svg:y="7.756cm">
            <text:p/>
          </draw:circle>
          <draw:circle draw:style-name="gr4" draw:text-style-name="P1" draw:layer="BOARD Layer" svg:width="0.473cm" svg:height="0.473cm" svg:x="8.764cm" svg:y="7.757cm">
            <text:p/>
          </draw:circle>
          <draw:circle draw:style-name="gr4" draw:text-style-name="P1" draw:layer="BOARD Layer" svg:width="0.473cm" svg:height="0.473cm" svg:x="9.763cm" svg:y="6.756cm">
            <text:p/>
          </draw:circle>
          <draw:circle draw:style-name="gr4" draw:text-style-name="P1" draw:layer="BOARD Layer" svg:width="0.473cm" svg:height="0.473cm" svg:x="10.764cm" svg:y="6.757cm">
            <text:p/>
          </draw:circle>
          <draw:circle draw:style-name="gr4" draw:text-style-name="P1" draw:layer="BOARD Layer" svg:width="0.473cm" svg:height="0.473cm" svg:x="9.763cm" svg:y="7.756cm">
            <text:p/>
          </draw:circle>
          <draw:circle draw:style-name="gr4" draw:text-style-name="P1" draw:layer="BOARD Layer" svg:width="0.473cm" svg:height="0.473cm" svg:x="10.764cm" svg:y="7.757cm">
            <text:p/>
          </draw:circle>
          <draw:circle draw:style-name="gr4" draw:text-style-name="P1" draw:layer="BOARD Layer" svg:width="0.473cm" svg:height="0.473cm" svg:x="7.763cm" svg:y="8.656cm">
            <text:p/>
          </draw:circle>
          <draw:circle draw:style-name="gr4" draw:text-style-name="P1" draw:layer="BOARD Layer" svg:width="0.473cm" svg:height="0.473cm" svg:x="8.764cm" svg:y="8.657cm">
            <text:p/>
          </draw:circle>
          <draw:circle draw:style-name="gr4" draw:text-style-name="P1" draw:layer="BOARD Layer" svg:width="0.473cm" svg:height="0.473cm" svg:x="7.763cm" svg:y="9.656cm">
            <text:p/>
          </draw:circle>
          <draw:circle draw:style-name="gr4" draw:text-style-name="P1" draw:layer="BOARD Layer" svg:width="0.473cm" svg:height="0.473cm" svg:x="8.764cm" svg:y="9.657cm">
            <text:p/>
          </draw:circle>
          <draw:circle draw:style-name="gr4" draw:text-style-name="P1" draw:layer="BOARD Layer" svg:width="0.473cm" svg:height="0.473cm" svg:x="9.763cm" svg:y="8.656cm">
            <text:p/>
          </draw:circle>
          <draw:circle draw:style-name="gr4" draw:text-style-name="P1" draw:layer="BOARD Layer" svg:width="0.473cm" svg:height="0.473cm" svg:x="10.764cm" svg:y="8.657cm">
            <text:p/>
          </draw:circle>
          <draw:circle draw:style-name="gr4" draw:text-style-name="P1" draw:layer="BOARD Layer" svg:width="0.473cm" svg:height="0.473cm" svg:x="9.763cm" svg:y="9.656cm">
            <text:p/>
          </draw:circle>
          <draw:circle draw:style-name="gr4" draw:text-style-name="P1" draw:layer="BOARD Layer" svg:width="0.473cm" svg:height="0.473cm" svg:x="10.764cm" svg:y="9.657cm">
            <text:p/>
          </draw:circle>
          <draw:circle draw:style-name="gr4" draw:text-style-name="P1" draw:layer="BOARD Layer" svg:width="0.473cm" svg:height="0.473cm" svg:x="11.763cm" svg:y="2.756cm">
            <text:p/>
          </draw:circle>
          <draw:circle draw:style-name="gr4" draw:text-style-name="P1" draw:layer="BOARD Layer" svg:width="0.473cm" svg:height="0.473cm" svg:x="12.764cm" svg:y="2.757cm">
            <text:p/>
          </draw:circle>
          <draw:circle draw:style-name="gr4" draw:text-style-name="P1" draw:layer="BOARD Layer" svg:width="0.473cm" svg:height="0.473cm" svg:x="11.763cm" svg:y="3.756cm">
            <text:p/>
          </draw:circle>
          <draw:circle draw:style-name="gr4" draw:text-style-name="P1" draw:layer="BOARD Layer" svg:width="0.473cm" svg:height="0.473cm" svg:x="12.764cm" svg:y="3.757cm">
            <text:p/>
          </draw:circle>
          <draw:circle draw:style-name="gr4" draw:text-style-name="P1" draw:layer="BOARD Layer" svg:width="0.473cm" svg:height="0.473cm" svg:x="13.763cm" svg:y="2.756cm">
            <text:p/>
          </draw:circle>
          <draw:circle draw:style-name="gr4" draw:text-style-name="P1" draw:layer="BOARD Layer" svg:width="0.473cm" svg:height="0.473cm" svg:x="14.764cm" svg:y="2.757cm">
            <text:p/>
          </draw:circle>
          <draw:circle draw:style-name="gr4" draw:text-style-name="P1" draw:layer="BOARD Layer" svg:width="0.473cm" svg:height="0.473cm" svg:x="13.763cm" svg:y="3.756cm">
            <text:p/>
          </draw:circle>
          <draw:circle draw:style-name="gr4" draw:text-style-name="P1" draw:layer="BOARD Layer" svg:width="0.473cm" svg:height="0.473cm" svg:x="14.764cm" svg:y="3.757cm">
            <text:p/>
          </draw:circle>
          <draw:circle draw:style-name="gr4" draw:text-style-name="P1" draw:layer="BOARD Layer" svg:width="0.473cm" svg:height="0.473cm" svg:x="11.763cm" svg:y="4.656cm">
            <text:p/>
          </draw:circle>
          <draw:circle draw:style-name="gr4" draw:text-style-name="P1" draw:layer="BOARD Layer" svg:width="0.473cm" svg:height="0.473cm" svg:x="12.764cm" svg:y="4.657cm">
            <text:p/>
          </draw:circle>
          <draw:circle draw:style-name="gr4" draw:text-style-name="P1" draw:layer="BOARD Layer" svg:width="0.473cm" svg:height="0.473cm" svg:x="11.763cm" svg:y="5.656cm">
            <text:p/>
          </draw:circle>
          <draw:circle draw:style-name="gr4" draw:text-style-name="P1" draw:layer="BOARD Layer" svg:width="0.473cm" svg:height="0.473cm" svg:x="12.764cm" svg:y="5.657cm">
            <text:p/>
          </draw:circle>
          <draw:circle draw:style-name="gr4" draw:text-style-name="P1" draw:layer="BOARD Layer" svg:width="0.473cm" svg:height="0.473cm" svg:x="13.763cm" svg:y="4.656cm">
            <text:p/>
          </draw:circle>
          <draw:circle draw:style-name="gr4" draw:text-style-name="P1" draw:layer="BOARD Layer" svg:width="0.473cm" svg:height="0.473cm" svg:x="14.764cm" svg:y="4.657cm">
            <text:p/>
          </draw:circle>
          <draw:circle draw:style-name="gr4" draw:text-style-name="P1" draw:layer="BOARD Layer" svg:width="0.473cm" svg:height="0.473cm" svg:x="13.763cm" svg:y="5.656cm">
            <text:p/>
          </draw:circle>
          <draw:circle draw:style-name="gr4" draw:text-style-name="P1" draw:layer="BOARD Layer" svg:width="0.473cm" svg:height="0.473cm" svg:x="14.764cm" svg:y="5.657cm">
            <text:p/>
          </draw:circle>
          <draw:circle draw:style-name="gr4" draw:text-style-name="P1" draw:layer="BOARD Layer" svg:width="0.473cm" svg:height="0.473cm" svg:x="15.763cm" svg:y="2.756cm">
            <text:p/>
          </draw:circle>
          <draw:circle draw:style-name="gr4" draw:text-style-name="P1" draw:layer="BOARD Layer" svg:width="0.473cm" svg:height="0.473cm" svg:x="16.764cm" svg:y="2.757cm">
            <text:p/>
          </draw:circle>
          <draw:circle draw:style-name="gr4" draw:text-style-name="P1" draw:layer="BOARD Layer" svg:width="0.473cm" svg:height="0.473cm" svg:x="15.763cm" svg:y="3.756cm">
            <text:p/>
          </draw:circle>
          <draw:circle draw:style-name="gr4" draw:text-style-name="P1" draw:layer="BOARD Layer" svg:width="0.473cm" svg:height="0.473cm" svg:x="16.764cm" svg:y="3.757cm">
            <text:p/>
          </draw:circle>
          <draw:circle draw:style-name="gr4" draw:text-style-name="P1" draw:layer="BOARD Layer" svg:width="0.473cm" svg:height="0.473cm" svg:x="17.763cm" svg:y="2.756cm">
            <text:p/>
          </draw:circle>
          <draw:circle draw:style-name="gr4" draw:text-style-name="P1" draw:layer="BOARD Layer" svg:width="0.473cm" svg:height="0.473cm" svg:x="18.764cm" svg:y="2.757cm">
            <text:p/>
          </draw:circle>
          <draw:circle draw:style-name="gr4" draw:text-style-name="P1" draw:layer="BOARD Layer" svg:width="0.473cm" svg:height="0.473cm" svg:x="17.763cm" svg:y="3.756cm">
            <text:p/>
          </draw:circle>
          <draw:circle draw:style-name="gr4" draw:text-style-name="P1" draw:layer="BOARD Layer" svg:width="0.473cm" svg:height="0.473cm" svg:x="18.764cm" svg:y="3.757cm">
            <text:p/>
          </draw:circle>
          <draw:circle draw:style-name="gr4" draw:text-style-name="P1" draw:layer="BOARD Layer" svg:width="0.473cm" svg:height="0.473cm" svg:x="15.763cm" svg:y="4.656cm">
            <text:p/>
          </draw:circle>
          <draw:circle draw:style-name="gr4" draw:text-style-name="P1" draw:layer="BOARD Layer" svg:width="0.473cm" svg:height="0.473cm" svg:x="16.764cm" svg:y="4.657cm">
            <text:p/>
          </draw:circle>
          <draw:circle draw:style-name="gr4" draw:text-style-name="P1" draw:layer="BOARD Layer" svg:width="0.473cm" svg:height="0.473cm" svg:x="15.763cm" svg:y="5.656cm">
            <text:p/>
          </draw:circle>
          <draw:circle draw:style-name="gr4" draw:text-style-name="P1" draw:layer="BOARD Layer" svg:width="0.473cm" svg:height="0.473cm" svg:x="16.764cm" svg:y="5.657cm">
            <text:p/>
          </draw:circle>
          <draw:circle draw:style-name="gr4" draw:text-style-name="P1" draw:layer="BOARD Layer" svg:width="0.473cm" svg:height="0.473cm" svg:x="17.763cm" svg:y="4.656cm">
            <text:p/>
          </draw:circle>
          <draw:circle draw:style-name="gr4" draw:text-style-name="P1" draw:layer="BOARD Layer" svg:width="0.473cm" svg:height="0.473cm" svg:x="18.764cm" svg:y="4.657cm">
            <text:p/>
          </draw:circle>
          <draw:circle draw:style-name="gr4" draw:text-style-name="P1" draw:layer="BOARD Layer" svg:width="0.473cm" svg:height="0.473cm" svg:x="17.763cm" svg:y="5.656cm">
            <text:p/>
          </draw:circle>
          <draw:circle draw:style-name="gr4" draw:text-style-name="P1" draw:layer="BOARD Layer" svg:width="0.473cm" svg:height="0.473cm" svg:x="18.764cm" svg:y="5.657cm">
            <text:p/>
          </draw:circle>
          <draw:circle draw:style-name="gr4" draw:text-style-name="P1" draw:layer="BOARD Layer" svg:width="0.473cm" svg:height="0.473cm" svg:x="11.763cm" svg:y="6.756cm">
            <text:p/>
          </draw:circle>
          <draw:circle draw:style-name="gr4" draw:text-style-name="P1" draw:layer="BOARD Layer" svg:width="0.473cm" svg:height="0.473cm" svg:x="12.764cm" svg:y="6.757cm">
            <text:p/>
          </draw:circle>
          <draw:circle draw:style-name="gr4" draw:text-style-name="P1" draw:layer="BOARD Layer" svg:width="0.473cm" svg:height="0.473cm" svg:x="11.763cm" svg:y="7.756cm">
            <text:p/>
          </draw:circle>
          <draw:circle draw:style-name="gr4" draw:text-style-name="P1" draw:layer="BOARD Layer" svg:width="0.473cm" svg:height="0.473cm" svg:x="12.764cm" svg:y="7.757cm">
            <text:p/>
          </draw:circle>
          <draw:circle draw:style-name="gr4" draw:text-style-name="P1" draw:layer="BOARD Layer" svg:width="0.473cm" svg:height="0.473cm" svg:x="13.763cm" svg:y="6.756cm">
            <text:p/>
          </draw:circle>
          <draw:circle draw:style-name="gr4" draw:text-style-name="P1" draw:layer="BOARD Layer" svg:width="0.473cm" svg:height="0.473cm" svg:x="14.764cm" svg:y="6.757cm">
            <text:p/>
          </draw:circle>
          <draw:circle draw:style-name="gr4" draw:text-style-name="P1" draw:layer="BOARD Layer" svg:width="0.473cm" svg:height="0.473cm" svg:x="13.763cm" svg:y="7.756cm">
            <text:p/>
          </draw:circle>
          <draw:circle draw:style-name="gr4" draw:text-style-name="P1" draw:layer="BOARD Layer" svg:width="0.473cm" svg:height="0.473cm" svg:x="14.764cm" svg:y="7.757cm">
            <text:p/>
          </draw:circle>
          <draw:circle draw:style-name="gr4" draw:text-style-name="P1" draw:layer="BOARD Layer" svg:width="0.473cm" svg:height="0.473cm" svg:x="11.763cm" svg:y="8.656cm">
            <text:p/>
          </draw:circle>
          <draw:circle draw:style-name="gr4" draw:text-style-name="P1" draw:layer="BOARD Layer" svg:width="0.473cm" svg:height="0.473cm" svg:x="12.764cm" svg:y="8.657cm">
            <text:p/>
          </draw:circle>
          <draw:circle draw:style-name="gr4" draw:text-style-name="P1" draw:layer="BOARD Layer" svg:width="0.473cm" svg:height="0.473cm" svg:x="11.763cm" svg:y="9.656cm">
            <text:p/>
          </draw:circle>
          <draw:circle draw:style-name="gr4" draw:text-style-name="P1" draw:layer="BOARD Layer" svg:width="0.473cm" svg:height="0.473cm" svg:x="12.764cm" svg:y="9.657cm">
            <text:p/>
          </draw:circle>
          <draw:circle draw:style-name="gr4" draw:text-style-name="P1" draw:layer="BOARD Layer" svg:width="0.473cm" svg:height="0.473cm" svg:x="13.763cm" svg:y="8.656cm">
            <text:p/>
          </draw:circle>
          <draw:circle draw:style-name="gr4" draw:text-style-name="P1" draw:layer="BOARD Layer" svg:width="0.473cm" svg:height="0.473cm" svg:x="14.764cm" svg:y="8.657cm">
            <text:p/>
          </draw:circle>
          <draw:circle draw:style-name="gr4" draw:text-style-name="P1" draw:layer="BOARD Layer" svg:width="0.473cm" svg:height="0.473cm" svg:x="13.763cm" svg:y="9.656cm">
            <text:p/>
          </draw:circle>
          <draw:circle draw:style-name="gr4" draw:text-style-name="P1" draw:layer="BOARD Layer" svg:width="0.473cm" svg:height="0.473cm" svg:x="14.764cm" svg:y="9.657cm">
            <text:p/>
          </draw:circle>
          <draw:circle draw:style-name="gr4" draw:text-style-name="P1" draw:layer="BOARD Layer" svg:width="0.473cm" svg:height="0.473cm" svg:x="15.763cm" svg:y="6.756cm">
            <text:p/>
          </draw:circle>
          <draw:circle draw:style-name="gr4" draw:text-style-name="P1" draw:layer="BOARD Layer" svg:width="0.473cm" svg:height="0.473cm" svg:x="16.764cm" svg:y="6.757cm">
            <text:p/>
          </draw:circle>
          <draw:circle draw:style-name="gr4" draw:text-style-name="P1" draw:layer="BOARD Layer" svg:width="0.473cm" svg:height="0.473cm" svg:x="15.763cm" svg:y="7.756cm">
            <text:p/>
          </draw:circle>
          <draw:circle draw:style-name="gr4" draw:text-style-name="P1" draw:layer="BOARD Layer" svg:width="0.473cm" svg:height="0.473cm" svg:x="16.764cm" svg:y="7.757cm">
            <text:p/>
          </draw:circle>
          <draw:circle draw:style-name="gr4" draw:text-style-name="P1" draw:layer="BOARD Layer" svg:width="0.473cm" svg:height="0.473cm" svg:x="17.763cm" svg:y="6.756cm">
            <text:p/>
          </draw:circle>
          <draw:circle draw:style-name="gr4" draw:text-style-name="P1" draw:layer="BOARD Layer" svg:width="0.473cm" svg:height="0.473cm" svg:x="18.764cm" svg:y="6.757cm">
            <text:p/>
          </draw:circle>
          <draw:circle draw:style-name="gr4" draw:text-style-name="P1" draw:layer="BOARD Layer" svg:width="0.473cm" svg:height="0.473cm" svg:x="17.763cm" svg:y="7.756cm">
            <text:p/>
          </draw:circle>
          <draw:circle draw:style-name="gr4" draw:text-style-name="P1" draw:layer="BOARD Layer" svg:width="0.473cm" svg:height="0.473cm" svg:x="18.764cm" svg:y="7.757cm">
            <text:p/>
          </draw:circle>
          <draw:circle draw:style-name="gr4" draw:text-style-name="P1" draw:layer="BOARD Layer" svg:width="0.473cm" svg:height="0.473cm" svg:x="15.763cm" svg:y="8.656cm">
            <text:p/>
          </draw:circle>
          <draw:circle draw:style-name="gr4" draw:text-style-name="P1" draw:layer="BOARD Layer" svg:width="0.473cm" svg:height="0.473cm" svg:x="16.764cm" svg:y="8.657cm">
            <text:p/>
          </draw:circle>
          <draw:circle draw:style-name="gr4" draw:text-style-name="P1" draw:layer="BOARD Layer" svg:width="0.473cm" svg:height="0.473cm" svg:x="15.763cm" svg:y="9.656cm">
            <text:p/>
          </draw:circle>
          <draw:circle draw:style-name="gr4" draw:text-style-name="P1" draw:layer="BOARD Layer" svg:width="0.473cm" svg:height="0.473cm" svg:x="16.764cm" svg:y="9.657cm">
            <text:p/>
          </draw:circle>
          <draw:circle draw:style-name="gr4" draw:text-style-name="P1" draw:layer="BOARD Layer" svg:width="0.473cm" svg:height="0.473cm" svg:x="17.763cm" svg:y="8.656cm">
            <text:p/>
          </draw:circle>
          <draw:circle draw:style-name="gr4" draw:text-style-name="P1" draw:layer="BOARD Layer" svg:width="0.473cm" svg:height="0.473cm" svg:x="18.764cm" svg:y="8.657cm">
            <text:p/>
          </draw:circle>
          <draw:circle draw:style-name="gr4" draw:text-style-name="P1" draw:layer="BOARD Layer" svg:width="0.473cm" svg:height="0.473cm" svg:x="17.763cm" svg:y="9.656cm">
            <text:p/>
          </draw:circle>
          <draw:circle draw:style-name="gr4" draw:text-style-name="P1" draw:layer="BOARD Layer" svg:width="0.473cm" svg:height="0.473cm" svg:x="18.764cm" svg:y="9.657cm">
            <text:p/>
          </draw:circle>
          <draw:circle draw:style-name="gr4" draw:text-style-name="P1" draw:layer="BOARD Layer" svg:width="0.473cm" svg:height="0.473cm" svg:x="3.763cm" svg:y="10.756cm">
            <text:p/>
          </draw:circle>
          <draw:circle draw:style-name="gr4" draw:text-style-name="P1" draw:layer="BOARD Layer" svg:width="0.473cm" svg:height="0.473cm" svg:x="4.764cm" svg:y="10.757cm">
            <text:p/>
          </draw:circle>
          <draw:circle draw:style-name="gr4" draw:text-style-name="P1" draw:layer="BOARD Layer" svg:width="0.473cm" svg:height="0.473cm" svg:x="3.763cm" svg:y="11.756cm">
            <text:p/>
          </draw:circle>
          <draw:circle draw:style-name="gr4" draw:text-style-name="P1" draw:layer="BOARD Layer" svg:width="0.473cm" svg:height="0.473cm" svg:x="4.764cm" svg:y="11.757cm">
            <text:p/>
          </draw:circle>
          <draw:circle draw:style-name="gr4" draw:text-style-name="P1" draw:layer="BOARD Layer" svg:width="0.473cm" svg:height="0.473cm" svg:x="5.763cm" svg:y="10.756cm">
            <text:p/>
          </draw:circle>
          <draw:circle draw:style-name="gr4" draw:text-style-name="P1" draw:layer="BOARD Layer" svg:width="0.473cm" svg:height="0.473cm" svg:x="6.764cm" svg:y="10.757cm">
            <text:p/>
          </draw:circle>
          <draw:circle draw:style-name="gr4" draw:text-style-name="P1" draw:layer="BOARD Layer" svg:width="0.473cm" svg:height="0.473cm" svg:x="5.763cm" svg:y="11.756cm">
            <text:p/>
          </draw:circle>
          <draw:circle draw:style-name="gr4" draw:text-style-name="P1" draw:layer="BOARD Layer" svg:width="0.473cm" svg:height="0.473cm" svg:x="6.764cm" svg:y="11.757cm">
            <text:p/>
          </draw:circle>
          <draw:circle draw:style-name="gr4" draw:text-style-name="P1" draw:layer="BOARD Layer" svg:width="0.473cm" svg:height="0.473cm" svg:x="3.763cm" svg:y="12.656cm">
            <text:p/>
          </draw:circle>
          <draw:circle draw:style-name="gr4" draw:text-style-name="P1" draw:layer="BOARD Layer" svg:width="0.473cm" svg:height="0.473cm" svg:x="4.764cm" svg:y="12.657cm">
            <text:p/>
          </draw:circle>
          <draw:circle draw:style-name="gr4" draw:text-style-name="P1" draw:layer="BOARD Layer" svg:width="0.473cm" svg:height="0.473cm" svg:x="3.763cm" svg:y="13.656cm">
            <text:p/>
          </draw:circle>
          <draw:circle draw:style-name="gr4" draw:text-style-name="P1" draw:layer="BOARD Layer" svg:width="0.473cm" svg:height="0.473cm" svg:x="4.764cm" svg:y="13.657cm">
            <text:p/>
          </draw:circle>
          <draw:circle draw:style-name="gr4" draw:text-style-name="P1" draw:layer="BOARD Layer" svg:width="0.473cm" svg:height="0.473cm" svg:x="5.763cm" svg:y="12.656cm">
            <text:p/>
          </draw:circle>
          <draw:circle draw:style-name="gr4" draw:text-style-name="P1" draw:layer="BOARD Layer" svg:width="0.473cm" svg:height="0.473cm" svg:x="6.764cm" svg:y="12.657cm">
            <text:p/>
          </draw:circle>
          <draw:circle draw:style-name="gr4" draw:text-style-name="P1" draw:layer="BOARD Layer" svg:width="0.473cm" svg:height="0.473cm" svg:x="5.763cm" svg:y="13.656cm">
            <text:p/>
          </draw:circle>
          <draw:circle draw:style-name="gr4" draw:text-style-name="P1" draw:layer="BOARD Layer" svg:width="0.473cm" svg:height="0.473cm" svg:x="6.764cm" svg:y="13.657cm">
            <text:p/>
          </draw:circle>
          <draw:circle draw:style-name="gr4" draw:text-style-name="P1" draw:layer="BOARD Layer" svg:width="0.473cm" svg:height="0.473cm" svg:x="7.763cm" svg:y="10.756cm">
            <text:p/>
          </draw:circle>
          <draw:circle draw:style-name="gr4" draw:text-style-name="P1" draw:layer="BOARD Layer" svg:width="0.473cm" svg:height="0.473cm" svg:x="8.764cm" svg:y="10.757cm">
            <text:p/>
          </draw:circle>
          <draw:circle draw:style-name="gr4" draw:text-style-name="P1" draw:layer="BOARD Layer" svg:width="0.473cm" svg:height="0.473cm" svg:x="7.763cm" svg:y="11.756cm">
            <text:p/>
          </draw:circle>
          <draw:circle draw:style-name="gr4" draw:text-style-name="P1" draw:layer="BOARD Layer" svg:width="0.473cm" svg:height="0.473cm" svg:x="8.764cm" svg:y="11.757cm">
            <text:p/>
          </draw:circle>
          <draw:circle draw:style-name="gr4" draw:text-style-name="P1" draw:layer="BOARD Layer" svg:width="0.473cm" svg:height="0.473cm" svg:x="9.763cm" svg:y="10.756cm">
            <text:p/>
          </draw:circle>
          <draw:circle draw:style-name="gr4" draw:text-style-name="P1" draw:layer="BOARD Layer" svg:width="0.473cm" svg:height="0.473cm" svg:x="10.764cm" svg:y="10.757cm">
            <text:p/>
          </draw:circle>
          <draw:circle draw:style-name="gr4" draw:text-style-name="P1" draw:layer="BOARD Layer" svg:width="0.473cm" svg:height="0.473cm" svg:x="9.763cm" svg:y="11.756cm">
            <text:p/>
          </draw:circle>
          <draw:circle draw:style-name="gr4" draw:text-style-name="P1" draw:layer="BOARD Layer" svg:width="0.473cm" svg:height="0.473cm" svg:x="10.764cm" svg:y="11.757cm">
            <text:p/>
          </draw:circle>
          <draw:circle draw:style-name="gr4" draw:text-style-name="P1" draw:layer="BOARD Layer" svg:width="0.473cm" svg:height="0.473cm" svg:x="7.763cm" svg:y="12.656cm">
            <text:p/>
          </draw:circle>
          <draw:circle draw:style-name="gr4" draw:text-style-name="P1" draw:layer="BOARD Layer" svg:width="0.473cm" svg:height="0.473cm" svg:x="8.764cm" svg:y="12.657cm">
            <text:p/>
          </draw:circle>
          <draw:circle draw:style-name="gr4" draw:text-style-name="P1" draw:layer="BOARD Layer" svg:width="0.473cm" svg:height="0.473cm" svg:x="7.763cm" svg:y="13.656cm">
            <text:p/>
          </draw:circle>
          <draw:circle draw:style-name="gr4" draw:text-style-name="P1" draw:layer="BOARD Layer" svg:width="0.473cm" svg:height="0.473cm" svg:x="8.764cm" svg:y="13.657cm">
            <text:p/>
          </draw:circle>
          <draw:circle draw:style-name="gr4" draw:text-style-name="P1" draw:layer="BOARD Layer" svg:width="0.473cm" svg:height="0.473cm" svg:x="9.763cm" svg:y="12.656cm">
            <text:p/>
          </draw:circle>
          <draw:circle draw:style-name="gr4" draw:text-style-name="P1" draw:layer="BOARD Layer" svg:width="0.473cm" svg:height="0.473cm" svg:x="10.764cm" svg:y="12.657cm">
            <text:p/>
          </draw:circle>
          <draw:circle draw:style-name="gr4" draw:text-style-name="P1" draw:layer="BOARD Layer" svg:width="0.473cm" svg:height="0.473cm" svg:x="9.763cm" svg:y="13.656cm">
            <text:p/>
          </draw:circle>
          <draw:circle draw:style-name="gr4" draw:text-style-name="P1" draw:layer="BOARD Layer" svg:width="0.473cm" svg:height="0.473cm" svg:x="10.764cm" svg:y="13.657cm">
            <text:p/>
          </draw:circle>
          <draw:circle draw:style-name="gr4" draw:text-style-name="P1" draw:layer="BOARD Layer" svg:width="0.473cm" svg:height="0.473cm" svg:x="3.763cm" svg:y="14.756cm">
            <text:p/>
          </draw:circle>
          <draw:circle draw:style-name="gr4" draw:text-style-name="P1" draw:layer="BOARD Layer" svg:width="0.473cm" svg:height="0.473cm" svg:x="4.764cm" svg:y="14.757cm">
            <text:p/>
          </draw:circle>
          <draw:circle draw:style-name="gr4" draw:text-style-name="P1" draw:layer="BOARD Layer" svg:width="0.473cm" svg:height="0.473cm" svg:x="3.763cm" svg:y="15.756cm">
            <text:p/>
          </draw:circle>
          <draw:circle draw:style-name="gr4" draw:text-style-name="P1" draw:layer="BOARD Layer" svg:width="0.473cm" svg:height="0.473cm" svg:x="4.764cm" svg:y="15.757cm">
            <text:p/>
          </draw:circle>
          <draw:circle draw:style-name="gr4" draw:text-style-name="P1" draw:layer="BOARD Layer" svg:width="0.473cm" svg:height="0.473cm" svg:x="5.763cm" svg:y="14.756cm">
            <text:p/>
          </draw:circle>
          <draw:circle draw:style-name="gr4" draw:text-style-name="P1" draw:layer="BOARD Layer" svg:width="0.473cm" svg:height="0.473cm" svg:x="6.764cm" svg:y="14.757cm">
            <text:p/>
          </draw:circle>
          <draw:circle draw:style-name="gr4" draw:text-style-name="P1" draw:layer="BOARD Layer" svg:width="0.473cm" svg:height="0.473cm" svg:x="5.763cm" svg:y="15.756cm">
            <text:p/>
          </draw:circle>
          <draw:circle draw:style-name="gr4" draw:text-style-name="P1" draw:layer="BOARD Layer" svg:width="0.473cm" svg:height="0.473cm" svg:x="6.764cm" svg:y="15.757cm">
            <text:p/>
          </draw:circle>
          <draw:circle draw:style-name="gr4" draw:text-style-name="P1" draw:layer="BOARD Layer" svg:width="0.473cm" svg:height="0.473cm" svg:x="3.763cm" svg:y="16.656cm">
            <text:p/>
          </draw:circle>
          <draw:circle draw:style-name="gr4" draw:text-style-name="P1" draw:layer="BOARD Layer" svg:width="0.473cm" svg:height="0.473cm" svg:x="4.764cm" svg:y="16.657cm">
            <text:p/>
          </draw:circle>
          <draw:circle draw:style-name="gr4" draw:text-style-name="P1" draw:layer="BOARD Layer" svg:width="0.473cm" svg:height="0.473cm" svg:x="3.763cm" svg:y="17.656cm">
            <text:p/>
          </draw:circle>
          <draw:circle draw:style-name="gr4" draw:text-style-name="P1" draw:layer="BOARD Layer" svg:width="0.473cm" svg:height="0.473cm" svg:x="4.764cm" svg:y="17.657cm">
            <text:p/>
          </draw:circle>
          <draw:circle draw:style-name="gr4" draw:text-style-name="P1" draw:layer="BOARD Layer" svg:width="0.473cm" svg:height="0.473cm" svg:x="5.763cm" svg:y="16.656cm">
            <text:p/>
          </draw:circle>
          <draw:circle draw:style-name="gr4" draw:text-style-name="P1" draw:layer="BOARD Layer" svg:width="0.473cm" svg:height="0.473cm" svg:x="6.764cm" svg:y="16.657cm">
            <text:p/>
          </draw:circle>
          <draw:circle draw:style-name="gr4" draw:text-style-name="P1" draw:layer="BOARD Layer" svg:width="0.473cm" svg:height="0.473cm" svg:x="5.763cm" svg:y="17.656cm">
            <text:p/>
          </draw:circle>
          <draw:circle draw:style-name="gr4" draw:text-style-name="P1" draw:layer="BOARD Layer" svg:width="0.473cm" svg:height="0.473cm" svg:x="6.764cm" svg:y="17.657cm">
            <text:p/>
          </draw:circle>
          <draw:circle draw:style-name="gr4" draw:text-style-name="P1" draw:layer="BOARD Layer" svg:width="0.473cm" svg:height="0.473cm" svg:x="7.763cm" svg:y="14.756cm">
            <text:p/>
          </draw:circle>
          <draw:circle draw:style-name="gr4" draw:text-style-name="P1" draw:layer="BOARD Layer" svg:width="0.473cm" svg:height="0.473cm" svg:x="8.764cm" svg:y="14.757cm">
            <text:p/>
          </draw:circle>
          <draw:circle draw:style-name="gr4" draw:text-style-name="P1" draw:layer="BOARD Layer" svg:width="0.473cm" svg:height="0.473cm" svg:x="7.763cm" svg:y="15.756cm">
            <text:p/>
          </draw:circle>
          <draw:circle draw:style-name="gr4" draw:text-style-name="P1" draw:layer="BOARD Layer" svg:width="0.473cm" svg:height="0.473cm" svg:x="8.764cm" svg:y="15.757cm">
            <text:p/>
          </draw:circle>
          <draw:circle draw:style-name="gr4" draw:text-style-name="P1" draw:layer="BOARD Layer" svg:width="0.473cm" svg:height="0.473cm" svg:x="9.763cm" svg:y="14.756cm">
            <text:p/>
          </draw:circle>
          <draw:circle draw:style-name="gr4" draw:text-style-name="P1" draw:layer="BOARD Layer" svg:width="0.473cm" svg:height="0.473cm" svg:x="10.764cm" svg:y="14.757cm">
            <text:p/>
          </draw:circle>
          <draw:circle draw:style-name="gr4" draw:text-style-name="P1" draw:layer="BOARD Layer" svg:width="0.473cm" svg:height="0.473cm" svg:x="9.763cm" svg:y="15.756cm">
            <text:p/>
          </draw:circle>
          <draw:circle draw:style-name="gr4" draw:text-style-name="P1" draw:layer="BOARD Layer" svg:width="0.473cm" svg:height="0.473cm" svg:x="10.764cm" svg:y="15.757cm">
            <text:p/>
          </draw:circle>
          <draw:circle draw:style-name="gr4" draw:text-style-name="P1" draw:layer="BOARD Layer" svg:width="0.473cm" svg:height="0.473cm" svg:x="7.763cm" svg:y="16.656cm">
            <text:p/>
          </draw:circle>
          <draw:circle draw:style-name="gr4" draw:text-style-name="P1" draw:layer="BOARD Layer" svg:width="0.473cm" svg:height="0.473cm" svg:x="8.764cm" svg:y="16.657cm">
            <text:p/>
          </draw:circle>
          <draw:circle draw:style-name="gr4" draw:text-style-name="P1" draw:layer="BOARD Layer" svg:width="0.473cm" svg:height="0.473cm" svg:x="7.763cm" svg:y="17.656cm">
            <text:p/>
          </draw:circle>
          <draw:circle draw:style-name="gr4" draw:text-style-name="P1" draw:layer="BOARD Layer" svg:width="0.473cm" svg:height="0.473cm" svg:x="8.764cm" svg:y="17.657cm">
            <text:p/>
          </draw:circle>
          <draw:circle draw:style-name="gr4" draw:text-style-name="P1" draw:layer="BOARD Layer" svg:width="0.473cm" svg:height="0.473cm" svg:x="9.763cm" svg:y="16.656cm">
            <text:p/>
          </draw:circle>
          <draw:circle draw:style-name="gr4" draw:text-style-name="P1" draw:layer="BOARD Layer" svg:width="0.473cm" svg:height="0.473cm" svg:x="10.764cm" svg:y="16.657cm">
            <text:p/>
          </draw:circle>
          <draw:circle draw:style-name="gr4" draw:text-style-name="P1" draw:layer="BOARD Layer" svg:width="0.473cm" svg:height="0.473cm" svg:x="9.763cm" svg:y="17.656cm">
            <text:p/>
          </draw:circle>
          <draw:circle draw:style-name="gr4" draw:text-style-name="P1" draw:layer="BOARD Layer" svg:width="0.473cm" svg:height="0.473cm" svg:x="10.764cm" svg:y="17.657cm">
            <text:p/>
          </draw:circle>
          <draw:circle draw:style-name="gr4" draw:text-style-name="P1" draw:layer="BOARD Layer" svg:width="0.473cm" svg:height="0.473cm" svg:x="11.763cm" svg:y="10.756cm">
            <text:p/>
          </draw:circle>
          <draw:circle draw:style-name="gr4" draw:text-style-name="P1" draw:layer="BOARD Layer" svg:width="0.473cm" svg:height="0.473cm" svg:x="12.764cm" svg:y="10.757cm">
            <text:p/>
          </draw:circle>
          <draw:circle draw:style-name="gr4" draw:text-style-name="P1" draw:layer="BOARD Layer" svg:width="0.473cm" svg:height="0.473cm" svg:x="11.763cm" svg:y="11.756cm">
            <text:p/>
          </draw:circle>
          <draw:circle draw:style-name="gr4" draw:text-style-name="P1" draw:layer="BOARD Layer" svg:width="0.473cm" svg:height="0.473cm" svg:x="12.764cm" svg:y="11.757cm">
            <text:p/>
          </draw:circle>
          <draw:circle draw:style-name="gr4" draw:text-style-name="P1" draw:layer="BOARD Layer" svg:width="0.473cm" svg:height="0.473cm" svg:x="13.763cm" svg:y="10.756cm">
            <text:p/>
          </draw:circle>
          <draw:circle draw:style-name="gr4" draw:text-style-name="P1" draw:layer="BOARD Layer" svg:width="0.473cm" svg:height="0.473cm" svg:x="14.764cm" svg:y="10.757cm">
            <text:p/>
          </draw:circle>
          <draw:circle draw:style-name="gr4" draw:text-style-name="P1" draw:layer="BOARD Layer" svg:width="0.473cm" svg:height="0.473cm" svg:x="13.763cm" svg:y="11.756cm">
            <text:p/>
          </draw:circle>
          <draw:circle draw:style-name="gr4" draw:text-style-name="P1" draw:layer="BOARD Layer" svg:width="0.473cm" svg:height="0.473cm" svg:x="14.764cm" svg:y="11.757cm">
            <text:p/>
          </draw:circle>
          <draw:circle draw:style-name="gr4" draw:text-style-name="P1" draw:layer="BOARD Layer" svg:width="0.473cm" svg:height="0.473cm" svg:x="11.763cm" svg:y="12.656cm">
            <text:p/>
          </draw:circle>
          <draw:circle draw:style-name="gr4" draw:text-style-name="P1" draw:layer="BOARD Layer" svg:width="0.473cm" svg:height="0.473cm" svg:x="12.764cm" svg:y="12.657cm">
            <text:p/>
          </draw:circle>
          <draw:circle draw:style-name="gr4" draw:text-style-name="P1" draw:layer="BOARD Layer" svg:width="0.473cm" svg:height="0.473cm" svg:x="11.763cm" svg:y="13.656cm">
            <text:p/>
          </draw:circle>
          <draw:circle draw:style-name="gr4" draw:text-style-name="P1" draw:layer="BOARD Layer" svg:width="0.473cm" svg:height="0.473cm" svg:x="12.764cm" svg:y="13.657cm">
            <text:p/>
          </draw:circle>
          <draw:circle draw:style-name="gr4" draw:text-style-name="P1" draw:layer="BOARD Layer" svg:width="0.473cm" svg:height="0.473cm" svg:x="13.763cm" svg:y="12.656cm">
            <text:p/>
          </draw:circle>
          <draw:circle draw:style-name="gr4" draw:text-style-name="P1" draw:layer="BOARD Layer" svg:width="0.473cm" svg:height="0.473cm" svg:x="14.764cm" svg:y="12.657cm">
            <text:p/>
          </draw:circle>
          <draw:circle draw:style-name="gr4" draw:text-style-name="P1" draw:layer="BOARD Layer" svg:width="0.473cm" svg:height="0.473cm" svg:x="13.763cm" svg:y="13.656cm">
            <text:p/>
          </draw:circle>
          <draw:circle draw:style-name="gr4" draw:text-style-name="P1" draw:layer="BOARD Layer" svg:width="0.473cm" svg:height="0.473cm" svg:x="14.764cm" svg:y="13.657cm">
            <text:p/>
          </draw:circle>
          <draw:circle draw:style-name="gr4" draw:text-style-name="P1" draw:layer="BOARD Layer" svg:width="0.473cm" svg:height="0.473cm" svg:x="15.763cm" svg:y="10.756cm">
            <text:p/>
          </draw:circle>
          <draw:circle draw:style-name="gr4" draw:text-style-name="P1" draw:layer="BOARD Layer" svg:width="0.473cm" svg:height="0.473cm" svg:x="16.764cm" svg:y="10.757cm">
            <text:p/>
          </draw:circle>
          <draw:circle draw:style-name="gr4" draw:text-style-name="P1" draw:layer="BOARD Layer" svg:width="0.473cm" svg:height="0.473cm" svg:x="15.763cm" svg:y="11.756cm">
            <text:p/>
          </draw:circle>
          <draw:circle draw:style-name="gr4" draw:text-style-name="P1" draw:layer="BOARD Layer" svg:width="0.473cm" svg:height="0.473cm" svg:x="16.764cm" svg:y="11.757cm">
            <text:p/>
          </draw:circle>
          <draw:circle draw:style-name="gr4" draw:text-style-name="P1" draw:layer="BOARD Layer" svg:width="0.473cm" svg:height="0.473cm" svg:x="17.763cm" svg:y="10.756cm">
            <text:p/>
          </draw:circle>
          <draw:circle draw:style-name="gr4" draw:text-style-name="P1" draw:layer="BOARD Layer" svg:width="0.473cm" svg:height="0.473cm" svg:x="18.764cm" svg:y="10.757cm">
            <text:p/>
          </draw:circle>
          <draw:circle draw:style-name="gr4" draw:text-style-name="P1" draw:layer="BOARD Layer" svg:width="0.473cm" svg:height="0.473cm" svg:x="17.763cm" svg:y="11.756cm">
            <text:p/>
          </draw:circle>
          <draw:circle draw:style-name="gr4" draw:text-style-name="P1" draw:layer="BOARD Layer" svg:width="0.473cm" svg:height="0.473cm" svg:x="18.764cm" svg:y="11.757cm">
            <text:p/>
          </draw:circle>
          <draw:circle draw:style-name="gr4" draw:text-style-name="P1" draw:layer="BOARD Layer" svg:width="0.473cm" svg:height="0.473cm" svg:x="15.763cm" svg:y="12.656cm">
            <text:p/>
          </draw:circle>
          <draw:circle draw:style-name="gr4" draw:text-style-name="P1" draw:layer="BOARD Layer" svg:width="0.473cm" svg:height="0.473cm" svg:x="16.764cm" svg:y="12.657cm">
            <text:p/>
          </draw:circle>
          <draw:circle draw:style-name="gr4" draw:text-style-name="P1" draw:layer="BOARD Layer" svg:width="0.473cm" svg:height="0.473cm" svg:x="15.763cm" svg:y="13.656cm">
            <text:p/>
          </draw:circle>
          <draw:circle draw:style-name="gr4" draw:text-style-name="P1" draw:layer="BOARD Layer" svg:width="0.473cm" svg:height="0.473cm" svg:x="16.764cm" svg:y="13.657cm">
            <text:p/>
          </draw:circle>
          <draw:circle draw:style-name="gr4" draw:text-style-name="P1" draw:layer="BOARD Layer" svg:width="0.473cm" svg:height="0.473cm" svg:x="17.763cm" svg:y="12.656cm">
            <text:p/>
          </draw:circle>
          <draw:circle draw:style-name="gr4" draw:text-style-name="P1" draw:layer="BOARD Layer" svg:width="0.473cm" svg:height="0.473cm" svg:x="18.764cm" svg:y="12.657cm">
            <text:p/>
          </draw:circle>
          <draw:circle draw:style-name="gr4" draw:text-style-name="P1" draw:layer="BOARD Layer" svg:width="0.473cm" svg:height="0.473cm" svg:x="17.763cm" svg:y="13.656cm">
            <text:p/>
          </draw:circle>
          <draw:circle draw:style-name="gr4" draw:text-style-name="P1" draw:layer="BOARD Layer" svg:width="0.473cm" svg:height="0.473cm" svg:x="18.764cm" svg:y="13.657cm">
            <text:p/>
          </draw:circle>
          <draw:circle draw:style-name="gr4" draw:text-style-name="P1" draw:layer="BOARD Layer" svg:width="0.473cm" svg:height="0.473cm" svg:x="11.763cm" svg:y="14.756cm">
            <text:p/>
          </draw:circle>
          <draw:circle draw:style-name="gr4" draw:text-style-name="P1" draw:layer="BOARD Layer" svg:width="0.473cm" svg:height="0.473cm" svg:x="12.764cm" svg:y="14.757cm">
            <text:p/>
          </draw:circle>
          <draw:circle draw:style-name="gr4" draw:text-style-name="P1" draw:layer="BOARD Layer" svg:width="0.473cm" svg:height="0.473cm" svg:x="11.763cm" svg:y="15.756cm">
            <text:p/>
          </draw:circle>
          <draw:circle draw:style-name="gr4" draw:text-style-name="P1" draw:layer="BOARD Layer" svg:width="0.473cm" svg:height="0.473cm" svg:x="12.764cm" svg:y="15.757cm">
            <text:p/>
          </draw:circle>
          <draw:circle draw:style-name="gr4" draw:text-style-name="P1" draw:layer="BOARD Layer" svg:width="0.473cm" svg:height="0.473cm" svg:x="13.763cm" svg:y="14.756cm">
            <text:p/>
          </draw:circle>
          <draw:circle draw:style-name="gr4" draw:text-style-name="P1" draw:layer="BOARD Layer" svg:width="0.473cm" svg:height="0.473cm" svg:x="14.764cm" svg:y="14.757cm">
            <text:p/>
          </draw:circle>
          <draw:circle draw:style-name="gr4" draw:text-style-name="P1" draw:layer="BOARD Layer" svg:width="0.473cm" svg:height="0.473cm" svg:x="13.763cm" svg:y="15.756cm">
            <text:p/>
          </draw:circle>
          <draw:circle draw:style-name="gr4" draw:text-style-name="P1" draw:layer="BOARD Layer" svg:width="0.473cm" svg:height="0.473cm" svg:x="14.764cm" svg:y="15.757cm">
            <text:p/>
          </draw:circle>
          <draw:circle draw:style-name="gr4" draw:text-style-name="P1" draw:layer="BOARD Layer" svg:width="0.473cm" svg:height="0.473cm" svg:x="11.763cm" svg:y="16.656cm">
            <text:p/>
          </draw:circle>
          <draw:circle draw:style-name="gr4" draw:text-style-name="P1" draw:layer="BOARD Layer" svg:width="0.473cm" svg:height="0.473cm" svg:x="12.764cm" svg:y="16.657cm">
            <text:p/>
          </draw:circle>
          <draw:circle draw:style-name="gr4" draw:text-style-name="P1" draw:layer="BOARD Layer" svg:width="0.473cm" svg:height="0.473cm" svg:x="11.763cm" svg:y="17.656cm">
            <text:p/>
          </draw:circle>
          <draw:circle draw:style-name="gr4" draw:text-style-name="P1" draw:layer="BOARD Layer" svg:width="0.473cm" svg:height="0.473cm" svg:x="12.764cm" svg:y="17.657cm">
            <text:p/>
          </draw:circle>
          <draw:circle draw:style-name="gr4" draw:text-style-name="P1" draw:layer="BOARD Layer" svg:width="0.473cm" svg:height="0.473cm" svg:x="13.763cm" svg:y="16.656cm">
            <text:p/>
          </draw:circle>
          <draw:circle draw:style-name="gr4" draw:text-style-name="P1" draw:layer="BOARD Layer" svg:width="0.473cm" svg:height="0.473cm" svg:x="14.764cm" svg:y="16.657cm">
            <text:p/>
          </draw:circle>
          <draw:circle draw:style-name="gr4" draw:text-style-name="P1" draw:layer="BOARD Layer" svg:width="0.473cm" svg:height="0.473cm" svg:x="13.763cm" svg:y="17.656cm">
            <text:p/>
          </draw:circle>
          <draw:circle draw:style-name="gr4" draw:text-style-name="P1" draw:layer="BOARD Layer" svg:width="0.473cm" svg:height="0.473cm" svg:x="14.764cm" svg:y="17.657cm">
            <text:p/>
          </draw:circle>
          <draw:circle draw:style-name="gr4" draw:text-style-name="P1" draw:layer="BOARD Layer" svg:width="0.473cm" svg:height="0.473cm" svg:x="15.763cm" svg:y="14.756cm">
            <text:p/>
          </draw:circle>
          <draw:circle draw:style-name="gr4" draw:text-style-name="P1" draw:layer="BOARD Layer" svg:width="0.473cm" svg:height="0.473cm" svg:x="16.764cm" svg:y="14.757cm">
            <text:p/>
          </draw:circle>
          <draw:circle draw:style-name="gr4" draw:text-style-name="P1" draw:layer="BOARD Layer" svg:width="0.473cm" svg:height="0.473cm" svg:x="15.763cm" svg:y="15.756cm">
            <text:p/>
          </draw:circle>
          <draw:circle draw:style-name="gr4" draw:text-style-name="P1" draw:layer="BOARD Layer" svg:width="0.473cm" svg:height="0.473cm" svg:x="16.764cm" svg:y="15.757cm">
            <text:p/>
          </draw:circle>
          <draw:circle draw:style-name="gr4" draw:text-style-name="P1" draw:layer="BOARD Layer" svg:width="0.473cm" svg:height="0.473cm" svg:x="17.763cm" svg:y="14.756cm">
            <text:p/>
          </draw:circle>
          <draw:circle draw:style-name="gr4" draw:text-style-name="P1" draw:layer="BOARD Layer" svg:width="0.473cm" svg:height="0.473cm" svg:x="18.764cm" svg:y="14.757cm">
            <text:p/>
          </draw:circle>
          <draw:circle draw:style-name="gr4" draw:text-style-name="P1" draw:layer="BOARD Layer" svg:width="0.473cm" svg:height="0.473cm" svg:x="17.763cm" svg:y="15.756cm">
            <text:p/>
          </draw:circle>
          <draw:circle draw:style-name="gr4" draw:text-style-name="P1" draw:layer="BOARD Layer" svg:width="0.473cm" svg:height="0.473cm" svg:x="18.764cm" svg:y="15.757cm">
            <text:p/>
          </draw:circle>
          <draw:circle draw:style-name="gr4" draw:text-style-name="P1" draw:layer="BOARD Layer" svg:width="0.473cm" svg:height="0.473cm" svg:x="15.763cm" svg:y="16.656cm">
            <text:p/>
          </draw:circle>
          <draw:circle draw:style-name="gr4" draw:text-style-name="P1" draw:layer="BOARD Layer" svg:width="0.473cm" svg:height="0.473cm" svg:x="16.764cm" svg:y="16.657cm">
            <text:p/>
          </draw:circle>
          <draw:circle draw:style-name="gr4" draw:text-style-name="P1" draw:layer="BOARD Layer" svg:width="0.473cm" svg:height="0.473cm" svg:x="15.763cm" svg:y="17.656cm">
            <text:p/>
          </draw:circle>
          <draw:circle draw:style-name="gr4" draw:text-style-name="P1" draw:layer="BOARD Layer" svg:width="0.473cm" svg:height="0.473cm" svg:x="16.764cm" svg:y="17.657cm">
            <text:p/>
          </draw:circle>
          <draw:circle draw:style-name="gr4" draw:text-style-name="P1" draw:layer="BOARD Layer" svg:width="0.473cm" svg:height="0.473cm" svg:x="17.763cm" svg:y="16.656cm">
            <text:p/>
          </draw:circle>
          <draw:circle draw:style-name="gr4" draw:text-style-name="P1" draw:layer="BOARD Layer" svg:width="0.473cm" svg:height="0.473cm" svg:x="18.764cm" svg:y="16.657cm">
            <text:p/>
          </draw:circle>
          <draw:circle draw:style-name="gr4" draw:text-style-name="P1" draw:layer="BOARD Layer" svg:width="0.473cm" svg:height="0.473cm" svg:x="17.763cm" svg:y="17.656cm">
            <text:p/>
          </draw:circle>
          <draw:circle draw:style-name="gr4" draw:text-style-name="P1" draw:layer="BOARD Layer" svg:width="0.473cm" svg:height="0.473cm" svg:x="18.764cm" svg:y="17.657cm">
            <text:p/>
          </draw:circle>
          <draw:circle draw:style-name="gr4" draw:text-style-name="P1" draw:layer="BOARD Layer" svg:width="0.473cm" svg:height="0.473cm" svg:x="4.764cm" svg:y="18.657cm">
            <text:p/>
          </draw:circle>
          <draw:circle draw:style-name="gr4" draw:text-style-name="P1" draw:layer="BOARD Layer" svg:width="0.473cm" svg:height="0.473cm" svg:x="5.763cm" svg:y="18.656cm">
            <text:p/>
          </draw:circle>
          <draw:circle draw:style-name="gr4" draw:text-style-name="P1" draw:layer="BOARD Layer" svg:width="0.473cm" svg:height="0.473cm" svg:x="6.764cm" svg:y="18.657cm">
            <text:p/>
          </draw:circle>
          <draw:circle draw:style-name="gr4" draw:text-style-name="P1" draw:layer="BOARD Layer" svg:width="0.473cm" svg:height="0.473cm" svg:x="5.763cm" svg:y="19.656cm">
            <text:p/>
          </draw:circle>
          <draw:circle draw:style-name="gr4" draw:text-style-name="P1" draw:layer="BOARD Layer" svg:width="0.473cm" svg:height="0.473cm" svg:x="6.764cm" svg:y="19.657cm">
            <text:p/>
          </draw:circle>
          <draw:circle draw:style-name="gr4" draw:text-style-name="P1" draw:layer="BOARD Layer" svg:width="0.473cm" svg:height="0.473cm" svg:x="7.763cm" svg:y="18.656cm">
            <text:p/>
          </draw:circle>
          <draw:circle draw:style-name="gr4" draw:text-style-name="P1" draw:layer="BOARD Layer" svg:width="0.473cm" svg:height="0.473cm" svg:x="8.764cm" svg:y="18.657cm">
            <text:p/>
          </draw:circle>
          <draw:circle draw:style-name="gr4" draw:text-style-name="P1" draw:layer="BOARD Layer" svg:width="0.473cm" svg:height="0.473cm" svg:x="7.763cm" svg:y="19.656cm">
            <text:p/>
          </draw:circle>
          <draw:circle draw:style-name="gr4" draw:text-style-name="P1" draw:layer="BOARD Layer" svg:width="0.473cm" svg:height="0.473cm" svg:x="8.764cm" svg:y="19.657cm">
            <text:p/>
          </draw:circle>
          <draw:circle draw:style-name="gr4" draw:text-style-name="P1" draw:layer="BOARD Layer" svg:width="0.473cm" svg:height="0.473cm" svg:x="9.763cm" svg:y="18.656cm">
            <text:p/>
          </draw:circle>
          <draw:circle draw:style-name="gr4" draw:text-style-name="P1" draw:layer="BOARD Layer" svg:width="0.473cm" svg:height="0.473cm" svg:x="10.764cm" svg:y="18.657cm">
            <text:p/>
          </draw:circle>
          <draw:circle draw:style-name="gr4" draw:text-style-name="P1" draw:layer="BOARD Layer" svg:width="0.473cm" svg:height="0.473cm" svg:x="9.763cm" svg:y="19.656cm">
            <text:p/>
          </draw:circle>
          <draw:circle draw:style-name="gr4" draw:text-style-name="P1" draw:layer="BOARD Layer" svg:width="0.473cm" svg:height="0.473cm" svg:x="10.764cm" svg:y="19.657cm">
            <text:p/>
          </draw:circle>
          <draw:circle draw:style-name="gr4" draw:text-style-name="P1" draw:layer="BOARD Layer" svg:width="0.473cm" svg:height="0.473cm" svg:x="7.763cm" svg:y="20.556cm">
            <text:p/>
          </draw:circle>
          <draw:circle draw:style-name="gr4" draw:text-style-name="P1" draw:layer="BOARD Layer" svg:width="0.473cm" svg:height="0.473cm" svg:x="8.764cm" svg:y="20.557cm">
            <text:p/>
          </draw:circle>
          <draw:circle draw:style-name="gr4" draw:text-style-name="P1" draw:layer="BOARD Layer" svg:width="0.473cm" svg:height="0.473cm" svg:x="8.764cm" svg:y="21.557cm">
            <text:p/>
          </draw:circle>
          <draw:circle draw:style-name="gr4" draw:text-style-name="P1" draw:layer="BOARD Layer" svg:width="0.473cm" svg:height="0.473cm" svg:x="9.763cm" svg:y="20.556cm">
            <text:p/>
          </draw:circle>
          <draw:circle draw:style-name="gr4" draw:text-style-name="P1" draw:layer="BOARD Layer" svg:width="0.473cm" svg:height="0.473cm" svg:x="10.764cm" svg:y="20.557cm">
            <text:p/>
          </draw:circle>
          <draw:circle draw:style-name="gr4" draw:text-style-name="P1" draw:layer="BOARD Layer" svg:width="0.473cm" svg:height="0.473cm" svg:x="9.763cm" svg:y="21.556cm">
            <text:p/>
          </draw:circle>
          <draw:circle draw:style-name="gr4" draw:text-style-name="P1" draw:layer="BOARD Layer" svg:width="0.473cm" svg:height="0.473cm" svg:x="10.764cm" svg:y="21.557cm">
            <text:p/>
          </draw:circle>
          <draw:circle draw:style-name="gr4" draw:text-style-name="P1" draw:layer="BOARD Layer" svg:width="0.473cm" svg:height="0.473cm" svg:x="9.763cm" svg:y="22.656cm">
            <text:p/>
          </draw:circle>
          <draw:circle draw:style-name="gr4" draw:text-style-name="P1" draw:layer="BOARD Layer" svg:width="0.473cm" svg:height="0.473cm" svg:x="10.764cm" svg:y="22.657cm">
            <text:p/>
          </draw:circle>
          <draw:circle draw:style-name="gr4" draw:text-style-name="P1" draw:layer="BOARD Layer" svg:width="0.473cm" svg:height="0.473cm" svg:x="11.763cm" svg:y="18.656cm">
            <text:p/>
          </draw:circle>
          <draw:circle draw:style-name="gr4" draw:text-style-name="P1" draw:layer="BOARD Layer" svg:width="0.473cm" svg:height="0.473cm" svg:x="12.764cm" svg:y="18.657cm">
            <text:p/>
          </draw:circle>
          <draw:circle draw:style-name="gr4" draw:text-style-name="P1" draw:layer="BOARD Layer" svg:width="0.473cm" svg:height="0.473cm" svg:x="11.763cm" svg:y="19.656cm">
            <text:p/>
          </draw:circle>
          <draw:circle draw:style-name="gr4" draw:text-style-name="P1" draw:layer="BOARD Layer" svg:width="0.473cm" svg:height="0.473cm" svg:x="12.764cm" svg:y="19.657cm">
            <text:p/>
          </draw:circle>
          <draw:circle draw:style-name="gr4" draw:text-style-name="P1" draw:layer="BOARD Layer" svg:width="0.473cm" svg:height="0.473cm" svg:x="13.763cm" svg:y="18.656cm">
            <text:p/>
          </draw:circle>
          <draw:circle draw:style-name="gr4" draw:text-style-name="P1" draw:layer="BOARD Layer" svg:width="0.473cm" svg:height="0.473cm" svg:x="14.764cm" svg:y="18.657cm">
            <text:p/>
          </draw:circle>
          <draw:circle draw:style-name="gr4" draw:text-style-name="P1" draw:layer="BOARD Layer" svg:width="0.473cm" svg:height="0.473cm" svg:x="13.763cm" svg:y="19.656cm">
            <text:p/>
          </draw:circle>
          <draw:circle draw:style-name="gr4" draw:text-style-name="P1" draw:layer="BOARD Layer" svg:width="0.473cm" svg:height="0.473cm" svg:x="14.764cm" svg:y="19.657cm">
            <text:p/>
          </draw:circle>
          <draw:circle draw:style-name="gr4" draw:text-style-name="P1" draw:layer="BOARD Layer" svg:width="0.473cm" svg:height="0.473cm" svg:x="11.763cm" svg:y="20.556cm">
            <text:p/>
          </draw:circle>
          <draw:circle draw:style-name="gr4" draw:text-style-name="P1" draw:layer="BOARD Layer" svg:width="0.473cm" svg:height="0.473cm" svg:x="12.764cm" svg:y="20.557cm">
            <text:p/>
          </draw:circle>
          <draw:circle draw:style-name="gr4" draw:text-style-name="P1" draw:layer="BOARD Layer" svg:width="0.473cm" svg:height="0.473cm" svg:x="11.763cm" svg:y="21.556cm">
            <text:p/>
          </draw:circle>
          <draw:circle draw:style-name="gr4" draw:text-style-name="P1" draw:layer="BOARD Layer" svg:width="0.473cm" svg:height="0.473cm" svg:x="12.764cm" svg:y="21.557cm">
            <text:p/>
          </draw:circle>
          <draw:circle draw:style-name="gr4" draw:text-style-name="P1" draw:layer="BOARD Layer" svg:width="0.473cm" svg:height="0.473cm" svg:x="13.763cm" svg:y="20.556cm">
            <text:p/>
          </draw:circle>
          <draw:circle draw:style-name="gr4" draw:text-style-name="P1" draw:layer="BOARD Layer" svg:width="0.473cm" svg:height="0.473cm" svg:x="14.764cm" svg:y="20.557cm">
            <text:p/>
          </draw:circle>
          <draw:circle draw:style-name="gr4" draw:text-style-name="P1" draw:layer="BOARD Layer" svg:width="0.473cm" svg:height="0.473cm" svg:x="13.763cm" svg:y="21.556cm">
            <text:p/>
          </draw:circle>
          <draw:circle draw:style-name="gr4" draw:text-style-name="P1" draw:layer="BOARD Layer" svg:width="0.473cm" svg:height="0.473cm" svg:x="14.764cm" svg:y="21.557cm">
            <text:p/>
          </draw:circle>
          <draw:circle draw:style-name="gr4" draw:text-style-name="P1" draw:layer="BOARD Layer" svg:width="0.473cm" svg:height="0.473cm" svg:x="15.763cm" svg:y="18.656cm">
            <text:p/>
          </draw:circle>
          <draw:circle draw:style-name="gr4" draw:text-style-name="P1" draw:layer="BOARD Layer" svg:width="0.473cm" svg:height="0.473cm" svg:x="16.764cm" svg:y="18.657cm">
            <text:p/>
          </draw:circle>
          <draw:circle draw:style-name="gr4" draw:text-style-name="P1" draw:layer="BOARD Layer" svg:width="0.473cm" svg:height="0.473cm" svg:x="15.763cm" svg:y="19.656cm">
            <text:p/>
          </draw:circle>
          <draw:circle draw:style-name="gr4" draw:text-style-name="P1" draw:layer="BOARD Layer" svg:width="0.473cm" svg:height="0.473cm" svg:x="16.764cm" svg:y="19.657cm">
            <text:p/>
          </draw:circle>
          <draw:circle draw:style-name="gr4" draw:text-style-name="P1" draw:layer="BOARD Layer" svg:width="0.473cm" svg:height="0.473cm" svg:x="17.763cm" svg:y="18.656cm">
            <text:p/>
          </draw:circle>
          <draw:circle draw:style-name="gr4" draw:text-style-name="P1" draw:layer="BOARD Layer" svg:width="0.473cm" svg:height="0.473cm" svg:x="18.764cm" svg:y="18.657cm">
            <text:p/>
          </draw:circle>
          <draw:circle draw:style-name="gr4" draw:text-style-name="P1" draw:layer="BOARD Layer" svg:width="0.473cm" svg:height="0.473cm" svg:x="17.763cm" svg:y="19.656cm">
            <text:p/>
          </draw:circle>
          <draw:circle draw:style-name="gr4" draw:text-style-name="P1" draw:layer="BOARD Layer" svg:width="0.473cm" svg:height="0.473cm" svg:x="18.764cm" svg:y="19.657cm">
            <text:p/>
          </draw:circle>
          <draw:circle draw:style-name="gr4" draw:text-style-name="P1" draw:layer="BOARD Layer" svg:width="0.473cm" svg:height="0.473cm" svg:x="15.763cm" svg:y="20.556cm">
            <text:p/>
          </draw:circle>
          <draw:circle draw:style-name="gr4" draw:text-style-name="P1" draw:layer="BOARD Layer" svg:width="0.473cm" svg:height="0.473cm" svg:x="16.764cm" svg:y="20.557cm">
            <text:p/>
          </draw:circle>
          <draw:circle draw:style-name="gr4" draw:text-style-name="P1" draw:layer="BOARD Layer" svg:width="0.473cm" svg:height="0.473cm" svg:x="15.763cm" svg:y="21.556cm">
            <text:p/>
          </draw:circle>
          <draw:circle draw:style-name="gr4" draw:text-style-name="P1" draw:layer="BOARD Layer" svg:width="0.473cm" svg:height="0.473cm" svg:x="16.764cm" svg:y="21.557cm">
            <text:p/>
          </draw:circle>
          <draw:circle draw:style-name="gr4" draw:text-style-name="P1" draw:layer="BOARD Layer" svg:width="0.473cm" svg:height="0.473cm" svg:x="17.763cm" svg:y="20.556cm">
            <text:p/>
          </draw:circle>
          <draw:circle draw:style-name="gr4" draw:text-style-name="P1" draw:layer="BOARD Layer" svg:width="0.473cm" svg:height="0.473cm" svg:x="18.764cm" svg:y="20.557cm">
            <text:p/>
          </draw:circle>
          <draw:circle draw:style-name="gr4" draw:text-style-name="P1" draw:layer="BOARD Layer" svg:width="0.473cm" svg:height="0.473cm" svg:x="17.763cm" svg:y="21.556cm">
            <text:p/>
          </draw:circle>
          <draw:circle draw:style-name="gr4" draw:text-style-name="P1" draw:layer="BOARD Layer" svg:width="0.473cm" svg:height="0.473cm" svg:x="18.764cm" svg:y="21.557cm">
            <text:p/>
          </draw:circle>
          <draw:circle draw:style-name="gr4" draw:text-style-name="P1" draw:layer="BOARD Layer" svg:width="0.473cm" svg:height="0.473cm" svg:x="11.763cm" svg:y="22.656cm">
            <text:p/>
          </draw:circle>
          <draw:circle draw:style-name="gr4" draw:text-style-name="P1" draw:layer="BOARD Layer" svg:width="0.473cm" svg:height="0.473cm" svg:x="12.764cm" svg:y="22.657cm">
            <text:p/>
          </draw:circle>
          <draw:circle draw:style-name="gr4" draw:text-style-name="P1" draw:layer="BOARD Layer" svg:width="0.473cm" svg:height="0.473cm" svg:x="11.763cm" svg:y="23.656cm">
            <text:p/>
          </draw:circle>
          <draw:circle draw:style-name="gr4" draw:text-style-name="P1" draw:layer="BOARD Layer" svg:width="0.473cm" svg:height="0.473cm" svg:x="12.764cm" svg:y="23.657cm">
            <text:p/>
          </draw:circle>
          <draw:circle draw:style-name="gr4" draw:text-style-name="P1" draw:layer="BOARD Layer" svg:width="0.473cm" svg:height="0.473cm" svg:x="13.763cm" svg:y="22.656cm">
            <text:p/>
          </draw:circle>
          <draw:circle draw:style-name="gr4" draw:text-style-name="P1" draw:layer="BOARD Layer" svg:width="0.473cm" svg:height="0.473cm" svg:x="14.764cm" svg:y="22.657cm">
            <text:p/>
          </draw:circle>
          <draw:circle draw:style-name="gr4" draw:text-style-name="P1" draw:layer="BOARD Layer" svg:width="0.473cm" svg:height="0.473cm" svg:x="13.763cm" svg:y="23.656cm">
            <text:p/>
          </draw:circle>
          <draw:circle draw:style-name="gr4" draw:text-style-name="P1" draw:layer="BOARD Layer" svg:width="0.473cm" svg:height="0.473cm" svg:x="14.764cm" svg:y="23.657cm">
            <text:p/>
          </draw:circle>
          <draw:circle draw:style-name="gr4" draw:text-style-name="P1" draw:layer="BOARD Layer" svg:width="0.473cm" svg:height="0.473cm" svg:x="13.763cm" svg:y="24.556cm">
            <text:p/>
          </draw:circle>
          <draw:circle draw:style-name="gr4" draw:text-style-name="P1" draw:layer="BOARD Layer" svg:width="0.473cm" svg:height="0.473cm" svg:x="14.764cm" svg:y="24.557cm">
            <text:p/>
          </draw:circle>
          <draw:circle draw:style-name="gr4" draw:text-style-name="P1" draw:layer="BOARD Layer" svg:width="0.473cm" svg:height="0.473cm" svg:x="15.763cm" svg:y="22.656cm">
            <text:p/>
          </draw:circle>
          <draw:circle draw:style-name="gr4" draw:text-style-name="P1" draw:layer="BOARD Layer" svg:width="0.473cm" svg:height="0.473cm" svg:x="16.764cm" svg:y="22.657cm">
            <text:p/>
          </draw:circle>
          <draw:circle draw:style-name="gr4" draw:text-style-name="P1" draw:layer="BOARD Layer" svg:width="0.473cm" svg:height="0.473cm" svg:x="15.763cm" svg:y="23.656cm">
            <text:p/>
          </draw:circle>
          <draw:circle draw:style-name="gr4" draw:text-style-name="P1" draw:layer="BOARD Layer" svg:width="0.473cm" svg:height="0.473cm" svg:x="16.764cm" svg:y="23.657cm">
            <text:p/>
          </draw:circle>
          <draw:circle draw:style-name="gr4" draw:text-style-name="P1" draw:layer="BOARD Layer" svg:width="0.473cm" svg:height="0.473cm" svg:x="17.763cm" svg:y="22.656cm">
            <text:p/>
          </draw:circle>
          <draw:circle draw:style-name="gr4" draw:text-style-name="P1" draw:layer="BOARD Layer" svg:width="0.473cm" svg:height="0.473cm" svg:x="18.764cm" svg:y="22.657cm">
            <text:p/>
          </draw:circle>
          <draw:circle draw:style-name="gr4" draw:text-style-name="P1" draw:layer="BOARD Layer" svg:width="0.473cm" svg:height="0.473cm" svg:x="17.763cm" svg:y="23.656cm">
            <text:p/>
          </draw:circle>
          <draw:circle draw:style-name="gr4" draw:text-style-name="P1" draw:layer="BOARD Layer" svg:width="0.473cm" svg:height="0.473cm" svg:x="18.764cm" svg:y="23.657cm">
            <text:p/>
          </draw:circle>
          <draw:circle draw:style-name="gr4" draw:text-style-name="P1" draw:layer="BOARD Layer" svg:width="0.473cm" svg:height="0.473cm" svg:x="18.764cm" svg:y="24.557cm">
            <text:p/>
          </draw:circle>
          <draw:circle draw:style-name="gr4" draw:text-style-name="P1" draw:layer="BOARD Layer" svg:width="0.473cm" svg:height="0.473cm" svg:x="19.763cm" svg:y="2.756cm">
            <text:p/>
          </draw:circle>
          <draw:circle draw:style-name="gr4" draw:text-style-name="P1" draw:layer="BOARD Layer" svg:width="0.473cm" svg:height="0.473cm" svg:x="20.764cm" svg:y="2.757cm">
            <text:p/>
          </draw:circle>
          <draw:circle draw:style-name="gr4" draw:text-style-name="P1" draw:layer="BOARD Layer" svg:width="0.473cm" svg:height="0.473cm" svg:x="19.763cm" svg:y="3.756cm">
            <text:p/>
          </draw:circle>
          <draw:circle draw:style-name="gr4" draw:text-style-name="P1" draw:layer="BOARD Layer" svg:width="0.473cm" svg:height="0.473cm" svg:x="20.764cm" svg:y="3.757cm">
            <text:p/>
          </draw:circle>
          <draw:circle draw:style-name="gr4" draw:text-style-name="P1" draw:layer="BOARD Layer" svg:width="0.473cm" svg:height="0.473cm" svg:x="21.763cm" svg:y="2.756cm">
            <text:p/>
          </draw:circle>
          <draw:circle draw:style-name="gr4" draw:text-style-name="P1" draw:layer="BOARD Layer" svg:width="0.473cm" svg:height="0.473cm" svg:x="22.764cm" svg:y="2.757cm">
            <text:p/>
          </draw:circle>
          <draw:circle draw:style-name="gr4" draw:text-style-name="P1" draw:layer="BOARD Layer" svg:width="0.473cm" svg:height="0.473cm" svg:x="21.763cm" svg:y="3.756cm">
            <text:p/>
          </draw:circle>
          <draw:circle draw:style-name="gr4" draw:text-style-name="P1" draw:layer="BOARD Layer" svg:width="0.473cm" svg:height="0.473cm" svg:x="22.764cm" svg:y="3.757cm">
            <text:p/>
          </draw:circle>
          <draw:circle draw:style-name="gr4" draw:text-style-name="P1" draw:layer="BOARD Layer" svg:width="0.473cm" svg:height="0.473cm" svg:x="19.763cm" svg:y="4.656cm">
            <text:p/>
          </draw:circle>
          <draw:circle draw:style-name="gr4" draw:text-style-name="P1" draw:layer="BOARD Layer" svg:width="0.473cm" svg:height="0.473cm" svg:x="20.764cm" svg:y="4.657cm">
            <text:p/>
          </draw:circle>
          <draw:circle draw:style-name="gr4" draw:text-style-name="P1" draw:layer="BOARD Layer" svg:width="0.473cm" svg:height="0.473cm" svg:x="19.763cm" svg:y="5.656cm">
            <text:p/>
          </draw:circle>
          <draw:circle draw:style-name="gr4" draw:text-style-name="P1" draw:layer="BOARD Layer" svg:width="0.473cm" svg:height="0.473cm" svg:x="20.764cm" svg:y="5.657cm">
            <text:p/>
          </draw:circle>
          <draw:circle draw:style-name="gr4" draw:text-style-name="P1" draw:layer="BOARD Layer" svg:width="0.473cm" svg:height="0.473cm" svg:x="21.763cm" svg:y="4.656cm">
            <text:p/>
          </draw:circle>
          <draw:circle draw:style-name="gr4" draw:text-style-name="P1" draw:layer="BOARD Layer" svg:width="0.473cm" svg:height="0.473cm" svg:x="22.764cm" svg:y="4.657cm">
            <text:p/>
          </draw:circle>
          <draw:circle draw:style-name="gr4" draw:text-style-name="P1" draw:layer="BOARD Layer" svg:width="0.473cm" svg:height="0.473cm" svg:x="21.763cm" svg:y="5.656cm">
            <text:p/>
          </draw:circle>
          <draw:circle draw:style-name="gr4" draw:text-style-name="P1" draw:layer="BOARD Layer" svg:width="0.473cm" svg:height="0.473cm" svg:x="22.764cm" svg:y="5.657cm">
            <text:p/>
          </draw:circle>
          <draw:circle draw:style-name="gr4" draw:text-style-name="P1" draw:layer="BOARD Layer" svg:width="0.473cm" svg:height="0.473cm" svg:x="23.763cm" svg:y="2.756cm">
            <text:p/>
          </draw:circle>
          <draw:circle draw:style-name="gr4" draw:text-style-name="P1" draw:layer="BOARD Layer" svg:width="0.473cm" svg:height="0.473cm" svg:x="24.764cm" svg:y="2.757cm">
            <text:p/>
          </draw:circle>
          <draw:circle draw:style-name="gr4" draw:text-style-name="P1" draw:layer="BOARD Layer" svg:width="0.473cm" svg:height="0.473cm" svg:x="23.763cm" svg:y="3.756cm">
            <text:p/>
          </draw:circle>
          <draw:circle draw:style-name="gr4" draw:text-style-name="P1" draw:layer="BOARD Layer" svg:width="0.473cm" svg:height="0.473cm" svg:x="24.764cm" svg:y="3.757cm">
            <text:p/>
          </draw:circle>
          <draw:circle draw:style-name="gr4" draw:text-style-name="P1" draw:layer="BOARD Layer" svg:width="0.473cm" svg:height="0.473cm" svg:x="25.763cm" svg:y="2.756cm">
            <text:p/>
          </draw:circle>
          <draw:circle draw:style-name="gr4" draw:text-style-name="P1" draw:layer="BOARD Layer" svg:width="0.473cm" svg:height="0.473cm" svg:x="26.764cm" svg:y="2.757cm">
            <text:p/>
          </draw:circle>
          <draw:circle draw:style-name="gr4" draw:text-style-name="P1" draw:layer="BOARD Layer" svg:width="0.473cm" svg:height="0.473cm" svg:x="25.763cm" svg:y="3.756cm">
            <text:p/>
          </draw:circle>
          <draw:circle draw:style-name="gr4" draw:text-style-name="P1" draw:layer="BOARD Layer" svg:width="0.473cm" svg:height="0.473cm" svg:x="26.764cm" svg:y="3.757cm">
            <text:p/>
          </draw:circle>
          <draw:circle draw:style-name="gr4" draw:text-style-name="P1" draw:layer="BOARD Layer" svg:width="0.473cm" svg:height="0.473cm" svg:x="23.763cm" svg:y="4.656cm">
            <text:p/>
          </draw:circle>
          <draw:circle draw:style-name="gr4" draw:text-style-name="P1" draw:layer="BOARD Layer" svg:width="0.473cm" svg:height="0.473cm" svg:x="24.764cm" svg:y="4.657cm">
            <text:p/>
          </draw:circle>
          <draw:circle draw:style-name="gr4" draw:text-style-name="P1" draw:layer="BOARD Layer" svg:width="0.473cm" svg:height="0.473cm" svg:x="23.763cm" svg:y="5.656cm">
            <text:p/>
          </draw:circle>
          <draw:circle draw:style-name="gr4" draw:text-style-name="P1" draw:layer="BOARD Layer" svg:width="0.473cm" svg:height="0.473cm" svg:x="24.764cm" svg:y="5.657cm">
            <text:p/>
          </draw:circle>
          <draw:circle draw:style-name="gr4" draw:text-style-name="P1" draw:layer="BOARD Layer" svg:width="0.473cm" svg:height="0.473cm" svg:x="25.763cm" svg:y="4.656cm">
            <text:p/>
          </draw:circle>
          <draw:circle draw:style-name="gr4" draw:text-style-name="P1" draw:layer="BOARD Layer" svg:width="0.473cm" svg:height="0.473cm" svg:x="26.764cm" svg:y="4.657cm">
            <text:p/>
          </draw:circle>
          <draw:circle draw:style-name="gr4" draw:text-style-name="P1" draw:layer="BOARD Layer" svg:width="0.473cm" svg:height="0.473cm" svg:x="25.763cm" svg:y="5.656cm">
            <text:p/>
          </draw:circle>
          <draw:circle draw:style-name="gr4" draw:text-style-name="P1" draw:layer="BOARD Layer" svg:width="0.473cm" svg:height="0.473cm" svg:x="26.764cm" svg:y="5.657cm">
            <text:p/>
          </draw:circle>
          <draw:circle draw:style-name="gr4" draw:text-style-name="P1" draw:layer="BOARD Layer" svg:width="0.473cm" svg:height="0.473cm" svg:x="19.763cm" svg:y="6.756cm">
            <text:p/>
          </draw:circle>
          <draw:circle draw:style-name="gr4" draw:text-style-name="P1" draw:layer="BOARD Layer" svg:width="0.473cm" svg:height="0.473cm" svg:x="20.764cm" svg:y="6.757cm">
            <text:p/>
          </draw:circle>
          <draw:circle draw:style-name="gr4" draw:text-style-name="P1" draw:layer="BOARD Layer" svg:width="0.473cm" svg:height="0.473cm" svg:x="19.763cm" svg:y="7.756cm">
            <text:p/>
          </draw:circle>
          <draw:circle draw:style-name="gr4" draw:text-style-name="P1" draw:layer="BOARD Layer" svg:width="0.473cm" svg:height="0.473cm" svg:x="20.764cm" svg:y="7.757cm">
            <text:p/>
          </draw:circle>
          <draw:circle draw:style-name="gr4" draw:text-style-name="P1" draw:layer="BOARD Layer" svg:width="0.473cm" svg:height="0.473cm" svg:x="21.763cm" svg:y="6.756cm">
            <text:p/>
          </draw:circle>
          <draw:circle draw:style-name="gr4" draw:text-style-name="P1" draw:layer="BOARD Layer" svg:width="0.473cm" svg:height="0.473cm" svg:x="22.764cm" svg:y="6.757cm">
            <text:p/>
          </draw:circle>
          <draw:circle draw:style-name="gr4" draw:text-style-name="P1" draw:layer="BOARD Layer" svg:width="0.473cm" svg:height="0.473cm" svg:x="21.763cm" svg:y="7.756cm">
            <text:p/>
          </draw:circle>
          <draw:circle draw:style-name="gr4" draw:text-style-name="P1" draw:layer="BOARD Layer" svg:width="0.473cm" svg:height="0.473cm" svg:x="22.764cm" svg:y="7.757cm">
            <text:p/>
          </draw:circle>
          <draw:circle draw:style-name="gr4" draw:text-style-name="P1" draw:layer="BOARD Layer" svg:width="0.473cm" svg:height="0.473cm" svg:x="19.763cm" svg:y="8.656cm">
            <text:p/>
          </draw:circle>
          <draw:circle draw:style-name="gr4" draw:text-style-name="P1" draw:layer="BOARD Layer" svg:width="0.473cm" svg:height="0.473cm" svg:x="20.764cm" svg:y="8.657cm">
            <text:p/>
          </draw:circle>
          <draw:circle draw:style-name="gr4" draw:text-style-name="P1" draw:layer="BOARD Layer" svg:width="0.473cm" svg:height="0.473cm" svg:x="19.763cm" svg:y="9.656cm">
            <text:p/>
          </draw:circle>
          <draw:circle draw:style-name="gr4" draw:text-style-name="P1" draw:layer="BOARD Layer" svg:width="0.473cm" svg:height="0.473cm" svg:x="20.764cm" svg:y="9.657cm">
            <text:p/>
          </draw:circle>
          <draw:circle draw:style-name="gr4" draw:text-style-name="P1" draw:layer="BOARD Layer" svg:width="0.473cm" svg:height="0.473cm" svg:x="21.763cm" svg:y="8.656cm">
            <text:p/>
          </draw:circle>
          <draw:circle draw:style-name="gr4" draw:text-style-name="P1" draw:layer="BOARD Layer" svg:width="0.473cm" svg:height="0.473cm" svg:x="22.764cm" svg:y="8.657cm">
            <text:p/>
          </draw:circle>
          <draw:circle draw:style-name="gr4" draw:text-style-name="P1" draw:layer="BOARD Layer" svg:width="0.473cm" svg:height="0.473cm" svg:x="21.763cm" svg:y="9.656cm">
            <text:p/>
          </draw:circle>
          <draw:circle draw:style-name="gr4" draw:text-style-name="P1" draw:layer="BOARD Layer" svg:width="0.473cm" svg:height="0.473cm" svg:x="22.764cm" svg:y="9.657cm">
            <text:p/>
          </draw:circle>
          <draw:circle draw:style-name="gr4" draw:text-style-name="P1" draw:layer="BOARD Layer" svg:width="0.473cm" svg:height="0.473cm" svg:x="23.763cm" svg:y="6.756cm">
            <text:p/>
          </draw:circle>
          <draw:circle draw:style-name="gr4" draw:text-style-name="P1" draw:layer="BOARD Layer" svg:width="0.473cm" svg:height="0.473cm" svg:x="24.764cm" svg:y="6.757cm">
            <text:p/>
          </draw:circle>
          <draw:circle draw:style-name="gr4" draw:text-style-name="P1" draw:layer="BOARD Layer" svg:width="0.473cm" svg:height="0.473cm" svg:x="23.763cm" svg:y="7.756cm">
            <text:p/>
          </draw:circle>
          <draw:circle draw:style-name="gr4" draw:text-style-name="P1" draw:layer="BOARD Layer" svg:width="0.473cm" svg:height="0.473cm" svg:x="24.764cm" svg:y="7.757cm">
            <text:p/>
          </draw:circle>
          <draw:circle draw:style-name="gr4" draw:text-style-name="P1" draw:layer="BOARD Layer" svg:width="0.473cm" svg:height="0.473cm" svg:x="25.763cm" svg:y="6.756cm">
            <text:p/>
          </draw:circle>
          <draw:circle draw:style-name="gr4" draw:text-style-name="P1" draw:layer="BOARD Layer" svg:width="0.473cm" svg:height="0.473cm" svg:x="26.764cm" svg:y="6.757cm">
            <text:p/>
          </draw:circle>
          <draw:circle draw:style-name="gr4" draw:text-style-name="P1" draw:layer="BOARD Layer" svg:width="0.473cm" svg:height="0.473cm" svg:x="25.763cm" svg:y="7.756cm">
            <text:p/>
          </draw:circle>
          <draw:circle draw:style-name="gr4" draw:text-style-name="P1" draw:layer="BOARD Layer" svg:width="0.473cm" svg:height="0.473cm" svg:x="26.764cm" svg:y="7.757cm">
            <text:p/>
          </draw:circle>
          <draw:circle draw:style-name="gr4" draw:text-style-name="P1" draw:layer="BOARD Layer" svg:width="0.473cm" svg:height="0.473cm" svg:x="23.763cm" svg:y="8.656cm">
            <text:p/>
          </draw:circle>
          <draw:circle draw:style-name="gr4" draw:text-style-name="P1" draw:layer="BOARD Layer" svg:width="0.473cm" svg:height="0.473cm" svg:x="24.764cm" svg:y="8.657cm">
            <text:p/>
          </draw:circle>
          <draw:circle draw:style-name="gr4" draw:text-style-name="P1" draw:layer="BOARD Layer" svg:width="0.473cm" svg:height="0.473cm" svg:x="23.763cm" svg:y="9.656cm">
            <text:p/>
          </draw:circle>
          <draw:circle draw:style-name="gr4" draw:text-style-name="P1" draw:layer="BOARD Layer" svg:width="0.473cm" svg:height="0.473cm" svg:x="24.764cm" svg:y="9.657cm">
            <text:p/>
          </draw:circle>
          <draw:circle draw:style-name="gr4" draw:text-style-name="P1" draw:layer="BOARD Layer" svg:width="0.473cm" svg:height="0.473cm" svg:x="25.763cm" svg:y="8.656cm">
            <text:p/>
          </draw:circle>
          <draw:circle draw:style-name="gr4" draw:text-style-name="P1" draw:layer="BOARD Layer" svg:width="0.473cm" svg:height="0.473cm" svg:x="26.764cm" svg:y="8.657cm">
            <text:p/>
          </draw:circle>
          <draw:circle draw:style-name="gr4" draw:text-style-name="P1" draw:layer="BOARD Layer" svg:width="0.473cm" svg:height="0.473cm" svg:x="25.763cm" svg:y="9.656cm">
            <text:p/>
          </draw:circle>
          <draw:circle draw:style-name="gr4" draw:text-style-name="P1" draw:layer="BOARD Layer" svg:width="0.473cm" svg:height="0.473cm" svg:x="26.764cm" svg:y="9.657cm">
            <text:p/>
          </draw:circle>
          <draw:circle draw:style-name="gr4" draw:text-style-name="P1" draw:layer="BOARD Layer" svg:width="0.473cm" svg:height="0.473cm" svg:x="27.763cm" svg:y="2.756cm">
            <text:p/>
          </draw:circle>
          <draw:circle draw:style-name="gr4" draw:text-style-name="P1" draw:layer="BOARD Layer" svg:width="0.473cm" svg:height="0.473cm" svg:x="28.764cm" svg:y="2.757cm">
            <text:p/>
          </draw:circle>
          <draw:circle draw:style-name="gr4" draw:text-style-name="P1" draw:layer="BOARD Layer" svg:width="0.473cm" svg:height="0.473cm" svg:x="27.763cm" svg:y="3.756cm">
            <text:p/>
          </draw:circle>
          <draw:circle draw:style-name="gr4" draw:text-style-name="P1" draw:layer="BOARD Layer" svg:width="0.473cm" svg:height="0.473cm" svg:x="28.764cm" svg:y="3.757cm">
            <text:p/>
          </draw:circle>
          <draw:circle draw:style-name="gr4" draw:text-style-name="P1" draw:layer="BOARD Layer" svg:width="0.473cm" svg:height="0.473cm" svg:x="29.763cm" svg:y="2.756cm">
            <text:p/>
          </draw:circle>
          <draw:circle draw:style-name="gr4" draw:text-style-name="P1" draw:layer="BOARD Layer" svg:width="0.473cm" svg:height="0.473cm" svg:x="30.764cm" svg:y="2.757cm">
            <text:p/>
          </draw:circle>
          <draw:circle draw:style-name="gr4" draw:text-style-name="P1" draw:layer="BOARD Layer" svg:width="0.473cm" svg:height="0.473cm" svg:x="29.763cm" svg:y="3.756cm">
            <text:p/>
          </draw:circle>
          <draw:circle draw:style-name="gr4" draw:text-style-name="P1" draw:layer="BOARD Layer" svg:width="0.473cm" svg:height="0.473cm" svg:x="30.764cm" svg:y="3.757cm">
            <text:p/>
          </draw:circle>
          <draw:circle draw:style-name="gr4" draw:text-style-name="P1" draw:layer="BOARD Layer" svg:width="0.473cm" svg:height="0.473cm" svg:x="27.763cm" svg:y="4.656cm">
            <text:p/>
          </draw:circle>
          <draw:circle draw:style-name="gr4" draw:text-style-name="P1" draw:layer="BOARD Layer" svg:width="0.473cm" svg:height="0.473cm" svg:x="28.764cm" svg:y="4.657cm">
            <text:p/>
          </draw:circle>
          <draw:circle draw:style-name="gr4" draw:text-style-name="P1" draw:layer="BOARD Layer" svg:width="0.473cm" svg:height="0.473cm" svg:x="27.763cm" svg:y="5.656cm">
            <text:p/>
          </draw:circle>
          <draw:circle draw:style-name="gr4" draw:text-style-name="P1" draw:layer="BOARD Layer" svg:width="0.473cm" svg:height="0.473cm" svg:x="28.764cm" svg:y="5.657cm">
            <text:p/>
          </draw:circle>
          <draw:circle draw:style-name="gr4" draw:text-style-name="P1" draw:layer="BOARD Layer" svg:width="0.473cm" svg:height="0.473cm" svg:x="29.763cm" svg:y="4.656cm">
            <text:p/>
          </draw:circle>
          <draw:circle draw:style-name="gr4" draw:text-style-name="P1" draw:layer="BOARD Layer" svg:width="0.473cm" svg:height="0.473cm" svg:x="30.764cm" svg:y="4.657cm">
            <text:p/>
          </draw:circle>
          <draw:circle draw:style-name="gr4" draw:text-style-name="P1" draw:layer="BOARD Layer" svg:width="0.473cm" svg:height="0.473cm" svg:x="29.763cm" svg:y="5.656cm">
            <text:p/>
          </draw:circle>
          <draw:circle draw:style-name="gr4" draw:text-style-name="P1" draw:layer="BOARD Layer" svg:width="0.473cm" svg:height="0.473cm" svg:x="30.764cm" svg:y="5.657cm">
            <text:p/>
          </draw:circle>
          <draw:circle draw:style-name="gr4" draw:text-style-name="P1" draw:layer="BOARD Layer" svg:width="0.473cm" svg:height="0.473cm" svg:x="31.763cm" svg:y="2.756cm">
            <text:p/>
          </draw:circle>
          <draw:circle draw:style-name="gr4" draw:text-style-name="P1" draw:layer="BOARD Layer" svg:width="0.473cm" svg:height="0.473cm" svg:x="32.764cm" svg:y="2.757cm">
            <text:p/>
          </draw:circle>
          <draw:circle draw:style-name="gr4" draw:text-style-name="P1" draw:layer="BOARD Layer" svg:width="0.473cm" svg:height="0.473cm" svg:x="31.763cm" svg:y="3.756cm">
            <text:p/>
          </draw:circle>
          <draw:circle draw:style-name="gr4" draw:text-style-name="P1" draw:layer="BOARD Layer" svg:width="0.473cm" svg:height="0.473cm" svg:x="32.764cm" svg:y="3.757cm">
            <text:p/>
          </draw:circle>
          <draw:circle draw:style-name="gr4" draw:text-style-name="P1" draw:layer="BOARD Layer" svg:width="0.473cm" svg:height="0.473cm" svg:x="33.763cm" svg:y="2.756cm">
            <text:p/>
          </draw:circle>
          <draw:circle draw:style-name="gr4" draw:text-style-name="P1" draw:layer="BOARD Layer" svg:width="0.473cm" svg:height="0.473cm" svg:x="34.764cm" svg:y="2.757cm">
            <text:p/>
          </draw:circle>
          <draw:circle draw:style-name="gr4" draw:text-style-name="P1" draw:layer="BOARD Layer" svg:width="0.473cm" svg:height="0.473cm" svg:x="33.763cm" svg:y="3.756cm">
            <text:p/>
          </draw:circle>
          <draw:circle draw:style-name="gr4" draw:text-style-name="P1" draw:layer="BOARD Layer" svg:width="0.473cm" svg:height="0.473cm" svg:x="34.764cm" svg:y="3.757cm">
            <text:p/>
          </draw:circle>
          <draw:circle draw:style-name="gr4" draw:text-style-name="P1" draw:layer="BOARD Layer" svg:width="0.473cm" svg:height="0.473cm" svg:x="31.763cm" svg:y="4.656cm">
            <text:p/>
          </draw:circle>
          <draw:circle draw:style-name="gr4" draw:text-style-name="P1" draw:layer="BOARD Layer" svg:width="0.473cm" svg:height="0.473cm" svg:x="32.764cm" svg:y="4.657cm">
            <text:p/>
          </draw:circle>
          <draw:circle draw:style-name="gr4" draw:text-style-name="P1" draw:layer="BOARD Layer" svg:width="0.473cm" svg:height="0.473cm" svg:x="31.763cm" svg:y="5.656cm">
            <text:p/>
          </draw:circle>
          <draw:circle draw:style-name="gr4" draw:text-style-name="P1" draw:layer="BOARD Layer" svg:width="0.473cm" svg:height="0.473cm" svg:x="32.764cm" svg:y="5.657cm">
            <text:p/>
          </draw:circle>
          <draw:circle draw:style-name="gr4" draw:text-style-name="P1" draw:layer="BOARD Layer" svg:width="0.473cm" svg:height="0.473cm" svg:x="33.763cm" svg:y="4.656cm">
            <text:p/>
          </draw:circle>
          <draw:circle draw:style-name="gr4" draw:text-style-name="P1" draw:layer="BOARD Layer" svg:width="0.473cm" svg:height="0.473cm" svg:x="34.764cm" svg:y="4.657cm">
            <text:p/>
          </draw:circle>
          <draw:circle draw:style-name="gr4" draw:text-style-name="P1" draw:layer="BOARD Layer" svg:width="0.473cm" svg:height="0.473cm" svg:x="33.763cm" svg:y="5.656cm">
            <text:p/>
          </draw:circle>
          <draw:circle draw:style-name="gr4" draw:text-style-name="P1" draw:layer="BOARD Layer" svg:width="0.473cm" svg:height="0.473cm" svg:x="34.764cm" svg:y="5.657cm">
            <text:p/>
          </draw:circle>
          <draw:circle draw:style-name="gr4" draw:text-style-name="P1" draw:layer="BOARD Layer" svg:width="0.473cm" svg:height="0.473cm" svg:x="27.763cm" svg:y="6.756cm">
            <text:p/>
          </draw:circle>
          <draw:circle draw:style-name="gr4" draw:text-style-name="P1" draw:layer="BOARD Layer" svg:width="0.473cm" svg:height="0.473cm" svg:x="28.764cm" svg:y="6.757cm">
            <text:p/>
          </draw:circle>
          <draw:circle draw:style-name="gr4" draw:text-style-name="P1" draw:layer="BOARD Layer" svg:width="0.473cm" svg:height="0.473cm" svg:x="27.763cm" svg:y="7.756cm">
            <text:p/>
          </draw:circle>
          <draw:circle draw:style-name="gr4" draw:text-style-name="P1" draw:layer="BOARD Layer" svg:width="0.473cm" svg:height="0.473cm" svg:x="28.764cm" svg:y="7.757cm">
            <text:p/>
          </draw:circle>
          <draw:circle draw:style-name="gr4" draw:text-style-name="P1" draw:layer="BOARD Layer" svg:width="0.473cm" svg:height="0.473cm" svg:x="29.763cm" svg:y="6.756cm">
            <text:p/>
          </draw:circle>
          <draw:circle draw:style-name="gr4" draw:text-style-name="P1" draw:layer="BOARD Layer" svg:width="0.473cm" svg:height="0.473cm" svg:x="30.764cm" svg:y="6.757cm">
            <text:p/>
          </draw:circle>
          <draw:circle draw:style-name="gr4" draw:text-style-name="P1" draw:layer="BOARD Layer" svg:width="0.473cm" svg:height="0.473cm" svg:x="29.763cm" svg:y="7.756cm">
            <text:p/>
          </draw:circle>
          <draw:circle draw:style-name="gr4" draw:text-style-name="P1" draw:layer="BOARD Layer" svg:width="0.473cm" svg:height="0.473cm" svg:x="30.764cm" svg:y="7.757cm">
            <text:p/>
          </draw:circle>
          <draw:circle draw:style-name="gr4" draw:text-style-name="P1" draw:layer="BOARD Layer" svg:width="0.473cm" svg:height="0.473cm" svg:x="27.763cm" svg:y="8.656cm">
            <text:p/>
          </draw:circle>
          <draw:circle draw:style-name="gr4" draw:text-style-name="P1" draw:layer="BOARD Layer" svg:width="0.473cm" svg:height="0.473cm" svg:x="28.764cm" svg:y="8.657cm">
            <text:p/>
          </draw:circle>
          <draw:circle draw:style-name="gr4" draw:text-style-name="P1" draw:layer="BOARD Layer" svg:width="0.473cm" svg:height="0.473cm" svg:x="27.763cm" svg:y="9.656cm">
            <text:p/>
          </draw:circle>
          <draw:circle draw:style-name="gr4" draw:text-style-name="P1" draw:layer="BOARD Layer" svg:width="0.473cm" svg:height="0.473cm" svg:x="28.764cm" svg:y="9.657cm">
            <text:p/>
          </draw:circle>
          <draw:circle draw:style-name="gr4" draw:text-style-name="P1" draw:layer="BOARD Layer" svg:width="0.473cm" svg:height="0.473cm" svg:x="29.763cm" svg:y="8.656cm">
            <text:p/>
          </draw:circle>
          <draw:circle draw:style-name="gr4" draw:text-style-name="P1" draw:layer="BOARD Layer" svg:width="0.473cm" svg:height="0.473cm" svg:x="30.764cm" svg:y="8.657cm">
            <text:p/>
          </draw:circle>
          <draw:circle draw:style-name="gr4" draw:text-style-name="P1" draw:layer="BOARD Layer" svg:width="0.473cm" svg:height="0.473cm" svg:x="29.763cm" svg:y="9.656cm">
            <text:p/>
          </draw:circle>
          <draw:circle draw:style-name="gr4" draw:text-style-name="P1" draw:layer="BOARD Layer" svg:width="0.473cm" svg:height="0.473cm" svg:x="30.764cm" svg:y="9.657cm">
            <text:p/>
          </draw:circle>
          <draw:circle draw:style-name="gr4" draw:text-style-name="P1" draw:layer="BOARD Layer" svg:width="0.473cm" svg:height="0.473cm" svg:x="31.763cm" svg:y="6.756cm">
            <text:p/>
          </draw:circle>
          <draw:circle draw:style-name="gr4" draw:text-style-name="P1" draw:layer="BOARD Layer" svg:width="0.473cm" svg:height="0.473cm" svg:x="32.764cm" svg:y="6.757cm">
            <text:p/>
          </draw:circle>
          <draw:circle draw:style-name="gr4" draw:text-style-name="P1" draw:layer="BOARD Layer" svg:width="0.473cm" svg:height="0.473cm" svg:x="31.763cm" svg:y="7.756cm">
            <text:p/>
          </draw:circle>
          <draw:circle draw:style-name="gr4" draw:text-style-name="P1" draw:layer="BOARD Layer" svg:width="0.473cm" svg:height="0.473cm" svg:x="32.764cm" svg:y="7.757cm">
            <text:p/>
          </draw:circle>
          <draw:circle draw:style-name="gr4" draw:text-style-name="P1" draw:layer="BOARD Layer" svg:width="0.473cm" svg:height="0.473cm" svg:x="33.763cm" svg:y="6.756cm">
            <text:p/>
          </draw:circle>
          <draw:circle draw:style-name="gr4" draw:text-style-name="P1" draw:layer="BOARD Layer" svg:width="0.473cm" svg:height="0.473cm" svg:x="34.764cm" svg:y="6.757cm">
            <text:p/>
          </draw:circle>
          <draw:circle draw:style-name="gr4" draw:text-style-name="P1" draw:layer="BOARD Layer" svg:width="0.473cm" svg:height="0.473cm" svg:x="33.763cm" svg:y="7.756cm">
            <text:p/>
          </draw:circle>
          <draw:circle draw:style-name="gr4" draw:text-style-name="P1" draw:layer="BOARD Layer" svg:width="0.473cm" svg:height="0.473cm" svg:x="34.764cm" svg:y="7.757cm">
            <text:p/>
          </draw:circle>
          <draw:circle draw:style-name="gr4" draw:text-style-name="P1" draw:layer="BOARD Layer" svg:width="0.473cm" svg:height="0.473cm" svg:x="31.763cm" svg:y="8.656cm">
            <text:p/>
          </draw:circle>
          <draw:circle draw:style-name="gr4" draw:text-style-name="P1" draw:layer="BOARD Layer" svg:width="0.473cm" svg:height="0.473cm" svg:x="32.764cm" svg:y="8.657cm">
            <text:p/>
          </draw:circle>
          <draw:circle draw:style-name="gr4" draw:text-style-name="P1" draw:layer="BOARD Layer" svg:width="0.473cm" svg:height="0.473cm" svg:x="31.763cm" svg:y="9.656cm">
            <text:p/>
          </draw:circle>
          <draw:circle draw:style-name="gr4" draw:text-style-name="P1" draw:layer="BOARD Layer" svg:width="0.473cm" svg:height="0.473cm" svg:x="32.764cm" svg:y="9.657cm">
            <text:p/>
          </draw:circle>
          <draw:circle draw:style-name="gr4" draw:text-style-name="P1" draw:layer="BOARD Layer" svg:width="0.473cm" svg:height="0.473cm" svg:x="33.763cm" svg:y="8.656cm">
            <text:p/>
          </draw:circle>
          <draw:circle draw:style-name="gr4" draw:text-style-name="P1" draw:layer="BOARD Layer" svg:width="0.473cm" svg:height="0.473cm" svg:x="34.764cm" svg:y="8.657cm">
            <text:p/>
          </draw:circle>
          <draw:circle draw:style-name="gr4" draw:text-style-name="P1" draw:layer="BOARD Layer" svg:width="0.473cm" svg:height="0.473cm" svg:x="33.763cm" svg:y="9.656cm">
            <text:p/>
          </draw:circle>
          <draw:circle draw:style-name="gr4" draw:text-style-name="P1" draw:layer="BOARD Layer" svg:width="0.473cm" svg:height="0.473cm" svg:x="34.764cm" svg:y="9.657cm">
            <text:p/>
          </draw:circle>
          <draw:circle draw:style-name="gr4" draw:text-style-name="P1" draw:layer="BOARD Layer" svg:width="0.473cm" svg:height="0.473cm" svg:x="19.763cm" svg:y="10.756cm">
            <text:p/>
          </draw:circle>
          <draw:circle draw:style-name="gr4" draw:text-style-name="P1" draw:layer="BOARD Layer" svg:width="0.473cm" svg:height="0.473cm" svg:x="20.764cm" svg:y="10.757cm">
            <text:p/>
          </draw:circle>
          <draw:circle draw:style-name="gr4" draw:text-style-name="P1" draw:layer="BOARD Layer" svg:width="0.473cm" svg:height="0.473cm" svg:x="19.763cm" svg:y="11.756cm">
            <text:p/>
          </draw:circle>
          <draw:circle draw:style-name="gr4" draw:text-style-name="P1" draw:layer="BOARD Layer" svg:width="0.473cm" svg:height="0.473cm" svg:x="20.764cm" svg:y="11.757cm">
            <text:p/>
          </draw:circle>
          <draw:circle draw:style-name="gr4" draw:text-style-name="P1" draw:layer="BOARD Layer" svg:width="0.473cm" svg:height="0.473cm" svg:x="21.763cm" svg:y="10.756cm">
            <text:p/>
          </draw:circle>
          <draw:circle draw:style-name="gr4" draw:text-style-name="P1" draw:layer="BOARD Layer" svg:width="0.473cm" svg:height="0.473cm" svg:x="22.764cm" svg:y="10.757cm">
            <text:p/>
          </draw:circle>
          <draw:circle draw:style-name="gr4" draw:text-style-name="P1" draw:layer="BOARD Layer" svg:width="0.473cm" svg:height="0.473cm" svg:x="21.763cm" svg:y="11.756cm">
            <text:p/>
          </draw:circle>
          <draw:circle draw:style-name="gr4" draw:text-style-name="P1" draw:layer="BOARD Layer" svg:width="0.473cm" svg:height="0.473cm" svg:x="22.764cm" svg:y="11.757cm">
            <text:p/>
          </draw:circle>
          <draw:circle draw:style-name="gr4" draw:text-style-name="P1" draw:layer="BOARD Layer" svg:width="0.473cm" svg:height="0.473cm" svg:x="19.763cm" svg:y="12.656cm">
            <text:p/>
          </draw:circle>
          <draw:circle draw:style-name="gr4" draw:text-style-name="P1" draw:layer="BOARD Layer" svg:width="0.473cm" svg:height="0.473cm" svg:x="20.764cm" svg:y="12.657cm">
            <text:p/>
          </draw:circle>
          <draw:circle draw:style-name="gr4" draw:text-style-name="P1" draw:layer="BOARD Layer" svg:width="0.473cm" svg:height="0.473cm" svg:x="19.763cm" svg:y="13.656cm">
            <text:p/>
          </draw:circle>
          <draw:circle draw:style-name="gr4" draw:text-style-name="P1" draw:layer="BOARD Layer" svg:width="0.473cm" svg:height="0.473cm" svg:x="20.764cm" svg:y="13.657cm">
            <text:p/>
          </draw:circle>
          <draw:circle draw:style-name="gr4" draw:text-style-name="P1" draw:layer="BOARD Layer" svg:width="0.473cm" svg:height="0.473cm" svg:x="21.763cm" svg:y="12.656cm">
            <text:p/>
          </draw:circle>
          <draw:circle draw:style-name="gr4" draw:text-style-name="P1" draw:layer="BOARD Layer" svg:width="0.473cm" svg:height="0.473cm" svg:x="22.764cm" svg:y="12.657cm">
            <text:p/>
          </draw:circle>
          <draw:circle draw:style-name="gr4" draw:text-style-name="P1" draw:layer="BOARD Layer" svg:width="0.473cm" svg:height="0.473cm" svg:x="21.763cm" svg:y="13.656cm">
            <text:p/>
          </draw:circle>
          <draw:circle draw:style-name="gr4" draw:text-style-name="P1" draw:layer="BOARD Layer" svg:width="0.473cm" svg:height="0.473cm" svg:x="22.764cm" svg:y="13.657cm">
            <text:p/>
          </draw:circle>
          <draw:circle draw:style-name="gr4" draw:text-style-name="P1" draw:layer="BOARD Layer" svg:width="0.473cm" svg:height="0.473cm" svg:x="23.763cm" svg:y="10.756cm">
            <text:p/>
          </draw:circle>
          <draw:circle draw:style-name="gr4" draw:text-style-name="P1" draw:layer="BOARD Layer" svg:width="0.473cm" svg:height="0.473cm" svg:x="24.764cm" svg:y="10.757cm">
            <text:p/>
          </draw:circle>
          <draw:circle draw:style-name="gr4" draw:text-style-name="P1" draw:layer="BOARD Layer" svg:width="0.473cm" svg:height="0.473cm" svg:x="23.763cm" svg:y="11.756cm">
            <text:p/>
          </draw:circle>
          <draw:circle draw:style-name="gr4" draw:text-style-name="P1" draw:layer="BOARD Layer" svg:width="0.473cm" svg:height="0.473cm" svg:x="24.764cm" svg:y="11.757cm">
            <text:p/>
          </draw:circle>
          <draw:circle draw:style-name="gr4" draw:text-style-name="P1" draw:layer="BOARD Layer" svg:width="0.473cm" svg:height="0.473cm" svg:x="25.763cm" svg:y="10.756cm">
            <text:p/>
          </draw:circle>
          <draw:circle draw:style-name="gr4" draw:text-style-name="P1" draw:layer="BOARD Layer" svg:width="0.473cm" svg:height="0.473cm" svg:x="26.764cm" svg:y="10.757cm">
            <text:p/>
          </draw:circle>
          <draw:circle draw:style-name="gr4" draw:text-style-name="P1" draw:layer="BOARD Layer" svg:width="0.473cm" svg:height="0.473cm" svg:x="25.763cm" svg:y="11.756cm">
            <text:p/>
          </draw:circle>
          <draw:circle draw:style-name="gr4" draw:text-style-name="P1" draw:layer="BOARD Layer" svg:width="0.473cm" svg:height="0.473cm" svg:x="26.764cm" svg:y="11.757cm">
            <text:p/>
          </draw:circle>
          <draw:circle draw:style-name="gr4" draw:text-style-name="P1" draw:layer="BOARD Layer" svg:width="0.473cm" svg:height="0.473cm" svg:x="23.763cm" svg:y="12.656cm">
            <text:p/>
          </draw:circle>
          <draw:circle draw:style-name="gr4" draw:text-style-name="P1" draw:layer="BOARD Layer" svg:width="0.473cm" svg:height="0.473cm" svg:x="24.764cm" svg:y="12.657cm">
            <text:p/>
          </draw:circle>
          <draw:circle draw:style-name="gr4" draw:text-style-name="P1" draw:layer="BOARD Layer" svg:width="0.473cm" svg:height="0.473cm" svg:x="23.763cm" svg:y="13.656cm">
            <text:p/>
          </draw:circle>
          <draw:circle draw:style-name="gr4" draw:text-style-name="P1" draw:layer="BOARD Layer" svg:width="0.473cm" svg:height="0.473cm" svg:x="24.764cm" svg:y="13.657cm">
            <text:p/>
          </draw:circle>
          <draw:circle draw:style-name="gr4" draw:text-style-name="P1" draw:layer="BOARD Layer" svg:width="0.473cm" svg:height="0.473cm" svg:x="25.763cm" svg:y="12.656cm">
            <text:p/>
          </draw:circle>
          <draw:circle draw:style-name="gr4" draw:text-style-name="P1" draw:layer="BOARD Layer" svg:width="0.473cm" svg:height="0.473cm" svg:x="26.764cm" svg:y="12.657cm">
            <text:p/>
          </draw:circle>
          <draw:circle draw:style-name="gr4" draw:text-style-name="P1" draw:layer="BOARD Layer" svg:width="0.473cm" svg:height="0.473cm" svg:x="25.763cm" svg:y="13.656cm">
            <text:p/>
          </draw:circle>
          <draw:circle draw:style-name="gr4" draw:text-style-name="P1" draw:layer="BOARD Layer" svg:width="0.473cm" svg:height="0.473cm" svg:x="26.764cm" svg:y="13.657cm">
            <text:p/>
          </draw:circle>
          <draw:circle draw:style-name="gr4" draw:text-style-name="P1" draw:layer="BOARD Layer" svg:width="0.473cm" svg:height="0.473cm" svg:x="19.763cm" svg:y="14.756cm">
            <text:p/>
          </draw:circle>
          <draw:circle draw:style-name="gr4" draw:text-style-name="P1" draw:layer="BOARD Layer" svg:width="0.473cm" svg:height="0.473cm" svg:x="20.764cm" svg:y="14.757cm">
            <text:p/>
          </draw:circle>
          <draw:circle draw:style-name="gr4" draw:text-style-name="P1" draw:layer="BOARD Layer" svg:width="0.473cm" svg:height="0.473cm" svg:x="19.763cm" svg:y="15.756cm">
            <text:p/>
          </draw:circle>
          <draw:circle draw:style-name="gr4" draw:text-style-name="P1" draw:layer="BOARD Layer" svg:width="0.473cm" svg:height="0.473cm" svg:x="20.764cm" svg:y="15.757cm">
            <text:p/>
          </draw:circle>
          <draw:circle draw:style-name="gr4" draw:text-style-name="P1" draw:layer="BOARD Layer" svg:width="0.473cm" svg:height="0.473cm" svg:x="21.763cm" svg:y="14.756cm">
            <text:p/>
          </draw:circle>
          <draw:circle draw:style-name="gr4" draw:text-style-name="P1" draw:layer="BOARD Layer" svg:width="0.473cm" svg:height="0.473cm" svg:x="22.764cm" svg:y="14.757cm">
            <text:p/>
          </draw:circle>
          <draw:circle draw:style-name="gr4" draw:text-style-name="P1" draw:layer="BOARD Layer" svg:width="0.473cm" svg:height="0.473cm" svg:x="21.763cm" svg:y="15.756cm">
            <text:p/>
          </draw:circle>
          <draw:circle draw:style-name="gr4" draw:text-style-name="P1" draw:layer="BOARD Layer" svg:width="0.473cm" svg:height="0.473cm" svg:x="22.764cm" svg:y="15.757cm">
            <text:p/>
          </draw:circle>
          <draw:circle draw:style-name="gr4" draw:text-style-name="P1" draw:layer="BOARD Layer" svg:width="0.473cm" svg:height="0.473cm" svg:x="19.763cm" svg:y="16.656cm">
            <text:p/>
          </draw:circle>
          <draw:circle draw:style-name="gr4" draw:text-style-name="P1" draw:layer="BOARD Layer" svg:width="0.473cm" svg:height="0.473cm" svg:x="20.764cm" svg:y="16.657cm">
            <text:p/>
          </draw:circle>
          <draw:circle draw:style-name="gr4" draw:text-style-name="P1" draw:layer="BOARD Layer" svg:width="0.473cm" svg:height="0.473cm" svg:x="19.763cm" svg:y="17.656cm">
            <text:p/>
          </draw:circle>
          <draw:circle draw:style-name="gr4" draw:text-style-name="P1" draw:layer="BOARD Layer" svg:width="0.473cm" svg:height="0.473cm" svg:x="20.764cm" svg:y="17.657cm">
            <text:p/>
          </draw:circle>
          <draw:circle draw:style-name="gr4" draw:text-style-name="P1" draw:layer="BOARD Layer" svg:width="0.473cm" svg:height="0.473cm" svg:x="21.763cm" svg:y="16.656cm">
            <text:p/>
          </draw:circle>
          <draw:circle draw:style-name="gr4" draw:text-style-name="P1" draw:layer="BOARD Layer" svg:width="0.473cm" svg:height="0.473cm" svg:x="22.764cm" svg:y="16.657cm">
            <text:p/>
          </draw:circle>
          <draw:circle draw:style-name="gr4" draw:text-style-name="P1" draw:layer="BOARD Layer" svg:width="0.473cm" svg:height="0.473cm" svg:x="21.763cm" svg:y="17.656cm">
            <text:p/>
          </draw:circle>
          <draw:circle draw:style-name="gr4" draw:text-style-name="P1" draw:layer="BOARD Layer" svg:width="0.473cm" svg:height="0.473cm" svg:x="22.764cm" svg:y="17.657cm">
            <text:p/>
          </draw:circle>
          <draw:circle draw:style-name="gr4" draw:text-style-name="P1" draw:layer="BOARD Layer" svg:width="0.473cm" svg:height="0.473cm" svg:x="23.763cm" svg:y="14.756cm">
            <text:p/>
          </draw:circle>
          <draw:circle draw:style-name="gr4" draw:text-style-name="P1" draw:layer="BOARD Layer" svg:width="0.473cm" svg:height="0.473cm" svg:x="24.764cm" svg:y="14.757cm">
            <text:p/>
          </draw:circle>
          <draw:circle draw:style-name="gr4" draw:text-style-name="P1" draw:layer="BOARD Layer" svg:width="0.473cm" svg:height="0.473cm" svg:x="23.763cm" svg:y="15.756cm">
            <text:p/>
          </draw:circle>
          <draw:circle draw:style-name="gr4" draw:text-style-name="P1" draw:layer="BOARD Layer" svg:width="0.473cm" svg:height="0.473cm" svg:x="24.764cm" svg:y="15.757cm">
            <text:p/>
          </draw:circle>
          <draw:circle draw:style-name="gr4" draw:text-style-name="P1" draw:layer="BOARD Layer" svg:width="0.473cm" svg:height="0.473cm" svg:x="25.763cm" svg:y="14.756cm">
            <text:p/>
          </draw:circle>
          <draw:circle draw:style-name="gr4" draw:text-style-name="P1" draw:layer="BOARD Layer" svg:width="0.473cm" svg:height="0.473cm" svg:x="26.764cm" svg:y="14.757cm">
            <text:p/>
          </draw:circle>
          <draw:circle draw:style-name="gr4" draw:text-style-name="P1" draw:layer="BOARD Layer" svg:width="0.473cm" svg:height="0.473cm" svg:x="25.763cm" svg:y="15.756cm">
            <text:p/>
          </draw:circle>
          <draw:circle draw:style-name="gr4" draw:text-style-name="P1" draw:layer="BOARD Layer" svg:width="0.473cm" svg:height="0.473cm" svg:x="26.764cm" svg:y="15.757cm">
            <text:p/>
          </draw:circle>
          <draw:circle draw:style-name="gr4" draw:text-style-name="P1" draw:layer="BOARD Layer" svg:width="0.473cm" svg:height="0.473cm" svg:x="23.763cm" svg:y="16.656cm">
            <text:p/>
          </draw:circle>
          <draw:circle draw:style-name="gr4" draw:text-style-name="P1" draw:layer="BOARD Layer" svg:width="0.473cm" svg:height="0.473cm" svg:x="24.764cm" svg:y="16.657cm">
            <text:p/>
          </draw:circle>
          <draw:circle draw:style-name="gr4" draw:text-style-name="P1" draw:layer="BOARD Layer" svg:width="0.473cm" svg:height="0.473cm" svg:x="23.763cm" svg:y="17.656cm">
            <text:p/>
          </draw:circle>
          <draw:circle draw:style-name="gr4" draw:text-style-name="P1" draw:layer="BOARD Layer" svg:width="0.473cm" svg:height="0.473cm" svg:x="24.764cm" svg:y="17.657cm">
            <text:p/>
          </draw:circle>
          <draw:circle draw:style-name="gr4" draw:text-style-name="P1" draw:layer="BOARD Layer" svg:width="0.473cm" svg:height="0.473cm" svg:x="25.763cm" svg:y="16.656cm">
            <text:p/>
          </draw:circle>
          <draw:circle draw:style-name="gr4" draw:text-style-name="P1" draw:layer="BOARD Layer" svg:width="0.473cm" svg:height="0.473cm" svg:x="26.764cm" svg:y="16.657cm">
            <text:p/>
          </draw:circle>
          <draw:circle draw:style-name="gr4" draw:text-style-name="P1" draw:layer="BOARD Layer" svg:width="0.473cm" svg:height="0.473cm" svg:x="25.763cm" svg:y="17.656cm">
            <text:p/>
          </draw:circle>
          <draw:circle draw:style-name="gr4" draw:text-style-name="P1" draw:layer="BOARD Layer" svg:width="0.473cm" svg:height="0.473cm" svg:x="26.764cm" svg:y="17.657cm">
            <text:p/>
          </draw:circle>
          <draw:circle draw:style-name="gr4" draw:text-style-name="P1" draw:layer="BOARD Layer" svg:width="0.473cm" svg:height="0.473cm" svg:x="27.763cm" svg:y="10.756cm">
            <text:p/>
          </draw:circle>
          <draw:circle draw:style-name="gr4" draw:text-style-name="P1" draw:layer="BOARD Layer" svg:width="0.473cm" svg:height="0.473cm" svg:x="28.764cm" svg:y="10.757cm">
            <text:p/>
          </draw:circle>
          <draw:circle draw:style-name="gr4" draw:text-style-name="P1" draw:layer="BOARD Layer" svg:width="0.473cm" svg:height="0.473cm" svg:x="27.763cm" svg:y="11.756cm">
            <text:p/>
          </draw:circle>
          <draw:circle draw:style-name="gr4" draw:text-style-name="P1" draw:layer="BOARD Layer" svg:width="0.473cm" svg:height="0.473cm" svg:x="28.764cm" svg:y="11.757cm">
            <text:p/>
          </draw:circle>
          <draw:circle draw:style-name="gr4" draw:text-style-name="P1" draw:layer="BOARD Layer" svg:width="0.473cm" svg:height="0.473cm" svg:x="29.763cm" svg:y="10.756cm">
            <text:p/>
          </draw:circle>
          <draw:circle draw:style-name="gr4" draw:text-style-name="P1" draw:layer="BOARD Layer" svg:width="0.473cm" svg:height="0.473cm" svg:x="30.764cm" svg:y="10.757cm">
            <text:p/>
          </draw:circle>
          <draw:circle draw:style-name="gr4" draw:text-style-name="P1" draw:layer="BOARD Layer" svg:width="0.473cm" svg:height="0.473cm" svg:x="29.763cm" svg:y="11.756cm">
            <text:p/>
          </draw:circle>
          <draw:circle draw:style-name="gr4" draw:text-style-name="P1" draw:layer="BOARD Layer" svg:width="0.473cm" svg:height="0.473cm" svg:x="30.764cm" svg:y="11.757cm">
            <text:p/>
          </draw:circle>
          <draw:circle draw:style-name="gr4" draw:text-style-name="P1" draw:layer="BOARD Layer" svg:width="0.473cm" svg:height="0.473cm" svg:x="27.763cm" svg:y="12.656cm">
            <text:p/>
          </draw:circle>
          <draw:circle draw:style-name="gr4" draw:text-style-name="P1" draw:layer="BOARD Layer" svg:width="0.473cm" svg:height="0.473cm" svg:x="28.764cm" svg:y="12.657cm">
            <text:p/>
          </draw:circle>
          <draw:circle draw:style-name="gr4" draw:text-style-name="P1" draw:layer="BOARD Layer" svg:width="0.473cm" svg:height="0.473cm" svg:x="27.763cm" svg:y="13.656cm">
            <text:p/>
          </draw:circle>
          <draw:circle draw:style-name="gr4" draw:text-style-name="P1" draw:layer="BOARD Layer" svg:width="0.473cm" svg:height="0.473cm" svg:x="28.764cm" svg:y="13.657cm">
            <text:p/>
          </draw:circle>
          <draw:circle draw:style-name="gr4" draw:text-style-name="P1" draw:layer="BOARD Layer" svg:width="0.473cm" svg:height="0.473cm" svg:x="29.763cm" svg:y="12.656cm">
            <text:p/>
          </draw:circle>
          <draw:circle draw:style-name="gr4" draw:text-style-name="P1" draw:layer="BOARD Layer" svg:width="0.473cm" svg:height="0.473cm" svg:x="30.764cm" svg:y="12.657cm">
            <text:p/>
          </draw:circle>
          <draw:circle draw:style-name="gr4" draw:text-style-name="P1" draw:layer="BOARD Layer" svg:width="0.473cm" svg:height="0.473cm" svg:x="29.763cm" svg:y="13.656cm">
            <text:p/>
          </draw:circle>
          <draw:circle draw:style-name="gr4" draw:text-style-name="P1" draw:layer="BOARD Layer" svg:width="0.473cm" svg:height="0.473cm" svg:x="30.764cm" svg:y="13.657cm">
            <text:p/>
          </draw:circle>
          <draw:circle draw:style-name="gr4" draw:text-style-name="P1" draw:layer="BOARD Layer" svg:width="0.473cm" svg:height="0.473cm" svg:x="31.763cm" svg:y="10.756cm">
            <text:p/>
          </draw:circle>
          <draw:circle draw:style-name="gr4" draw:text-style-name="P1" draw:layer="BOARD Layer" svg:width="0.473cm" svg:height="0.473cm" svg:x="32.764cm" svg:y="10.757cm">
            <text:p/>
          </draw:circle>
          <draw:circle draw:style-name="gr4" draw:text-style-name="P1" draw:layer="BOARD Layer" svg:width="0.473cm" svg:height="0.473cm" svg:x="31.763cm" svg:y="11.756cm">
            <text:p/>
          </draw:circle>
          <draw:circle draw:style-name="gr4" draw:text-style-name="P1" draw:layer="BOARD Layer" svg:width="0.473cm" svg:height="0.473cm" svg:x="32.764cm" svg:y="11.757cm">
            <text:p/>
          </draw:circle>
          <draw:circle draw:style-name="gr4" draw:text-style-name="P1" draw:layer="BOARD Layer" svg:width="0.473cm" svg:height="0.473cm" svg:x="33.763cm" svg:y="10.756cm">
            <text:p/>
          </draw:circle>
          <draw:circle draw:style-name="gr4" draw:text-style-name="P1" draw:layer="BOARD Layer" svg:width="0.473cm" svg:height="0.473cm" svg:x="34.764cm" svg:y="10.757cm">
            <text:p/>
          </draw:circle>
          <draw:circle draw:style-name="gr4" draw:text-style-name="P1" draw:layer="BOARD Layer" svg:width="0.473cm" svg:height="0.473cm" svg:x="33.763cm" svg:y="11.756cm">
            <text:p/>
          </draw:circle>
          <draw:circle draw:style-name="gr4" draw:text-style-name="P1" draw:layer="BOARD Layer" svg:width="0.473cm" svg:height="0.473cm" svg:x="34.764cm" svg:y="11.757cm">
            <text:p/>
          </draw:circle>
          <draw:circle draw:style-name="gr4" draw:text-style-name="P1" draw:layer="BOARD Layer" svg:width="0.473cm" svg:height="0.473cm" svg:x="31.763cm" svg:y="12.656cm">
            <text:p/>
          </draw:circle>
          <draw:circle draw:style-name="gr4" draw:text-style-name="P1" draw:layer="BOARD Layer" svg:width="0.473cm" svg:height="0.473cm" svg:x="32.764cm" svg:y="12.657cm">
            <text:p/>
          </draw:circle>
          <draw:circle draw:style-name="gr4" draw:text-style-name="P1" draw:layer="BOARD Layer" svg:width="0.473cm" svg:height="0.473cm" svg:x="31.763cm" svg:y="13.656cm">
            <text:p/>
          </draw:circle>
          <draw:circle draw:style-name="gr4" draw:text-style-name="P1" draw:layer="BOARD Layer" svg:width="0.473cm" svg:height="0.473cm" svg:x="32.764cm" svg:y="13.657cm">
            <text:p/>
          </draw:circle>
          <draw:circle draw:style-name="gr4" draw:text-style-name="P1" draw:layer="BOARD Layer" svg:width="0.473cm" svg:height="0.473cm" svg:x="33.763cm" svg:y="12.656cm">
            <text:p/>
          </draw:circle>
          <draw:circle draw:style-name="gr4" draw:text-style-name="P1" draw:layer="BOARD Layer" svg:width="0.473cm" svg:height="0.473cm" svg:x="34.764cm" svg:y="12.657cm">
            <text:p/>
          </draw:circle>
          <draw:circle draw:style-name="gr4" draw:text-style-name="P1" draw:layer="BOARD Layer" svg:width="0.473cm" svg:height="0.473cm" svg:x="33.763cm" svg:y="13.656cm">
            <text:p/>
          </draw:circle>
          <draw:circle draw:style-name="gr4" draw:text-style-name="P1" draw:layer="BOARD Layer" svg:width="0.473cm" svg:height="0.473cm" svg:x="34.764cm" svg:y="13.657cm">
            <text:p/>
          </draw:circle>
          <draw:circle draw:style-name="gr4" draw:text-style-name="P1" draw:layer="BOARD Layer" svg:width="0.473cm" svg:height="0.473cm" svg:x="27.763cm" svg:y="14.756cm">
            <text:p/>
          </draw:circle>
          <draw:circle draw:style-name="gr4" draw:text-style-name="P1" draw:layer="BOARD Layer" svg:width="0.473cm" svg:height="0.473cm" svg:x="28.764cm" svg:y="14.757cm">
            <text:p/>
          </draw:circle>
          <draw:circle draw:style-name="gr4" draw:text-style-name="P1" draw:layer="BOARD Layer" svg:width="0.473cm" svg:height="0.473cm" svg:x="27.763cm" svg:y="15.756cm">
            <text:p/>
          </draw:circle>
          <draw:circle draw:style-name="gr4" draw:text-style-name="P1" draw:layer="BOARD Layer" svg:width="0.473cm" svg:height="0.473cm" svg:x="28.764cm" svg:y="15.757cm">
            <text:p/>
          </draw:circle>
          <draw:circle draw:style-name="gr4" draw:text-style-name="P1" draw:layer="BOARD Layer" svg:width="0.473cm" svg:height="0.473cm" svg:x="29.763cm" svg:y="14.756cm">
            <text:p/>
          </draw:circle>
          <draw:circle draw:style-name="gr4" draw:text-style-name="P1" draw:layer="BOARD Layer" svg:width="0.473cm" svg:height="0.473cm" svg:x="30.764cm" svg:y="14.757cm">
            <text:p/>
          </draw:circle>
          <draw:circle draw:style-name="gr4" draw:text-style-name="P1" draw:layer="BOARD Layer" svg:width="0.473cm" svg:height="0.473cm" svg:x="29.763cm" svg:y="15.756cm">
            <text:p/>
          </draw:circle>
          <draw:circle draw:style-name="gr4" draw:text-style-name="P1" draw:layer="BOARD Layer" svg:width="0.473cm" svg:height="0.473cm" svg:x="30.764cm" svg:y="15.757cm">
            <text:p/>
          </draw:circle>
          <draw:circle draw:style-name="gr4" draw:text-style-name="P1" draw:layer="BOARD Layer" svg:width="0.473cm" svg:height="0.473cm" svg:x="27.763cm" svg:y="16.656cm">
            <text:p/>
          </draw:circle>
          <draw:circle draw:style-name="gr4" draw:text-style-name="P1" draw:layer="BOARD Layer" svg:width="0.473cm" svg:height="0.473cm" svg:x="28.764cm" svg:y="16.657cm">
            <text:p/>
          </draw:circle>
          <draw:circle draw:style-name="gr4" draw:text-style-name="P1" draw:layer="BOARD Layer" svg:width="0.473cm" svg:height="0.473cm" svg:x="27.763cm" svg:y="17.656cm">
            <text:p/>
          </draw:circle>
          <draw:circle draw:style-name="gr4" draw:text-style-name="P1" draw:layer="BOARD Layer" svg:width="0.473cm" svg:height="0.473cm" svg:x="28.764cm" svg:y="17.657cm">
            <text:p/>
          </draw:circle>
          <draw:circle draw:style-name="gr4" draw:text-style-name="P1" draw:layer="BOARD Layer" svg:width="0.473cm" svg:height="0.473cm" svg:x="29.763cm" svg:y="16.656cm">
            <text:p/>
          </draw:circle>
          <draw:circle draw:style-name="gr4" draw:text-style-name="P1" draw:layer="BOARD Layer" svg:width="0.473cm" svg:height="0.473cm" svg:x="30.764cm" svg:y="16.657cm">
            <text:p/>
          </draw:circle>
          <draw:circle draw:style-name="gr4" draw:text-style-name="P1" draw:layer="BOARD Layer" svg:width="0.473cm" svg:height="0.473cm" svg:x="29.763cm" svg:y="17.656cm">
            <text:p/>
          </draw:circle>
          <draw:circle draw:style-name="gr4" draw:text-style-name="P1" draw:layer="BOARD Layer" svg:width="0.473cm" svg:height="0.473cm" svg:x="30.764cm" svg:y="17.657cm">
            <text:p/>
          </draw:circle>
          <draw:circle draw:style-name="gr4" draw:text-style-name="P1" draw:layer="BOARD Layer" svg:width="0.473cm" svg:height="0.473cm" svg:x="31.763cm" svg:y="14.756cm">
            <text:p/>
          </draw:circle>
          <draw:circle draw:style-name="gr4" draw:text-style-name="P1" draw:layer="BOARD Layer" svg:width="0.473cm" svg:height="0.473cm" svg:x="32.764cm" svg:y="14.757cm">
            <text:p/>
          </draw:circle>
          <draw:circle draw:style-name="gr4" draw:text-style-name="P1" draw:layer="BOARD Layer" svg:width="0.473cm" svg:height="0.473cm" svg:x="31.763cm" svg:y="15.756cm">
            <text:p/>
          </draw:circle>
          <draw:circle draw:style-name="gr4" draw:text-style-name="P1" draw:layer="BOARD Layer" svg:width="0.473cm" svg:height="0.473cm" svg:x="32.764cm" svg:y="15.757cm">
            <text:p/>
          </draw:circle>
          <draw:circle draw:style-name="gr4" draw:text-style-name="P1" draw:layer="BOARD Layer" svg:width="0.473cm" svg:height="0.473cm" svg:x="33.763cm" svg:y="14.756cm">
            <text:p/>
          </draw:circle>
          <draw:circle draw:style-name="gr4" draw:text-style-name="P1" draw:layer="BOARD Layer" svg:width="0.473cm" svg:height="0.473cm" svg:x="34.764cm" svg:y="14.757cm">
            <text:p/>
          </draw:circle>
          <draw:circle draw:style-name="gr4" draw:text-style-name="P1" draw:layer="BOARD Layer" svg:width="0.473cm" svg:height="0.473cm" svg:x="33.763cm" svg:y="15.756cm">
            <text:p/>
          </draw:circle>
          <draw:circle draw:style-name="gr4" draw:text-style-name="P1" draw:layer="BOARD Layer" svg:width="0.473cm" svg:height="0.473cm" svg:x="34.764cm" svg:y="15.757cm">
            <text:p/>
          </draw:circle>
          <draw:circle draw:style-name="gr4" draw:text-style-name="P1" draw:layer="BOARD Layer" svg:width="0.473cm" svg:height="0.473cm" svg:x="31.763cm" svg:y="16.656cm">
            <text:p/>
          </draw:circle>
          <draw:circle draw:style-name="gr4" draw:text-style-name="P1" draw:layer="BOARD Layer" svg:width="0.473cm" svg:height="0.473cm" svg:x="32.764cm" svg:y="16.657cm">
            <text:p/>
          </draw:circle>
          <draw:circle draw:style-name="gr4" draw:text-style-name="P1" draw:layer="BOARD Layer" svg:width="0.473cm" svg:height="0.473cm" svg:x="31.763cm" svg:y="17.656cm">
            <text:p/>
          </draw:circle>
          <draw:circle draw:style-name="gr4" draw:text-style-name="P1" draw:layer="BOARD Layer" svg:width="0.473cm" svg:height="0.473cm" svg:x="32.764cm" svg:y="17.657cm">
            <text:p/>
          </draw:circle>
          <draw:circle draw:style-name="gr4" draw:text-style-name="P1" draw:layer="BOARD Layer" svg:width="0.473cm" svg:height="0.473cm" svg:x="33.763cm" svg:y="16.656cm">
            <text:p/>
          </draw:circle>
          <draw:circle draw:style-name="gr4" draw:text-style-name="P1" draw:layer="BOARD Layer" svg:width="0.473cm" svg:height="0.473cm" svg:x="34.764cm" svg:y="16.657cm">
            <text:p/>
          </draw:circle>
          <draw:circle draw:style-name="gr4" draw:text-style-name="P1" draw:layer="BOARD Layer" svg:width="0.473cm" svg:height="0.473cm" svg:x="33.763cm" svg:y="17.656cm">
            <text:p/>
          </draw:circle>
          <draw:circle draw:style-name="gr4" draw:text-style-name="P1" draw:layer="BOARD Layer" svg:width="0.473cm" svg:height="0.473cm" svg:x="34.764cm" svg:y="17.657cm">
            <text:p/>
          </draw:circle>
          <draw:circle draw:style-name="gr4" draw:text-style-name="P1" draw:layer="BOARD Layer" svg:width="0.473cm" svg:height="0.473cm" svg:x="19.763cm" svg:y="18.656cm">
            <text:p/>
          </draw:circle>
          <draw:circle draw:style-name="gr4" draw:text-style-name="P1" draw:layer="BOARD Layer" svg:width="0.473cm" svg:height="0.473cm" svg:x="20.764cm" svg:y="18.657cm">
            <text:p/>
          </draw:circle>
          <draw:circle draw:style-name="gr4" draw:text-style-name="P1" draw:layer="BOARD Layer" svg:width="0.473cm" svg:height="0.473cm" svg:x="19.763cm" svg:y="19.656cm">
            <text:p/>
          </draw:circle>
          <draw:circle draw:style-name="gr4" draw:text-style-name="P1" draw:layer="BOARD Layer" svg:width="0.473cm" svg:height="0.473cm" svg:x="20.764cm" svg:y="19.657cm">
            <text:p/>
          </draw:circle>
          <draw:circle draw:style-name="gr4" draw:text-style-name="P1" draw:layer="BOARD Layer" svg:width="0.473cm" svg:height="0.473cm" svg:x="21.763cm" svg:y="18.656cm">
            <text:p/>
          </draw:circle>
          <draw:circle draw:style-name="gr4" draw:text-style-name="P1" draw:layer="BOARD Layer" svg:width="0.473cm" svg:height="0.473cm" svg:x="22.764cm" svg:y="18.657cm">
            <text:p/>
          </draw:circle>
          <draw:circle draw:style-name="gr4" draw:text-style-name="P1" draw:layer="BOARD Layer" svg:width="0.473cm" svg:height="0.473cm" svg:x="21.763cm" svg:y="19.656cm">
            <text:p/>
          </draw:circle>
          <draw:circle draw:style-name="gr4" draw:text-style-name="P1" draw:layer="BOARD Layer" svg:width="0.473cm" svg:height="0.473cm" svg:x="22.764cm" svg:y="19.657cm">
            <text:p/>
          </draw:circle>
          <draw:circle draw:style-name="gr4" draw:text-style-name="P1" draw:layer="BOARD Layer" svg:width="0.473cm" svg:height="0.473cm" svg:x="19.763cm" svg:y="20.556cm">
            <text:p/>
          </draw:circle>
          <draw:circle draw:style-name="gr4" draw:text-style-name="P1" draw:layer="BOARD Layer" svg:width="0.473cm" svg:height="0.473cm" svg:x="20.764cm" svg:y="20.557cm">
            <text:p/>
          </draw:circle>
          <draw:circle draw:style-name="gr4" draw:text-style-name="P1" draw:layer="BOARD Layer" svg:width="0.473cm" svg:height="0.473cm" svg:x="19.763cm" svg:y="21.556cm">
            <text:p/>
          </draw:circle>
          <draw:circle draw:style-name="gr4" draw:text-style-name="P1" draw:layer="BOARD Layer" svg:width="0.473cm" svg:height="0.473cm" svg:x="20.764cm" svg:y="21.557cm">
            <text:p/>
          </draw:circle>
          <draw:circle draw:style-name="gr4" draw:text-style-name="P1" draw:layer="BOARD Layer" svg:width="0.473cm" svg:height="0.473cm" svg:x="21.763cm" svg:y="20.556cm">
            <text:p/>
          </draw:circle>
          <draw:circle draw:style-name="gr4" draw:text-style-name="P1" draw:layer="BOARD Layer" svg:width="0.473cm" svg:height="0.473cm" svg:x="22.764cm" svg:y="20.557cm">
            <text:p/>
          </draw:circle>
          <draw:circle draw:style-name="gr4" draw:text-style-name="P1" draw:layer="BOARD Layer" svg:width="0.473cm" svg:height="0.473cm" svg:x="21.763cm" svg:y="21.556cm">
            <text:p/>
          </draw:circle>
          <draw:circle draw:style-name="gr4" draw:text-style-name="P1" draw:layer="BOARD Layer" svg:width="0.473cm" svg:height="0.473cm" svg:x="22.764cm" svg:y="21.557cm">
            <text:p/>
          </draw:circle>
          <draw:circle draw:style-name="gr4" draw:text-style-name="P1" draw:layer="BOARD Layer" svg:width="0.473cm" svg:height="0.473cm" svg:x="23.763cm" svg:y="18.656cm">
            <text:p/>
          </draw:circle>
          <draw:circle draw:style-name="gr4" draw:text-style-name="P1" draw:layer="BOARD Layer" svg:width="0.473cm" svg:height="0.473cm" svg:x="24.764cm" svg:y="18.657cm">
            <text:p/>
          </draw:circle>
          <draw:circle draw:style-name="gr4" draw:text-style-name="P1" draw:layer="BOARD Layer" svg:width="0.473cm" svg:height="0.473cm" svg:x="23.763cm" svg:y="19.656cm">
            <text:p/>
          </draw:circle>
          <draw:circle draw:style-name="gr4" draw:text-style-name="P1" draw:layer="BOARD Layer" svg:width="0.473cm" svg:height="0.473cm" svg:x="24.764cm" svg:y="19.657cm">
            <text:p/>
          </draw:circle>
          <draw:circle draw:style-name="gr4" draw:text-style-name="P1" draw:layer="BOARD Layer" svg:width="0.473cm" svg:height="0.473cm" svg:x="25.763cm" svg:y="18.656cm">
            <text:p/>
          </draw:circle>
          <draw:circle draw:style-name="gr4" draw:text-style-name="P1" draw:layer="BOARD Layer" svg:width="0.473cm" svg:height="0.473cm" svg:x="26.764cm" svg:y="18.657cm">
            <text:p/>
          </draw:circle>
          <draw:circle draw:style-name="gr4" draw:text-style-name="P1" draw:layer="BOARD Layer" svg:width="0.473cm" svg:height="0.473cm" svg:x="25.763cm" svg:y="19.656cm">
            <text:p/>
          </draw:circle>
          <draw:circle draw:style-name="gr4" draw:text-style-name="P1" draw:layer="BOARD Layer" svg:width="0.473cm" svg:height="0.473cm" svg:x="26.764cm" svg:y="19.657cm">
            <text:p/>
          </draw:circle>
          <draw:circle draw:style-name="gr4" draw:text-style-name="P1" draw:layer="BOARD Layer" svg:width="0.473cm" svg:height="0.473cm" svg:x="23.763cm" svg:y="20.556cm">
            <text:p/>
          </draw:circle>
          <draw:circle draw:style-name="gr4" draw:text-style-name="P1" draw:layer="BOARD Layer" svg:width="0.473cm" svg:height="0.473cm" svg:x="24.764cm" svg:y="20.557cm">
            <text:p/>
          </draw:circle>
          <draw:circle draw:style-name="gr4" draw:text-style-name="P1" draw:layer="BOARD Layer" svg:width="0.473cm" svg:height="0.473cm" svg:x="23.763cm" svg:y="21.556cm">
            <text:p/>
          </draw:circle>
          <draw:circle draw:style-name="gr4" draw:text-style-name="P1" draw:layer="BOARD Layer" svg:width="0.473cm" svg:height="0.473cm" svg:x="24.764cm" svg:y="21.557cm">
            <text:p/>
          </draw:circle>
          <draw:circle draw:style-name="gr4" draw:text-style-name="P1" draw:layer="BOARD Layer" svg:width="0.473cm" svg:height="0.473cm" svg:x="25.763cm" svg:y="20.556cm">
            <text:p/>
          </draw:circle>
          <draw:circle draw:style-name="gr4" draw:text-style-name="P1" draw:layer="BOARD Layer" svg:width="0.473cm" svg:height="0.473cm" svg:x="26.764cm" svg:y="20.557cm">
            <text:p/>
          </draw:circle>
          <draw:circle draw:style-name="gr4" draw:text-style-name="P1" draw:layer="BOARD Layer" svg:width="0.473cm" svg:height="0.473cm" svg:x="25.763cm" svg:y="21.556cm">
            <text:p/>
          </draw:circle>
          <draw:circle draw:style-name="gr4" draw:text-style-name="P1" draw:layer="BOARD Layer" svg:width="0.473cm" svg:height="0.473cm" svg:x="26.764cm" svg:y="21.557cm">
            <text:p/>
          </draw:circle>
          <draw:circle draw:style-name="gr4" draw:text-style-name="P1" draw:layer="BOARD Layer" svg:width="0.473cm" svg:height="0.473cm" svg:x="19.763cm" svg:y="22.656cm">
            <text:p/>
          </draw:circle>
          <draw:circle draw:style-name="gr4" draw:text-style-name="P1" draw:layer="BOARD Layer" svg:width="0.473cm" svg:height="0.473cm" svg:x="20.764cm" svg:y="22.657cm">
            <text:p/>
          </draw:circle>
          <draw:circle draw:style-name="gr4" draw:text-style-name="P1" draw:layer="BOARD Layer" svg:width="0.473cm" svg:height="0.473cm" svg:x="19.763cm" svg:y="23.656cm">
            <text:p/>
          </draw:circle>
          <draw:circle draw:style-name="gr4" draw:text-style-name="P1" draw:layer="BOARD Layer" svg:width="0.473cm" svg:height="0.473cm" svg:x="20.764cm" svg:y="23.657cm">
            <text:p/>
          </draw:circle>
          <draw:circle draw:style-name="gr4" draw:text-style-name="P1" draw:layer="BOARD Layer" svg:width="0.473cm" svg:height="0.473cm" svg:x="21.763cm" svg:y="22.656cm">
            <text:p/>
          </draw:circle>
          <draw:circle draw:style-name="gr4" draw:text-style-name="P1" draw:layer="BOARD Layer" svg:width="0.473cm" svg:height="0.473cm" svg:x="22.764cm" svg:y="22.657cm">
            <text:p/>
          </draw:circle>
          <draw:circle draw:style-name="gr4" draw:text-style-name="P1" draw:layer="BOARD Layer" svg:width="0.473cm" svg:height="0.473cm" svg:x="21.763cm" svg:y="23.656cm">
            <text:p/>
          </draw:circle>
          <draw:circle draw:style-name="gr4" draw:text-style-name="P1" draw:layer="BOARD Layer" svg:width="0.473cm" svg:height="0.473cm" svg:x="22.764cm" svg:y="23.657cm">
            <text:p/>
          </draw:circle>
          <draw:circle draw:style-name="gr4" draw:text-style-name="P1" draw:layer="BOARD Layer" svg:width="0.473cm" svg:height="0.473cm" svg:x="19.763cm" svg:y="24.556cm">
            <text:p/>
          </draw:circle>
          <draw:circle draw:style-name="gr4" draw:text-style-name="P1" draw:layer="BOARD Layer" svg:width="0.473cm" svg:height="0.473cm" svg:x="20.764cm" svg:y="24.557cm">
            <text:p/>
          </draw:circle>
          <draw:circle draw:style-name="gr4" draw:text-style-name="P1" draw:layer="BOARD Layer" svg:width="0.473cm" svg:height="0.473cm" svg:x="21.763cm" svg:y="24.556cm">
            <text:p/>
          </draw:circle>
          <draw:circle draw:style-name="gr4" draw:text-style-name="P1" draw:layer="BOARD Layer" svg:width="0.473cm" svg:height="0.473cm" svg:x="22.764cm" svg:y="24.557cm">
            <text:p/>
          </draw:circle>
          <draw:circle draw:style-name="gr4" draw:text-style-name="P1" draw:layer="BOARD Layer" svg:width="0.473cm" svg:height="0.473cm" svg:x="23.763cm" svg:y="22.656cm">
            <text:p/>
          </draw:circle>
          <draw:circle draw:style-name="gr4" draw:text-style-name="P1" draw:layer="BOARD Layer" svg:width="0.473cm" svg:height="0.473cm" svg:x="24.764cm" svg:y="22.657cm">
            <text:p/>
          </draw:circle>
          <draw:circle draw:style-name="gr4" draw:text-style-name="P1" draw:layer="BOARD Layer" svg:width="0.473cm" svg:height="0.473cm" svg:x="23.763cm" svg:y="23.656cm">
            <text:p/>
          </draw:circle>
          <draw:circle draw:style-name="gr4" draw:text-style-name="P1" draw:layer="BOARD Layer" svg:width="0.473cm" svg:height="0.473cm" svg:x="24.764cm" svg:y="23.657cm">
            <text:p/>
          </draw:circle>
          <draw:circle draw:style-name="gr4" draw:text-style-name="P1" draw:layer="BOARD Layer" svg:width="0.473cm" svg:height="0.473cm" svg:x="25.763cm" svg:y="22.656cm">
            <text:p/>
          </draw:circle>
          <draw:circle draw:style-name="gr4" draw:text-style-name="P1" draw:layer="BOARD Layer" svg:width="0.473cm" svg:height="0.473cm" svg:x="26.764cm" svg:y="22.657cm">
            <text:p/>
          </draw:circle>
          <draw:circle draw:style-name="gr4" draw:text-style-name="P1" draw:layer="BOARD Layer" svg:width="0.473cm" svg:height="0.473cm" svg:x="25.763cm" svg:y="23.656cm">
            <text:p/>
          </draw:circle>
          <draw:circle draw:style-name="gr4" draw:text-style-name="P1" draw:layer="BOARD Layer" svg:width="0.473cm" svg:height="0.473cm" svg:x="26.764cm" svg:y="23.657cm">
            <text:p/>
          </draw:circle>
          <draw:circle draw:style-name="gr4" draw:text-style-name="P1" draw:layer="BOARD Layer" svg:width="0.473cm" svg:height="0.473cm" svg:x="23.763cm" svg:y="24.556cm">
            <text:p/>
          </draw:circle>
          <draw:circle draw:style-name="gr4" draw:text-style-name="P1" draw:layer="BOARD Layer" svg:width="0.473cm" svg:height="0.473cm" svg:x="24.764cm" svg:y="24.557cm">
            <text:p/>
          </draw:circle>
          <draw:circle draw:style-name="gr4" draw:text-style-name="P1" draw:layer="BOARD Layer" svg:width="0.473cm" svg:height="0.473cm" svg:x="23.763cm" svg:y="25.556cm">
            <text:p/>
          </draw:circle>
          <draw:circle draw:style-name="gr4" draw:text-style-name="P1" draw:layer="BOARD Layer" svg:width="0.473cm" svg:height="0.473cm" svg:x="24.764cm" svg:y="25.557cm">
            <text:p/>
          </draw:circle>
          <draw:circle draw:style-name="gr4" draw:text-style-name="P1" draw:layer="BOARD Layer" svg:width="0.473cm" svg:height="0.473cm" svg:x="25.763cm" svg:y="24.556cm">
            <text:p/>
          </draw:circle>
          <draw:circle draw:style-name="gr4" draw:text-style-name="P1" draw:layer="BOARD Layer" svg:width="0.473cm" svg:height="0.473cm" svg:x="26.764cm" svg:y="24.557cm">
            <text:p/>
          </draw:circle>
          <draw:circle draw:style-name="gr4" draw:text-style-name="P1" draw:layer="BOARD Layer" svg:width="0.473cm" svg:height="0.473cm" svg:x="25.763cm" svg:y="25.556cm">
            <text:p/>
          </draw:circle>
          <draw:circle draw:style-name="gr4" draw:text-style-name="P1" draw:layer="BOARD Layer" svg:width="0.473cm" svg:height="0.473cm" svg:x="26.764cm" svg:y="25.557cm">
            <text:p/>
          </draw:circle>
          <draw:circle draw:style-name="gr4" draw:text-style-name="P1" draw:layer="BOARD Layer" svg:width="0.473cm" svg:height="0.473cm" svg:x="27.763cm" svg:y="18.656cm">
            <text:p/>
          </draw:circle>
          <draw:circle draw:style-name="gr4" draw:text-style-name="P1" draw:layer="BOARD Layer" svg:width="0.473cm" svg:height="0.473cm" svg:x="28.764cm" svg:y="18.657cm">
            <text:p/>
          </draw:circle>
          <draw:circle draw:style-name="gr4" draw:text-style-name="P1" draw:layer="BOARD Layer" svg:width="0.473cm" svg:height="0.473cm" svg:x="27.763cm" svg:y="19.656cm">
            <text:p/>
          </draw:circle>
          <draw:circle draw:style-name="gr4" draw:text-style-name="P1" draw:layer="BOARD Layer" svg:width="0.473cm" svg:height="0.473cm" svg:x="28.764cm" svg:y="19.657cm">
            <text:p/>
          </draw:circle>
          <draw:circle draw:style-name="gr4" draw:text-style-name="P1" draw:layer="BOARD Layer" svg:width="0.473cm" svg:height="0.473cm" svg:x="29.763cm" svg:y="18.656cm">
            <text:p/>
          </draw:circle>
          <draw:circle draw:style-name="gr4" draw:text-style-name="P1" draw:layer="BOARD Layer" svg:width="0.473cm" svg:height="0.473cm" svg:x="30.764cm" svg:y="18.657cm">
            <text:p/>
          </draw:circle>
          <draw:circle draw:style-name="gr4" draw:text-style-name="P1" draw:layer="BOARD Layer" svg:width="0.473cm" svg:height="0.473cm" svg:x="29.763cm" svg:y="19.656cm">
            <text:p/>
          </draw:circle>
          <draw:circle draw:style-name="gr4" draw:text-style-name="P1" draw:layer="BOARD Layer" svg:width="0.473cm" svg:height="0.473cm" svg:x="30.764cm" svg:y="19.657cm">
            <text:p/>
          </draw:circle>
          <draw:circle draw:style-name="gr4" draw:text-style-name="P1" draw:layer="BOARD Layer" svg:width="0.473cm" svg:height="0.473cm" svg:x="27.763cm" svg:y="20.556cm">
            <text:p/>
          </draw:circle>
          <draw:circle draw:style-name="gr4" draw:text-style-name="P1" draw:layer="BOARD Layer" svg:width="0.473cm" svg:height="0.473cm" svg:x="28.764cm" svg:y="20.557cm">
            <text:p/>
          </draw:circle>
          <draw:circle draw:style-name="gr4" draw:text-style-name="P1" draw:layer="BOARD Layer" svg:width="0.473cm" svg:height="0.473cm" svg:x="27.763cm" svg:y="21.556cm">
            <text:p/>
          </draw:circle>
          <draw:circle draw:style-name="gr4" draw:text-style-name="P1" draw:layer="BOARD Layer" svg:width="0.473cm" svg:height="0.473cm" svg:x="28.764cm" svg:y="21.557cm">
            <text:p/>
          </draw:circle>
          <draw:circle draw:style-name="gr4" draw:text-style-name="P1" draw:layer="BOARD Layer" svg:width="0.473cm" svg:height="0.473cm" svg:x="29.763cm" svg:y="20.556cm">
            <text:p/>
          </draw:circle>
          <draw:circle draw:style-name="gr4" draw:text-style-name="P1" draw:layer="BOARD Layer" svg:width="0.473cm" svg:height="0.473cm" svg:x="30.764cm" svg:y="20.557cm">
            <text:p/>
          </draw:circle>
          <draw:circle draw:style-name="gr4" draw:text-style-name="P1" draw:layer="BOARD Layer" svg:width="0.473cm" svg:height="0.473cm" svg:x="29.763cm" svg:y="21.556cm">
            <text:p/>
          </draw:circle>
          <draw:circle draw:style-name="gr4" draw:text-style-name="P1" draw:layer="BOARD Layer" svg:width="0.473cm" svg:height="0.473cm" svg:x="30.764cm" svg:y="21.557cm">
            <text:p/>
          </draw:circle>
          <draw:circle draw:style-name="gr4" draw:text-style-name="P1" draw:layer="BOARD Layer" svg:width="0.473cm" svg:height="0.473cm" svg:x="31.763cm" svg:y="18.656cm">
            <text:p/>
          </draw:circle>
          <draw:circle draw:style-name="gr4" draw:text-style-name="P1" draw:layer="BOARD Layer" svg:width="0.473cm" svg:height="0.473cm" svg:x="32.764cm" svg:y="18.657cm">
            <text:p/>
          </draw:circle>
          <draw:circle draw:style-name="gr4" draw:text-style-name="P1" draw:layer="BOARD Layer" svg:width="0.473cm" svg:height="0.473cm" svg:x="31.763cm" svg:y="19.656cm">
            <text:p/>
          </draw:circle>
          <draw:circle draw:style-name="gr4" draw:text-style-name="P1" draw:layer="BOARD Layer" svg:width="0.473cm" svg:height="0.473cm" svg:x="32.764cm" svg:y="19.657cm">
            <text:p/>
          </draw:circle>
          <draw:circle draw:style-name="gr4" draw:text-style-name="P1" draw:layer="BOARD Layer" svg:width="0.473cm" svg:height="0.473cm" svg:x="33.763cm" svg:y="18.656cm">
            <text:p/>
          </draw:circle>
          <draw:circle draw:style-name="gr4" draw:text-style-name="P1" draw:layer="BOARD Layer" svg:width="0.473cm" svg:height="0.473cm" svg:x="34.764cm" svg:y="18.657cm">
            <text:p/>
          </draw:circle>
          <draw:circle draw:style-name="gr4" draw:text-style-name="P1" draw:layer="BOARD Layer" svg:width="0.473cm" svg:height="0.473cm" svg:x="33.763cm" svg:y="19.656cm">
            <text:p/>
          </draw:circle>
          <draw:circle draw:style-name="gr4" draw:text-style-name="P1" draw:layer="BOARD Layer" svg:width="0.473cm" svg:height="0.473cm" svg:x="34.764cm" svg:y="19.657cm">
            <text:p/>
          </draw:circle>
          <draw:circle draw:style-name="gr4" draw:text-style-name="P1" draw:layer="BOARD Layer" svg:width="0.473cm" svg:height="0.473cm" svg:x="31.763cm" svg:y="20.556cm">
            <text:p/>
          </draw:circle>
          <draw:circle draw:style-name="gr4" draw:text-style-name="P1" draw:layer="BOARD Layer" svg:width="0.473cm" svg:height="0.473cm" svg:x="32.764cm" svg:y="20.557cm">
            <text:p/>
          </draw:circle>
          <draw:circle draw:style-name="gr4" draw:text-style-name="P1" draw:layer="BOARD Layer" svg:width="0.473cm" svg:height="0.473cm" svg:x="31.763cm" svg:y="21.556cm">
            <text:p/>
          </draw:circle>
          <draw:circle draw:style-name="gr4" draw:text-style-name="P1" draw:layer="BOARD Layer" svg:width="0.473cm" svg:height="0.473cm" svg:x="32.764cm" svg:y="21.557cm">
            <text:p/>
          </draw:circle>
          <draw:circle draw:style-name="gr4" draw:text-style-name="P1" draw:layer="BOARD Layer" svg:width="0.473cm" svg:height="0.473cm" svg:x="33.763cm" svg:y="20.556cm">
            <text:p/>
          </draw:circle>
          <draw:circle draw:style-name="gr4" draw:text-style-name="P1" draw:layer="BOARD Layer" svg:width="0.473cm" svg:height="0.473cm" svg:x="34.764cm" svg:y="20.557cm">
            <text:p/>
          </draw:circle>
          <draw:circle draw:style-name="gr4" draw:text-style-name="P1" draw:layer="BOARD Layer" svg:width="0.473cm" svg:height="0.473cm" svg:x="33.763cm" svg:y="21.556cm">
            <text:p/>
          </draw:circle>
          <draw:circle draw:style-name="gr4" draw:text-style-name="P1" draw:layer="BOARD Layer" svg:width="0.473cm" svg:height="0.473cm" svg:x="34.764cm" svg:y="21.557cm">
            <text:p/>
          </draw:circle>
          <draw:circle draw:style-name="gr4" draw:text-style-name="P1" draw:layer="BOARD Layer" svg:width="0.473cm" svg:height="0.473cm" svg:x="27.763cm" svg:y="22.656cm">
            <text:p/>
          </draw:circle>
          <draw:circle draw:style-name="gr4" draw:text-style-name="P1" draw:layer="BOARD Layer" svg:width="0.473cm" svg:height="0.473cm" svg:x="28.764cm" svg:y="22.657cm">
            <text:p/>
          </draw:circle>
          <draw:circle draw:style-name="gr4" draw:text-style-name="P1" draw:layer="BOARD Layer" svg:width="0.473cm" svg:height="0.473cm" svg:x="27.763cm" svg:y="23.656cm">
            <text:p/>
          </draw:circle>
          <draw:circle draw:style-name="gr4" draw:text-style-name="P1" draw:layer="BOARD Layer" svg:width="0.473cm" svg:height="0.473cm" svg:x="28.764cm" svg:y="23.657cm">
            <text:p/>
          </draw:circle>
          <draw:circle draw:style-name="gr4" draw:text-style-name="P1" draw:layer="BOARD Layer" svg:width="0.473cm" svg:height="0.473cm" svg:x="29.763cm" svg:y="22.656cm">
            <text:p/>
          </draw:circle>
          <draw:circle draw:style-name="gr4" draw:text-style-name="P1" draw:layer="BOARD Layer" svg:width="0.473cm" svg:height="0.473cm" svg:x="30.764cm" svg:y="22.657cm">
            <text:p/>
          </draw:circle>
          <draw:circle draw:style-name="gr4" draw:text-style-name="P1" draw:layer="BOARD Layer" svg:width="0.473cm" svg:height="0.473cm" svg:x="29.763cm" svg:y="23.656cm">
            <text:p/>
          </draw:circle>
          <draw:circle draw:style-name="gr4" draw:text-style-name="P1" draw:layer="BOARD Layer" svg:width="0.473cm" svg:height="0.473cm" svg:x="30.764cm" svg:y="23.657cm">
            <text:p/>
          </draw:circle>
          <draw:circle draw:style-name="gr4" draw:text-style-name="P1" draw:layer="BOARD Layer" svg:width="0.473cm" svg:height="0.473cm" svg:x="27.763cm" svg:y="24.556cm">
            <text:p/>
          </draw:circle>
          <draw:circle draw:style-name="gr4" draw:text-style-name="P1" draw:layer="BOARD Layer" svg:width="0.473cm" svg:height="0.473cm" svg:x="28.764cm" svg:y="24.557cm">
            <text:p/>
          </draw:circle>
          <draw:circle draw:style-name="gr4" draw:text-style-name="P1" draw:layer="BOARD Layer" svg:width="0.473cm" svg:height="0.473cm" svg:x="27.763cm" svg:y="25.556cm">
            <text:p/>
          </draw:circle>
          <draw:circle draw:style-name="gr4" draw:text-style-name="P1" draw:layer="BOARD Layer" svg:width="0.473cm" svg:height="0.473cm" svg:x="28.764cm" svg:y="25.557cm">
            <text:p/>
          </draw:circle>
          <draw:circle draw:style-name="gr4" draw:text-style-name="P1" draw:layer="BOARD Layer" svg:width="0.473cm" svg:height="0.473cm" svg:x="29.763cm" svg:y="24.556cm">
            <text:p/>
          </draw:circle>
          <draw:circle draw:style-name="gr4" draw:text-style-name="P1" draw:layer="BOARD Layer" svg:width="0.473cm" svg:height="0.473cm" svg:x="30.764cm" svg:y="24.557cm">
            <text:p/>
          </draw:circle>
          <draw:circle draw:style-name="gr4" draw:text-style-name="P1" draw:layer="BOARD Layer" svg:width="0.473cm" svg:height="0.473cm" svg:x="29.763cm" svg:y="25.556cm">
            <text:p/>
          </draw:circle>
          <draw:circle draw:style-name="gr4" draw:text-style-name="P1" draw:layer="BOARD Layer" svg:width="0.473cm" svg:height="0.473cm" svg:x="30.764cm" svg:y="25.557cm">
            <text:p/>
          </draw:circle>
          <draw:circle draw:style-name="gr4" draw:text-style-name="P1" draw:layer="BOARD Layer" svg:width="0.473cm" svg:height="0.473cm" svg:x="31.763cm" svg:y="22.656cm">
            <text:p/>
          </draw:circle>
          <draw:circle draw:style-name="gr4" draw:text-style-name="P1" draw:layer="BOARD Layer" svg:width="0.473cm" svg:height="0.473cm" svg:x="32.764cm" svg:y="22.657cm">
            <text:p/>
          </draw:circle>
          <draw:circle draw:style-name="gr4" draw:text-style-name="P1" draw:layer="BOARD Layer" svg:width="0.473cm" svg:height="0.473cm" svg:x="31.763cm" svg:y="23.656cm">
            <text:p/>
          </draw:circle>
          <draw:circle draw:style-name="gr4" draw:text-style-name="P1" draw:layer="BOARD Layer" svg:width="0.473cm" svg:height="0.473cm" svg:x="32.764cm" svg:y="23.657cm">
            <text:p/>
          </draw:circle>
          <draw:circle draw:style-name="gr4" draw:text-style-name="P1" draw:layer="BOARD Layer" svg:width="0.473cm" svg:height="0.473cm" svg:x="33.763cm" svg:y="22.656cm">
            <text:p/>
          </draw:circle>
          <draw:circle draw:style-name="gr4" draw:text-style-name="P1" draw:layer="BOARD Layer" svg:width="0.473cm" svg:height="0.473cm" svg:x="34.764cm" svg:y="22.657cm">
            <text:p/>
          </draw:circle>
          <draw:circle draw:style-name="gr4" draw:text-style-name="P1" draw:layer="BOARD Layer" svg:width="0.473cm" svg:height="0.473cm" svg:x="33.763cm" svg:y="23.656cm">
            <text:p/>
          </draw:circle>
          <draw:circle draw:style-name="gr4" draw:text-style-name="P1" draw:layer="BOARD Layer" svg:width="0.473cm" svg:height="0.473cm" svg:x="34.764cm" svg:y="23.657cm">
            <text:p/>
          </draw:circle>
          <draw:circle draw:style-name="gr4" draw:text-style-name="P1" draw:layer="BOARD Layer" svg:width="0.473cm" svg:height="0.473cm" svg:x="31.763cm" svg:y="24.556cm">
            <text:p/>
          </draw:circle>
          <draw:circle draw:style-name="gr4" draw:text-style-name="P1" draw:layer="BOARD Layer" svg:width="0.473cm" svg:height="0.473cm" svg:x="32.764cm" svg:y="24.557cm">
            <text:p/>
          </draw:circle>
          <draw:circle draw:style-name="gr4" draw:text-style-name="P1" draw:layer="BOARD Layer" svg:width="0.473cm" svg:height="0.473cm" svg:x="31.763cm" svg:y="25.556cm">
            <text:p/>
          </draw:circle>
          <draw:circle draw:style-name="gr4" draw:text-style-name="P1" draw:layer="BOARD Layer" svg:width="0.473cm" svg:height="0.473cm" svg:x="32.764cm" svg:y="25.557cm">
            <text:p/>
          </draw:circle>
          <draw:circle draw:style-name="gr4" draw:text-style-name="P1" draw:layer="BOARD Layer" svg:width="0.473cm" svg:height="0.473cm" svg:x="33.763cm" svg:y="24.556cm">
            <text:p/>
          </draw:circle>
          <draw:circle draw:style-name="gr4" draw:text-style-name="P1" draw:layer="BOARD Layer" svg:width="0.473cm" svg:height="0.473cm" svg:x="34.764cm" svg:y="24.557cm">
            <text:p/>
          </draw:circle>
          <draw:circle draw:style-name="gr4" draw:text-style-name="P1" draw:layer="BOARD Layer" svg:width="0.473cm" svg:height="0.473cm" svg:x="33.763cm" svg:y="25.556cm">
            <text:p/>
          </draw:circle>
          <draw:circle draw:style-name="gr4" draw:text-style-name="P1" draw:layer="BOARD Layer" svg:width="0.473cm" svg:height="0.473cm" svg:x="34.764cm" svg:y="25.557cm">
            <text:p/>
          </draw:circle>
          <draw:circle draw:style-name="gr4" draw:text-style-name="P1" draw:layer="BOARD Layer" svg:width="0.473cm" svg:height="0.473cm" svg:x="26.764cm" svg:y="26.657cm">
            <text:p/>
          </draw:circle>
          <draw:circle draw:style-name="gr4" draw:text-style-name="P1" draw:layer="BOARD Layer" svg:width="0.473cm" svg:height="0.473cm" svg:x="27.763cm" svg:y="26.656cm">
            <text:p/>
          </draw:circle>
          <draw:circle draw:style-name="gr4" draw:text-style-name="P1" draw:layer="BOARD Layer" svg:width="0.473cm" svg:height="0.473cm" svg:x="28.764cm" svg:y="26.657cm">
            <text:p/>
          </draw:circle>
          <draw:circle draw:style-name="gr4" draw:text-style-name="P1" draw:layer="BOARD Layer" svg:width="0.473cm" svg:height="0.473cm" svg:x="28.764cm" svg:y="27.657cm">
            <text:p/>
          </draw:circle>
          <draw:circle draw:style-name="gr4" draw:text-style-name="P1" draw:layer="BOARD Layer" svg:width="0.473cm" svg:height="0.473cm" svg:x="29.763cm" svg:y="26.656cm">
            <text:p/>
          </draw:circle>
          <draw:circle draw:style-name="gr4" draw:text-style-name="P1" draw:layer="BOARD Layer" svg:width="0.473cm" svg:height="0.473cm" svg:x="30.764cm" svg:y="26.657cm">
            <text:p/>
          </draw:circle>
          <draw:circle draw:style-name="gr4" draw:text-style-name="P1" draw:layer="BOARD Layer" svg:width="0.473cm" svg:height="0.473cm" svg:x="29.763cm" svg:y="27.656cm">
            <text:p/>
          </draw:circle>
          <draw:circle draw:style-name="gr4" draw:text-style-name="P1" draw:layer="BOARD Layer" svg:width="0.473cm" svg:height="0.473cm" svg:x="30.764cm" svg:y="27.657cm">
            <text:p/>
          </draw:circle>
          <draw:circle draw:style-name="gr4" draw:text-style-name="P1" draw:layer="BOARD Layer" svg:width="0.473cm" svg:height="0.473cm" svg:x="31.763cm" svg:y="26.656cm">
            <text:p/>
          </draw:circle>
          <draw:circle draw:style-name="gr4" draw:text-style-name="P1" draw:layer="BOARD Layer" svg:width="0.473cm" svg:height="0.473cm" svg:x="32.764cm" svg:y="26.657cm">
            <text:p/>
          </draw:circle>
          <draw:circle draw:style-name="gr4" draw:text-style-name="P1" draw:layer="BOARD Layer" svg:width="0.473cm" svg:height="0.473cm" svg:x="31.763cm" svg:y="27.656cm">
            <text:p/>
          </draw:circle>
          <draw:circle draw:style-name="gr4" draw:text-style-name="P1" draw:layer="BOARD Layer" svg:width="0.473cm" svg:height="0.473cm" svg:x="32.764cm" svg:y="27.657cm">
            <text:p/>
          </draw:circle>
          <draw:circle draw:style-name="gr4" draw:text-style-name="P1" draw:layer="BOARD Layer" svg:width="0.473cm" svg:height="0.473cm" svg:x="33.763cm" svg:y="26.656cm">
            <text:p/>
          </draw:circle>
          <draw:circle draw:style-name="gr4" draw:text-style-name="P1" draw:layer="BOARD Layer" svg:width="0.473cm" svg:height="0.473cm" svg:x="34.764cm" svg:y="26.657cm">
            <text:p/>
          </draw:circle>
          <draw:circle draw:style-name="gr4" draw:text-style-name="P1" draw:layer="BOARD Layer" svg:width="0.473cm" svg:height="0.473cm" svg:x="33.763cm" svg:y="27.656cm">
            <text:p/>
          </draw:circle>
          <draw:circle draw:style-name="gr4" draw:text-style-name="P1" draw:layer="BOARD Layer" svg:width="0.473cm" svg:height="0.473cm" svg:x="34.764cm" svg:y="27.657cm">
            <text:p/>
          </draw:circle>
          <draw:circle draw:style-name="gr4" draw:text-style-name="P1" draw:layer="BOARD Layer" svg:width="0.473cm" svg:height="0.473cm" svg:x="31.763cm" svg:y="28.556cm">
            <text:p/>
          </draw:circle>
          <draw:circle draw:style-name="gr4" draw:text-style-name="P1" draw:layer="BOARD Layer" svg:width="0.473cm" svg:height="0.473cm" svg:x="32.764cm" svg:y="28.557cm">
            <text:p/>
          </draw:circle>
          <draw:circle draw:style-name="gr4" draw:text-style-name="P1" draw:layer="BOARD Layer" svg:width="0.473cm" svg:height="0.473cm" svg:x="33.763cm" svg:y="28.556cm">
            <text:p/>
          </draw:circle>
          <draw:circle draw:style-name="gr4" draw:text-style-name="P1" draw:layer="BOARD Layer" svg:width="0.473cm" svg:height="0.473cm" svg:x="34.764cm" svg:y="28.557cm">
            <text:p/>
          </draw:circle>
          <draw:circle draw:style-name="gr4" draw:text-style-name="P1" draw:layer="BOARD Layer" svg:width="0.473cm" svg:height="0.473cm" svg:x="35.663cm" svg:y="2.756cm">
            <text:p/>
          </draw:circle>
          <draw:circle draw:style-name="gr4" draw:text-style-name="P1" draw:layer="BOARD Layer" svg:width="0.473cm" svg:height="0.473cm" svg:x="36.664cm" svg:y="2.757cm">
            <text:p/>
          </draw:circle>
          <draw:circle draw:style-name="gr4" draw:text-style-name="P1" draw:layer="BOARD Layer" svg:width="0.473cm" svg:height="0.473cm" svg:x="35.663cm" svg:y="3.756cm">
            <text:p/>
          </draw:circle>
          <draw:circle draw:style-name="gr4" draw:text-style-name="P1" draw:layer="BOARD Layer" svg:width="0.473cm" svg:height="0.473cm" svg:x="36.664cm" svg:y="3.757cm">
            <text:p/>
          </draw:circle>
          <draw:circle draw:style-name="gr4" draw:text-style-name="P1" draw:layer="BOARD Layer" svg:width="0.473cm" svg:height="0.473cm" svg:x="37.663cm" svg:y="2.756cm">
            <text:p/>
          </draw:circle>
          <draw:circle draw:style-name="gr4" draw:text-style-name="P1" draw:layer="BOARD Layer" svg:width="0.473cm" svg:height="0.473cm" svg:x="38.664cm" svg:y="2.757cm">
            <text:p/>
          </draw:circle>
          <draw:circle draw:style-name="gr4" draw:text-style-name="P1" draw:layer="BOARD Layer" svg:width="0.473cm" svg:height="0.473cm" svg:x="37.663cm" svg:y="3.756cm">
            <text:p/>
          </draw:circle>
          <draw:circle draw:style-name="gr4" draw:text-style-name="P1" draw:layer="BOARD Layer" svg:width="0.473cm" svg:height="0.473cm" svg:x="38.664cm" svg:y="3.757cm">
            <text:p/>
          </draw:circle>
          <draw:circle draw:style-name="gr4" draw:text-style-name="P1" draw:layer="BOARD Layer" svg:width="0.473cm" svg:height="0.473cm" svg:x="35.663cm" svg:y="4.656cm">
            <text:p/>
          </draw:circle>
          <draw:circle draw:style-name="gr4" draw:text-style-name="P1" draw:layer="BOARD Layer" svg:width="0.473cm" svg:height="0.473cm" svg:x="36.664cm" svg:y="4.657cm">
            <text:p/>
          </draw:circle>
          <draw:circle draw:style-name="gr4" draw:text-style-name="P1" draw:layer="BOARD Layer" svg:width="0.473cm" svg:height="0.473cm" svg:x="35.663cm" svg:y="5.656cm">
            <text:p/>
          </draw:circle>
          <draw:circle draw:style-name="gr4" draw:text-style-name="P1" draw:layer="BOARD Layer" svg:width="0.473cm" svg:height="0.473cm" svg:x="36.664cm" svg:y="5.657cm">
            <text:p/>
          </draw:circle>
          <draw:circle draw:style-name="gr4" draw:text-style-name="P1" draw:layer="BOARD Layer" svg:width="0.473cm" svg:height="0.473cm" svg:x="37.663cm" svg:y="4.656cm">
            <text:p/>
          </draw:circle>
          <draw:circle draw:style-name="gr4" draw:text-style-name="P1" draw:layer="BOARD Layer" svg:width="0.473cm" svg:height="0.473cm" svg:x="38.664cm" svg:y="4.657cm">
            <text:p/>
          </draw:circle>
          <draw:circle draw:style-name="gr4" draw:text-style-name="P1" draw:layer="BOARD Layer" svg:width="0.473cm" svg:height="0.473cm" svg:x="37.663cm" svg:y="5.656cm">
            <text:p/>
          </draw:circle>
          <draw:circle draw:style-name="gr4" draw:text-style-name="P1" draw:layer="BOARD Layer" svg:width="0.473cm" svg:height="0.473cm" svg:x="38.664cm" svg:y="5.657cm">
            <text:p/>
          </draw:circle>
          <draw:circle draw:style-name="gr4" draw:text-style-name="P1" draw:layer="BOARD Layer" svg:width="0.473cm" svg:height="0.473cm" svg:x="39.663cm" svg:y="2.756cm">
            <text:p/>
          </draw:circle>
          <draw:circle draw:style-name="gr4" draw:text-style-name="P1" draw:layer="BOARD Layer" svg:width="0.473cm" svg:height="0.473cm" svg:x="40.664cm" svg:y="2.757cm">
            <text:p/>
          </draw:circle>
          <draw:circle draw:style-name="gr4" draw:text-style-name="P1" draw:layer="BOARD Layer" svg:width="0.473cm" svg:height="0.473cm" svg:x="39.663cm" svg:y="3.756cm">
            <text:p/>
          </draw:circle>
          <draw:circle draw:style-name="gr4" draw:text-style-name="P1" draw:layer="BOARD Layer" svg:width="0.473cm" svg:height="0.473cm" svg:x="40.664cm" svg:y="3.757cm">
            <text:p/>
          </draw:circle>
          <draw:circle draw:style-name="gr4" draw:text-style-name="P1" draw:layer="BOARD Layer" svg:width="0.473cm" svg:height="0.473cm" svg:x="41.663cm" svg:y="2.756cm">
            <text:p/>
          </draw:circle>
          <draw:circle draw:style-name="gr4" draw:text-style-name="P1" draw:layer="BOARD Layer" svg:width="0.473cm" svg:height="0.473cm" svg:x="42.664cm" svg:y="2.757cm">
            <text:p/>
          </draw:circle>
          <draw:circle draw:style-name="gr4" draw:text-style-name="P1" draw:layer="BOARD Layer" svg:width="0.473cm" svg:height="0.473cm" svg:x="41.663cm" svg:y="3.756cm">
            <text:p/>
          </draw:circle>
          <draw:circle draw:style-name="gr4" draw:text-style-name="P1" draw:layer="BOARD Layer" svg:width="0.473cm" svg:height="0.473cm" svg:x="42.664cm" svg:y="3.757cm">
            <text:p/>
          </draw:circle>
          <draw:circle draw:style-name="gr4" draw:text-style-name="P1" draw:layer="BOARD Layer" svg:width="0.473cm" svg:height="0.473cm" svg:x="39.663cm" svg:y="4.656cm">
            <text:p/>
          </draw:circle>
          <draw:circle draw:style-name="gr4" draw:text-style-name="P1" draw:layer="BOARD Layer" svg:width="0.473cm" svg:height="0.473cm" svg:x="40.664cm" svg:y="4.657cm">
            <text:p/>
          </draw:circle>
          <draw:circle draw:style-name="gr4" draw:text-style-name="P1" draw:layer="BOARD Layer" svg:width="0.473cm" svg:height="0.473cm" svg:x="39.663cm" svg:y="5.656cm">
            <text:p/>
          </draw:circle>
          <draw:circle draw:style-name="gr4" draw:text-style-name="P1" draw:layer="BOARD Layer" svg:width="0.473cm" svg:height="0.473cm" svg:x="40.664cm" svg:y="5.657cm">
            <text:p/>
          </draw:circle>
          <draw:circle draw:style-name="gr4" draw:text-style-name="P1" draw:layer="BOARD Layer" svg:width="0.473cm" svg:height="0.473cm" svg:x="41.663cm" svg:y="4.656cm">
            <text:p/>
          </draw:circle>
          <draw:circle draw:style-name="gr4" draw:text-style-name="P1" draw:layer="BOARD Layer" svg:width="0.473cm" svg:height="0.473cm" svg:x="42.664cm" svg:y="4.657cm">
            <text:p/>
          </draw:circle>
          <draw:circle draw:style-name="gr4" draw:text-style-name="P1" draw:layer="BOARD Layer" svg:width="0.473cm" svg:height="0.473cm" svg:x="41.663cm" svg:y="5.656cm">
            <text:p/>
          </draw:circle>
          <draw:circle draw:style-name="gr4" draw:text-style-name="P1" draw:layer="BOARD Layer" svg:width="0.473cm" svg:height="0.473cm" svg:x="42.664cm" svg:y="5.657cm">
            <text:p/>
          </draw:circle>
          <draw:circle draw:style-name="gr4" draw:text-style-name="P1" draw:layer="BOARD Layer" svg:width="0.473cm" svg:height="0.473cm" svg:x="35.663cm" svg:y="6.756cm">
            <text:p/>
          </draw:circle>
          <draw:circle draw:style-name="gr4" draw:text-style-name="P1" draw:layer="BOARD Layer" svg:width="0.473cm" svg:height="0.473cm" svg:x="36.664cm" svg:y="6.757cm">
            <text:p/>
          </draw:circle>
          <draw:circle draw:style-name="gr4" draw:text-style-name="P1" draw:layer="BOARD Layer" svg:width="0.473cm" svg:height="0.473cm" svg:x="35.663cm" svg:y="7.756cm">
            <text:p/>
          </draw:circle>
          <draw:circle draw:style-name="gr4" draw:text-style-name="P1" draw:layer="BOARD Layer" svg:width="0.473cm" svg:height="0.473cm" svg:x="36.664cm" svg:y="7.757cm">
            <text:p/>
          </draw:circle>
          <draw:circle draw:style-name="gr4" draw:text-style-name="P1" draw:layer="BOARD Layer" svg:width="0.473cm" svg:height="0.473cm" svg:x="37.663cm" svg:y="6.756cm">
            <text:p/>
          </draw:circle>
          <draw:circle draw:style-name="gr4" draw:text-style-name="P1" draw:layer="BOARD Layer" svg:width="0.473cm" svg:height="0.473cm" svg:x="38.664cm" svg:y="6.757cm">
            <text:p/>
          </draw:circle>
          <draw:circle draw:style-name="gr4" draw:text-style-name="P1" draw:layer="BOARD Layer" svg:width="0.473cm" svg:height="0.473cm" svg:x="37.663cm" svg:y="7.756cm">
            <text:p/>
          </draw:circle>
          <draw:circle draw:style-name="gr4" draw:text-style-name="P1" draw:layer="BOARD Layer" svg:width="0.473cm" svg:height="0.473cm" svg:x="38.664cm" svg:y="7.757cm">
            <text:p/>
          </draw:circle>
          <draw:circle draw:style-name="gr4" draw:text-style-name="P1" draw:layer="BOARD Layer" svg:width="0.473cm" svg:height="0.473cm" svg:x="35.663cm" svg:y="8.656cm">
            <text:p/>
          </draw:circle>
          <draw:circle draw:style-name="gr4" draw:text-style-name="P1" draw:layer="BOARD Layer" svg:width="0.473cm" svg:height="0.473cm" svg:x="36.664cm" svg:y="8.657cm">
            <text:p/>
          </draw:circle>
          <draw:circle draw:style-name="gr4" draw:text-style-name="P1" draw:layer="BOARD Layer" svg:width="0.473cm" svg:height="0.473cm" svg:x="35.663cm" svg:y="9.656cm">
            <text:p/>
          </draw:circle>
          <draw:circle draw:style-name="gr4" draw:text-style-name="P1" draw:layer="BOARD Layer" svg:width="0.473cm" svg:height="0.473cm" svg:x="36.664cm" svg:y="9.657cm">
            <text:p/>
          </draw:circle>
          <draw:circle draw:style-name="gr4" draw:text-style-name="P1" draw:layer="BOARD Layer" svg:width="0.473cm" svg:height="0.473cm" svg:x="37.663cm" svg:y="8.656cm">
            <text:p/>
          </draw:circle>
          <draw:circle draw:style-name="gr4" draw:text-style-name="P1" draw:layer="BOARD Layer" svg:width="0.473cm" svg:height="0.473cm" svg:x="38.664cm" svg:y="8.657cm">
            <text:p/>
          </draw:circle>
          <draw:circle draw:style-name="gr4" draw:text-style-name="P1" draw:layer="BOARD Layer" svg:width="0.473cm" svg:height="0.473cm" svg:x="37.663cm" svg:y="9.656cm">
            <text:p/>
          </draw:circle>
          <draw:circle draw:style-name="gr4" draw:text-style-name="P1" draw:layer="BOARD Layer" svg:width="0.473cm" svg:height="0.473cm" svg:x="38.664cm" svg:y="9.657cm">
            <text:p/>
          </draw:circle>
          <draw:circle draw:style-name="gr4" draw:text-style-name="P1" draw:layer="BOARD Layer" svg:width="0.473cm" svg:height="0.473cm" svg:x="39.663cm" svg:y="6.756cm">
            <text:p/>
          </draw:circle>
          <draw:circle draw:style-name="gr4" draw:text-style-name="P1" draw:layer="BOARD Layer" svg:width="0.473cm" svg:height="0.473cm" svg:x="40.664cm" svg:y="6.757cm">
            <text:p/>
          </draw:circle>
          <draw:circle draw:style-name="gr4" draw:text-style-name="P1" draw:layer="BOARD Layer" svg:width="0.473cm" svg:height="0.473cm" svg:x="39.663cm" svg:y="7.756cm">
            <text:p/>
          </draw:circle>
          <draw:circle draw:style-name="gr4" draw:text-style-name="P1" draw:layer="BOARD Layer" svg:width="0.473cm" svg:height="0.473cm" svg:x="40.664cm" svg:y="7.757cm">
            <text:p/>
          </draw:circle>
          <draw:circle draw:style-name="gr4" draw:text-style-name="P1" draw:layer="BOARD Layer" svg:width="0.473cm" svg:height="0.473cm" svg:x="41.663cm" svg:y="6.756cm">
            <text:p/>
          </draw:circle>
          <draw:circle draw:style-name="gr4" draw:text-style-name="P1" draw:layer="BOARD Layer" svg:width="0.473cm" svg:height="0.473cm" svg:x="42.664cm" svg:y="6.757cm">
            <text:p/>
          </draw:circle>
          <draw:circle draw:style-name="gr4" draw:text-style-name="P1" draw:layer="BOARD Layer" svg:width="0.473cm" svg:height="0.473cm" svg:x="41.663cm" svg:y="7.756cm">
            <text:p/>
          </draw:circle>
          <draw:circle draw:style-name="gr4" draw:text-style-name="P1" draw:layer="BOARD Layer" svg:width="0.473cm" svg:height="0.473cm" svg:x="42.664cm" svg:y="7.757cm">
            <text:p/>
          </draw:circle>
          <draw:circle draw:style-name="gr4" draw:text-style-name="P1" draw:layer="BOARD Layer" svg:width="0.473cm" svg:height="0.473cm" svg:x="39.663cm" svg:y="8.656cm">
            <text:p/>
          </draw:circle>
          <draw:circle draw:style-name="gr4" draw:text-style-name="P1" draw:layer="BOARD Layer" svg:width="0.473cm" svg:height="0.473cm" svg:x="40.664cm" svg:y="8.657cm">
            <text:p/>
          </draw:circle>
          <draw:circle draw:style-name="gr4" draw:text-style-name="P1" draw:layer="BOARD Layer" svg:width="0.473cm" svg:height="0.473cm" svg:x="39.663cm" svg:y="9.656cm">
            <text:p/>
          </draw:circle>
          <draw:circle draw:style-name="gr4" draw:text-style-name="P1" draw:layer="BOARD Layer" svg:width="0.473cm" svg:height="0.473cm" svg:x="40.664cm" svg:y="9.657cm">
            <text:p/>
          </draw:circle>
          <draw:circle draw:style-name="gr4" draw:text-style-name="P1" draw:layer="BOARD Layer" svg:width="0.473cm" svg:height="0.473cm" svg:x="41.663cm" svg:y="8.656cm">
            <text:p/>
          </draw:circle>
          <draw:circle draw:style-name="gr4" draw:text-style-name="P1" draw:layer="BOARD Layer" svg:width="0.473cm" svg:height="0.473cm" svg:x="42.664cm" svg:y="8.657cm">
            <text:p/>
          </draw:circle>
          <draw:circle draw:style-name="gr4" draw:text-style-name="P1" draw:layer="BOARD Layer" svg:width="0.473cm" svg:height="0.473cm" svg:x="41.663cm" svg:y="9.656cm">
            <text:p/>
          </draw:circle>
          <draw:circle draw:style-name="gr4" draw:text-style-name="P1" draw:layer="BOARD Layer" svg:width="0.473cm" svg:height="0.473cm" svg:x="42.664cm" svg:y="9.657cm">
            <text:p/>
          </draw:circle>
          <draw:circle draw:style-name="gr4" draw:text-style-name="P1" draw:layer="BOARD Layer" svg:width="0.473cm" svg:height="0.473cm" svg:x="35.663cm" svg:y="10.756cm">
            <text:p/>
          </draw:circle>
          <draw:circle draw:style-name="gr4" draw:text-style-name="P1" draw:layer="BOARD Layer" svg:width="0.473cm" svg:height="0.473cm" svg:x="36.664cm" svg:y="10.757cm">
            <text:p/>
          </draw:circle>
          <draw:circle draw:style-name="gr4" draw:text-style-name="P1" draw:layer="BOARD Layer" svg:width="0.473cm" svg:height="0.473cm" svg:x="35.663cm" svg:y="11.756cm">
            <text:p/>
          </draw:circle>
          <draw:circle draw:style-name="gr4" draw:text-style-name="P1" draw:layer="BOARD Layer" svg:width="0.473cm" svg:height="0.473cm" svg:x="36.664cm" svg:y="11.757cm">
            <text:p/>
          </draw:circle>
          <draw:circle draw:style-name="gr4" draw:text-style-name="P1" draw:layer="BOARD Layer" svg:width="0.473cm" svg:height="0.473cm" svg:x="37.663cm" svg:y="10.756cm">
            <text:p/>
          </draw:circle>
          <draw:circle draw:style-name="gr4" draw:text-style-name="P1" draw:layer="BOARD Layer" svg:width="0.473cm" svg:height="0.473cm" svg:x="38.664cm" svg:y="10.757cm">
            <text:p/>
          </draw:circle>
          <draw:circle draw:style-name="gr4" draw:text-style-name="P1" draw:layer="BOARD Layer" svg:width="0.473cm" svg:height="0.473cm" svg:x="37.663cm" svg:y="11.756cm">
            <text:p/>
          </draw:circle>
          <draw:circle draw:style-name="gr4" draw:text-style-name="P1" draw:layer="BOARD Layer" svg:width="0.473cm" svg:height="0.473cm" svg:x="38.664cm" svg:y="11.757cm">
            <text:p/>
          </draw:circle>
          <draw:circle draw:style-name="gr4" draw:text-style-name="P1" draw:layer="BOARD Layer" svg:width="0.473cm" svg:height="0.473cm" svg:x="35.663cm" svg:y="12.656cm">
            <text:p/>
          </draw:circle>
          <draw:circle draw:style-name="gr4" draw:text-style-name="P1" draw:layer="BOARD Layer" svg:width="0.473cm" svg:height="0.473cm" svg:x="36.664cm" svg:y="12.657cm">
            <text:p/>
          </draw:circle>
          <draw:circle draw:style-name="gr4" draw:text-style-name="P1" draw:layer="BOARD Layer" svg:width="0.473cm" svg:height="0.473cm" svg:x="35.663cm" svg:y="13.656cm">
            <text:p/>
          </draw:circle>
          <draw:circle draw:style-name="gr4" draw:text-style-name="P1" draw:layer="BOARD Layer" svg:width="0.473cm" svg:height="0.473cm" svg:x="36.664cm" svg:y="13.657cm">
            <text:p/>
          </draw:circle>
          <draw:circle draw:style-name="gr4" draw:text-style-name="P1" draw:layer="BOARD Layer" svg:width="0.473cm" svg:height="0.473cm" svg:x="37.663cm" svg:y="12.656cm">
            <text:p/>
          </draw:circle>
          <draw:circle draw:style-name="gr4" draw:text-style-name="P1" draw:layer="BOARD Layer" svg:width="0.473cm" svg:height="0.473cm" svg:x="38.664cm" svg:y="12.657cm">
            <text:p/>
          </draw:circle>
          <draw:circle draw:style-name="gr4" draw:text-style-name="P1" draw:layer="BOARD Layer" svg:width="0.473cm" svg:height="0.473cm" svg:x="37.663cm" svg:y="13.656cm">
            <text:p/>
          </draw:circle>
          <draw:circle draw:style-name="gr4" draw:text-style-name="P1" draw:layer="BOARD Layer" svg:width="0.473cm" svg:height="0.473cm" svg:x="38.664cm" svg:y="13.657cm">
            <text:p/>
          </draw:circle>
          <draw:circle draw:style-name="gr4" draw:text-style-name="P1" draw:layer="BOARD Layer" svg:width="0.473cm" svg:height="0.473cm" svg:x="39.663cm" svg:y="10.756cm">
            <text:p/>
          </draw:circle>
          <draw:circle draw:style-name="gr4" draw:text-style-name="P1" draw:layer="BOARD Layer" svg:width="0.473cm" svg:height="0.473cm" svg:x="40.664cm" svg:y="10.757cm">
            <text:p/>
          </draw:circle>
          <draw:circle draw:style-name="gr4" draw:text-style-name="P1" draw:layer="BOARD Layer" svg:width="0.473cm" svg:height="0.473cm" svg:x="39.663cm" svg:y="11.756cm">
            <text:p/>
          </draw:circle>
          <draw:circle draw:style-name="gr4" draw:text-style-name="P1" draw:layer="BOARD Layer" svg:width="0.473cm" svg:height="0.473cm" svg:x="40.664cm" svg:y="11.757cm">
            <text:p/>
          </draw:circle>
          <draw:circle draw:style-name="gr4" draw:text-style-name="P1" draw:layer="BOARD Layer" svg:width="0.473cm" svg:height="0.473cm" svg:x="41.663cm" svg:y="10.756cm">
            <text:p/>
          </draw:circle>
          <draw:circle draw:style-name="gr4" draw:text-style-name="P1" draw:layer="BOARD Layer" svg:width="0.473cm" svg:height="0.473cm" svg:x="42.664cm" svg:y="10.757cm">
            <text:p/>
          </draw:circle>
          <draw:circle draw:style-name="gr4" draw:text-style-name="P1" draw:layer="BOARD Layer" svg:width="0.473cm" svg:height="0.473cm" svg:x="41.663cm" svg:y="11.756cm">
            <text:p/>
          </draw:circle>
          <draw:circle draw:style-name="gr4" draw:text-style-name="P1" draw:layer="BOARD Layer" svg:width="0.473cm" svg:height="0.473cm" svg:x="42.664cm" svg:y="11.757cm">
            <text:p/>
          </draw:circle>
          <draw:circle draw:style-name="gr4" draw:text-style-name="P1" draw:layer="BOARD Layer" svg:width="0.473cm" svg:height="0.473cm" svg:x="39.663cm" svg:y="12.656cm">
            <text:p/>
          </draw:circle>
          <draw:circle draw:style-name="gr4" draw:text-style-name="P1" draw:layer="BOARD Layer" svg:width="0.473cm" svg:height="0.473cm" svg:x="40.664cm" svg:y="12.657cm">
            <text:p/>
          </draw:circle>
          <draw:circle draw:style-name="gr4" draw:text-style-name="P1" draw:layer="BOARD Layer" svg:width="0.473cm" svg:height="0.473cm" svg:x="39.663cm" svg:y="13.656cm">
            <text:p/>
          </draw:circle>
          <draw:circle draw:style-name="gr4" draw:text-style-name="P1" draw:layer="BOARD Layer" svg:width="0.473cm" svg:height="0.473cm" svg:x="40.664cm" svg:y="13.657cm">
            <text:p/>
          </draw:circle>
          <draw:circle draw:style-name="gr4" draw:text-style-name="P1" draw:layer="BOARD Layer" svg:width="0.473cm" svg:height="0.473cm" svg:x="41.663cm" svg:y="12.656cm">
            <text:p/>
          </draw:circle>
          <draw:circle draw:style-name="gr4" draw:text-style-name="P1" draw:layer="BOARD Layer" svg:width="0.473cm" svg:height="0.473cm" svg:x="42.664cm" svg:y="12.657cm">
            <text:p/>
          </draw:circle>
          <draw:circle draw:style-name="gr4" draw:text-style-name="P1" draw:layer="BOARD Layer" svg:width="0.473cm" svg:height="0.473cm" svg:x="41.663cm" svg:y="13.656cm">
            <text:p/>
          </draw:circle>
          <draw:circle draw:style-name="gr4" draw:text-style-name="P1" draw:layer="BOARD Layer" svg:width="0.473cm" svg:height="0.473cm" svg:x="42.664cm" svg:y="13.657cm">
            <text:p/>
          </draw:circle>
          <draw:circle draw:style-name="gr4" draw:text-style-name="P1" draw:layer="BOARD Layer" svg:width="0.473cm" svg:height="0.473cm" svg:x="35.663cm" svg:y="14.756cm">
            <text:p/>
          </draw:circle>
          <draw:circle draw:style-name="gr4" draw:text-style-name="P1" draw:layer="BOARD Layer" svg:width="0.473cm" svg:height="0.473cm" svg:x="36.664cm" svg:y="14.757cm">
            <text:p/>
          </draw:circle>
          <draw:circle draw:style-name="gr4" draw:text-style-name="P1" draw:layer="BOARD Layer" svg:width="0.473cm" svg:height="0.473cm" svg:x="35.663cm" svg:y="15.756cm">
            <text:p/>
          </draw:circle>
          <draw:circle draw:style-name="gr4" draw:text-style-name="P1" draw:layer="BOARD Layer" svg:width="0.473cm" svg:height="0.473cm" svg:x="36.664cm" svg:y="15.757cm">
            <text:p/>
          </draw:circle>
          <draw:circle draw:style-name="gr4" draw:text-style-name="P1" draw:layer="BOARD Layer" svg:width="0.473cm" svg:height="0.473cm" svg:x="37.663cm" svg:y="14.756cm">
            <text:p/>
          </draw:circle>
          <draw:circle draw:style-name="gr4" draw:text-style-name="P1" draw:layer="BOARD Layer" svg:width="0.473cm" svg:height="0.473cm" svg:x="38.664cm" svg:y="14.757cm">
            <text:p/>
          </draw:circle>
          <draw:circle draw:style-name="gr4" draw:text-style-name="P1" draw:layer="BOARD Layer" svg:width="0.473cm" svg:height="0.473cm" svg:x="37.663cm" svg:y="15.756cm">
            <text:p/>
          </draw:circle>
          <draw:circle draw:style-name="gr4" draw:text-style-name="P1" draw:layer="BOARD Layer" svg:width="0.473cm" svg:height="0.473cm" svg:x="38.664cm" svg:y="15.757cm">
            <text:p/>
          </draw:circle>
          <draw:circle draw:style-name="gr4" draw:text-style-name="P1" draw:layer="BOARD Layer" svg:width="0.473cm" svg:height="0.473cm" svg:x="35.663cm" svg:y="16.656cm">
            <text:p/>
          </draw:circle>
          <draw:circle draw:style-name="gr4" draw:text-style-name="P1" draw:layer="BOARD Layer" svg:width="0.473cm" svg:height="0.473cm" svg:x="36.664cm" svg:y="16.657cm">
            <text:p/>
          </draw:circle>
          <draw:circle draw:style-name="gr4" draw:text-style-name="P1" draw:layer="BOARD Layer" svg:width="0.473cm" svg:height="0.473cm" svg:x="35.663cm" svg:y="17.656cm">
            <text:p/>
          </draw:circle>
          <draw:circle draw:style-name="gr4" draw:text-style-name="P1" draw:layer="BOARD Layer" svg:width="0.473cm" svg:height="0.473cm" svg:x="36.664cm" svg:y="17.657cm">
            <text:p/>
          </draw:circle>
          <draw:circle draw:style-name="gr4" draw:text-style-name="P1" draw:layer="BOARD Layer" svg:width="0.473cm" svg:height="0.473cm" svg:x="37.663cm" svg:y="16.656cm">
            <text:p/>
          </draw:circle>
          <draw:circle draw:style-name="gr4" draw:text-style-name="P1" draw:layer="BOARD Layer" svg:width="0.473cm" svg:height="0.473cm" svg:x="38.664cm" svg:y="16.657cm">
            <text:p/>
          </draw:circle>
          <draw:circle draw:style-name="gr4" draw:text-style-name="P1" draw:layer="BOARD Layer" svg:width="0.473cm" svg:height="0.473cm" svg:x="37.663cm" svg:y="17.656cm">
            <text:p/>
          </draw:circle>
          <draw:circle draw:style-name="gr4" draw:text-style-name="P1" draw:layer="BOARD Layer" svg:width="0.473cm" svg:height="0.473cm" svg:x="38.664cm" svg:y="17.657cm">
            <text:p/>
          </draw:circle>
          <draw:circle draw:style-name="gr4" draw:text-style-name="P1" draw:layer="BOARD Layer" svg:width="0.473cm" svg:height="0.473cm" svg:x="39.663cm" svg:y="14.756cm">
            <text:p/>
          </draw:circle>
          <draw:circle draw:style-name="gr4" draw:text-style-name="P1" draw:layer="BOARD Layer" svg:width="0.473cm" svg:height="0.473cm" svg:x="40.664cm" svg:y="14.757cm">
            <text:p/>
          </draw:circle>
          <draw:circle draw:style-name="gr4" draw:text-style-name="P1" draw:layer="BOARD Layer" svg:width="0.473cm" svg:height="0.473cm" svg:x="39.663cm" svg:y="15.756cm">
            <text:p/>
          </draw:circle>
          <draw:circle draw:style-name="gr4" draw:text-style-name="P1" draw:layer="BOARD Layer" svg:width="0.473cm" svg:height="0.473cm" svg:x="40.664cm" svg:y="15.757cm">
            <text:p/>
          </draw:circle>
          <draw:circle draw:style-name="gr4" draw:text-style-name="P1" draw:layer="BOARD Layer" svg:width="0.473cm" svg:height="0.473cm" svg:x="41.663cm" svg:y="14.756cm">
            <text:p/>
          </draw:circle>
          <draw:circle draw:style-name="gr4" draw:text-style-name="P1" draw:layer="BOARD Layer" svg:width="0.473cm" svg:height="0.473cm" svg:x="42.664cm" svg:y="14.757cm">
            <text:p/>
          </draw:circle>
          <draw:circle draw:style-name="gr4" draw:text-style-name="P1" draw:layer="BOARD Layer" svg:width="0.473cm" svg:height="0.473cm" svg:x="41.663cm" svg:y="15.756cm">
            <text:p/>
          </draw:circle>
          <draw:circle draw:style-name="gr4" draw:text-style-name="P1" draw:layer="BOARD Layer" svg:width="0.473cm" svg:height="0.473cm" svg:x="42.664cm" svg:y="15.757cm">
            <text:p/>
          </draw:circle>
          <draw:circle draw:style-name="gr4" draw:text-style-name="P1" draw:layer="BOARD Layer" svg:width="0.473cm" svg:height="0.473cm" svg:x="39.663cm" svg:y="16.656cm">
            <text:p/>
          </draw:circle>
          <draw:circle draw:style-name="gr4" draw:text-style-name="P1" draw:layer="BOARD Layer" svg:width="0.473cm" svg:height="0.473cm" svg:x="40.664cm" svg:y="16.657cm">
            <text:p/>
          </draw:circle>
          <draw:circle draw:style-name="gr4" draw:text-style-name="P1" draw:layer="BOARD Layer" svg:width="0.473cm" svg:height="0.473cm" svg:x="39.663cm" svg:y="17.656cm">
            <text:p/>
          </draw:circle>
          <draw:circle draw:style-name="gr4" draw:text-style-name="P1" draw:layer="BOARD Layer" svg:width="0.473cm" svg:height="0.473cm" svg:x="40.664cm" svg:y="17.657cm">
            <text:p/>
          </draw:circle>
          <draw:circle draw:style-name="gr4" draw:text-style-name="P1" draw:layer="BOARD Layer" svg:width="0.473cm" svg:height="0.473cm" svg:x="41.663cm" svg:y="16.656cm">
            <text:p/>
          </draw:circle>
          <draw:circle draw:style-name="gr4" draw:text-style-name="P1" draw:layer="BOARD Layer" svg:width="0.473cm" svg:height="0.473cm" svg:x="42.664cm" svg:y="16.657cm">
            <text:p/>
          </draw:circle>
          <draw:circle draw:style-name="gr4" draw:text-style-name="P1" draw:layer="BOARD Layer" svg:width="0.473cm" svg:height="0.473cm" svg:x="41.663cm" svg:y="17.656cm">
            <text:p/>
          </draw:circle>
          <draw:circle draw:style-name="gr4" draw:text-style-name="P1" draw:layer="BOARD Layer" svg:width="0.473cm" svg:height="0.473cm" svg:x="42.664cm" svg:y="17.657cm">
            <text:p/>
          </draw:circle>
          <draw:circle draw:style-name="gr4" draw:text-style-name="P1" draw:layer="BOARD Layer" svg:width="0.473cm" svg:height="0.473cm" svg:x="35.663cm" svg:y="18.656cm">
            <text:p/>
          </draw:circle>
          <draw:circle draw:style-name="gr4" draw:text-style-name="P1" draw:layer="BOARD Layer" svg:width="0.473cm" svg:height="0.473cm" svg:x="36.664cm" svg:y="18.657cm">
            <text:p/>
          </draw:circle>
          <draw:circle draw:style-name="gr4" draw:text-style-name="P1" draw:layer="BOARD Layer" svg:width="0.473cm" svg:height="0.473cm" svg:x="35.663cm" svg:y="19.656cm">
            <text:p/>
          </draw:circle>
          <draw:circle draw:style-name="gr4" draw:text-style-name="P1" draw:layer="BOARD Layer" svg:width="0.473cm" svg:height="0.473cm" svg:x="36.664cm" svg:y="19.657cm">
            <text:p/>
          </draw:circle>
          <draw:circle draw:style-name="gr4" draw:text-style-name="P1" draw:layer="BOARD Layer" svg:width="0.473cm" svg:height="0.473cm" svg:x="37.663cm" svg:y="18.656cm">
            <text:p/>
          </draw:circle>
          <draw:circle draw:style-name="gr4" draw:text-style-name="P1" draw:layer="BOARD Layer" svg:width="0.473cm" svg:height="0.473cm" svg:x="38.664cm" svg:y="18.657cm">
            <text:p/>
          </draw:circle>
          <draw:circle draw:style-name="gr4" draw:text-style-name="P1" draw:layer="BOARD Layer" svg:width="0.473cm" svg:height="0.473cm" svg:x="37.663cm" svg:y="19.656cm">
            <text:p/>
          </draw:circle>
          <draw:circle draw:style-name="gr4" draw:text-style-name="P1" draw:layer="BOARD Layer" svg:width="0.473cm" svg:height="0.473cm" svg:x="38.664cm" svg:y="19.657cm">
            <text:p/>
          </draw:circle>
          <draw:circle draw:style-name="gr4" draw:text-style-name="P1" draw:layer="BOARD Layer" svg:width="0.473cm" svg:height="0.473cm" svg:x="35.663cm" svg:y="20.556cm">
            <text:p/>
          </draw:circle>
          <draw:circle draw:style-name="gr4" draw:text-style-name="P1" draw:layer="BOARD Layer" svg:width="0.473cm" svg:height="0.473cm" svg:x="36.664cm" svg:y="20.557cm">
            <text:p/>
          </draw:circle>
          <draw:circle draw:style-name="gr4" draw:text-style-name="P1" draw:layer="BOARD Layer" svg:width="0.473cm" svg:height="0.473cm" svg:x="35.663cm" svg:y="21.556cm">
            <text:p/>
          </draw:circle>
          <draw:circle draw:style-name="gr4" draw:text-style-name="P1" draw:layer="BOARD Layer" svg:width="0.473cm" svg:height="0.473cm" svg:x="36.664cm" svg:y="21.557cm">
            <text:p/>
          </draw:circle>
          <draw:circle draw:style-name="gr4" draw:text-style-name="P1" draw:layer="BOARD Layer" svg:width="0.473cm" svg:height="0.473cm" svg:x="37.663cm" svg:y="20.556cm">
            <text:p/>
          </draw:circle>
          <draw:circle draw:style-name="gr4" draw:text-style-name="P1" draw:layer="BOARD Layer" svg:width="0.473cm" svg:height="0.473cm" svg:x="38.664cm" svg:y="20.557cm">
            <text:p/>
          </draw:circle>
          <draw:circle draw:style-name="gr4" draw:text-style-name="P1" draw:layer="BOARD Layer" svg:width="0.473cm" svg:height="0.473cm" svg:x="37.663cm" svg:y="21.556cm">
            <text:p/>
          </draw:circle>
          <draw:circle draw:style-name="gr4" draw:text-style-name="P1" draw:layer="BOARD Layer" svg:width="0.473cm" svg:height="0.473cm" svg:x="38.664cm" svg:y="21.557cm">
            <text:p/>
          </draw:circle>
          <draw:circle draw:style-name="gr4" draw:text-style-name="P1" draw:layer="BOARD Layer" svg:width="0.473cm" svg:height="0.473cm" svg:x="39.663cm" svg:y="18.656cm">
            <text:p/>
          </draw:circle>
          <draw:circle draw:style-name="gr4" draw:text-style-name="P1" draw:layer="BOARD Layer" svg:width="0.473cm" svg:height="0.473cm" svg:x="40.664cm" svg:y="18.657cm">
            <text:p/>
          </draw:circle>
          <draw:circle draw:style-name="gr4" draw:text-style-name="P1" draw:layer="BOARD Layer" svg:width="0.473cm" svg:height="0.473cm" svg:x="39.663cm" svg:y="19.656cm">
            <text:p/>
          </draw:circle>
          <draw:circle draw:style-name="gr4" draw:text-style-name="P1" draw:layer="BOARD Layer" svg:width="0.473cm" svg:height="0.473cm" svg:x="40.664cm" svg:y="19.657cm">
            <text:p/>
          </draw:circle>
          <draw:circle draw:style-name="gr4" draw:text-style-name="P1" draw:layer="BOARD Layer" svg:width="0.473cm" svg:height="0.473cm" svg:x="41.663cm" svg:y="18.656cm">
            <text:p/>
          </draw:circle>
          <draw:circle draw:style-name="gr4" draw:text-style-name="P1" draw:layer="BOARD Layer" svg:width="0.473cm" svg:height="0.473cm" svg:x="42.664cm" svg:y="18.657cm">
            <text:p/>
          </draw:circle>
          <draw:circle draw:style-name="gr4" draw:text-style-name="P1" draw:layer="BOARD Layer" svg:width="0.473cm" svg:height="0.473cm" svg:x="41.663cm" svg:y="19.656cm">
            <text:p/>
          </draw:circle>
          <draw:circle draw:style-name="gr4" draw:text-style-name="P1" draw:layer="BOARD Layer" svg:width="0.473cm" svg:height="0.473cm" svg:x="42.664cm" svg:y="19.657cm">
            <text:p/>
          </draw:circle>
          <draw:circle draw:style-name="gr4" draw:text-style-name="P1" draw:layer="BOARD Layer" svg:width="0.473cm" svg:height="0.473cm" svg:x="39.663cm" svg:y="20.556cm">
            <text:p/>
          </draw:circle>
          <draw:circle draw:style-name="gr4" draw:text-style-name="P1" draw:layer="BOARD Layer" svg:width="0.473cm" svg:height="0.473cm" svg:x="40.664cm" svg:y="20.557cm">
            <text:p/>
          </draw:circle>
          <draw:circle draw:style-name="gr4" draw:text-style-name="P1" draw:layer="BOARD Layer" svg:width="0.473cm" svg:height="0.473cm" svg:x="39.663cm" svg:y="21.556cm">
            <text:p/>
          </draw:circle>
          <draw:circle draw:style-name="gr4" draw:text-style-name="P1" draw:layer="BOARD Layer" svg:width="0.473cm" svg:height="0.473cm" svg:x="40.664cm" svg:y="21.557cm">
            <text:p/>
          </draw:circle>
          <draw:circle draw:style-name="gr4" draw:text-style-name="P1" draw:layer="BOARD Layer" svg:width="0.473cm" svg:height="0.473cm" svg:x="41.663cm" svg:y="20.556cm">
            <text:p/>
          </draw:circle>
          <draw:circle draw:style-name="gr4" draw:text-style-name="P1" draw:layer="BOARD Layer" svg:width="0.473cm" svg:height="0.473cm" svg:x="42.664cm" svg:y="20.557cm">
            <text:p/>
          </draw:circle>
          <draw:circle draw:style-name="gr4" draw:text-style-name="P1" draw:layer="BOARD Layer" svg:width="0.473cm" svg:height="0.473cm" svg:x="41.663cm" svg:y="21.556cm">
            <text:p/>
          </draw:circle>
          <draw:circle draw:style-name="gr4" draw:text-style-name="P1" draw:layer="BOARD Layer" svg:width="0.473cm" svg:height="0.473cm" svg:x="42.664cm" svg:y="21.557cm">
            <text:p/>
          </draw:circle>
          <draw:circle draw:style-name="gr4" draw:text-style-name="P1" draw:layer="BOARD Layer" svg:width="0.473cm" svg:height="0.473cm" svg:x="35.663cm" svg:y="22.656cm">
            <text:p/>
          </draw:circle>
          <draw:circle draw:style-name="gr4" draw:text-style-name="P1" draw:layer="BOARD Layer" svg:width="0.473cm" svg:height="0.473cm" svg:x="36.664cm" svg:y="22.657cm">
            <text:p/>
          </draw:circle>
          <draw:circle draw:style-name="gr4" draw:text-style-name="P1" draw:layer="BOARD Layer" svg:width="0.473cm" svg:height="0.473cm" svg:x="35.663cm" svg:y="23.656cm">
            <text:p/>
          </draw:circle>
          <draw:circle draw:style-name="gr4" draw:text-style-name="P1" draw:layer="BOARD Layer" svg:width="0.473cm" svg:height="0.473cm" svg:x="36.664cm" svg:y="23.657cm">
            <text:p/>
          </draw:circle>
          <draw:circle draw:style-name="gr4" draw:text-style-name="P1" draw:layer="BOARD Layer" svg:width="0.473cm" svg:height="0.473cm" svg:x="37.663cm" svg:y="22.656cm">
            <text:p/>
          </draw:circle>
          <draw:circle draw:style-name="gr4" draw:text-style-name="P1" draw:layer="BOARD Layer" svg:width="0.473cm" svg:height="0.473cm" svg:x="38.664cm" svg:y="22.657cm">
            <text:p/>
          </draw:circle>
          <draw:circle draw:style-name="gr4" draw:text-style-name="P1" draw:layer="BOARD Layer" svg:width="0.473cm" svg:height="0.473cm" svg:x="37.663cm" svg:y="23.656cm">
            <text:p/>
          </draw:circle>
          <draw:circle draw:style-name="gr4" draw:text-style-name="P1" draw:layer="BOARD Layer" svg:width="0.473cm" svg:height="0.473cm" svg:x="38.664cm" svg:y="23.657cm">
            <text:p/>
          </draw:circle>
          <draw:circle draw:style-name="gr4" draw:text-style-name="P1" draw:layer="BOARD Layer" svg:width="0.473cm" svg:height="0.473cm" svg:x="35.663cm" svg:y="24.556cm">
            <text:p/>
          </draw:circle>
          <draw:circle draw:style-name="gr4" draw:text-style-name="P1" draw:layer="BOARD Layer" svg:width="0.473cm" svg:height="0.473cm" svg:x="36.664cm" svg:y="24.557cm">
            <text:p/>
          </draw:circle>
          <draw:circle draw:style-name="gr4" draw:text-style-name="P1" draw:layer="BOARD Layer" svg:width="0.473cm" svg:height="0.473cm" svg:x="35.663cm" svg:y="25.556cm">
            <text:p/>
          </draw:circle>
          <draw:circle draw:style-name="gr4" draw:text-style-name="P1" draw:layer="BOARD Layer" svg:width="0.473cm" svg:height="0.473cm" svg:x="36.664cm" svg:y="25.557cm">
            <text:p/>
          </draw:circle>
          <draw:circle draw:style-name="gr4" draw:text-style-name="P1" draw:layer="BOARD Layer" svg:width="0.473cm" svg:height="0.473cm" svg:x="37.663cm" svg:y="24.556cm">
            <text:p/>
          </draw:circle>
          <draw:circle draw:style-name="gr4" draw:text-style-name="P1" draw:layer="BOARD Layer" svg:width="0.473cm" svg:height="0.473cm" svg:x="38.664cm" svg:y="24.557cm">
            <text:p/>
          </draw:circle>
          <draw:circle draw:style-name="gr4" draw:text-style-name="P1" draw:layer="BOARD Layer" svg:width="0.473cm" svg:height="0.473cm" svg:x="37.663cm" svg:y="25.556cm">
            <text:p/>
          </draw:circle>
          <draw:circle draw:style-name="gr4" draw:text-style-name="P1" draw:layer="BOARD Layer" svg:width="0.473cm" svg:height="0.473cm" svg:x="38.664cm" svg:y="25.557cm">
            <text:p/>
          </draw:circle>
          <draw:circle draw:style-name="gr4" draw:text-style-name="P1" draw:layer="BOARD Layer" svg:width="0.473cm" svg:height="0.473cm" svg:x="39.663cm" svg:y="22.656cm">
            <text:p/>
          </draw:circle>
          <draw:circle draw:style-name="gr4" draw:text-style-name="P1" draw:layer="BOARD Layer" svg:width="0.473cm" svg:height="0.473cm" svg:x="40.664cm" svg:y="22.657cm">
            <text:p/>
          </draw:circle>
          <draw:circle draw:style-name="gr4" draw:text-style-name="P1" draw:layer="BOARD Layer" svg:width="0.473cm" svg:height="0.473cm" svg:x="39.663cm" svg:y="23.656cm">
            <text:p/>
          </draw:circle>
          <draw:circle draw:style-name="gr4" draw:text-style-name="P1" draw:layer="BOARD Layer" svg:width="0.473cm" svg:height="0.473cm" svg:x="40.664cm" svg:y="23.657cm">
            <text:p/>
          </draw:circle>
          <draw:circle draw:style-name="gr4" draw:text-style-name="P1" draw:layer="BOARD Layer" svg:width="0.473cm" svg:height="0.473cm" svg:x="41.663cm" svg:y="22.656cm">
            <text:p/>
          </draw:circle>
          <draw:circle draw:style-name="gr4" draw:text-style-name="P1" draw:layer="BOARD Layer" svg:width="0.473cm" svg:height="0.473cm" svg:x="42.664cm" svg:y="22.657cm">
            <text:p/>
          </draw:circle>
          <draw:circle draw:style-name="gr4" draw:text-style-name="P1" draw:layer="BOARD Layer" svg:width="0.473cm" svg:height="0.473cm" svg:x="41.663cm" svg:y="23.656cm">
            <text:p/>
          </draw:circle>
          <draw:circle draw:style-name="gr4" draw:text-style-name="P1" draw:layer="BOARD Layer" svg:width="0.473cm" svg:height="0.473cm" svg:x="39.663cm" svg:y="24.556cm">
            <text:p/>
          </draw:circle>
          <draw:circle draw:style-name="gr4" draw:text-style-name="P1" draw:layer="BOARD Layer" svg:width="0.473cm" svg:height="0.473cm" svg:x="40.664cm" svg:y="24.557cm">
            <text:p/>
          </draw:circle>
          <draw:circle draw:style-name="gr4" draw:text-style-name="P1" draw:layer="BOARD Layer" svg:width="0.473cm" svg:height="0.473cm" svg:x="39.663cm" svg:y="25.556cm">
            <text:p/>
          </draw:circle>
          <draw:circle draw:style-name="gr4" draw:text-style-name="P1" draw:layer="BOARD Layer" svg:width="0.473cm" svg:height="0.473cm" svg:x="35.663cm" svg:y="26.656cm">
            <text:p/>
          </draw:circle>
          <draw:circle draw:style-name="gr4" draw:text-style-name="P1" draw:layer="BOARD Layer" svg:width="0.473cm" svg:height="0.473cm" svg:x="36.664cm" svg:y="26.657cm">
            <text:p/>
          </draw:circle>
          <draw:circle draw:style-name="gr4" draw:text-style-name="P1" draw:layer="BOARD Layer" svg:width="0.473cm" svg:height="0.473cm" svg:x="35.663cm" svg:y="27.656cm">
            <text:p/>
          </draw:circle>
          <draw:circle draw:style-name="gr4" draw:text-style-name="P1" draw:layer="BOARD Layer" svg:width="0.473cm" svg:height="0.473cm" svg:x="36.664cm" svg:y="27.657cm">
            <text:p/>
          </draw:circle>
          <draw:circle draw:style-name="gr4" draw:text-style-name="P1" draw:layer="BOARD Layer" svg:width="0.473cm" svg:height="0.473cm" svg:x="37.663cm" svg:y="26.656cm">
            <text:p/>
          </draw:circle>
          <draw:circle draw:style-name="gr4" draw:text-style-name="P1" draw:layer="BOARD Layer" svg:width="0.473cm" svg:height="0.473cm" svg:x="38.664cm" svg:y="26.657cm">
            <text:p/>
          </draw:circle>
          <draw:circle draw:style-name="gr4" draw:text-style-name="P1" draw:layer="BOARD Layer" svg:width="0.473cm" svg:height="0.473cm" svg:x="37.663cm" svg:y="27.656cm">
            <text:p/>
          </draw:circle>
          <draw:circle draw:style-name="gr4" draw:text-style-name="P1" draw:layer="BOARD Layer" svg:width="0.473cm" svg:height="0.473cm" svg:x="35.663cm" svg:y="28.556cm">
            <text:p/>
          </draw:circle>
          <draw:circle draw:style-name="gr4" draw:text-style-name="P1" draw:layer="BOARD Layer" svg:width="0.473cm" svg:height="0.473cm" svg:x="43.663cm" svg:y="2.756cm">
            <text:p/>
          </draw:circle>
          <draw:circle draw:style-name="gr4" draw:text-style-name="P1" draw:layer="BOARD Layer" svg:width="0.473cm" svg:height="0.473cm" svg:x="44.664cm" svg:y="2.757cm">
            <text:p/>
          </draw:circle>
          <draw:circle draw:style-name="gr4" draw:text-style-name="P1" draw:layer="BOARD Layer" svg:width="0.473cm" svg:height="0.473cm" svg:x="43.663cm" svg:y="3.756cm">
            <text:p/>
          </draw:circle>
          <draw:circle draw:style-name="gr4" draw:text-style-name="P1" draw:layer="BOARD Layer" svg:width="0.473cm" svg:height="0.473cm" svg:x="44.664cm" svg:y="3.757cm">
            <text:p/>
          </draw:circle>
          <draw:circle draw:style-name="gr4" draw:text-style-name="P1" draw:layer="BOARD Layer" svg:width="0.473cm" svg:height="0.473cm" svg:x="45.663cm" svg:y="2.756cm">
            <text:p/>
          </draw:circle>
          <draw:circle draw:style-name="gr4" draw:text-style-name="P1" draw:layer="BOARD Layer" svg:width="0.473cm" svg:height="0.473cm" svg:x="46.664cm" svg:y="2.757cm">
            <text:p/>
          </draw:circle>
          <draw:circle draw:style-name="gr4" draw:text-style-name="P1" draw:layer="BOARD Layer" svg:width="0.473cm" svg:height="0.473cm" svg:x="45.663cm" svg:y="3.756cm">
            <text:p/>
          </draw:circle>
          <draw:circle draw:style-name="gr4" draw:text-style-name="P1" draw:layer="BOARD Layer" svg:width="0.473cm" svg:height="0.473cm" svg:x="46.664cm" svg:y="3.757cm">
            <text:p/>
          </draw:circle>
          <draw:circle draw:style-name="gr4" draw:text-style-name="P1" draw:layer="BOARD Layer" svg:width="0.473cm" svg:height="0.473cm" svg:x="43.663cm" svg:y="4.656cm">
            <text:p/>
          </draw:circle>
          <draw:circle draw:style-name="gr4" draw:text-style-name="P1" draw:layer="BOARD Layer" svg:width="0.473cm" svg:height="0.473cm" svg:x="44.664cm" svg:y="4.657cm">
            <text:p/>
          </draw:circle>
          <draw:circle draw:style-name="gr4" draw:text-style-name="P1" draw:layer="BOARD Layer" svg:width="0.473cm" svg:height="0.473cm" svg:x="43.663cm" svg:y="5.656cm">
            <text:p/>
          </draw:circle>
          <draw:circle draw:style-name="gr4" draw:text-style-name="P1" draw:layer="BOARD Layer" svg:width="0.473cm" svg:height="0.473cm" svg:x="44.664cm" svg:y="5.657cm">
            <text:p/>
          </draw:circle>
          <draw:circle draw:style-name="gr4" draw:text-style-name="P1" draw:layer="BOARD Layer" svg:width="0.473cm" svg:height="0.473cm" svg:x="45.663cm" svg:y="4.656cm">
            <text:p/>
          </draw:circle>
          <draw:circle draw:style-name="gr4" draw:text-style-name="P1" draw:layer="BOARD Layer" svg:width="0.473cm" svg:height="0.473cm" svg:x="46.664cm" svg:y="4.657cm">
            <text:p/>
          </draw:circle>
          <draw:circle draw:style-name="gr4" draw:text-style-name="P1" draw:layer="BOARD Layer" svg:width="0.473cm" svg:height="0.473cm" svg:x="45.663cm" svg:y="5.656cm">
            <text:p/>
          </draw:circle>
          <draw:circle draw:style-name="gr4" draw:text-style-name="P1" draw:layer="BOARD Layer" svg:width="0.473cm" svg:height="0.473cm" svg:x="46.664cm" svg:y="5.657cm">
            <text:p/>
          </draw:circle>
          <draw:circle draw:style-name="gr4" draw:text-style-name="P1" draw:layer="BOARD Layer" svg:width="0.473cm" svg:height="0.473cm" svg:x="47.663cm" svg:y="2.756cm">
            <text:p/>
          </draw:circle>
          <draw:circle draw:style-name="gr4" draw:text-style-name="P1" draw:layer="BOARD Layer" svg:width="0.473cm" svg:height="0.473cm" svg:x="48.664cm" svg:y="2.757cm">
            <text:p/>
          </draw:circle>
          <draw:circle draw:style-name="gr4" draw:text-style-name="P1" draw:layer="BOARD Layer" svg:width="0.473cm" svg:height="0.473cm" svg:x="47.663cm" svg:y="3.756cm">
            <text:p/>
          </draw:circle>
          <draw:circle draw:style-name="gr4" draw:text-style-name="P1" draw:layer="BOARD Layer" svg:width="0.473cm" svg:height="0.473cm" svg:x="48.664cm" svg:y="3.757cm">
            <text:p/>
          </draw:circle>
          <draw:circle draw:style-name="gr4" draw:text-style-name="P1" draw:layer="BOARD Layer" svg:width="0.473cm" svg:height="0.473cm" svg:x="49.663cm" svg:y="2.756cm">
            <text:p/>
          </draw:circle>
          <draw:circle draw:style-name="gr4" draw:text-style-name="P1" draw:layer="BOARD Layer" svg:width="0.473cm" svg:height="0.473cm" svg:x="50.664cm" svg:y="2.757cm">
            <text:p/>
          </draw:circle>
          <draw:circle draw:style-name="gr4" draw:text-style-name="P1" draw:layer="BOARD Layer" svg:width="0.473cm" svg:height="0.473cm" svg:x="49.663cm" svg:y="3.756cm">
            <text:p/>
          </draw:circle>
          <draw:circle draw:style-name="gr4" draw:text-style-name="P1" draw:layer="BOARD Layer" svg:width="0.473cm" svg:height="0.473cm" svg:x="50.664cm" svg:y="3.757cm">
            <text:p/>
          </draw:circle>
          <draw:circle draw:style-name="gr4" draw:text-style-name="P1" draw:layer="BOARD Layer" svg:width="0.473cm" svg:height="0.473cm" svg:x="47.663cm" svg:y="4.656cm">
            <text:p/>
          </draw:circle>
          <draw:circle draw:style-name="gr4" draw:text-style-name="P1" draw:layer="BOARD Layer" svg:width="0.473cm" svg:height="0.473cm" svg:x="48.664cm" svg:y="4.657cm">
            <text:p/>
          </draw:circle>
          <draw:circle draw:style-name="gr4" draw:text-style-name="P1" draw:layer="BOARD Layer" svg:width="0.473cm" svg:height="0.473cm" svg:x="47.663cm" svg:y="5.656cm">
            <text:p/>
          </draw:circle>
          <draw:circle draw:style-name="gr4" draw:text-style-name="P1" draw:layer="BOARD Layer" svg:width="0.473cm" svg:height="0.473cm" svg:x="48.664cm" svg:y="5.657cm">
            <text:p/>
          </draw:circle>
          <draw:circle draw:style-name="gr4" draw:text-style-name="P1" draw:layer="BOARD Layer" svg:width="0.473cm" svg:height="0.473cm" svg:x="49.663cm" svg:y="4.656cm">
            <text:p/>
          </draw:circle>
          <draw:circle draw:style-name="gr4" draw:text-style-name="P1" draw:layer="BOARD Layer" svg:width="0.473cm" svg:height="0.473cm" svg:x="50.664cm" svg:y="4.657cm">
            <text:p/>
          </draw:circle>
          <draw:circle draw:style-name="gr4" draw:text-style-name="P1" draw:layer="BOARD Layer" svg:width="0.473cm" svg:height="0.473cm" svg:x="49.663cm" svg:y="5.656cm">
            <text:p/>
          </draw:circle>
          <draw:circle draw:style-name="gr4" draw:text-style-name="P1" draw:layer="BOARD Layer" svg:width="0.473cm" svg:height="0.473cm" svg:x="50.664cm" svg:y="5.657cm">
            <text:p/>
          </draw:circle>
          <draw:circle draw:style-name="gr4" draw:text-style-name="P1" draw:layer="BOARD Layer" svg:width="0.473cm" svg:height="0.473cm" svg:x="43.663cm" svg:y="6.756cm">
            <text:p/>
          </draw:circle>
          <draw:circle draw:style-name="gr4" draw:text-style-name="P1" draw:layer="BOARD Layer" svg:width="0.473cm" svg:height="0.473cm" svg:x="44.664cm" svg:y="6.757cm">
            <text:p/>
          </draw:circle>
          <draw:circle draw:style-name="gr4" draw:text-style-name="P1" draw:layer="BOARD Layer" svg:width="0.473cm" svg:height="0.473cm" svg:x="43.663cm" svg:y="7.756cm">
            <text:p/>
          </draw:circle>
          <draw:circle draw:style-name="gr4" draw:text-style-name="P1" draw:layer="BOARD Layer" svg:width="0.473cm" svg:height="0.473cm" svg:x="44.664cm" svg:y="7.757cm">
            <text:p/>
          </draw:circle>
          <draw:circle draw:style-name="gr4" draw:text-style-name="P1" draw:layer="BOARD Layer" svg:width="0.473cm" svg:height="0.473cm" svg:x="45.663cm" svg:y="6.756cm">
            <text:p/>
          </draw:circle>
          <draw:circle draw:style-name="gr4" draw:text-style-name="P1" draw:layer="BOARD Layer" svg:width="0.473cm" svg:height="0.473cm" svg:x="46.664cm" svg:y="6.757cm">
            <text:p/>
          </draw:circle>
          <draw:circle draw:style-name="gr4" draw:text-style-name="P1" draw:layer="BOARD Layer" svg:width="0.473cm" svg:height="0.473cm" svg:x="45.663cm" svg:y="7.756cm">
            <text:p/>
          </draw:circle>
          <draw:circle draw:style-name="gr4" draw:text-style-name="P1" draw:layer="BOARD Layer" svg:width="0.473cm" svg:height="0.473cm" svg:x="46.664cm" svg:y="7.757cm">
            <text:p/>
          </draw:circle>
          <draw:circle draw:style-name="gr4" draw:text-style-name="P1" draw:layer="BOARD Layer" svg:width="0.473cm" svg:height="0.473cm" svg:x="43.663cm" svg:y="8.656cm">
            <text:p/>
          </draw:circle>
          <draw:circle draw:style-name="gr4" draw:text-style-name="P1" draw:layer="BOARD Layer" svg:width="0.473cm" svg:height="0.473cm" svg:x="44.664cm" svg:y="8.657cm">
            <text:p/>
          </draw:circle>
          <draw:circle draw:style-name="gr4" draw:text-style-name="P1" draw:layer="BOARD Layer" svg:width="0.473cm" svg:height="0.473cm" svg:x="43.663cm" svg:y="9.656cm">
            <text:p/>
          </draw:circle>
          <draw:circle draw:style-name="gr4" draw:text-style-name="P1" draw:layer="BOARD Layer" svg:width="0.473cm" svg:height="0.473cm" svg:x="44.664cm" svg:y="9.657cm">
            <text:p/>
          </draw:circle>
          <draw:circle draw:style-name="gr4" draw:text-style-name="P1" draw:layer="BOARD Layer" svg:width="0.473cm" svg:height="0.473cm" svg:x="45.663cm" svg:y="8.656cm">
            <text:p/>
          </draw:circle>
          <draw:circle draw:style-name="gr4" draw:text-style-name="P1" draw:layer="BOARD Layer" svg:width="0.473cm" svg:height="0.473cm" svg:x="46.664cm" svg:y="8.657cm">
            <text:p/>
          </draw:circle>
          <draw:circle draw:style-name="gr4" draw:text-style-name="P1" draw:layer="BOARD Layer" svg:width="0.473cm" svg:height="0.473cm" svg:x="45.663cm" svg:y="9.656cm">
            <text:p/>
          </draw:circle>
          <draw:circle draw:style-name="gr4" draw:text-style-name="P1" draw:layer="BOARD Layer" svg:width="0.473cm" svg:height="0.473cm" svg:x="46.664cm" svg:y="9.657cm">
            <text:p/>
          </draw:circle>
          <draw:circle draw:style-name="gr4" draw:text-style-name="P1" draw:layer="BOARD Layer" svg:width="0.473cm" svg:height="0.473cm" svg:x="47.663cm" svg:y="6.756cm">
            <text:p/>
          </draw:circle>
          <draw:circle draw:style-name="gr4" draw:text-style-name="P1" draw:layer="BOARD Layer" svg:width="0.473cm" svg:height="0.473cm" svg:x="48.664cm" svg:y="6.757cm">
            <text:p/>
          </draw:circle>
          <draw:circle draw:style-name="gr4" draw:text-style-name="P1" draw:layer="BOARD Layer" svg:width="0.473cm" svg:height="0.473cm" svg:x="47.663cm" svg:y="7.756cm">
            <text:p/>
          </draw:circle>
          <draw:circle draw:style-name="gr4" draw:text-style-name="P1" draw:layer="BOARD Layer" svg:width="0.473cm" svg:height="0.473cm" svg:x="48.664cm" svg:y="7.757cm">
            <text:p/>
          </draw:circle>
          <draw:circle draw:style-name="gr4" draw:text-style-name="P1" draw:layer="BOARD Layer" svg:width="0.473cm" svg:height="0.473cm" svg:x="49.663cm" svg:y="6.756cm">
            <text:p/>
          </draw:circle>
          <draw:circle draw:style-name="gr4" draw:text-style-name="P1" draw:layer="BOARD Layer" svg:width="0.473cm" svg:height="0.473cm" svg:x="50.664cm" svg:y="6.757cm">
            <text:p/>
          </draw:circle>
          <draw:circle draw:style-name="gr4" draw:text-style-name="P1" draw:layer="BOARD Layer" svg:width="0.473cm" svg:height="0.473cm" svg:x="49.663cm" svg:y="7.756cm">
            <text:p/>
          </draw:circle>
          <draw:circle draw:style-name="gr4" draw:text-style-name="P1" draw:layer="BOARD Layer" svg:width="0.473cm" svg:height="0.473cm" svg:x="50.664cm" svg:y="7.757cm">
            <text:p/>
          </draw:circle>
          <draw:circle draw:style-name="gr4" draw:text-style-name="P1" draw:layer="BOARD Layer" svg:width="0.473cm" svg:height="0.473cm" svg:x="47.663cm" svg:y="8.656cm">
            <text:p/>
          </draw:circle>
          <draw:circle draw:style-name="gr4" draw:text-style-name="P1" draw:layer="BOARD Layer" svg:width="0.473cm" svg:height="0.473cm" svg:x="48.664cm" svg:y="8.657cm">
            <text:p/>
          </draw:circle>
          <draw:circle draw:style-name="gr4" draw:text-style-name="P1" draw:layer="BOARD Layer" svg:width="0.473cm" svg:height="0.473cm" svg:x="47.663cm" svg:y="9.656cm">
            <text:p/>
          </draw:circle>
          <draw:circle draw:style-name="gr4" draw:text-style-name="P1" draw:layer="BOARD Layer" svg:width="0.473cm" svg:height="0.473cm" svg:x="48.664cm" svg:y="9.657cm">
            <text:p/>
          </draw:circle>
          <draw:circle draw:style-name="gr4" draw:text-style-name="P1" draw:layer="BOARD Layer" svg:width="0.473cm" svg:height="0.473cm" svg:x="49.663cm" svg:y="8.656cm">
            <text:p/>
          </draw:circle>
          <draw:circle draw:style-name="gr4" draw:text-style-name="P1" draw:layer="BOARD Layer" svg:width="0.473cm" svg:height="0.473cm" svg:x="50.664cm" svg:y="8.657cm">
            <text:p/>
          </draw:circle>
          <draw:circle draw:style-name="gr4" draw:text-style-name="P1" draw:layer="BOARD Layer" svg:width="0.473cm" svg:height="0.473cm" svg:x="49.663cm" svg:y="9.656cm">
            <text:p/>
          </draw:circle>
          <draw:circle draw:style-name="gr4" draw:text-style-name="P1" draw:layer="BOARD Layer" svg:width="0.473cm" svg:height="0.473cm" svg:x="50.664cm" svg:y="9.657cm">
            <text:p/>
          </draw:circle>
          <draw:circle draw:style-name="gr4" draw:text-style-name="P1" draw:layer="BOARD Layer" svg:width="0.473cm" svg:height="0.473cm" svg:x="51.663cm" svg:y="2.756cm">
            <text:p/>
          </draw:circle>
          <draw:circle draw:style-name="gr4" draw:text-style-name="P1" draw:layer="BOARD Layer" svg:width="0.473cm" svg:height="0.473cm" svg:x="52.664cm" svg:y="2.757cm">
            <text:p/>
          </draw:circle>
          <draw:circle draw:style-name="gr4" draw:text-style-name="P1" draw:layer="BOARD Layer" svg:width="0.473cm" svg:height="0.473cm" svg:x="51.663cm" svg:y="3.756cm">
            <text:p/>
          </draw:circle>
          <draw:circle draw:style-name="gr4" draw:text-style-name="P1" draw:layer="BOARD Layer" svg:width="0.473cm" svg:height="0.473cm" svg:x="52.664cm" svg:y="3.757cm">
            <text:p/>
          </draw:circle>
          <draw:circle draw:style-name="gr4" draw:text-style-name="P1" draw:layer="BOARD Layer" svg:width="0.473cm" svg:height="0.473cm" svg:x="53.663cm" svg:y="2.756cm">
            <text:p/>
          </draw:circle>
          <draw:circle draw:style-name="gr4" draw:text-style-name="P1" draw:layer="BOARD Layer" svg:width="0.473cm" svg:height="0.473cm" svg:x="54.664cm" svg:y="2.757cm">
            <text:p/>
          </draw:circle>
          <draw:circle draw:style-name="gr4" draw:text-style-name="P1" draw:layer="BOARD Layer" svg:width="0.473cm" svg:height="0.473cm" svg:x="53.663cm" svg:y="3.756cm">
            <text:p/>
          </draw:circle>
          <draw:circle draw:style-name="gr4" draw:text-style-name="P1" draw:layer="BOARD Layer" svg:width="0.473cm" svg:height="0.473cm" svg:x="54.664cm" svg:y="3.757cm">
            <text:p/>
          </draw:circle>
          <draw:circle draw:style-name="gr4" draw:text-style-name="P1" draw:layer="BOARD Layer" svg:width="0.473cm" svg:height="0.473cm" svg:x="51.663cm" svg:y="4.656cm">
            <text:p/>
          </draw:circle>
          <draw:circle draw:style-name="gr4" draw:text-style-name="P1" draw:layer="BOARD Layer" svg:width="0.473cm" svg:height="0.473cm" svg:x="52.664cm" svg:y="4.657cm">
            <text:p/>
          </draw:circle>
          <draw:circle draw:style-name="gr4" draw:text-style-name="P1" draw:layer="BOARD Layer" svg:width="0.473cm" svg:height="0.473cm" svg:x="51.663cm" svg:y="5.656cm">
            <text:p/>
          </draw:circle>
          <draw:circle draw:style-name="gr4" draw:text-style-name="P1" draw:layer="BOARD Layer" svg:width="0.473cm" svg:height="0.473cm" svg:x="52.664cm" svg:y="5.657cm">
            <text:p/>
          </draw:circle>
          <draw:circle draw:style-name="gr4" draw:text-style-name="P1" draw:layer="BOARD Layer" svg:width="0.473cm" svg:height="0.473cm" svg:x="53.663cm" svg:y="4.656cm">
            <text:p/>
          </draw:circle>
          <draw:circle draw:style-name="gr4" draw:text-style-name="P1" draw:layer="BOARD Layer" svg:width="0.473cm" svg:height="0.473cm" svg:x="54.664cm" svg:y="4.657cm">
            <text:p/>
          </draw:circle>
          <draw:circle draw:style-name="gr4" draw:text-style-name="P1" draw:layer="BOARD Layer" svg:width="0.473cm" svg:height="0.473cm" svg:x="53.663cm" svg:y="5.656cm">
            <text:p/>
          </draw:circle>
          <draw:circle draw:style-name="gr4" draw:text-style-name="P1" draw:layer="BOARD Layer" svg:width="0.473cm" svg:height="0.473cm" svg:x="54.664cm" svg:y="5.657cm">
            <text:p/>
          </draw:circle>
          <draw:circle draw:style-name="gr4" draw:text-style-name="P1" draw:layer="BOARD Layer" svg:width="0.473cm" svg:height="0.473cm" svg:x="55.663cm" svg:y="2.756cm">
            <text:p/>
          </draw:circle>
          <draw:circle draw:style-name="gr4" draw:text-style-name="P1" draw:layer="BOARD Layer" svg:width="0.473cm" svg:height="0.473cm" svg:x="56.664cm" svg:y="2.757cm">
            <text:p/>
          </draw:circle>
          <draw:circle draw:style-name="gr4" draw:text-style-name="P1" draw:layer="BOARD Layer" svg:width="0.473cm" svg:height="0.473cm" svg:x="55.663cm" svg:y="3.756cm">
            <text:p/>
          </draw:circle>
          <draw:circle draw:style-name="gr4" draw:text-style-name="P1" draw:layer="BOARD Layer" svg:width="0.473cm" svg:height="0.473cm" svg:x="56.664cm" svg:y="3.757cm">
            <text:p/>
          </draw:circle>
          <draw:circle draw:style-name="gr4" draw:text-style-name="P1" draw:layer="BOARD Layer" svg:width="0.473cm" svg:height="0.473cm" svg:x="57.663cm" svg:y="2.756cm">
            <text:p/>
          </draw:circle>
          <draw:circle draw:style-name="gr4" draw:text-style-name="P1" draw:layer="BOARD Layer" svg:width="0.473cm" svg:height="0.473cm" svg:x="58.664cm" svg:y="2.757cm">
            <text:p/>
          </draw:circle>
          <draw:circle draw:style-name="gr4" draw:text-style-name="P1" draw:layer="BOARD Layer" svg:width="0.473cm" svg:height="0.473cm" svg:x="57.663cm" svg:y="3.756cm">
            <text:p/>
          </draw:circle>
          <draw:circle draw:style-name="gr4" draw:text-style-name="P1" draw:layer="BOARD Layer" svg:width="0.473cm" svg:height="0.473cm" svg:x="58.664cm" svg:y="3.757cm">
            <text:p/>
          </draw:circle>
          <draw:circle draw:style-name="gr4" draw:text-style-name="P1" draw:layer="BOARD Layer" svg:width="0.473cm" svg:height="0.473cm" svg:x="55.663cm" svg:y="4.656cm">
            <text:p/>
          </draw:circle>
          <draw:circle draw:style-name="gr4" draw:text-style-name="P1" draw:layer="BOARD Layer" svg:width="0.473cm" svg:height="0.473cm" svg:x="56.664cm" svg:y="4.657cm">
            <text:p/>
          </draw:circle>
          <draw:circle draw:style-name="gr4" draw:text-style-name="P1" draw:layer="BOARD Layer" svg:width="0.473cm" svg:height="0.473cm" svg:x="55.663cm" svg:y="5.656cm">
            <text:p/>
          </draw:circle>
          <draw:circle draw:style-name="gr4" draw:text-style-name="P1" draw:layer="BOARD Layer" svg:width="0.473cm" svg:height="0.473cm" svg:x="56.664cm" svg:y="5.657cm">
            <text:p/>
          </draw:circle>
          <draw:circle draw:style-name="gr4" draw:text-style-name="P1" draw:layer="BOARD Layer" svg:width="0.473cm" svg:height="0.473cm" svg:x="57.663cm" svg:y="4.656cm">
            <text:p/>
          </draw:circle>
          <draw:circle draw:style-name="gr4" draw:text-style-name="P1" draw:layer="BOARD Layer" svg:width="0.473cm" svg:height="0.473cm" svg:x="58.664cm" svg:y="4.657cm">
            <text:p/>
          </draw:circle>
          <draw:circle draw:style-name="gr4" draw:text-style-name="P1" draw:layer="BOARD Layer" svg:width="0.473cm" svg:height="0.473cm" svg:x="57.663cm" svg:y="5.656cm">
            <text:p/>
          </draw:circle>
          <draw:circle draw:style-name="gr4" draw:text-style-name="P1" draw:layer="BOARD Layer" svg:width="0.473cm" svg:height="0.473cm" svg:x="58.664cm" svg:y="5.657cm">
            <text:p/>
          </draw:circle>
          <draw:circle draw:style-name="gr4" draw:text-style-name="P1" draw:layer="BOARD Layer" svg:width="0.473cm" svg:height="0.473cm" svg:x="51.663cm" svg:y="6.756cm">
            <text:p/>
          </draw:circle>
          <draw:circle draw:style-name="gr4" draw:text-style-name="P1" draw:layer="BOARD Layer" svg:width="0.473cm" svg:height="0.473cm" svg:x="52.664cm" svg:y="6.757cm">
            <text:p/>
          </draw:circle>
          <draw:circle draw:style-name="gr4" draw:text-style-name="P1" draw:layer="BOARD Layer" svg:width="0.473cm" svg:height="0.473cm" svg:x="51.663cm" svg:y="7.756cm">
            <text:p/>
          </draw:circle>
          <draw:circle draw:style-name="gr4" draw:text-style-name="P1" draw:layer="BOARD Layer" svg:width="0.473cm" svg:height="0.473cm" svg:x="52.664cm" svg:y="7.757cm">
            <text:p/>
          </draw:circle>
          <draw:circle draw:style-name="gr4" draw:text-style-name="P1" draw:layer="BOARD Layer" svg:width="0.473cm" svg:height="0.473cm" svg:x="53.663cm" svg:y="6.756cm">
            <text:p/>
          </draw:circle>
          <draw:circle draw:style-name="gr4" draw:text-style-name="P1" draw:layer="BOARD Layer" svg:width="0.473cm" svg:height="0.473cm" svg:x="54.664cm" svg:y="6.757cm">
            <text:p/>
          </draw:circle>
          <draw:circle draw:style-name="gr4" draw:text-style-name="P1" draw:layer="BOARD Layer" svg:width="0.473cm" svg:height="0.473cm" svg:x="53.663cm" svg:y="7.756cm">
            <text:p/>
          </draw:circle>
          <draw:circle draw:style-name="gr4" draw:text-style-name="P1" draw:layer="BOARD Layer" svg:width="0.473cm" svg:height="0.473cm" svg:x="54.664cm" svg:y="7.757cm">
            <text:p/>
          </draw:circle>
          <draw:circle draw:style-name="gr4" draw:text-style-name="P1" draw:layer="BOARD Layer" svg:width="0.473cm" svg:height="0.473cm" svg:x="51.663cm" svg:y="8.656cm">
            <text:p/>
          </draw:circle>
          <draw:circle draw:style-name="gr4" draw:text-style-name="P1" draw:layer="BOARD Layer" svg:width="0.473cm" svg:height="0.473cm" svg:x="52.664cm" svg:y="8.657cm">
            <text:p/>
          </draw:circle>
          <draw:circle draw:style-name="gr4" draw:text-style-name="P1" draw:layer="BOARD Layer" svg:width="0.473cm" svg:height="0.473cm" svg:x="51.663cm" svg:y="9.656cm">
            <text:p/>
          </draw:circle>
          <draw:circle draw:style-name="gr4" draw:text-style-name="P1" draw:layer="BOARD Layer" svg:width="0.473cm" svg:height="0.473cm" svg:x="52.664cm" svg:y="9.657cm">
            <text:p/>
          </draw:circle>
          <draw:circle draw:style-name="gr4" draw:text-style-name="P1" draw:layer="BOARD Layer" svg:width="0.473cm" svg:height="0.473cm" svg:x="53.663cm" svg:y="8.656cm">
            <text:p/>
          </draw:circle>
          <draw:circle draw:style-name="gr4" draw:text-style-name="P1" draw:layer="BOARD Layer" svg:width="0.473cm" svg:height="0.473cm" svg:x="54.664cm" svg:y="8.657cm">
            <text:p/>
          </draw:circle>
          <draw:circle draw:style-name="gr4" draw:text-style-name="P1" draw:layer="BOARD Layer" svg:width="0.473cm" svg:height="0.473cm" svg:x="53.663cm" svg:y="9.656cm">
            <text:p/>
          </draw:circle>
          <draw:circle draw:style-name="gr4" draw:text-style-name="P1" draw:layer="BOARD Layer" svg:width="0.473cm" svg:height="0.473cm" svg:x="54.664cm" svg:y="9.657cm">
            <text:p/>
          </draw:circle>
          <draw:circle draw:style-name="gr4" draw:text-style-name="P1" draw:layer="BOARD Layer" svg:width="0.473cm" svg:height="0.473cm" svg:x="55.663cm" svg:y="6.756cm">
            <text:p/>
          </draw:circle>
          <draw:circle draw:style-name="gr4" draw:text-style-name="P1" draw:layer="BOARD Layer" svg:width="0.473cm" svg:height="0.473cm" svg:x="56.664cm" svg:y="6.757cm">
            <text:p/>
          </draw:circle>
          <draw:circle draw:style-name="gr4" draw:text-style-name="P1" draw:layer="BOARD Layer" svg:width="0.473cm" svg:height="0.473cm" svg:x="55.663cm" svg:y="7.756cm">
            <text:p/>
          </draw:circle>
          <draw:circle draw:style-name="gr4" draw:text-style-name="P1" draw:layer="BOARD Layer" svg:width="0.473cm" svg:height="0.473cm" svg:x="56.664cm" svg:y="7.757cm">
            <text:p/>
          </draw:circle>
          <draw:circle draw:style-name="gr4" draw:text-style-name="P1" draw:layer="BOARD Layer" svg:width="0.473cm" svg:height="0.473cm" svg:x="57.663cm" svg:y="6.756cm">
            <text:p/>
          </draw:circle>
          <draw:circle draw:style-name="gr4" draw:text-style-name="P1" draw:layer="BOARD Layer" svg:width="0.473cm" svg:height="0.473cm" svg:x="58.664cm" svg:y="6.757cm">
            <text:p/>
          </draw:circle>
          <draw:circle draw:style-name="gr4" draw:text-style-name="P1" draw:layer="BOARD Layer" svg:width="0.473cm" svg:height="0.473cm" svg:x="57.663cm" svg:y="7.756cm">
            <text:p/>
          </draw:circle>
          <draw:circle draw:style-name="gr4" draw:text-style-name="P1" draw:layer="BOARD Layer" svg:width="0.473cm" svg:height="0.473cm" svg:x="58.664cm" svg:y="7.757cm">
            <text:p/>
          </draw:circle>
          <draw:circle draw:style-name="gr4" draw:text-style-name="P1" draw:layer="BOARD Layer" svg:width="0.473cm" svg:height="0.473cm" svg:x="55.663cm" svg:y="8.656cm">
            <text:p/>
          </draw:circle>
          <draw:circle draw:style-name="gr4" draw:text-style-name="P1" draw:layer="BOARD Layer" svg:width="0.473cm" svg:height="0.473cm" svg:x="56.664cm" svg:y="8.657cm">
            <text:p/>
          </draw:circle>
          <draw:circle draw:style-name="gr4" draw:text-style-name="P1" draw:layer="BOARD Layer" svg:width="0.473cm" svg:height="0.473cm" svg:x="55.663cm" svg:y="9.656cm">
            <text:p/>
          </draw:circle>
          <draw:circle draw:style-name="gr4" draw:text-style-name="P1" draw:layer="BOARD Layer" svg:width="0.473cm" svg:height="0.473cm" svg:x="56.664cm" svg:y="9.657cm">
            <text:p/>
          </draw:circle>
          <draw:circle draw:style-name="gr4" draw:text-style-name="P1" draw:layer="BOARD Layer" svg:width="0.473cm" svg:height="0.473cm" svg:x="57.663cm" svg:y="8.656cm">
            <text:p/>
          </draw:circle>
          <draw:circle draw:style-name="gr4" draw:text-style-name="P1" draw:layer="BOARD Layer" svg:width="0.473cm" svg:height="0.473cm" svg:x="58.664cm" svg:y="8.657cm">
            <text:p/>
          </draw:circle>
          <draw:circle draw:style-name="gr4" draw:text-style-name="P1" draw:layer="BOARD Layer" svg:width="0.473cm" svg:height="0.473cm" svg:x="57.663cm" svg:y="9.656cm">
            <text:p/>
          </draw:circle>
          <draw:circle draw:style-name="gr4" draw:text-style-name="P1" draw:layer="BOARD Layer" svg:width="0.473cm" svg:height="0.473cm" svg:x="58.664cm" svg:y="9.657cm">
            <text:p/>
          </draw:circle>
          <draw:circle draw:style-name="gr4" draw:text-style-name="P1" draw:layer="BOARD Layer" svg:width="0.473cm" svg:height="0.473cm" svg:x="43.663cm" svg:y="10.756cm">
            <text:p/>
          </draw:circle>
          <draw:circle draw:style-name="gr4" draw:text-style-name="P1" draw:layer="BOARD Layer" svg:width="0.473cm" svg:height="0.473cm" svg:x="44.664cm" svg:y="10.757cm">
            <text:p/>
          </draw:circle>
          <draw:circle draw:style-name="gr4" draw:text-style-name="P1" draw:layer="BOARD Layer" svg:width="0.473cm" svg:height="0.473cm" svg:x="43.663cm" svg:y="11.756cm">
            <text:p/>
          </draw:circle>
          <draw:circle draw:style-name="gr4" draw:text-style-name="P1" draw:layer="BOARD Layer" svg:width="0.473cm" svg:height="0.473cm" svg:x="44.664cm" svg:y="11.757cm">
            <text:p/>
          </draw:circle>
          <draw:circle draw:style-name="gr4" draw:text-style-name="P1" draw:layer="BOARD Layer" svg:width="0.473cm" svg:height="0.473cm" svg:x="45.663cm" svg:y="10.756cm">
            <text:p/>
          </draw:circle>
          <draw:circle draw:style-name="gr4" draw:text-style-name="P1" draw:layer="BOARD Layer" svg:width="0.473cm" svg:height="0.473cm" svg:x="46.664cm" svg:y="10.757cm">
            <text:p/>
          </draw:circle>
          <draw:circle draw:style-name="gr4" draw:text-style-name="P1" draw:layer="BOARD Layer" svg:width="0.473cm" svg:height="0.473cm" svg:x="45.663cm" svg:y="11.756cm">
            <text:p/>
          </draw:circle>
          <draw:circle draw:style-name="gr4" draw:text-style-name="P1" draw:layer="BOARD Layer" svg:width="0.473cm" svg:height="0.473cm" svg:x="46.664cm" svg:y="11.757cm">
            <text:p/>
          </draw:circle>
          <draw:circle draw:style-name="gr4" draw:text-style-name="P1" draw:layer="BOARD Layer" svg:width="0.473cm" svg:height="0.473cm" svg:x="43.663cm" svg:y="12.656cm">
            <text:p/>
          </draw:circle>
          <draw:circle draw:style-name="gr4" draw:text-style-name="P1" draw:layer="BOARD Layer" svg:width="0.473cm" svg:height="0.473cm" svg:x="44.664cm" svg:y="12.657cm">
            <text:p/>
          </draw:circle>
          <draw:circle draw:style-name="gr4" draw:text-style-name="P1" draw:layer="BOARD Layer" svg:width="0.473cm" svg:height="0.473cm" svg:x="43.663cm" svg:y="13.656cm">
            <text:p/>
          </draw:circle>
          <draw:circle draw:style-name="gr4" draw:text-style-name="P1" draw:layer="BOARD Layer" svg:width="0.473cm" svg:height="0.473cm" svg:x="44.664cm" svg:y="13.657cm">
            <text:p/>
          </draw:circle>
          <draw:circle draw:style-name="gr4" draw:text-style-name="P1" draw:layer="BOARD Layer" svg:width="0.473cm" svg:height="0.473cm" svg:x="45.663cm" svg:y="12.656cm">
            <text:p/>
          </draw:circle>
          <draw:circle draw:style-name="gr4" draw:text-style-name="P1" draw:layer="BOARD Layer" svg:width="0.473cm" svg:height="0.473cm" svg:x="46.664cm" svg:y="12.657cm">
            <text:p/>
          </draw:circle>
          <draw:circle draw:style-name="gr4" draw:text-style-name="P1" draw:layer="BOARD Layer" svg:width="0.473cm" svg:height="0.473cm" svg:x="45.663cm" svg:y="13.656cm">
            <text:p/>
          </draw:circle>
          <draw:circle draw:style-name="gr4" draw:text-style-name="P1" draw:layer="BOARD Layer" svg:width="0.473cm" svg:height="0.473cm" svg:x="46.664cm" svg:y="13.657cm">
            <text:p/>
          </draw:circle>
          <draw:circle draw:style-name="gr4" draw:text-style-name="P1" draw:layer="BOARD Layer" svg:width="0.473cm" svg:height="0.473cm" svg:x="47.663cm" svg:y="10.756cm">
            <text:p/>
          </draw:circle>
          <draw:circle draw:style-name="gr4" draw:text-style-name="P1" draw:layer="BOARD Layer" svg:width="0.473cm" svg:height="0.473cm" svg:x="48.664cm" svg:y="10.757cm">
            <text:p/>
          </draw:circle>
          <draw:circle draw:style-name="gr4" draw:text-style-name="P1" draw:layer="BOARD Layer" svg:width="0.473cm" svg:height="0.473cm" svg:x="47.663cm" svg:y="11.756cm">
            <text:p/>
          </draw:circle>
          <draw:circle draw:style-name="gr4" draw:text-style-name="P1" draw:layer="BOARD Layer" svg:width="0.473cm" svg:height="0.473cm" svg:x="48.664cm" svg:y="11.757cm">
            <text:p/>
          </draw:circle>
          <draw:circle draw:style-name="gr4" draw:text-style-name="P1" draw:layer="BOARD Layer" svg:width="0.473cm" svg:height="0.473cm" svg:x="49.663cm" svg:y="10.756cm">
            <text:p/>
          </draw:circle>
          <draw:circle draw:style-name="gr4" draw:text-style-name="P1" draw:layer="BOARD Layer" svg:width="0.473cm" svg:height="0.473cm" svg:x="50.664cm" svg:y="10.757cm">
            <text:p/>
          </draw:circle>
          <draw:circle draw:style-name="gr4" draw:text-style-name="P1" draw:layer="BOARD Layer" svg:width="0.473cm" svg:height="0.473cm" svg:x="49.663cm" svg:y="11.756cm">
            <text:p/>
          </draw:circle>
          <draw:circle draw:style-name="gr4" draw:text-style-name="P1" draw:layer="BOARD Layer" svg:width="0.473cm" svg:height="0.473cm" svg:x="50.664cm" svg:y="11.757cm">
            <text:p/>
          </draw:circle>
          <draw:circle draw:style-name="gr4" draw:text-style-name="P1" draw:layer="BOARD Layer" svg:width="0.473cm" svg:height="0.473cm" svg:x="47.663cm" svg:y="12.656cm">
            <text:p/>
          </draw:circle>
          <draw:circle draw:style-name="gr4" draw:text-style-name="P1" draw:layer="BOARD Layer" svg:width="0.473cm" svg:height="0.473cm" svg:x="48.664cm" svg:y="12.657cm">
            <text:p/>
          </draw:circle>
          <draw:circle draw:style-name="gr4" draw:text-style-name="P1" draw:layer="BOARD Layer" svg:width="0.473cm" svg:height="0.473cm" svg:x="47.663cm" svg:y="13.656cm">
            <text:p/>
          </draw:circle>
          <draw:circle draw:style-name="gr4" draw:text-style-name="P1" draw:layer="BOARD Layer" svg:width="0.473cm" svg:height="0.473cm" svg:x="48.664cm" svg:y="13.657cm">
            <text:p/>
          </draw:circle>
          <draw:circle draw:style-name="gr4" draw:text-style-name="P1" draw:layer="BOARD Layer" svg:width="0.473cm" svg:height="0.473cm" svg:x="49.663cm" svg:y="12.656cm">
            <text:p/>
          </draw:circle>
          <draw:circle draw:style-name="gr4" draw:text-style-name="P1" draw:layer="BOARD Layer" svg:width="0.473cm" svg:height="0.473cm" svg:x="50.664cm" svg:y="12.657cm">
            <text:p/>
          </draw:circle>
          <draw:circle draw:style-name="gr4" draw:text-style-name="P1" draw:layer="BOARD Layer" svg:width="0.473cm" svg:height="0.473cm" svg:x="49.663cm" svg:y="13.656cm">
            <text:p/>
          </draw:circle>
          <draw:circle draw:style-name="gr4" draw:text-style-name="P1" draw:layer="BOARD Layer" svg:width="0.473cm" svg:height="0.473cm" svg:x="50.664cm" svg:y="13.657cm">
            <text:p/>
          </draw:circle>
          <draw:circle draw:style-name="gr4" draw:text-style-name="P1" draw:layer="BOARD Layer" svg:width="0.473cm" svg:height="0.473cm" svg:x="43.663cm" svg:y="14.756cm">
            <text:p/>
          </draw:circle>
          <draw:circle draw:style-name="gr4" draw:text-style-name="P1" draw:layer="BOARD Layer" svg:width="0.473cm" svg:height="0.473cm" svg:x="44.664cm" svg:y="14.757cm">
            <text:p/>
          </draw:circle>
          <draw:circle draw:style-name="gr4" draw:text-style-name="P1" draw:layer="BOARD Layer" svg:width="0.473cm" svg:height="0.473cm" svg:x="43.663cm" svg:y="15.756cm">
            <text:p/>
          </draw:circle>
          <draw:circle draw:style-name="gr4" draw:text-style-name="P1" draw:layer="BOARD Layer" svg:width="0.473cm" svg:height="0.473cm" svg:x="44.664cm" svg:y="15.757cm">
            <text:p/>
          </draw:circle>
          <draw:circle draw:style-name="gr4" draw:text-style-name="P1" draw:layer="BOARD Layer" svg:width="0.473cm" svg:height="0.473cm" svg:x="45.663cm" svg:y="14.756cm">
            <text:p/>
          </draw:circle>
          <draw:circle draw:style-name="gr4" draw:text-style-name="P1" draw:layer="BOARD Layer" svg:width="0.473cm" svg:height="0.473cm" svg:x="46.664cm" svg:y="14.757cm">
            <text:p/>
          </draw:circle>
          <draw:circle draw:style-name="gr4" draw:text-style-name="P1" draw:layer="BOARD Layer" svg:width="0.473cm" svg:height="0.473cm" svg:x="45.663cm" svg:y="15.756cm">
            <text:p/>
          </draw:circle>
          <draw:circle draw:style-name="gr4" draw:text-style-name="P1" draw:layer="BOARD Layer" svg:width="0.473cm" svg:height="0.473cm" svg:x="46.664cm" svg:y="15.757cm">
            <text:p/>
          </draw:circle>
          <draw:circle draw:style-name="gr4" draw:text-style-name="P1" draw:layer="BOARD Layer" svg:width="0.473cm" svg:height="0.473cm" svg:x="43.663cm" svg:y="16.656cm">
            <text:p/>
          </draw:circle>
          <draw:circle draw:style-name="gr4" draw:text-style-name="P1" draw:layer="BOARD Layer" svg:width="0.473cm" svg:height="0.473cm" svg:x="44.664cm" svg:y="16.657cm">
            <text:p/>
          </draw:circle>
          <draw:circle draw:style-name="gr4" draw:text-style-name="P1" draw:layer="BOARD Layer" svg:width="0.473cm" svg:height="0.473cm" svg:x="43.663cm" svg:y="17.656cm">
            <text:p/>
          </draw:circle>
          <draw:circle draw:style-name="gr4" draw:text-style-name="P1" draw:layer="BOARD Layer" svg:width="0.473cm" svg:height="0.473cm" svg:x="44.664cm" svg:y="17.657cm">
            <text:p/>
          </draw:circle>
          <draw:circle draw:style-name="gr4" draw:text-style-name="P1" draw:layer="BOARD Layer" svg:width="0.473cm" svg:height="0.473cm" svg:x="45.663cm" svg:y="16.656cm">
            <text:p/>
          </draw:circle>
          <draw:circle draw:style-name="gr4" draw:text-style-name="P1" draw:layer="BOARD Layer" svg:width="0.473cm" svg:height="0.473cm" svg:x="46.664cm" svg:y="16.657cm">
            <text:p/>
          </draw:circle>
          <draw:circle draw:style-name="gr4" draw:text-style-name="P1" draw:layer="BOARD Layer" svg:width="0.473cm" svg:height="0.473cm" svg:x="45.663cm" svg:y="17.656cm">
            <text:p/>
          </draw:circle>
          <draw:circle draw:style-name="gr4" draw:text-style-name="P1" draw:layer="BOARD Layer" svg:width="0.473cm" svg:height="0.473cm" svg:x="46.664cm" svg:y="17.657cm">
            <text:p/>
          </draw:circle>
          <draw:circle draw:style-name="gr4" draw:text-style-name="P1" draw:layer="BOARD Layer" svg:width="0.473cm" svg:height="0.473cm" svg:x="47.663cm" svg:y="14.756cm">
            <text:p/>
          </draw:circle>
          <draw:circle draw:style-name="gr4" draw:text-style-name="P1" draw:layer="BOARD Layer" svg:width="0.473cm" svg:height="0.473cm" svg:x="48.664cm" svg:y="14.757cm">
            <text:p/>
          </draw:circle>
          <draw:circle draw:style-name="gr4" draw:text-style-name="P1" draw:layer="BOARD Layer" svg:width="0.473cm" svg:height="0.473cm" svg:x="47.663cm" svg:y="15.756cm">
            <text:p/>
          </draw:circle>
          <draw:circle draw:style-name="gr4" draw:text-style-name="P1" draw:layer="BOARD Layer" svg:width="0.473cm" svg:height="0.473cm" svg:x="48.664cm" svg:y="15.757cm">
            <text:p/>
          </draw:circle>
          <draw:circle draw:style-name="gr4" draw:text-style-name="P1" draw:layer="BOARD Layer" svg:width="0.473cm" svg:height="0.473cm" svg:x="49.663cm" svg:y="14.756cm">
            <text:p/>
          </draw:circle>
          <draw:circle draw:style-name="gr4" draw:text-style-name="P1" draw:layer="BOARD Layer" svg:width="0.473cm" svg:height="0.473cm" svg:x="50.664cm" svg:y="14.757cm">
            <text:p/>
          </draw:circle>
          <draw:circle draw:style-name="gr4" draw:text-style-name="P1" draw:layer="BOARD Layer" svg:width="0.473cm" svg:height="0.473cm" svg:x="49.663cm" svg:y="15.756cm">
            <text:p/>
          </draw:circle>
          <draw:circle draw:style-name="gr4" draw:text-style-name="P1" draw:layer="BOARD Layer" svg:width="0.473cm" svg:height="0.473cm" svg:x="50.664cm" svg:y="15.757cm">
            <text:p/>
          </draw:circle>
          <draw:circle draw:style-name="gr4" draw:text-style-name="P1" draw:layer="BOARD Layer" svg:width="0.473cm" svg:height="0.473cm" svg:x="47.663cm" svg:y="16.656cm">
            <text:p/>
          </draw:circle>
          <draw:circle draw:style-name="gr4" draw:text-style-name="P1" draw:layer="BOARD Layer" svg:width="0.473cm" svg:height="0.473cm" svg:x="48.664cm" svg:y="16.657cm">
            <text:p/>
          </draw:circle>
          <draw:circle draw:style-name="gr4" draw:text-style-name="P1" draw:layer="BOARD Layer" svg:width="0.473cm" svg:height="0.473cm" svg:x="47.663cm" svg:y="17.656cm">
            <text:p/>
          </draw:circle>
          <draw:circle draw:style-name="gr4" draw:text-style-name="P1" draw:layer="BOARD Layer" svg:width="0.473cm" svg:height="0.473cm" svg:x="48.664cm" svg:y="17.657cm">
            <text:p/>
          </draw:circle>
          <draw:circle draw:style-name="gr4" draw:text-style-name="P1" draw:layer="BOARD Layer" svg:width="0.473cm" svg:height="0.473cm" svg:x="49.663cm" svg:y="16.656cm">
            <text:p/>
          </draw:circle>
          <draw:circle draw:style-name="gr4" draw:text-style-name="P1" draw:layer="BOARD Layer" svg:width="0.473cm" svg:height="0.473cm" svg:x="50.664cm" svg:y="16.657cm">
            <text:p/>
          </draw:circle>
          <draw:circle draw:style-name="gr4" draw:text-style-name="P1" draw:layer="BOARD Layer" svg:width="0.473cm" svg:height="0.473cm" svg:x="49.663cm" svg:y="17.656cm">
            <text:p/>
          </draw:circle>
          <draw:circle draw:style-name="gr4" draw:text-style-name="P1" draw:layer="BOARD Layer" svg:width="0.473cm" svg:height="0.473cm" svg:x="50.664cm" svg:y="17.657cm">
            <text:p/>
          </draw:circle>
          <draw:circle draw:style-name="gr4" draw:text-style-name="P1" draw:layer="BOARD Layer" svg:width="0.473cm" svg:height="0.473cm" svg:x="51.663cm" svg:y="10.756cm">
            <text:p/>
          </draw:circle>
          <draw:circle draw:style-name="gr4" draw:text-style-name="P1" draw:layer="BOARD Layer" svg:width="0.473cm" svg:height="0.473cm" svg:x="52.664cm" svg:y="10.757cm">
            <text:p/>
          </draw:circle>
          <draw:circle draw:style-name="gr4" draw:text-style-name="P1" draw:layer="BOARD Layer" svg:width="0.473cm" svg:height="0.473cm" svg:x="51.663cm" svg:y="11.756cm">
            <text:p/>
          </draw:circle>
          <draw:circle draw:style-name="gr4" draw:text-style-name="P1" draw:layer="BOARD Layer" svg:width="0.473cm" svg:height="0.473cm" svg:x="52.664cm" svg:y="11.757cm">
            <text:p/>
          </draw:circle>
          <draw:circle draw:style-name="gr4" draw:text-style-name="P1" draw:layer="BOARD Layer" svg:width="0.473cm" svg:height="0.473cm" svg:x="53.663cm" svg:y="10.756cm">
            <text:p/>
          </draw:circle>
          <draw:circle draw:style-name="gr4" draw:text-style-name="P1" draw:layer="BOARD Layer" svg:width="0.473cm" svg:height="0.473cm" svg:x="54.664cm" svg:y="10.757cm">
            <text:p/>
          </draw:circle>
          <draw:circle draw:style-name="gr4" draw:text-style-name="P1" draw:layer="BOARD Layer" svg:width="0.473cm" svg:height="0.473cm" svg:x="53.663cm" svg:y="11.756cm">
            <text:p/>
          </draw:circle>
          <draw:circle draw:style-name="gr4" draw:text-style-name="P1" draw:layer="BOARD Layer" svg:width="0.473cm" svg:height="0.473cm" svg:x="54.664cm" svg:y="11.757cm">
            <text:p/>
          </draw:circle>
          <draw:circle draw:style-name="gr4" draw:text-style-name="P1" draw:layer="BOARD Layer" svg:width="0.473cm" svg:height="0.473cm" svg:x="51.663cm" svg:y="12.656cm">
            <text:p/>
          </draw:circle>
          <draw:circle draw:style-name="gr4" draw:text-style-name="P1" draw:layer="BOARD Layer" svg:width="0.473cm" svg:height="0.473cm" svg:x="52.664cm" svg:y="12.657cm">
            <text:p/>
          </draw:circle>
          <draw:circle draw:style-name="gr4" draw:text-style-name="P1" draw:layer="BOARD Layer" svg:width="0.473cm" svg:height="0.473cm" svg:x="51.663cm" svg:y="13.656cm">
            <text:p/>
          </draw:circle>
          <draw:circle draw:style-name="gr4" draw:text-style-name="P1" draw:layer="BOARD Layer" svg:width="0.473cm" svg:height="0.473cm" svg:x="52.664cm" svg:y="13.657cm">
            <text:p/>
          </draw:circle>
          <draw:circle draw:style-name="gr4" draw:text-style-name="P1" draw:layer="BOARD Layer" svg:width="0.473cm" svg:height="0.473cm" svg:x="53.663cm" svg:y="12.656cm">
            <text:p/>
          </draw:circle>
          <draw:circle draw:style-name="gr4" draw:text-style-name="P1" draw:layer="BOARD Layer" svg:width="0.473cm" svg:height="0.473cm" svg:x="54.664cm" svg:y="12.657cm">
            <text:p/>
          </draw:circle>
          <draw:circle draw:style-name="gr4" draw:text-style-name="P1" draw:layer="BOARD Layer" svg:width="0.473cm" svg:height="0.473cm" svg:x="53.663cm" svg:y="13.656cm">
            <text:p/>
          </draw:circle>
          <draw:circle draw:style-name="gr4" draw:text-style-name="P1" draw:layer="BOARD Layer" svg:width="0.473cm" svg:height="0.473cm" svg:x="54.664cm" svg:y="13.657cm">
            <text:p/>
          </draw:circle>
          <draw:circle draw:style-name="gr4" draw:text-style-name="P1" draw:layer="BOARD Layer" svg:width="0.473cm" svg:height="0.473cm" svg:x="55.663cm" svg:y="10.756cm">
            <text:p/>
          </draw:circle>
          <draw:circle draw:style-name="gr4" draw:text-style-name="P1" draw:layer="BOARD Layer" svg:width="0.473cm" svg:height="0.473cm" svg:x="56.664cm" svg:y="10.757cm">
            <text:p/>
          </draw:circle>
          <draw:circle draw:style-name="gr4" draw:text-style-name="P1" draw:layer="BOARD Layer" svg:width="0.473cm" svg:height="0.473cm" svg:x="55.663cm" svg:y="11.756cm">
            <text:p/>
          </draw:circle>
          <draw:circle draw:style-name="gr4" draw:text-style-name="P1" draw:layer="BOARD Layer" svg:width="0.473cm" svg:height="0.473cm" svg:x="56.664cm" svg:y="11.757cm">
            <text:p/>
          </draw:circle>
          <draw:circle draw:style-name="gr4" draw:text-style-name="P1" draw:layer="BOARD Layer" svg:width="0.473cm" svg:height="0.473cm" svg:x="57.663cm" svg:y="10.756cm">
            <text:p/>
          </draw:circle>
          <draw:circle draw:style-name="gr4" draw:text-style-name="P1" draw:layer="BOARD Layer" svg:width="0.473cm" svg:height="0.473cm" svg:x="58.664cm" svg:y="10.757cm">
            <text:p/>
          </draw:circle>
          <draw:circle draw:style-name="gr4" draw:text-style-name="P1" draw:layer="BOARD Layer" svg:width="0.473cm" svg:height="0.473cm" svg:x="57.663cm" svg:y="11.756cm">
            <text:p/>
          </draw:circle>
          <draw:circle draw:style-name="gr4" draw:text-style-name="P1" draw:layer="BOARD Layer" svg:width="0.473cm" svg:height="0.473cm" svg:x="55.663cm" svg:y="12.656cm">
            <text:p/>
          </draw:circle>
          <draw:circle draw:style-name="gr4" draw:text-style-name="P1" draw:layer="BOARD Layer" svg:width="0.473cm" svg:height="0.473cm" svg:x="56.664cm" svg:y="12.657cm">
            <text:p/>
          </draw:circle>
          <draw:circle draw:style-name="gr4" draw:text-style-name="P1" draw:layer="BOARD Layer" svg:width="0.473cm" svg:height="0.473cm" svg:x="55.663cm" svg:y="13.656cm">
            <text:p/>
          </draw:circle>
          <draw:circle draw:style-name="gr4" draw:text-style-name="P1" draw:layer="BOARD Layer" svg:width="0.473cm" svg:height="0.473cm" svg:x="56.664cm" svg:y="13.657cm">
            <text:p/>
          </draw:circle>
          <draw:circle draw:style-name="gr4" draw:text-style-name="P1" draw:layer="BOARD Layer" svg:width="0.473cm" svg:height="0.473cm" svg:x="57.663cm" svg:y="12.656cm">
            <text:p/>
          </draw:circle>
          <draw:circle draw:style-name="gr4" draw:text-style-name="P1" draw:layer="BOARD Layer" svg:width="0.473cm" svg:height="0.473cm" svg:x="51.663cm" svg:y="14.756cm">
            <text:p/>
          </draw:circle>
          <draw:circle draw:style-name="gr4" draw:text-style-name="P1" draw:layer="BOARD Layer" svg:width="0.473cm" svg:height="0.473cm" svg:x="52.664cm" svg:y="14.757cm">
            <text:p/>
          </draw:circle>
          <draw:circle draw:style-name="gr4" draw:text-style-name="P1" draw:layer="BOARD Layer" svg:width="0.473cm" svg:height="0.473cm" svg:x="51.663cm" svg:y="15.756cm">
            <text:p/>
          </draw:circle>
          <draw:circle draw:style-name="gr4" draw:text-style-name="P1" draw:layer="BOARD Layer" svg:width="0.473cm" svg:height="0.473cm" svg:x="52.664cm" svg:y="15.757cm">
            <text:p/>
          </draw:circle>
          <draw:circle draw:style-name="gr4" draw:text-style-name="P1" draw:layer="BOARD Layer" svg:width="0.473cm" svg:height="0.473cm" svg:x="53.663cm" svg:y="14.756cm">
            <text:p/>
          </draw:circle>
          <draw:circle draw:style-name="gr4" draw:text-style-name="P1" draw:layer="BOARD Layer" svg:width="0.473cm" svg:height="0.473cm" svg:x="54.664cm" svg:y="14.757cm">
            <text:p/>
          </draw:circle>
          <draw:circle draw:style-name="gr4" draw:text-style-name="P1" draw:layer="BOARD Layer" svg:width="0.473cm" svg:height="0.473cm" svg:x="53.663cm" svg:y="15.756cm">
            <text:p/>
          </draw:circle>
          <draw:circle draw:style-name="gr4" draw:text-style-name="P1" draw:layer="BOARD Layer" svg:width="0.473cm" svg:height="0.473cm" svg:x="51.663cm" svg:y="16.656cm">
            <text:p/>
          </draw:circle>
          <draw:circle draw:style-name="gr4" draw:text-style-name="P1" draw:layer="BOARD Layer" svg:width="0.473cm" svg:height="0.473cm" svg:x="52.664cm" svg:y="16.657cm">
            <text:p/>
          </draw:circle>
          <draw:circle draw:style-name="gr4" draw:text-style-name="P1" draw:layer="BOARD Layer" svg:width="0.473cm" svg:height="0.473cm" svg:x="55.663cm" svg:y="14.756cm">
            <text:p/>
          </draw:circle>
          <draw:circle draw:style-name="gr4" draw:text-style-name="P1" draw:layer="BOARD Layer" svg:width="0.473cm" svg:height="0.473cm" svg:x="43.663cm" svg:y="18.656cm">
            <text:p/>
          </draw:circle>
          <draw:circle draw:style-name="gr4" draw:text-style-name="P1" draw:layer="BOARD Layer" svg:width="0.473cm" svg:height="0.473cm" svg:x="44.664cm" svg:y="18.657cm">
            <text:p/>
          </draw:circle>
          <draw:circle draw:style-name="gr4" draw:text-style-name="P1" draw:layer="BOARD Layer" svg:width="0.473cm" svg:height="0.473cm" svg:x="43.663cm" svg:y="19.656cm">
            <text:p/>
          </draw:circle>
          <draw:circle draw:style-name="gr4" draw:text-style-name="P1" draw:layer="BOARD Layer" svg:width="0.473cm" svg:height="0.473cm" svg:x="44.664cm" svg:y="19.657cm">
            <text:p/>
          </draw:circle>
          <draw:circle draw:style-name="gr4" draw:text-style-name="P1" draw:layer="BOARD Layer" svg:width="0.473cm" svg:height="0.473cm" svg:x="45.663cm" svg:y="18.656cm">
            <text:p/>
          </draw:circle>
          <draw:circle draw:style-name="gr4" draw:text-style-name="P1" draw:layer="BOARD Layer" svg:width="0.473cm" svg:height="0.473cm" svg:x="46.664cm" svg:y="18.657cm">
            <text:p/>
          </draw:circle>
          <draw:circle draw:style-name="gr4" draw:text-style-name="P1" draw:layer="BOARD Layer" svg:width="0.473cm" svg:height="0.473cm" svg:x="45.663cm" svg:y="19.656cm">
            <text:p/>
          </draw:circle>
          <draw:circle draw:style-name="gr4" draw:text-style-name="P1" draw:layer="BOARD Layer" svg:width="0.473cm" svg:height="0.473cm" svg:x="46.664cm" svg:y="19.657cm">
            <text:p/>
          </draw:circle>
          <draw:circle draw:style-name="gr4" draw:text-style-name="P1" draw:layer="BOARD Layer" svg:width="0.473cm" svg:height="0.473cm" svg:x="43.663cm" svg:y="20.556cm">
            <text:p/>
          </draw:circle>
          <draw:circle draw:style-name="gr4" draw:text-style-name="P1" draw:layer="BOARD Layer" svg:width="0.473cm" svg:height="0.473cm" svg:x="44.664cm" svg:y="20.557cm">
            <text:p/>
          </draw:circle>
          <draw:circle draw:style-name="gr4" draw:text-style-name="P1" draw:layer="BOARD Layer" svg:width="0.473cm" svg:height="0.473cm" svg:x="43.663cm" svg:y="21.556cm">
            <text:p/>
          </draw:circle>
          <draw:circle draw:style-name="gr4" draw:text-style-name="P1" draw:layer="BOARD Layer" svg:width="0.473cm" svg:height="0.473cm" svg:x="45.663cm" svg:y="20.556cm">
            <text:p/>
          </draw:circle>
          <draw:circle draw:style-name="gr4" draw:text-style-name="P1" draw:layer="BOARD Layer" svg:width="0.473cm" svg:height="0.473cm" svg:x="46.664cm" svg:y="20.557cm">
            <text:p/>
          </draw:circle>
          <draw:circle draw:style-name="gr4" draw:text-style-name="P1" draw:layer="BOARD Layer" svg:width="0.473cm" svg:height="0.473cm" svg:x="47.663cm" svg:y="18.656cm">
            <text:p/>
          </draw:circle>
          <draw:circle draw:style-name="gr4" draw:text-style-name="P1" draw:layer="BOARD Layer" svg:width="0.473cm" svg:height="0.473cm" svg:x="48.664cm" svg:y="18.657cm">
            <text:p/>
          </draw:circle>
          <draw:circle draw:style-name="gr4" draw:text-style-name="P1" draw:layer="BOARD Layer" svg:width="0.473cm" svg:height="0.473cm" svg:x="47.663cm" svg:y="19.656cm">
            <text:p/>
          </draw:circle>
          <draw:frame draw:style-name="gr5" draw:layer="BOARD Layer" svg:width="0.853cm" svg:height="0.962cm" svg:x="4.518cm" svg:y="1.836cm">
            <draw:text-box>
              <text:p>1</text:p>
            </draw:text-box>
          </draw:frame>
          <draw:frame draw:style-name="gr5" draw:layer="BOARD Layer" svg:width="1.205cm" svg:height="0.962cm" svg:x="13.318cm" svg:y="1.909cm">
            <draw:text-box>
              <text:p>10</text:p>
            </draw:text-box>
          </draw:frame>
          <draw:frame draw:style-name="gr5" draw:layer="BOARD Layer" svg:width="1.205cm" svg:height="0.962cm" svg:x="23.445cm" svg:y="1.909cm">
            <draw:text-box>
              <text:p>20</text:p>
            </draw:text-box>
          </draw:frame>
          <draw:frame draw:style-name="gr5" draw:layer="BOARD Layer" svg:width="1.205cm" svg:height="0.962cm" svg:x="33.427cm" svg:y="1.909cm">
            <draw:text-box>
              <text:p>30</text:p>
            </draw:text-box>
          </draw:frame>
          <draw:frame draw:style-name="gr5" draw:layer="BOARD Layer" svg:width="1.205cm" svg:height="0.962cm" svg:x="43.318cm" svg:y="1.909cm">
            <draw:text-box>
              <text:p>40</text:p>
            </draw:text-box>
          </draw:frame>
          <draw:frame draw:style-name="gr5" draw:layer="BOARD Layer" svg:width="1.205cm" svg:height="0.962cm" svg:x="53.336cm" svg:y="1.89cm">
            <draw:text-box>
              <text:p>50</text:p>
            </draw:text-box>
          </draw:frame>
          <draw:frame draw:style-name="gr5" draw:layer="BOARD Layer" svg:width="1.205cm" svg:height="0.962cm" svg:x="58.236cm" svg:y="1.981cm">
            <draw:text-box>
              <text:p>55</text:p>
            </draw:text-box>
          </draw:frame>
          <draw:frame draw:style-name="gr6" draw:layer="BOARD Layer" svg:width="1.182cm" svg:height="0.962cm" svg:x="2.09cm" svg:y="2.518cm">
            <draw:text-box>
              <text:p>1</text:p>
            </draw:text-box>
          </draw:frame>
          <draw:frame draw:style-name="gr7" draw:layer="BOARD Layer" svg:width="1.273cm" svg:height="0.962cm" svg:x="2.181cm" svg:y="11.518cm">
            <draw:text-box>
              <text:p>10</text:p>
            </draw:text-box>
          </draw:frame>
          <draw:frame draw:style-name="gr8" draw:layer="BOARD Layer" svg:width="1.455cm" svg:height="1.068cm" svg:x="2.181cm" svg:y="21.354cm">
            <draw:text-box>
              <text:p>20</text:p>
            </draw:text-box>
          </draw:frame>
        </draw:g>
        <draw:g>
          <draw:rect draw:style-name="gr9" draw:text-style-name="P2" draw:layer="layout" svg:width="6.181cm" svg:height="18cm" svg:x="30.842cm" svg:y="3.01cm">
            <text:p/>
          </draw:rect>
          <draw:custom-shape draw:style-name="gr10" draw:text-style-name="P2" draw:layer="layout" svg:width="0.728cm" svg:height="0.728cm" svg:x="36.32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" draw:layer="layout" svg:width="0.728cm" svg:height="0.728cm" svg:x="30.82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0.728cm" svg:height="0.728cm" svg:x="30.823cm" svg:y="2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draw:layer="layout" svg:width="0.728cm" svg:height="0.728cm" svg:x="36.323cm" svg:y="2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5" draw:layer="layout" svg:width="4.023cm" svg:height="1.773cm" draw:transform="rotate (1.5707963267949) translate (33.314cm 19.196cm)">
            <draw:text-box>
              <text:p text:style-name="P3"><text:span text:style-name="T1">ARDUIONO</text:span></text:p>
              <text:p text:style-name="P4"><text:span text:style-name="T1">MICRO</text:span></text:p>
            </draw:text-box>
          </draw:frame>
          <draw:rect draw:style-name="gr15" draw:text-style-name="P2" draw:layer="layout" svg:width="2.454cm" svg:height="1.818cm" svg:x="32.751cm" svg:y="19.464cm">
            <text:p/>
          </draw:rect>
          <draw:custom-shape draw:style-name="gr16" draw:text-style-name="P2" draw:layer="layout" svg:width="2.909cm" svg:height="3cm" svg:x="32.542cm" svg:y="9.64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rect draw:style-name="gr17" draw:text-style-name="P2" draw:layer="layout" svg:width="1.727cm" svg:height="1.727cm" svg:x="31.751cm" svg:y="3.828cm">
            <text:p/>
          </draw:rect>
          <draw:custom-shape draw:style-name="gr18" draw:text-style-name="P2" draw:layer="layout" svg:width="0.818cm" svg:height="0.818cm" svg:x="32.208cm" svg:y="4.2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9" draw:text-style-name="P2" draw:layer="layout" svg:width="1.454cm" svg:height="2.272cm" svg:x="34.569cm" svg:y="3.828cm">
            <text:p/>
          </draw:rect>
        </draw:g>
        <draw:g>
          <draw:g>
            <draw:g>
              <draw:rect draw:style-name="gr20" draw:text-style-name="P1" draw:layer="layout" svg:width="4.117cm" svg:height="4.726cm" draw:transform="rotate (-3.14159265358979) translate (11.182cm 7.893cm)">
                <text:p/>
              </draw:rect>
              <draw:line draw:style-name="gr20" draw:text-style-name="P1" draw:layer="layout" svg:x1="11.975cm" svg:y1="8.029cm" svg:x2="9.283cm" svg:y2="8.029cm">
                <text:p/>
              </draw:line>
              <draw:line draw:style-name="gr20" draw:text-style-name="P1" draw:layer="layout" svg:x1="11.974cm" svg:y1="7.029cm" svg:x2="9.282cm" svg:y2="7.029cm">
                <text:p/>
              </draw:line>
              <draw:line draw:style-name="gr20" draw:text-style-name="P1" draw:layer="layout" svg:x1="11.975cm" svg:y1="6.029cm" svg:x2="9.283cm" svg:y2="6.029cm">
                <text:p/>
              </draw:line>
              <draw:line draw:style-name="gr20" draw:text-style-name="P1" draw:layer="layout" svg:x1="11.974cm" svg:y1="5.029cm" svg:x2="9.282cm" svg:y2="5.029cm">
                <text:p/>
              </draw:line>
              <draw:line draw:style-name="gr20" draw:text-style-name="P1" draw:layer="layout" svg:x1="11.975cm" svg:y1="4.029cm" svg:x2="9.283cm" svg:y2="4.029cm">
                <text:p/>
              </draw:line>
              <draw:line draw:style-name="gr20" draw:text-style-name="P1" draw:layer="layout" svg:x1="11.974cm" svg:y1="3.029cm" svg:x2="9.282cm" svg:y2="3.029cm">
                <text:p/>
              </draw:line>
              <draw:rect draw:style-name="gr20" draw:text-style-name="P1" draw:layer="layout" svg:width="0.57cm" svg:height="5.636cm" draw:transform="rotate (-3.14159265358979) translate (11.181cm 8.337cm)">
                <text:p/>
              </draw:rect>
            </draw:g>
            <draw:frame draw:style-name="gr21" draw:layer="layout" svg:width="0.953cm" svg:height="1.062cm" draw:transform="rotate (-3.14159265358979) translate (8.702cm 6.12cm)">
              <draw:text-box>
                <text:p>6</text:p>
              </draw:text-box>
            </draw:frame>
          </draw:g>
          <draw:frame draw:style-name="gr21" draw:text-style-name="P6" draw:layer="layout" svg:width="0.932cm" svg:height="1.295cm" svg:x="8.195cm" svg:y="2.856cm">
            <draw:text-box>
              <text:p><text:span text:style-name="T2">r</text:span></text:p>
            </draw:text-box>
          </draw:frame>
          <draw:frame draw:style-name="gr21" draw:text-style-name="P6" draw:layer="layout" svg:width="1.118cm" svg:height="1.295cm" svg:x="8.249cm" svg:y="4.679cm">
            <draw:text-box>
              <text:p><text:span text:style-name="T2">b</text:span></text:p>
            </draw:text-box>
          </draw:frame>
          <draw:frame draw:style-name="gr21" draw:text-style-name="P6" draw:layer="layout" svg:width="1.262cm" svg:height="1.295cm" svg:x="8.249cm" svg:y="3.68cm">
            <draw:text-box>
              <text:p><text:span text:style-name="T2">w</text:span></text:p>
            </draw:text-box>
          </draw:frame>
          <draw:frame draw:style-name="gr21" draw:text-style-name="P6" draw:layer="layout" svg:width="0.932cm" svg:height="1.295cm" svg:x="8.295cm" svg:y="5.356cm">
            <draw:text-box>
              <text:p><text:span text:style-name="T2">r</text:span></text:p>
            </draw:text-box>
          </draw:frame>
          <draw:frame draw:style-name="gr21" draw:text-style-name="P6" draw:layer="layout" svg:width="1.118cm" svg:height="1.295cm" svg:x="8.349cm" svg:y="7.179cm">
            <draw:text-box>
              <text:p><text:span text:style-name="T2">b</text:span></text:p>
            </draw:text-box>
          </draw:frame>
          <draw:frame draw:style-name="gr21" draw:text-style-name="P6" draw:layer="layout" svg:width="1.262cm" svg:height="1.295cm" svg:x="8.349cm" svg:y="6.18cm">
            <draw:text-box>
              <text:p><text:span text:style-name="T2">w</text:span></text:p>
            </draw:text-box>
          </draw:frame>
        </draw:g>
        <draw:g>
          <draw:g>
            <draw:g>
              <draw:rect draw:style-name="gr20" draw:text-style-name="P1" draw:layer="layout" svg:width="4.117cm" svg:height="4.726cm" draw:transform="rotate (-3.14159265358979) translate (11.182cm 13.793cm)">
                <text:p/>
              </draw:rect>
              <draw:line draw:style-name="gr20" draw:text-style-name="P1" draw:layer="layout" svg:x1="11.975cm" svg:y1="13.929cm" svg:x2="9.283cm" svg:y2="13.929cm">
                <text:p/>
              </draw:line>
              <draw:line draw:style-name="gr20" draw:text-style-name="P1" draw:layer="layout" svg:x1="11.974cm" svg:y1="12.929cm" svg:x2="9.282cm" svg:y2="12.929cm">
                <text:p/>
              </draw:line>
              <draw:line draw:style-name="gr20" draw:text-style-name="P1" draw:layer="layout" svg:x1="11.975cm" svg:y1="11.929cm" svg:x2="9.283cm" svg:y2="11.929cm">
                <text:p/>
              </draw:line>
              <draw:line draw:style-name="gr20" draw:text-style-name="P1" draw:layer="layout" svg:x1="11.974cm" svg:y1="10.929cm" svg:x2="9.282cm" svg:y2="10.929cm">
                <text:p/>
              </draw:line>
              <draw:line draw:style-name="gr20" draw:text-style-name="P1" draw:layer="layout" svg:x1="11.975cm" svg:y1="9.929cm" svg:x2="9.283cm" svg:y2="9.929cm">
                <text:p/>
              </draw:line>
              <draw:line draw:style-name="gr20" draw:text-style-name="P1" draw:layer="layout" svg:x1="11.974cm" svg:y1="8.929cm" svg:x2="9.282cm" svg:y2="8.929cm">
                <text:p/>
              </draw:line>
              <draw:rect draw:style-name="gr20" draw:text-style-name="P1" draw:layer="layout" svg:width="0.57cm" svg:height="5.636cm" draw:transform="rotate (-3.14159265358979) translate (11.181cm 14.237cm)">
                <text:p/>
              </draw:rect>
            </draw:g>
            <draw:frame draw:style-name="gr21" draw:layer="layout" svg:width="0.953cm" svg:height="1.062cm" draw:transform="rotate (-3.14159265358979) translate (8.702cm 12.02cm)">
              <draw:text-box>
                <text:p>6</text:p>
              </draw:text-box>
            </draw:frame>
          </draw:g>
          <draw:frame draw:style-name="gr21" draw:text-style-name="P6" draw:layer="layout" svg:width="0.932cm" svg:height="1.295cm" svg:x="8.249cm" svg:y="8.677cm">
            <draw:text-box>
              <text:p><text:span text:style-name="T2">r</text:span></text:p>
            </draw:text-box>
          </draw:frame>
          <draw:frame draw:style-name="gr21" draw:text-style-name="P6" draw:layer="layout" svg:width="1.118cm" svg:height="1.295cm" svg:x="8.249cm" svg:y="9.478cm">
            <draw:text-box>
              <text:p><text:span text:style-name="T2">b</text:span></text:p>
            </draw:text-box>
          </draw:frame>
          <draw:frame draw:style-name="gr21" draw:text-style-name="P6" draw:layer="layout" svg:width="1.212cm" svg:height="1.295cm" svg:x="8.249cm" svg:y="10.179cm">
            <draw:text-box>
              <text:p><text:span text:style-name="T2">B</text:span></text:p>
            </draw:text-box>
          </draw:frame>
          <draw:frame draw:style-name="gr21" draw:text-style-name="P6" draw:layer="layout" svg:width="1.212cm" svg:height="1.295cm" svg:x="8.249cm" svg:y="12.88cm">
            <draw:text-box>
              <text:p><text:span text:style-name="T2">B</text:span></text:p>
            </draw:text-box>
          </draw:frame>
          <draw:frame draw:style-name="gr21" draw:text-style-name="P6" draw:layer="layout" svg:width="1.262cm" svg:height="1.295cm" svg:x="8.249cm" svg:y="11.18cm">
            <draw:text-box>
              <text:p><text:span text:style-name="T2">w</text:span></text:p>
            </draw:text-box>
          </draw:frame>
          <draw:frame draw:style-name="gr21" draw:text-style-name="P6" draw:layer="layout" svg:width="1.118cm" svg:height="1.295cm" svg:x="8.249cm" svg:y="11.981cm">
            <draw:text-box>
              <text:p><text:span text:style-name="T2">g</text:span></text:p>
            </draw:text-box>
          </draw:frame>
        </draw:g>
        <draw:g>
          <draw:line draw:style-name="gr20" draw:text-style-name="P1" draw:layer="layout" svg:x1="22cm" svg:y1="10.942cm" svg:x2="21.191cm" svg:y2="10.942cm">
            <text:p/>
          </draw:line>
          <draw:g>
            <draw:line draw:style-name="gr20" draw:text-style-name="P1" draw:layer="layout" svg:x1="22cm" svg:y1="9.978cm" svg:x2="21.191cm" svg:y2="9.978cm">
              <text:p/>
            </draw:line>
            <draw:line draw:style-name="gr20" draw:text-style-name="P1" draw:layer="layout" svg:x1="17.191cm" svg:y1="10.942cm" svg:x2="16.191cm" svg:y2="10.942cm">
              <text:p/>
            </draw:line>
            <draw:line draw:style-name="gr20" draw:text-style-name="P1" draw:layer="layout" svg:x1="17.191cm" svg:y1="9.978cm" svg:x2="16.191cm" svg:y2="9.978cm">
              <text:p/>
            </draw:line>
            <draw:rect draw:style-name="gr20" draw:text-style-name="P1" draw:layer="layout" svg:width="4cm" svg:height="3.181cm" draw:transform="rotate (-3.14159265358979) translate (21.191cm 12.033cm)">
              <text:p/>
            </draw:rect>
            <draw:frame draw:style-name="gr21" draw:layer="layout" svg:width="2.926cm" svg:height="1.062cm" draw:transform="rotate (-3.14159265358979) translate (20.208cm 11.397cm)">
              <draw:text-box>
                <text:p>VTL5C4</text:p>
              </draw:text-box>
            </draw:frame>
          </draw:g>
          <draw:frame draw:style-name="gr22" draw:layer="layout" svg:width="2.384cm" svg:height="1.062cm" draw:transform="rotate (1.5707963267949) translate (20.22cm 11.852cm)">
            <draw:text-box>
              <text:p>LED +</text:p>
            </draw:text-box>
          </draw:frame>
        </draw:g>
        <draw:g>
          <draw:line draw:style-name="gr20" draw:text-style-name="P1" draw:layer="layout" svg:x1="21.804cm" svg:y1="16.004cm" svg:x2="20.995cm" svg:y2="16.004cm">
            <text:p/>
          </draw:line>
          <draw:g>
            <draw:line draw:style-name="gr20" draw:text-style-name="P1" draw:layer="layout" svg:x1="21.804cm" svg:y1="15.04cm" svg:x2="20.995cm" svg:y2="15.04cm">
              <text:p/>
            </draw:line>
            <draw:line draw:style-name="gr20" draw:text-style-name="P1" draw:layer="layout" svg:x1="16.995cm" svg:y1="16.004cm" svg:x2="15.995cm" svg:y2="16.004cm">
              <text:p/>
            </draw:line>
            <draw:line draw:style-name="gr20" draw:text-style-name="P1" draw:layer="layout" svg:x1="16.995cm" svg:y1="15.04cm" svg:x2="15.995cm" svg:y2="15.04cm">
              <text:p/>
            </draw:line>
            <draw:rect draw:style-name="gr20" draw:text-style-name="P1" draw:layer="layout" svg:width="4cm" svg:height="3.181cm" draw:transform="rotate (-3.14159265358979) translate (20.995cm 17.095cm)">
              <text:p/>
            </draw:rect>
            <draw:frame draw:style-name="gr21" draw:layer="layout" svg:width="2.926cm" svg:height="1.062cm" draw:transform="rotate (-3.14159265358979) translate (20.012cm 16.459cm)">
              <draw:text-box>
                <text:p>VTL5C4</text:p>
              </draw:text-box>
            </draw:frame>
          </draw:g>
          <draw:frame draw:style-name="gr22" draw:layer="layout" svg:width="2.384cm" svg:height="1.062cm" draw:transform="rotate (1.5707963267949) translate (20.024cm 16.914cm)">
            <draw:text-box>
              <text:p>LED +</text:p>
            </draw:text-box>
          </draw:frame>
        </draw:g>
        <draw:g>
          <draw:line draw:style-name="gr20" draw:text-style-name="P1" draw:layer="COMPONENT Layer" svg:x1="28cm" svg:y1="17.808cm" svg:x2="27cm" svg:y2="17.808cm">
            <text:p/>
          </draw:line>
          <draw:line draw:style-name="gr20" draw:text-style-name="P1" draw:layer="COMPONENT Layer" svg:x1="28cm" svg:y1="16.844cm" svg:x2="27cm" svg:y2="16.844cm">
            <text:p/>
          </draw:line>
          <draw:line draw:style-name="gr20" draw:text-style-name="P1" draw:layer="COMPONENT Layer" svg:x1="23cm" svg:y1="17.808cm" svg:x2="22cm" svg:y2="17.808cm">
            <text:p/>
          </draw:line>
          <draw:line draw:style-name="gr20" draw:text-style-name="P1" draw:layer="COMPONENT Layer" svg:x1="23cm" svg:y1="16.844cm" svg:x2="22cm" svg:y2="16.844cm">
            <text:p/>
          </draw:line>
          <draw:rect draw:style-name="gr20" draw:text-style-name="P1" draw:layer="COMPONENT Layer" svg:width="4cm" svg:height="3.181cm" draw:transform="rotate (-3.14159265358979) translate (27cm 18.899cm)">
            <text:p/>
          </draw:rect>
          <draw:frame draw:style-name="gr21" draw:layer="COMPONENT Layer" svg:width="2.926cm" svg:height="1.062cm" svg:x="23.085cm" svg:y="16.197cm">
            <draw:text-box>
              <text:p>VTL5C4</text:p>
            </draw:text-box>
          </draw:frame>
          <draw:frame draw:style-name="gr22" draw:layer="COMPONENT Layer" svg:width="2.384cm" svg:height="1.062cm" draw:transform="rotate (-1.5707963267949) translate (27.093cm 16.142cm)">
            <draw:text-box>
              <text:p>LED +</text:p>
            </draw:text-box>
          </draw:frame>
        </draw:g>
        <draw:path draw:style-name="gr23" draw:text-style-name="P1" draw:layer="COMPONENT Layer" svg:width="5.409cm" svg:height="1.134cm" draw:transform="skewX (0.53232542185827) rotate (1.36222948118157) translate (27.0277053672796cm 15.1106157687465cm)" svg:viewBox="0 0 5410 1135" svg:d="m0 1135c3949 0 5147-1071 5147-1071l263-64">
          <text:p/>
        </draw:path>
        <draw:line draw:style-name="gr24" draw:text-style-name="P1" draw:layer="COMPONENT Layer" svg:x1="14.09cm" svg:y1="4cm" svg:x2="15.09cm" svg:y2="4.909cm">
          <text:p/>
        </draw:line>
        <draw:line draw:style-name="gr24" draw:text-style-name="P1" draw:layer="COMPONENT Layer" svg:x1="14cm" svg:y1="8.909cm" svg:x2="15cm" svg:y2="9.909cm">
          <text:p/>
        </draw:line>
        <draw:path draw:style-name="gr25" draw:text-style-name="P1" draw:layer="COMPONENT Layer" svg:width="6.671cm" svg:height="5.181cm" draw:transform="rotate (-0.927467964509787) translate (16.9976303951007cm 7.57058620845746cm)" svg:viewBox="0 0 6672 5182" svg:d="m0 3747c1817 0 1691 1381 1763 1435s4909-5182 4909-5182">
          <text:p/>
        </draw:path>
        <draw:path draw:style-name="gr23" draw:text-style-name="P1" draw:layer="COMPONENT Layer" svg:width="6.956cm" svg:height="1.64cm" draw:transform="skewX (-0.020943951023932) rotate (0.230557994188451) translate (13.9999999242052cm 13.8179997050124cm)" svg:viewBox="0 0 6957 1641" svg:d="m0 0c4672-1 6957 1641 6957 1641">
          <text:p/>
        </draw:path>
        <draw:path draw:style-name="gr26" draw:text-style-name="P1" draw:layer="COMPONENT Layer" svg:width="3.337cm" svg:height="1.974cm" draw:transform="skewX (0.841423232386466) rotate (-0.56356681546897) translate (14.9194163522013cm 5.909cm)" svg:viewBox="0 0 3338 1975" svg:d="m0 0c2157 0 3338 1975 3338 1975">
          <text:p/>
        </draw:path>
        <draw:path draw:style-name="gr26" draw:text-style-name="P1" draw:layer="COMPONENT Layer" svg:width="3.275cm" svg:height="0.057cm" draw:transform="rotate (-1.89246050793745) translate (16cm 8cm)" svg:viewBox="0 0 3276 58" svg:d="m0 0c3162 0 3276 58 3276 58">
          <text:p/>
        </draw:path>
        <draw:path draw:style-name="gr26" draw:text-style-name="P1" draw:layer="COMPONENT Layer" svg:width="3.69cm" svg:height="1.764cm" draw:transform="rotate (0.446106156809751) translate (17.09cm 8cm)" svg:viewBox="0 0 3691 1765" svg:d="m0 0c2318 0 3691 1765 3691 1765">
          <text:p/>
        </draw:path>
        <draw:path draw:style-name="gr26" draw:text-style-name="P1" draw:layer="COMPONENT Layer" svg:width="3.796cm" svg:height="1.344cm" draw:transform="rotate (1.22783912877801) translate (13.733238254793cm 14.547680419492cm)" svg:viewBox="0 0 3797 1345" svg:d="m0 1345c2703 0 3797-1260 3797-1260l-30-85">
          <text:p/>
        </draw:path>
        <draw:line draw:style-name="gr27" draw:text-style-name="P1" draw:layer="COMPONENT Layer" svg:x1="15cm" svg:y1="16cm" svg:x2="15cm" svg:y2="19.09cm">
          <text:p/>
        </draw:line>
        <draw:g>
          <draw:line draw:style-name="gr20" draw:text-style-name="P1" draw:layer="COMPONENT Layer" svg:x1="13.081cm" svg:y1="19.876cm" svg:x2="13.636cm" svg:y2="19.876cm">
            <text:p/>
          </draw:line>
          <draw:line draw:style-name="gr20" draw:text-style-name="P1" draw:layer="COMPONENT Layer" svg:x1="14.359cm" svg:y1="19.876cm" svg:x2="14.944cm" svg:y2="19.876cm">
            <text:p/>
          </draw:line>
          <draw:ellipse draw:style-name="gr28" draw:text-style-name="P1" draw:layer="COMPONENT Layer" svg:width="0.363cm" svg:height="1.031cm" draw:transform="rotate (1.5707963267949) translate (13.517cm 20.057cm)">
            <text:p/>
          </draw:ellipse>
        </draw:g>
        <draw:line draw:style-name="gr29" draw:text-style-name="P1" draw:layer="COMPONENT Layer" svg:x1="12cm" svg:y1="20cm" svg:x2="13.818cm" svg:y2="18.09cm">
          <text:p/>
        </draw:line>
        <draw:g>
          <draw:frame draw:style-name="gr30" draw:text-style-name="P9" draw:layer="COMPONENT Layer" svg:width="1.642cm" svg:height="13.612cm" svg:x="30.818cm" svg:y="7.487cm">
            <draw:text-box>
              <text:p text:style-name="P7"><text:span text:style-name="T3"/></text:p>
              <text:p text:style-name="P7"><text:span text:style-name="T3">gnd</text:span></text:p>
              <text:p text:style-name="P7"><text:span text:style-name="T3">2</text:span></text:p>
              <text:p text:style-name="P7"><text:span text:style-name="T3">3</text:span></text:p>
              <text:p text:style-name="P7"><text:span text:style-name="T3">4</text:span></text:p>
              <text:p text:style-name="P7"><text:span text:style-name="T3">5</text:span></text:p>
              <text:p text:style-name="P8"><text:span text:style-name="T3">6</text:span></text:p>
              <text:p text:style-name="P7"><text:span text:style-name="T3">7</text:span></text:p>
              <text:p text:style-name="P7"><text:span text:style-name="T3">8</text:span></text:p>
              <text:p text:style-name="P7"><text:span text:style-name="T3">9</text:span></text:p>
              <text:p text:style-name="P7"><text:span text:style-name="T3">10</text:span></text:p>
              <text:p text:style-name="P7"><text:span text:style-name="T3">11</text:span></text:p>
              <text:p text:style-name="P7"><text:span text:style-name="T3">12</text:span></text:p>
              <text:p text:style-name="P7"><text:span text:style-name="T3"/></text:p>
            </draw:text-box>
          </draw:frame>
          <draw:frame draw:style-name="gr30" draw:layer="COMPONENT Layer" svg:width="1.231cm" svg:height="2.228cm" svg:x="30.65cm" svg:y="5.2cm">
            <draw:text-box>
              <text:p text:style-name="P8">tx</text:p>
              <text:p text:style-name="P7">rx</text:p>
            </draw:text-box>
          </draw:frame>
        </draw:g>
        <draw:frame draw:style-name="gr31" draw:text-style-name="P10" draw:layer="COMPONENT Layer" svg:width="1.909cm" svg:height="1.078cm" svg:x="35.781cm" svg:y="5.374cm">
          <draw:text-box>
            <text:p><text:span text:style-name="T3">Vin</text:span></text:p>
          </draw:text-box>
        </draw:frame>
        <draw:frame draw:style-name="gr30" draw:text-style-name="P10" draw:layer="COMPONENT Layer" svg:width="1.642cm" svg:height="1.078cm" svg:x="35.627cm" svg:y="6.436cm">
          <draw:text-box>
            <text:p><text:span text:style-name="T3">gnd</text:span></text:p>
          </draw:text-box>
        </draw:frame>
        <draw:frame draw:style-name="gr30" draw:text-style-name="P10" draw:layer="COMPONENT Layer" svg:width="1.769cm" svg:height="1.078cm" svg:x="35.457cm" svg:y="18.336cm">
          <draw:text-box>
            <text:p><text:span text:style-name="T3">3.3v</text:span></text:p>
          </draw:text-box>
        </draw:frame>
        <draw:path draw:style-name="gr32" draw:text-style-name="P1" draw:layer="COMPONENT Layer" svg:width="6.65cm" svg:height="3.056cm" draw:transform="rotate (0.179768912955416) translate (22.9999999949179cm 15.0899999720351cm)" svg:viewBox="0 0 6651 3057" svg:d="m0 0c5082 0 6651 3057 6651 3057">
          <text:p/>
        </draw:path>
        <draw:path draw:style-name="gr32" draw:text-style-name="P1" draw:layer="COMPONENT Layer" svg:width="2.659cm" svg:height="2.218cm" draw:transform="skewX (0.298276769165831) rotate (2.82219740047483) translate (30.09cm 10.909cm)" svg:viewBox="0 0 2660 2219" svg:d="m0 0c3160 0 2585 2102 2623 2161s37 58 37 58">
          <text:p/>
        </draw:path>
        <draw:path draw:style-name="gr32" draw:text-style-name="P1" draw:layer="COMPONENT Layer" svg:width="6.042cm" svg:height="4.151cm" draw:transform="rotate (0.299847565492626) translate (22.9999999988479cm 9.81799999627362cm)" svg:viewBox="0 0 6043 4152" svg:d="m0 0c5234 0 6043 4152 6043 4152">
          <text:p/>
        </draw:path>
        <draw:line draw:style-name="gr33" draw:text-style-name="P1" draw:layer="COMPONENT Layer" svg:x1="30.09cm" svg:y1="13cm" svg:x2="29.09cm" svg:y2="13.909cm">
          <text:p/>
        </draw:line>
        <draw:g>
          <draw:rect draw:style-name="gr34" draw:text-style-name="P1" draw:layer="COMPONENT Layer" svg:width="4.818cm" svg:height="7cm" svg:x="52.636cm" svg:y="22.272cm">
            <text:p text:style-name="P1">9v</text:p>
          </draw:rect>
          <draw:rect draw:style-name="gr35" draw:text-style-name="P1" draw:layer="COMPONENT Layer" svg:width="1.182cm" svg:height="0.727cm" svg:x="53.454cm" svg:y="21.454cm">
            <text:p/>
          </draw:rect>
          <draw:rect draw:style-name="gr35" draw:text-style-name="P1" draw:layer="COMPONENT Layer" svg:width="1.182cm" svg:height="0.727cm" svg:x="55.154cm" svg:y="21.455cm">
            <text:p/>
          </draw:rect>
        </draw:g>
        <draw:g>
          <draw:rect draw:style-name="gr36" draw:text-style-name="P1" draw:layer="COMPONENT Layer" svg:width="4.273cm" svg:height="4.182cm" svg:x="61.127cm" svg:y="22.908cm">
            <text:p text:style-name="P1">jack</text:p>
          </draw:rect>
          <draw:line draw:style-name="gr37" draw:text-style-name="P1" draw:layer="COMPONENT Layer" svg:x1="62.218cm" svg:y1="22.817cm" svg:x2="60.945cm" svg:y2="20.999cm">
            <text:p/>
          </draw:line>
          <draw:line draw:style-name="gr38" draw:text-style-name="P1" draw:layer="COMPONENT Layer" svg:x1="64.545cm" svg:y1="22.817cm" svg:x2="65.818cm" svg:y2="20.999cm">
            <text:p/>
          </draw:line>
          <draw:frame draw:style-name="gr30" draw:layer="COMPONENT Layer" svg:width="4.203cm" svg:height="1.162cm" svg:x="61.231cm" svg:y="22.947cm">
            <draw:text-box>
              <text:p>tip <text:s text:c="9"/>ring</text:p>
            </draw:text-box>
          </draw:frame>
        </draw:g>
        <draw:frame draw:style-name="gr30" draw:text-style-name="P11" draw:layer="COMPONENT Layer" svg:width="1.955cm" svg:height="1.705cm" draw:transform="rotate (-1.5707963267949) translate (53.908cm 4.017cm)">
          <draw:text-box>
            <text:p><text:span text:style-name="T4">Blue</text:span></text:p>
            <text:p text:style-name="P1"><text:span text:style-name="T4">tooth</text:span></text:p>
          </draw:text-box>
        </draw:frame>
        <draw:rect draw:style-name="gr39" draw:text-style-name="P12" draw:layer="COMPONENT Layer" svg:width="8.455cm" svg:height="4.181cm" draw:transform="rotate (1.5707963267949) translate (60.909cm 11.09cm)">
          <text:p text:style-name="P1"><text:span text:style-name="T5">Bluetooth</text:span></text:p>
        </draw:rect>
        <draw:path draw:style-name="gr23" draw:text-style-name="P1" draw:layer="COMPONENT Layer" svg:width="3.486cm" svg:height="2.137cm" draw:transform="rotate (1.02084307949148) translate (34.4567235785594cm 5.96852018869981cm)" svg:viewBox="0 0 3487 2138" svg:d="m3487 0c-3305 1-3487 2138-3487 2138l76-47">
          <text:p/>
        </draw:path>
        <draw:g>
          <draw:custom-shape draw:style-name="gr40" draw:text-style-name="P1" draw:layer="COMPONENT Layer" svg:width="1.637cm" svg:height="1.637cm" svg:x="32.997cm" svg:y="5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1" draw:layer="COMPONENT Layer" svg:x1="33.815cm" svg:y1="5.545cm" svg:x2="33.815cm" svg:y2="7.363cm">
            <text:p/>
          </draw:line>
          <draw:line draw:style-name="gr41" draw:text-style-name="P1" draw:layer="COMPONENT Layer" svg:x1="34.727cm" svg:y1="6.459cm" svg:x2="32.909cm" svg:y2="6.459cm">
            <text:p/>
          </draw:line>
        </draw:g>
        <draw:g>
          <draw:custom-shape draw:style-name="gr40" draw:text-style-name="P1" draw:layer="COMPONENT Layer" svg:width="1.637cm" svg:height="1.637cm" svg:x="33.079cm" svg:y="2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1" draw:layer="COMPONENT Layer" svg:x1="33.897cm" svg:y1="26.009cm" svg:x2="33.897cm" svg:y2="27.827cm">
            <text:p/>
          </draw:line>
          <draw:line draw:style-name="gr41" draw:text-style-name="P1" draw:layer="COMPONENT Layer" svg:x1="34.809cm" svg:y1="26.923cm" svg:x2="32.991cm" svg:y2="26.923cm">
            <text:p/>
          </draw:line>
        </draw:g>
        <draw:g>
          <draw:custom-shape draw:style-name="gr40" draw:text-style-name="P1" draw:layer="COMPONENT Layer" svg:width="1.637cm" svg:height="1.637cm" svg:x="57.101cm" svg:y="5.1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1" draw:layer="COMPONENT Layer" svg:x1="57.919cm" svg:y1="5.031cm" svg:x2="57.919cm" svg:y2="6.849cm">
            <text:p/>
          </draw:line>
          <draw:line draw:style-name="gr41" draw:text-style-name="P1" draw:layer="COMPONENT Layer" svg:x1="58.831cm" svg:y1="5.945cm" svg:x2="57.013cm" svg:y2="5.945cm">
            <text:p/>
          </draw:line>
        </draw:g>
        <draw:frame draw:style-name="gr42" draw:text-style-name="P13" draw:layer="COMPONENT Layer" svg:width="18.09cm" svg:height="1.546cm" draw:transform="rotate (1.5707963267949) translate (7.081cm 19.999cm)">
          <draw:text-box>
            <text:p><text:span text:style-name="T6"><text:s text:c="3"/></text:span><text:span text:style-name="T6">guitar gnd</text:span><text:span text:style-name="T6"><text:tab/></text:span><text:span text:style-name="T6"><text:tab/></text:span><text:span text:style-name="T6"><text:tab/></text:span><text:span text:style-name="T6">Bridge</text:span><text:span text:style-name="T6"><text:tab/></text:span><text:span text:style-name="T6"><text:tab/></text:span><text:span text:style-name="T6"><text:tab/></text:span><text:span text:style-name="T6">Middle</text:span><text:span text:style-name="T6"><text:tab/></text:span><text:span text:style-name="T6">Neck</text:span></text:p>
          </draw:text-box>
        </draw:frame>
        <draw:g>
          <draw:line draw:style-name="gr20" draw:text-style-name="P1" draw:layer="COMPONENT Layer" svg:x1="21.818cm" svg:y1="5.818cm" svg:x2="20.818cm" svg:y2="5.818cm">
            <text:p/>
          </draw:line>
          <draw:line draw:style-name="gr20" draw:text-style-name="P1" draw:layer="COMPONENT Layer" svg:x1="21.818cm" svg:y1="4.854cm" svg:x2="20.818cm" svg:y2="4.854cm">
            <text:p/>
          </draw:line>
          <draw:line draw:style-name="gr20" draw:text-style-name="P1" draw:layer="COMPONENT Layer" svg:x1="16.818cm" svg:y1="5.818cm" svg:x2="15.818cm" svg:y2="5.818cm">
            <text:p/>
          </draw:line>
          <draw:line draw:style-name="gr20" draw:text-style-name="P1" draw:layer="COMPONENT Layer" svg:x1="16.818cm" svg:y1="4.854cm" svg:x2="15.818cm" svg:y2="4.854cm">
            <text:p/>
          </draw:line>
          <draw:rect draw:style-name="gr20" draw:text-style-name="P1" draw:layer="COMPONENT Layer" svg:width="4cm" svg:height="3.181cm" draw:transform="rotate (-3.14159265358979) translate (20.818cm 6.909cm)">
            <text:p/>
          </draw:rect>
          <draw:frame draw:style-name="gr21" draw:layer="COMPONENT Layer" svg:width="2.926cm" svg:height="1.062cm" svg:x="16.903cm" svg:y="4.207cm">
            <draw:text-box>
              <text:p>VTL5C4</text:p>
            </draw:text-box>
          </draw:frame>
          <draw:frame draw:style-name="gr22" draw:layer="COMPONENT Layer" svg:width="2.384cm" svg:height="1.062cm" draw:transform="rotate (-1.5707963267949) translate (20.911cm 4.152cm)">
            <draw:text-box>
              <text:p>LED +</text:p>
            </draw:text-box>
          </draw:frame>
        </draw:g>
        <draw:path draw:style-name="gr43" draw:text-style-name="P1" draw:layer="COMPONENT Layer" svg:width="6.755cm" svg:height="4.199cm" draw:transform="skewX (-4.86852192285141E-017) rotate (-0.728325896857234) translate (16.8853832481824cm 2.5928361490242cm)" svg:viewBox="0 0 6756 4200" svg:d="m0 4200c4507-1 6675-4127 6742-4188s-135 122-135 122">
          <text:p/>
        </draw:path>
        <draw:g>
          <draw:line draw:style-name="gr20" draw:text-style-name="P1" draw:layer="COMPONENT Layer" svg:x1="28cm" svg:y1="7.999cm" svg:x2="27cm" svg:y2="7.999cm">
            <text:p/>
          </draw:line>
          <draw:line draw:style-name="gr20" draw:text-style-name="P1" draw:layer="COMPONENT Layer" svg:x1="28cm" svg:y1="7.035cm" svg:x2="27cm" svg:y2="7.035cm">
            <text:p/>
          </draw:line>
          <draw:line draw:style-name="gr20" draw:text-style-name="P1" draw:layer="COMPONENT Layer" svg:x1="23cm" svg:y1="7.999cm" svg:x2="22cm" svg:y2="7.999cm">
            <text:p/>
          </draw:line>
          <draw:line draw:style-name="gr20" draw:text-style-name="P1" draw:layer="COMPONENT Layer" svg:x1="23cm" svg:y1="7.035cm" svg:x2="22cm" svg:y2="7.035cm">
            <text:p/>
          </draw:line>
          <draw:rect draw:style-name="gr20" draw:text-style-name="P1" draw:layer="COMPONENT Layer" svg:width="4cm" svg:height="3.181cm" draw:transform="rotate (-3.14159265358979) translate (27cm 9.09cm)">
            <text:p/>
          </draw:rect>
          <draw:frame draw:style-name="gr21" draw:layer="COMPONENT Layer" svg:width="2.926cm" svg:height="1.062cm" svg:x="23.085cm" svg:y="6.388cm">
            <draw:text-box>
              <text:p>VTL5C4</text:p>
            </draw:text-box>
          </draw:frame>
          <draw:frame draw:style-name="gr22" draw:layer="COMPONENT Layer" svg:width="2.384cm" svg:height="1.062cm" draw:transform="rotate (-1.5707963267949) translate (27.093cm 6.333cm)">
            <draw:text-box>
              <text:p>LED +</text:p>
            </draw:text-box>
          </draw:frame>
        </draw:g>
        <draw:path draw:style-name="gr32" draw:text-style-name="P1" draw:layer="COMPONENT Layer" svg:width="4.424cm" svg:height="6.392cm" draw:transform="skewX (0.0485201532054423) rotate (1.66836023198138) translate (23.6970440872401cm 10.2227861527698cm)" svg:viewBox="0 0 4425 6393" svg:d="m0 6393c4485 0 4364-6393 4364-6393l61 6">
          <text:p/>
        </draw:path>
        <draw:g>
          <draw:line draw:style-name="gr20" draw:text-style-name="P1" draw:layer="COMPONENT Layer" svg:x1="28cm" svg:y1="13.818cm" svg:x2="27cm" svg:y2="13.818cm">
            <text:p/>
          </draw:line>
          <draw:line draw:style-name="gr20" draw:text-style-name="P1" draw:layer="COMPONENT Layer" svg:x1="28cm" svg:y1="12.854cm" svg:x2="27cm" svg:y2="12.854cm">
            <text:p/>
          </draw:line>
          <draw:line draw:style-name="gr20" draw:text-style-name="P1" draw:layer="COMPONENT Layer" svg:x1="23cm" svg:y1="13.818cm" svg:x2="22cm" svg:y2="13.818cm">
            <text:p/>
          </draw:line>
          <draw:line draw:style-name="gr20" draw:text-style-name="P1" draw:layer="COMPONENT Layer" svg:x1="23cm" svg:y1="12.854cm" svg:x2="22cm" svg:y2="12.854cm">
            <text:p/>
          </draw:line>
          <draw:rect draw:style-name="gr20" draw:text-style-name="P1" draw:layer="COMPONENT Layer" svg:width="4cm" svg:height="3.181cm" draw:transform="rotate (-3.14159265358979) translate (27cm 14.909cm)">
            <text:p/>
          </draw:rect>
          <draw:frame draw:style-name="gr21" draw:layer="COMPONENT Layer" svg:width="2.926cm" svg:height="1.062cm" svg:x="23.085cm" svg:y="12.207cm">
            <draw:text-box>
              <text:p>VTL5C4</text:p>
            </draw:text-box>
          </draw:frame>
          <draw:frame draw:style-name="gr22" draw:layer="COMPONENT Layer" svg:width="2.384cm" svg:height="1.062cm" draw:transform="rotate (-1.5707963267949) translate (27.093cm 12.152cm)">
            <draw:text-box>
              <text:p>LED +</text:p>
            </draw:text-box>
          </draw:frame>
        </draw:g>
        <draw:path draw:style-name="gr44" draw:text-style-name="P1" draw:layer="COMPONENT Layer" svg:width="3.403cm" svg:height="1.502cm" draw:transform="skewX (-0.213453767518906) rotate (0.106116018521255) translate (17cm 17.8946502683363cm)" svg:viewBox="0 0 3404 1503" svg:d="m0 0c4093 1 3351 1503 3351 1503">
          <text:p/>
        </draw:path>
        <draw:path draw:style-name="gr45" draw:text-style-name="P1" draw:layer="COMPONENT Layer" svg:width="1.403cm" svg:height="1.494cm" draw:transform="rotate (-2.45969251483561) translate (13.9425039101372cm 4.0699923089898cm)" svg:viewBox="0 0 1404 1495" svg:d="m0 1495c1874 1 1331-1495 1331-1495">
          <text:p/>
        </draw:path>
        <draw:path draw:style-name="gr45" draw:text-style-name="P1" draw:layer="COMPONENT Layer" svg:width="1.432cm" svg:height="1.554cm" draw:transform="rotate (-2.31954257590046) translate (14.0483216855397cm 6.05872304416565cm)" svg:viewBox="0 0 1433 1555" svg:d="m0 1555c1736 0 1408-1555 1408-1555">
          <text:p/>
        </draw:path>
        <draw:path draw:style-name="gr45" draw:text-style-name="P1" draw:layer="COMPONENT Layer" svg:width="2.457cm" svg:height="1.872cm" draw:transform="rotate (-2.22197867071398) translate (14.4896705249854cm 9.13523576658129cm)" svg:viewBox="0 0 2458 1873" svg:d="m0 1873c2400 0 2458-1873 2458-1873">
          <text:p/>
        </draw:path>
        <draw:line draw:style-name="gr46" draw:text-style-name="P1" draw:layer="COMPONENT Layer" svg:x1="13cm" svg:y1="7cm" svg:x2="13cm" svg:y2="7.909cm">
          <text:p/>
        </draw:line>
        <draw:path draw:style-name="gr47" draw:text-style-name="P1" draw:layer="COMPONENT Layer" svg:width="1.785cm" svg:height="1.653cm" draw:transform="skewX (-0.435285115447386) rotate (-2.51746291307662) translate (14.5000841227015cm 11.8928748299583cm)" svg:viewBox="0 0 1786 1654" svg:d="m0 1654c1681 0 1786-1602 1738-1654l48 52">
          <text:p text:style-name="P1">ﾲ</text:p>
        </draw:path>
        <draw:path draw:style-name="gr45" draw:text-style-name="P1" draw:layer="COMPONENT Layer" svg:width="3.359cm" svg:height="3.088cm" draw:transform="skewX (-0.300022098417825) rotate (-2.42984738462651) translate (15.6337548429533cm 15.7148386232959cm)" svg:viewBox="0 0 3360 3089" svg:d="m0 3089c2993 1 3360-3089 3295-3034l65-55">
          <text:p/>
        </draw:path>
        <draw:g>
          <draw:g>
            <draw:line draw:style-name="gr20" draw:text-style-name="P1" draw:layer="layout" svg:x1="21.899cm" svg:y1="19.885cm" svg:x2="21.09cm" svg:y2="19.885cm">
              <text:p/>
            </draw:line>
            <draw:g>
              <draw:line draw:style-name="gr20" draw:text-style-name="P1" draw:layer="layout" svg:x1="21.899cm" svg:y1="18.921cm" svg:x2="21.09cm" svg:y2="18.921cm">
                <text:p/>
              </draw:line>
              <draw:line draw:style-name="gr20" draw:text-style-name="P1" draw:layer="layout" svg:x1="17.09cm" svg:y1="19.885cm" svg:x2="16.09cm" svg:y2="19.885cm">
                <text:p/>
              </draw:line>
              <draw:line draw:style-name="gr20" draw:text-style-name="P1" draw:layer="layout" svg:x1="17.09cm" svg:y1="18.921cm" svg:x2="16.09cm" svg:y2="18.921cm">
                <text:p/>
              </draw:line>
              <draw:rect draw:style-name="gr20" draw:text-style-name="P1" draw:layer="layout" svg:width="4cm" svg:height="3.181cm" draw:transform="rotate (-3.14159265358979) translate (21.09cm 20.976cm)">
                <text:p/>
              </draw:rect>
              <draw:frame draw:style-name="gr21" draw:layer="layout" svg:width="2.926cm" svg:height="1.062cm" draw:transform="rotate (-3.14159265358979) translate (20.107cm 20.34cm)">
                <draw:text-box>
                  <text:p>VTL5C4</text:p>
                </draw:text-box>
              </draw:frame>
            </draw:g>
            <draw:frame draw:style-name="gr22" draw:layer="layout" svg:width="2.384cm" svg:height="1.062cm" draw:transform="rotate (1.5707963267949) translate (20.119cm 20.795cm)">
              <draw:text-box>
                <text:p>LED +</text:p>
              </draw:text-box>
            </draw:frame>
          </draw:g>
          <draw:frame draw:style-name="gr5" draw:text-style-name="P14" draw:layer="layout" svg:width="1.975cm" svg:height="0.962cm" svg:x="17.805cm" svg:y="18.188cm">
            <draw:text-box>
              <text:p><text:span text:style-name="T7">Tone</text:span></text:p>
            </draw:text-box>
          </draw:frame>
        </draw:g>
        <draw:g>
          <draw:g>
            <draw:line draw:style-name="gr20" draw:text-style-name="P1" draw:layer="layout" svg:x1="28.081cm" svg:y1="21.827cm" svg:x2="27.081cm" svg:y2="21.827cm">
              <text:p/>
            </draw:line>
            <draw:line draw:style-name="gr20" draw:text-style-name="P1" draw:layer="layout" svg:x1="28.081cm" svg:y1="20.863cm" svg:x2="27.081cm" svg:y2="20.863cm">
              <text:p/>
            </draw:line>
            <draw:line draw:style-name="gr20" draw:text-style-name="P1" draw:layer="layout" svg:x1="23.081cm" svg:y1="21.827cm" svg:x2="22.081cm" svg:y2="21.827cm">
              <text:p/>
            </draw:line>
            <draw:line draw:style-name="gr20" draw:text-style-name="P1" draw:layer="layout" svg:x1="23.081cm" svg:y1="20.863cm" svg:x2="22.081cm" svg:y2="20.863cm">
              <text:p/>
            </draw:line>
            <draw:rect draw:style-name="gr20" draw:text-style-name="P1" draw:layer="layout" svg:width="4cm" svg:height="3.181cm" draw:transform="rotate (-3.14159265358979) translate (27.081cm 22.918cm)">
              <text:p/>
            </draw:rect>
            <draw:frame draw:style-name="gr21" draw:layer="layout" svg:width="2.926cm" svg:height="1.062cm" svg:x="23.166cm" svg:y="20.216cm">
              <draw:text-box>
                <text:p>VTL5C4</text:p>
              </draw:text-box>
            </draw:frame>
            <draw:frame draw:style-name="gr22" draw:layer="layout" svg:width="2.384cm" svg:height="1.062cm" draw:transform="rotate (-1.5707963267949) translate (27.174cm 20.161cm)">
              <draw:text-box>
                <text:p>LED +</text:p>
              </draw:text-box>
            </draw:frame>
          </draw:g>
          <draw:frame draw:style-name="gr30" draw:text-style-name="P14" draw:layer="layout" svg:width="3.056cm" svg:height="1.162cm" svg:x="22.99cm" svg:y="20.736cm">
            <draw:text-box>
              <text:p><text:span text:style-name="T7">Max Vol</text:span></text:p>
            </draw:text-box>
          </draw:frame>
        </draw:g>
        <draw:frame draw:style-name="gr30" draw:text-style-name="P15" draw:layer="layout" svg:width="2.209cm" svg:height="1.162cm" svg:x="17.636cm" svg:y="14.636cm">
          <draw:text-box>
            <text:p><text:span text:style-name="T8">Vol-1</text:span></text:p>
          </draw:text-box>
        </draw:frame>
        <draw:frame draw:style-name="gr30" draw:text-style-name="P15" draw:layer="layout" svg:width="2.209cm" svg:height="1.162cm" svg:x="23.727cm" svg:y="17.218cm">
          <draw:text-box>
            <text:p><text:span text:style-name="T8">Vol-2</text:span></text:p>
          </draw:text-box>
        </draw:frame>
        <draw:frame draw:style-name="gr30" draw:text-style-name="P15" draw:layer="layout" svg:width="2.213cm" svg:height="1.162cm" svg:x="17.454cm" svg:y="5.909cm">
          <draw:text-box>
            <text:p><text:span text:style-name="T8">Neck</text:span></text:p>
          </draw:text-box>
        </draw:frame>
        <draw:frame draw:style-name="gr30" draw:text-style-name="P15" draw:layer="layout" svg:width="2.717cm" svg:height="1.162cm" svg:x="23.818cm" svg:y="7.636cm">
          <draw:text-box>
            <text:p><text:span text:style-name="T8">Middle</text:span></text:p>
          </draw:text-box>
        </draw:frame>
        <draw:frame draw:style-name="gr30" draw:text-style-name="P15" draw:layer="layout" svg:width="2.082cm" svg:height="1.162cm" svg:x="23.454cm" svg:y="13.636cm">
          <draw:text-box>
            <text:p><text:span text:style-name="T8">Split</text:span></text:p>
          </draw:text-box>
        </draw:frame>
        <draw:frame draw:style-name="gr30" draw:text-style-name="P15" draw:layer="layout" svg:width="2.713cm" svg:height="1.162cm" svg:x="17.636cm" svg:y="9.272cm">
          <draw:text-box>
            <text:p><text:span text:style-name="T8">Bridge</text:span></text:p>
          </draw:text-box>
        </draw:frame>
        <draw:g>
          <draw:g>
            <draw:line draw:style-name="gr20" draw:text-style-name="P1" draw:layer="layout" svg:x1="25.099cm" svg:y1="18.869cm" svg:x2="26.241cm" svg:y2="18.869cm">
              <text:p/>
            </draw:line>
            <draw:line draw:style-name="gr20" draw:text-style-name="P1" draw:layer="layout" svg:x1="27.73cm" svg:y1="18.869cm" svg:x2="28.935cm" svg:y2="18.869cm">
              <text:p/>
            </draw:line>
            <draw:rect draw:style-name="gr20" draw:text-style-name="P1" draw:layer="layout" svg:width="0.545cm" svg:height="2.257cm" draw:transform="rotate (1.5707963267949) translate (26.034cm 19.19cm)">
              <text:p/>
            </draw:rect>
          </draw:g>
          <draw:line draw:style-name="gr48" draw:text-style-name="P1" draw:layer="layout" svg:x1="26.779cm" svg:y1="19.214cm" svg:x2="26.779cm" svg:y2="18.669cm">
            <text:p/>
          </draw:line>
          <draw:line draw:style-name="gr49" draw:text-style-name="P1" draw:layer="layout" svg:x1="26.422cm" svg:y1="19.213cm" svg:x2="26.422cm" svg:y2="18.668cm">
            <text:p/>
          </draw:line>
          <draw:line draw:style-name="gr50" draw:text-style-name="P1" draw:layer="layout" svg:x1="27.077cm" svg:y1="19.213cm" svg:x2="27.077cm" svg:y2="18.668cm">
            <text:p/>
          </draw:line>
        </draw:g>
        <draw:g>
          <draw:g>
            <draw:line draw:style-name="gr20" draw:text-style-name="P1" draw:layer="layout" svg:x1="23cm" svg:y1="15.937cm" svg:x2="24.142cm" svg:y2="15.937cm">
              <text:p/>
            </draw:line>
            <draw:line draw:style-name="gr20" draw:text-style-name="P1" draw:layer="layout" svg:x1="25.631cm" svg:y1="15.937cm" svg:x2="26.836cm" svg:y2="15.937cm">
              <text:p/>
            </draw:line>
            <draw:rect draw:style-name="gr20" draw:text-style-name="P1" draw:layer="layout" svg:width="0.545cm" svg:height="2.257cm" draw:transform="rotate (1.5707963267949) translate (23.935cm 16.258cm)">
              <text:p/>
            </draw:rect>
          </draw:g>
          <draw:line draw:style-name="gr48" draw:text-style-name="P1" draw:layer="layout" svg:x1="24.68cm" svg:y1="16.282cm" svg:x2="24.68cm" svg:y2="15.737cm">
            <text:p/>
          </draw:line>
          <draw:line draw:style-name="gr49" draw:text-style-name="P1" draw:layer="layout" svg:x1="24.323cm" svg:y1="16.281cm" svg:x2="24.323cm" svg:y2="15.736cm">
            <text:p/>
          </draw:line>
          <draw:line draw:style-name="gr50" draw:text-style-name="P1" draw:layer="layout" svg:x1="24.978cm" svg:y1="16.281cm" svg:x2="24.978cm" svg:y2="15.736cm">
            <text:p/>
          </draw:line>
        </draw:g>
        <draw:g>
          <draw:g>
            <draw:line draw:style-name="gr20" draw:text-style-name="P1" draw:layer="layout" svg:x1="28.971cm" svg:y1="9.976cm" svg:x2="28.971cm" svg:y2="10.834cm">
              <text:p/>
            </draw:line>
            <draw:line draw:style-name="gr20" draw:text-style-name="P1" draw:layer="layout" svg:x1="28.971cm" svg:y1="11.953cm" svg:x2="28.971cm" svg:y2="12.858cm">
              <text:p/>
            </draw:line>
            <draw:rect draw:style-name="gr20" draw:text-style-name="P1" draw:layer="layout" svg:width="0.489cm" svg:height="1.695cm" svg:x="28.683cm" svg:y="10.679cm">
              <text:p/>
            </draw:rect>
          </draw:g>
          <draw:g>
            <draw:line draw:style-name="gr20" draw:text-style-name="P1" draw:layer="layout" svg:x1="28.653cm" svg:y1="11.335cm" svg:x2="29.142cm" svg:y2="11.335cm">
              <text:p/>
            </draw:line>
            <draw:line draw:style-name="gr48" draw:text-style-name="P1" draw:layer="layout" svg:x1="28.654cm" svg:y1="11.067cm" svg:x2="29.143cm" svg:y2="11.067cm">
              <text:p/>
            </draw:line>
            <draw:line draw:style-name="gr48" draw:text-style-name="P1" draw:layer="layout" svg:x1="28.654cm" svg:y1="11.559cm" svg:x2="29.143cm" svg:y2="11.559cm">
              <text:p/>
            </draw:line>
          </draw:g>
        </draw:g>
        <draw:g>
          <draw:g>
            <draw:line draw:style-name="gr20" draw:text-style-name="P1" draw:layer="layout" svg:x1="29.003cm" svg:y1="20.829cm" svg:x2="29.296cm" svg:y2="21.773cm">
              <text:p/>
            </draw:line>
            <draw:line draw:style-name="gr20" draw:text-style-name="P1" draw:layer="layout" svg:x1="29.679cm" svg:y1="23.005cm" svg:x2="29.989cm" svg:y2="24.001cm">
              <text:p/>
            </draw:line>
            <draw:rect draw:style-name="gr20" draw:text-style-name="P1" draw:layer="layout" svg:width="0.556cm" svg:height="1.943cm" draw:transform="skewX (0.101054563690472) rotate (0.402472925509892) translate (28.942cm 21.731cm)">
              <text:p/>
            </draw:rect>
          </draw:g>
          <draw:g>
            <draw:line draw:style-name="gr20" draw:text-style-name="P1" draw:layer="layout" svg:x1="29.135cm" svg:y1="22.466cm" svg:x2="29.647cm" svg:y2="22.248cm">
              <text:p/>
            </draw:line>
            <draw:line draw:style-name="gr48" draw:text-style-name="P1" draw:layer="layout" svg:x1="29.044cm" svg:y1="22.171cm" svg:x2="29.556cm" svg:y2="21.953cm">
              <text:p/>
            </draw:line>
            <draw:line draw:style-name="gr48" draw:text-style-name="P1" draw:layer="layout" svg:x1="29.213cm" svg:y1="22.712cm" svg:x2="29.725cm" svg:y2="22.494cm">
              <text:p/>
            </draw:line>
          </draw:g>
        </draw:g>
        <draw:g>
          <draw:g>
            <draw:line draw:style-name="gr20" draw:text-style-name="P1" draw:layer="layout" svg:x1="29.007cm" svg:y1="3.076cm" svg:x2="29.007cm" svg:y2="4.244cm">
              <text:p/>
            </draw:line>
            <draw:line draw:style-name="gr20" draw:text-style-name="P1" draw:layer="layout" svg:x1="29.007cm" svg:y1="5.768cm" svg:x2="29.007cm" svg:y2="7cm">
              <text:p/>
            </draw:line>
            <draw:rect draw:style-name="gr20" draw:text-style-name="P1" draw:layer="layout" svg:width="0.545cm" svg:height="2.308cm" svg:x="28.686cm" svg:y="4.033cm">
              <text:p/>
            </draw:rect>
          </draw:g>
          <draw:g>
            <draw:line draw:style-name="gr20" draw:text-style-name="P1" draw:layer="layout" svg:x1="28.653cm" svg:y1="4.926cm" svg:x2="29.198cm" svg:y2="4.926cm">
              <text:p/>
            </draw:line>
            <draw:line draw:style-name="gr48" draw:text-style-name="P1" draw:layer="layout" svg:x1="28.654cm" svg:y1="4.561cm" svg:x2="29.199cm" svg:y2="4.561cm">
              <text:p/>
            </draw:line>
            <draw:line draw:style-name="gr48" draw:text-style-name="P1" draw:layer="layout" svg:x1="28.654cm" svg:y1="5.231cm" svg:x2="29.199cm" svg:y2="5.231cm">
              <text:p/>
            </draw:line>
          </draw:g>
        </draw:g>
        <draw:g>
          <draw:g>
            <draw:line draw:style-name="gr20" draw:text-style-name="P1" draw:layer="layout" svg:x1="23.05cm" svg:y1="10.962cm" svg:x2="24.244cm" svg:y2="10.601cm">
              <text:p/>
            </draw:line>
            <draw:line draw:style-name="gr20" draw:text-style-name="P1" draw:layer="layout" svg:x1="25.801cm" svg:y1="10.131cm" svg:x2="27.06cm" svg:y2="9.751cm">
              <text:p/>
            </draw:line>
            <draw:rect draw:style-name="gr20" draw:text-style-name="P1" draw:layer="layout" svg:width="0.539cm" svg:height="2.459cm" draw:transform="skewX (-0.0617846555205992) rotate (1.80240151853454) translate (24.102cm 10.976cm)">
              <text:p/>
            </draw:rect>
          </draw:g>
          <draw:g>
            <draw:line draw:style-name="gr20" draw:text-style-name="P1" draw:layer="layout" svg:x1="25.022cm" svg:y1="10.732cm" svg:x2="24.898cm" svg:y2="10.207cm">
              <text:p/>
            </draw:line>
            <draw:line draw:style-name="gr48" draw:text-style-name="P1" draw:layer="layout" svg:x1="24.648cm" svg:y1="10.844cm" svg:x2="24.524cm" svg:y2="10.319cm">
              <text:p/>
            </draw:line>
            <draw:line draw:style-name="gr48" draw:text-style-name="P1" draw:layer="layout" svg:x1="25.333cm" svg:y1="10.637cm" svg:x2="25.209cm" svg:y2="10.112cm">
              <text:p/>
            </draw:line>
          </draw:g>
        </draw:g>
        <draw:g>
          <draw:g>
            <draw:line draw:style-name="gr20" draw:text-style-name="P1" draw:layer="layout" svg:x1="25.109cm" svg:y1="2.846cm" svg:x2="24.502cm" svg:y2="3.453cm">
              <text:p/>
            </draw:line>
            <draw:line draw:style-name="gr20" draw:text-style-name="P1" draw:layer="layout" svg:x1="23.711cm" svg:y1="4.244cm" svg:x2="23.071cm" svg:y2="4.884cm">
              <text:p/>
            </draw:line>
            <draw:rect draw:style-name="gr20" draw:text-style-name="P1" draw:layer="layout" svg:width="0.545cm" svg:height="1.695cm" draw:transform="rotate (-0.785398163397449) translate (24.384cm 3.116cm)">
              <text:p/>
            </draw:rect>
          </draw:g>
          <draw:g>
            <draw:line draw:style-name="gr20" draw:text-style-name="P1" draw:layer="layout" svg:x1="23.897cm" svg:y1="3.557cm" svg:x2="24.282cm" svg:y2="3.942cm">
              <text:p/>
            </draw:line>
            <draw:line draw:style-name="gr48" draw:text-style-name="P1" draw:layer="layout" svg:x1="24.087cm" svg:y1="3.368cm" svg:x2="24.472cm" svg:y2="3.753cm">
              <text:p/>
            </draw:line>
            <draw:line draw:style-name="gr48" draw:text-style-name="P1" draw:layer="layout" svg:x1="23.739cm" svg:y1="3.716cm" svg:x2="24.124cm" svg:y2="4.101cm">
              <text:p/>
            </draw:line>
          </draw:g>
        </draw:g>
        <draw:path draw:style-name="gr51" draw:text-style-name="P1" draw:layer="layout" svg:width="0.899cm" svg:height="1.038cm" draw:transform="rotate (-1.8764034788191) translate (30.09cm 17.909cm)" svg:viewBox="0 0 900 1039" svg:d="m0 0c1811 0 328 1039 328 1039">
          <text:p/>
        </draw:path>
        <draw:path draw:style-name="gr45" draw:text-style-name="P1" draw:layer="layout" svg:width="3.271cm" svg:height="1.708cm" draw:transform="skewX (-0.351509311351658) rotate (-0.882962068583932) translate (25.922609645439cm 17.4305896328386cm)" svg:viewBox="0 0 3272 1709" svg:d="m0 1709c2730 0 3272-1709 3272-1709">
          <text:p/>
        </draw:path>
        <draw:path draw:style-name="gr45" draw:text-style-name="P1" draw:layer="layout" svg:width="1.599cm" svg:height="1.413cm" draw:transform="rotate (-0.785398163397448) translate (28.909cm 16.818cm)" svg:viewBox="0 0 1600 1414" svg:d="m0 0c2056 0 1543 1414 1543 1414">
          <text:p/>
        </draw:path>
        <draw:path draw:style-name="gr44" draw:text-style-name="P1" draw:layer="layout" svg:width="5.514cm" svg:height="2.738cm" draw:transform="rotate (-0.609119908946022) translate (16.567021905154cm 13.75372677717cm)" svg:viewBox="0 0 5515 2739" svg:d="m0 2739c4766 0 5515-2739 5515-2739">
          <text:p/>
        </draw:path>
        <draw:path draw:style-name="gr52" draw:text-style-name="P1" draw:layer="layout" svg:width="8.449cm" svg:height="3.386cm" draw:transform="rotate (-1.07477375337811) translate (17.9791673927202cm 13.3878259937052cm)" svg:viewBox="0 0 8450 3387" svg:d="m0 3387c8786 1 8448-3387 8448-3387">
          <text:p/>
        </draw:path>
        <draw:path draw:style-name="gr44" draw:text-style-name="P1" draw:layer="layout" svg:width="5.99cm" svg:height="3.179cm" draw:transform="skewX (-5.28948627114889E-017) rotate (-0.896226570899089) translate (17.4836923982974cm 17.1037432715074cm)" svg:viewBox="0 0 5991 3180" svg:d="m0 3180c5239 0 5920-3180 5920-3180l71 57">
          <text:p/>
        </draw:path>
        <draw:frame draw:style-name="gr30" draw:text-style-name="P10" draw:layer="layout" svg:width="1.299cm" svg:height="1.078cm" svg:x="35.627cm" svg:y="8.236cm">
          <draw:text-box>
            <text:p><text:span text:style-name="T3">5v</text:span></text:p>
          </draw:text-box>
        </draw:frame>
        <draw:path draw:style-name="gr51" draw:text-style-name="P1" draw:layer="layout" svg:width="1.832cm" svg:height="1.569cm" draw:transform="rotate (-2.76093634372983) translate (30.6732270217215cm 21.2754338167869cm)" svg:viewBox="0 0 1833 1570" svg:d="m0 1570c2447 0 1755-1452 1705-1570l-34 84">
          <text:p/>
        </draw:path>
        <draw:g>
          <draw:g>
            <draw:rect draw:style-name="gr20" draw:text-style-name="P1" draw:layer="layout" svg:width="4.117cm" svg:height="4.726cm" draw:transform="rotate (-3.14159265358979) translate (52.73cm 7.815cm)">
              <text:p/>
            </draw:rect>
            <draw:line draw:style-name="gr20" draw:text-style-name="P1" draw:layer="layout" svg:x1="53.523cm" svg:y1="7.951cm" svg:x2="50.831cm" svg:y2="7.951cm">
              <text:p/>
            </draw:line>
            <draw:line draw:style-name="gr20" draw:text-style-name="P1" draw:layer="layout" svg:x1="53.522cm" svg:y1="6.951cm" svg:x2="50.83cm" svg:y2="6.951cm">
              <text:p/>
            </draw:line>
            <draw:line draw:style-name="gr20" draw:text-style-name="P1" draw:layer="layout" svg:x1="53.523cm" svg:y1="5.951cm" svg:x2="50.831cm" svg:y2="5.951cm">
              <text:p/>
            </draw:line>
            <draw:line draw:style-name="gr20" draw:text-style-name="P1" draw:layer="layout" svg:x1="53.522cm" svg:y1="4.951cm" svg:x2="50.83cm" svg:y2="4.951cm">
              <text:p/>
            </draw:line>
            <draw:line draw:style-name="gr20" draw:text-style-name="P1" draw:layer="layout" svg:x1="53.523cm" svg:y1="3.951cm" svg:x2="50.831cm" svg:y2="3.951cm">
              <text:p/>
            </draw:line>
            <draw:line draw:style-name="gr20" draw:text-style-name="P1" draw:layer="layout" svg:x1="53.522cm" svg:y1="2.951cm" svg:x2="50.83cm" svg:y2="2.951cm">
              <text:p/>
            </draw:line>
            <draw:rect draw:style-name="gr20" draw:text-style-name="P1" draw:layer="layout" svg:width="0.57cm" svg:height="5.636cm" draw:transform="rotate (-3.14159265358979) translate (52.729cm 8.259cm)">
              <text:p/>
            </draw:rect>
          </draw:g>
          <draw:frame draw:style-name="gr21" draw:layer="layout" svg:width="0.953cm" svg:height="1.062cm" draw:transform="rotate (-3.14159265358979) translate (50.25cm 6.042cm)">
            <draw:text-box>
              <text:p>6</text:p>
            </draw:text-box>
          </draw:frame>
        </draw:g>
        <draw:frame draw:style-name="gr30" draw:text-style-name="P11" draw:layer="COMPONENT Layer" svg:width="1.642cm" svg:height="2.959cm" svg:x="51.072cm" svg:y="3.09cm">
          <draw:text-box>
            <text:p><text:span text:style-name="T4">gnd</text:span></text:p>
            <text:p><text:span text:style-name="T4">rx</text:span></text:p>
            <text:p><text:span text:style-name="T4">tx</text:span></text:p>
            <text:p><text:span text:style-name="T4">Vin</text:span></text:p>
          </draw:text-box>
        </draw:frame>
        <draw:rect draw:style-name="gr29" draw:text-style-name="P1" draw:layer="COMPONENT Layer" svg:width="2.182cm" svg:height="1.545cm" svg:x="50.254cm" svg:y="6.727cm">
          <text:p/>
        </draw:rect>
        <draw:path draw:style-name="gr51" draw:text-style-name="P1" draw:layer="layout" svg:width="6.351cm" svg:height="3.153cm" draw:transform="rotate (-2.69356663460285) translate (30cm 19cm)" svg:viewBox="0 0 6352 3154" svg:d="m0 0c5246 0 6352 3154 6352 3154">
          <text:p/>
        </draw:path>
        <draw:g>
          <draw:g>
            <draw:line draw:style-name="gr20" draw:text-style-name="P1" draw:layer="layout" svg:x1="23cm" svg:y1="19.838cm" svg:x2="24.142cm" svg:y2="19.838cm">
              <text:p/>
            </draw:line>
            <draw:line draw:style-name="gr20" draw:text-style-name="P1" draw:layer="layout" svg:x1="25.631cm" svg:y1="19.838cm" svg:x2="26.836cm" svg:y2="19.838cm">
              <text:p/>
            </draw:line>
            <draw:rect draw:style-name="gr20" draw:text-style-name="P1" draw:layer="layout" svg:width="0.545cm" svg:height="2.257cm" draw:transform="rotate (1.5707963267949) translate (23.935cm 20.159cm)">
              <text:p/>
            </draw:rect>
          </draw:g>
          <draw:line draw:style-name="gr48" draw:text-style-name="P1" draw:layer="layout" svg:x1="24.68cm" svg:y1="20.183cm" svg:x2="24.68cm" svg:y2="19.638cm">
            <text:p/>
          </draw:line>
          <draw:line draw:style-name="gr49" draw:text-style-name="P1" draw:layer="layout" svg:x1="24.323cm" svg:y1="20.182cm" svg:x2="24.323cm" svg:y2="19.637cm">
            <text:p/>
          </draw:line>
          <draw:line draw:style-name="gr50" draw:text-style-name="P1" draw:layer="layout" svg:x1="24.978cm" svg:y1="20.182cm" svg:x2="24.978cm" svg:y2="19.637cm">
            <text:p/>
          </draw:line>
        </draw:g>
        <draw:frame draw:style-name="gr31" draw:text-style-name="P16" draw:layer="layout" svg:width="43.618cm" svg:height="2.983cm" svg:x="3.845cm" svg:y="40.227cm">
          <draw:text-box>
            <text:p><text:span text:style-name="T9"><text:file-name text:display="full">/home/bob/ArduGuitar/arduino/Layouts/Prototypelayout-08-smirf-shifter.odg</text:file-name></text:span></text:p>
            <text:p><text:span text:style-name="T9"><text:date style:data-style-name="D5" text:date-value="2013-10-03">Oct 3, 2013</text:date></text:span><text:span text:style-name="T9"> </text:span><text:span text:style-name="T9"><text:time style:data-style-name="T2" text:time-value="0000-00-00">00:10</text:time></text:span></text:p>
          </draw:text-box>
        </draw:frame>
        <draw:g>
          <draw:g>
            <draw:rect draw:style-name="gr20" draw:text-style-name="P1" draw:layer="layout" svg:width="2.126cm" svg:height="1.097cm" draw:transform="rotate (-3.14159265358979) translate (11.162cm 17.827cm)">
              <text:p/>
            </draw:rect>
            <draw:line draw:style-name="gr20" draw:text-style-name="P1" draw:layer="layout" svg:x1="11.955cm" svg:y1="17.75cm" svg:x2="7.946cm" svg:y2="17.75cm">
              <text:p/>
            </draw:line>
            <draw:line draw:style-name="gr20" draw:text-style-name="P1" draw:layer="layout" svg:x1="11.954cm" svg:y1="16.75cm" svg:x2="7.945cm" svg:y2="16.75cm">
              <text:p/>
            </draw:line>
            <draw:rect draw:style-name="gr20" draw:text-style-name="P1" draw:layer="layout" svg:width="0.57cm" svg:height="1.58cm" draw:transform="rotate (-3.14159265358979) translate (11.161cm 18.058cm)">
              <text:p/>
            </draw:rect>
          </draw:g>
          <draw:frame draw:style-name="gr21" draw:layer="layout" svg:width="0.953cm" svg:height="1.062cm" draw:transform="rotate (-3.14159265358979) translate (10.045cm 17.841cm)">
            <draw:text-box>
              <text:p>2</text:p>
            </draw:text-box>
          </draw:frame>
        </draw:g>
        <draw:frame draw:style-name="gr21" draw:text-style-name="P6" draw:layer="COMPONENT Layer" svg:width="1.118cm" svg:height="1.295cm" svg:x="8.749cm" svg:y="16.986cm">
          <draw:text-box>
            <text:p><text:span text:style-name="T2">b</text:span></text:p>
          </draw:text-box>
        </draw:frame>
        <draw:path draw:style-name="gr53" draw:text-style-name="P1" draw:layer="layout" svg:width="4.194cm" svg:height="1.872cm" draw:transform="rotate (1.62350527020513) translate (29.1300370316866cm 24.0076551515412cm)" svg:viewBox="0 0 4195 1873" svg:d="m0 1873c3460 0 4191-1782 4195-1873l-4 91c-5 91-91-5-91-5">
          <text:p/>
        </draw:path>
        <draw:path draw:style-name="gr53" draw:text-style-name="P1" draw:layer="layout" svg:width="3.915cm" svg:height="0.492cm" draw:transform="rotate (1.70169602069447) translate (28.5111226439891cm 19.8823619249371cm)" svg:viewBox="0 0 3916 493" svg:d="m0 493c3485 0 3916-493 3916-493">
          <text:p/>
        </draw:path>
        <draw:path draw:style-name="gr53" draw:text-style-name="P1" draw:layer="layout" svg:width="5.563cm" svg:height="3.782cm" draw:transform="rotate (0.96028015444728) translate (24.9000984574398cm 7.74003777664308cm)" svg:viewBox="0 0 5564 3783" svg:d="m0 3783c3330 1 5564-3783 5564-3783">
          <text:p/>
        </draw:path>
        <draw:path draw:style-name="gr54" draw:text-style-name="P1" draw:layer="COMPONENT Layer" svg:width="23.536cm" svg:height="8.511cm" draw:transform="skewX (0.229685329562454) rotate (0.437379510549779) translate (31.9089999998098cm 5.81799999909945cm)" svg:viewBox="0 0 23537 8512" svg:d="m0 0c19797 3 23537 8356 23537 8356l-38 156">
          <text:p/>
        </draw:path>
        <draw:path draw:style-name="gr55" draw:text-style-name="P1" draw:layer="COMPONENT Layer" svg:width="23.198cm" svg:height="9.014cm" draw:transform="skewX (0.141022603561142) rotate (0.463733982254893) translate (31.545cm 7cm)" svg:viewBox="0 0 23199 9015" svg:d="m0 0c17529 2 23199 9015 23199 9015">
          <text:p/>
        </draw:path>
        <draw:path draw:style-name="gr56" draw:text-style-name="P1" draw:layer="COMPONENT Layer" svg:width="9.843cm" svg:height="1.585cm" draw:transform="skewX (1.34599791913803) rotate (-0.158999494856684) translate (45.0068545985165cm 5.44134488022705cm)" svg:viewBox="0 0 9844 1586" svg:d="m0 1586c6981 0 9844-1586 9844-1586l-121 65">
          <text:p/>
        </draw:path>
        <draw:path draw:style-name="gr57" draw:text-style-name="P1" draw:layer="layout" svg:width="16.186cm" svg:height="7.838cm" draw:transform="skewX (0.112399203828435) rotate (-2.4925047047731) translate (54.8180000075814cm 5.81800001274649cm)" svg:viewBox="0 0 16187 7839" svg:d="m0 0c9328 0 16187 7801 16187 7801l-186 38">
          <text:p/>
        </draw:path>
        <draw:path draw:style-name="gr53" draw:text-style-name="P1" draw:layer="layout" svg:width="0.452cm" svg:height="0.85cm" draw:transform="rotate (-2.78397468985616) translate (13.2980590755155cm 13.7976195673564cm)" svg:viewBox="0 0 453 851" svg:d="m0 851c777 1 318-851 318-851">
          <text:p/>
        </draw:path>
        <draw:custom-shape draw:style-name="gr58" draw:text-style-name="P1" draw:layer="COMPONENT Layer" svg:width="0.909cm" svg:height="1.091cm" svg:x="14.545cm" svg:y="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7" draw:layer="COMPONENT Layer" svg:width="6cm" svg:height="1.091cm" svg:x="14.818cm" svg:y="1.181cm">
          <text:p text:style-name="P1"><text:span text:style-name="T10">Break Ground Line</text:span></text:p>
          <draw:enhanced-geometry svg:viewBox="0 0 21600 21600" draw:text-areas="800 800 20800 20800" draw:type="round-rectangular-callout" draw:modifiers="1817.69705049159 37681.31868131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18" draw:layer="COMPONENT Layer" svg:width="4cm" svg:height="2.818cm" svg:x="54.545cm" svg:y="17.545cm">
          <text:p text:style-name="P1"><text:span text:style-name="T11">Jack</text:span></text:p>
          <text:p text:style-name="P1"><text:span text:style-name="T11">switc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g>
            <draw:rect draw:style-name="gr20" draw:text-style-name="P1" draw:layer="COMPONENT Layer" svg:width="2.126cm" svg:height="1.097cm" draw:transform="rotate (-3.14159265358979) translate (11.126cm 16.076cm)">
              <text:p/>
            </draw:rect>
            <draw:line draw:style-name="gr20" draw:text-style-name="P1" draw:layer="COMPONENT Layer" svg:x1="11.919cm" svg:y1="15.999cm" svg:x2="7.91cm" svg:y2="15.999cm">
              <text:p/>
            </draw:line>
            <draw:line draw:style-name="gr20" draw:text-style-name="P1" draw:layer="COMPONENT Layer" svg:x1="11.918cm" svg:y1="14.999cm" svg:x2="7.909cm" svg:y2="14.999cm">
              <text:p/>
            </draw:line>
            <draw:rect draw:style-name="gr20" draw:text-style-name="P1" draw:layer="COMPONENT Layer" svg:width="0.57cm" svg:height="1.58cm" draw:transform="rotate (-3.14159265358979) translate (11.125cm 16.307cm)">
              <text:p/>
            </draw:rect>
          </draw:g>
          <draw:frame draw:style-name="gr21" draw:layer="COMPONENT Layer" svg:width="0.953cm" svg:height="1.062cm" draw:transform="rotate (-3.14159265358979) translate (10.009cm 16.09cm)">
            <draw:text-box>
              <text:p>2</text:p>
            </draw:text-box>
          </draw:frame>
        </draw:g>
        <draw:path draw:style-name="gr44" draw:text-style-name="P1" draw:layer="COMPONENT Layer" svg:width="5.514cm" svg:height="2.738cm" draw:transform="rotate (-0.609119908946022) translate (16.466021905154cm 13.65472677717cm)" svg:viewBox="0 0 5515 2739" svg:d="m0 2739c4766 0 5515-2739 5515-2739">
          <text:p/>
        </draw:path>
        <draw:path draw:style-name="gr44" draw:text-style-name="P1" draw:layer="COMPONENT Layer" svg:width="21.188cm" svg:height="6.225cm" draw:transform="skewX (-1.13044975651673) rotate (-1.27653381490865) translate (15.0354139456979cm 1.55050236659609cm)" svg:viewBox="0 0 21189 6226" svg:d="m0 6226c18291-9 21189-6226 21189-6226">
          <text:p/>
        </draw:path>
        <draw:path draw:style-name="gr61" draw:text-style-name="P1" draw:layer="COMPONENT Layer" svg:width="29.063cm" svg:height="47.492cm" draw:transform="skewX (-2.06417580564989E-017) rotate (-1.18368229870255) translate (51.6148654910418cm -2.02053695808167cm)" svg:viewBox="0 0 29064 47493" svg:d="m0 47493c18063 2 29098-24657 29064-24573s-4204-22920-4273-22751l69-169 83 34">
          <text:p/>
        </draw:path>
        <draw:path draw:style-name="gr62" draw:text-style-name="P1" draw:layer="COMPONENT Layer" svg:width="26.375cm" svg:height="55.861cm" draw:transform="skewX (2.76536359335792E-018) rotate (-1.3850932943827) translate (62.8100983511256cm 4.59486294951184cm)" svg:viewBox="0 0 26376 55862" svg:d="m0 55862c19701 1 26393-48414 26376-48324s-2388-7479-2299-7462-7204-59-7204-59l-89-17">
          <text:p/>
        </draw:path>
        <draw:custom-shape draw:style-name="gr59" draw:text-style-name="P17" draw:layer="COMPONENT Layer" svg:width="9cm" svg:height="3.182cm" svg:x="41.272cm" svg:y="25.727cm">
          <text:p text:style-name="P1"><text:span text:style-name="T10">Shielded Guitar Out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62" draw:text-style-name="P1" draw:layer="COMPONENT Layer" svg:width="5.861cm" svg:height="3.839cm" draw:transform="skewX (-0.162141087510273) rotate (-2.29737689440014) translate (21.0898755959061cm 17.7898201067518cm)" svg:viewBox="0 0 5862 3840" svg:d="m5862 3840c-3693-1-5862-3840-5862-3840">
          <text:p/>
        </draw:path>
        <draw:g>
          <draw:g>
            <draw:rect draw:style-name="gr20" draw:text-style-name="P1" draw:layer="COMPONENT Layer" svg:width="4.117cm" svg:height="4.726cm" draw:transform="rotate (-3.14159265358979) translate (52.802cm 13.665cm)">
              <text:p/>
            </draw:rect>
            <draw:line draw:style-name="gr20" draw:text-style-name="P1" draw:layer="COMPONENT Layer" svg:x1="53.595cm" svg:y1="13.801cm" svg:x2="50.903cm" svg:y2="13.801cm">
              <text:p/>
            </draw:line>
            <draw:line draw:style-name="gr20" draw:text-style-name="P1" draw:layer="COMPONENT Layer" svg:x1="53.594cm" svg:y1="12.801cm" svg:x2="50.902cm" svg:y2="12.801cm">
              <text:p/>
            </draw:line>
            <draw:line draw:style-name="gr20" draw:text-style-name="P1" draw:layer="COMPONENT Layer" svg:x1="53.595cm" svg:y1="11.801cm" svg:x2="50.903cm" svg:y2="11.801cm">
              <text:p/>
            </draw:line>
            <draw:line draw:style-name="gr20" draw:text-style-name="P1" draw:layer="COMPONENT Layer" svg:x1="53.594cm" svg:y1="10.801cm" svg:x2="50.902cm" svg:y2="10.801cm">
              <text:p/>
            </draw:line>
            <draw:line draw:style-name="gr20" draw:text-style-name="P1" draw:layer="COMPONENT Layer" svg:x1="53.595cm" svg:y1="9.801cm" svg:x2="50.903cm" svg:y2="9.801cm">
              <text:p/>
            </draw:line>
            <draw:line draw:style-name="gr20" draw:text-style-name="P1" draw:layer="COMPONENT Layer" svg:x1="53.594cm" svg:y1="8.801cm" svg:x2="50.902cm" svg:y2="8.801cm">
              <text:p/>
            </draw:line>
            <draw:rect draw:style-name="gr20" draw:text-style-name="P1" draw:layer="COMPONENT Layer" svg:width="0.57cm" svg:height="5.636cm" draw:transform="rotate (-3.14159265358979) translate (52.801cm 14.109cm)">
              <text:p/>
            </draw:rect>
          </draw:g>
          <draw:frame draw:style-name="gr21" draw:layer="COMPONENT Layer" svg:width="0.953cm" svg:height="1.062cm" draw:transform="rotate (-3.14159265358979) translate (50.322cm 11.892cm)">
            <draw:text-box>
              <text:p>6</text:p>
            </draw:text-box>
          </draw:frame>
        </draw:g>
        <draw:path draw:style-name="gr45" draw:text-style-name="P1" draw:layer="COMPONENT Layer" svg:width="5.725cm" svg:height="4.706cm" draw:transform="skewX (-0.566533875197359) rotate (2.05582332592412) translate (55.6190221579961cm 12.719cm)" svg:viewBox="0 0 5726 4707" svg:d="m0 0c5091 1 5726 4707 5726 4707">
          <text:p/>
        </draw:path>
        <draw:path draw:style-name="gr45" draw:text-style-name="P1" draw:layer="COMPONENT Layer" svg:width="3.079cm" svg:height="2.553cm" draw:transform="rotate (0.901288025729872) translate (53.7795299621267cm 10.2431367495967cm)" svg:viewBox="0 0 3080 2554" svg:d="m0 2554c2783 0 3080-2554 3080-2554">
          <text:p/>
        </draw:path>
        <draw:path draw:style-name="gr45" draw:text-style-name="P1" draw:layer="layout" svg:width="12.893cm" svg:height="6.336cm" draw:transform="skewX (-4.80834714555849E-017) rotate (2.32390589903045) translate (55.7269999367887cm 21.3630000592556cm)" svg:viewBox="0 0 12894 6337" svg:d="m0 0c13957-1 12875 6337 12875 6337">
          <text:p/>
        </draw:path>
        <draw:path draw:style-name="gr63" draw:text-style-name="P1" draw:layer="layout" svg:width="12.422cm" svg:height="7.995cm" draw:transform="skewX (1.26353697449903E-017) rotate (2.33193441358962) translate (54.0899999133526cm 21.5450000825421cm)" svg:viewBox="0 0 12423 7996" svg:d="m0 0c13310-1 12410 7930 12410 7930l-63 66">
          <text:p/>
        </draw:path>
        <draw:path draw:style-name="gr64" draw:text-style-name="P1" draw:layer="layout" svg:width="10.433cm" svg:height="17.325cm" draw:transform="skewX (-7.13170843486887E-017) rotate (-2.25042753752149) translate (66.7705511597899cm 12.9407620968103cm)" svg:viewBox="0 0 10434 17326" svg:d="m1336 17326c17066 1 4844-17005 5070-17304s-6406 2487-6406 2487">
          <text:p/>
        </draw:path>
        <draw:path draw:style-name="gr64" draw:text-style-name="P1" draw:layer="layout" svg:width="9.237cm" svg:height="13.435cm" draw:transform="skewX (4.91230690378936E-017) rotate (-2.32233510270366) translate (64.0000000159321cm 11.2720000148882cm)" svg:viewBox="0 0 9238 13436" svg:d="m0 0c7590 0 9233 6552 9238 6423s-1193 4848-1060 4724-4580 2289-4580 2289l-1414-48">
          <text:p/>
        </draw:path>
        <draw:path draw:style-name="gr64" draw:text-style-name="P1" draw:layer="layout" svg:width="9.842cm" svg:height="10.843cm" draw:transform="skewX (1.47241851732246E-017) rotate (-2.68588718589407) translate (62.907688554004cm 11.5459962677049cm)" svg:viewBox="0 0 9843 10844" svg:d="m0 204c5164-1 5163-204 5163-204 0 0 3641 2898 3477 2818s766 4223 1171 4016-3180 4010-3180 4010">
          <text:p/>
        </draw:path>
        <draw:path draw:style-name="gr64" draw:text-style-name="P1" draw:layer="layout" svg:width="7.603cm" svg:height="8.821cm" draw:transform="rotate (-2.6778586713349) translate (61.727cm 11.181cm)" svg:viewBox="0 0 7604 8822" svg:d="m0 0c4676 0 6627 1992 6627 1992 0 0 935 4432 976 4351s-1749 2479-1749 2479l41-81">
          <text:p/>
        </draw:path>
        <draw:custom-shape draw:style-name="gr59" draw:text-style-name="P17" draw:layer="COMPONENT Layer" svg:width="6.273cm" svg:height="4.364cm" svg:x="59.818cm" svg:y="13.363cm">
          <text:p text:style-name="P1"><text:span text:style-name="T10">Connect Grounds</text:span></text:p>
          <text:p text:style-name="P1"><text:span text:style-name="T10">to switch</text:span></text:p>
          <draw:enhanced-geometry svg:viewBox="0 0 21600 21600" draw:text-areas="800 800 20800 20800" draw:type="round-rectangular-callout" draw:modifiers="-16924.705132292 21431.75257731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62" draw:text-style-name="P1" draw:layer="COMPONENT Layer" svg:width="7.015cm" svg:height="2.13cm" draw:transform="rotate (-1.0452776890194) translate (52.7524761565948cm 11.7489443422826cm)" svg:viewBox="0 0 7016 2131" svg:d="m0 2131c5254 0 7016-2131 7016-2131">
          <text:p/>
        </draw:path>
        <draw:path draw:style-name="gr62" draw:text-style-name="P1" draw:layer="COMPONENT Layer" svg:width="3.732cm" svg:height="6.81cm" draw:transform="skewX (4.77562776403859E-017) rotate (-2.05163453571933) translate (56.9479494160138cm 14.9683792208517cm)" svg:viewBox="0 0 3733 6811" svg:d="m0 6811c4717 1 3623-6811 3623-6811">
          <text:p/>
        </draw:path>
        <draw:path draw:style-name="gr62" draw:text-style-name="P1" draw:layer="layout" svg:width="4.579cm" svg:height="2.655cm" draw:transform="rotate (2.30383461263251) translate (13.9999999995036cm 20.090000000447cm)" svg:viewBox="0 0 4580 2656" svg:d="m0 0c2446 0 4580 2656 4580 2656">
          <text:p/>
        </draw:path>
        <draw:g>
          <draw:custom-shape draw:style-name="gr65" draw:text-style-name="P1" draw:layer="layout" svg:width="8.091cm" svg:height="8.637cm" draw:transform="rotate (-3.14159265358979) translate (46.363cm 11.7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66" draw:text-style-name="P1" draw:layer="layout" svg:width="0.716cm" svg:height="0.716cm" draw:transform="rotate (-3.14159265358979) translate (46.267cm 7.404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6" draw:text-style-name="P1" draw:layer="layout" svg:width="0.716cm" svg:height="0.716cm" draw:transform="rotate (-3.14159265358979) translate (46.267cm 8.339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6" draw:text-style-name="P1" draw:layer="layout" svg:width="0.716cm" svg:height="0.716cm" draw:transform="rotate (-3.14159265358979) translate (46.267cm 9.27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6" draw:text-style-name="P1" draw:layer="layout" svg:width="0.728cm" svg:height="0.728cm" draw:transform="rotate (-3.14159265358979) translate (46.273cm 10.286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6" draw:text-style-name="P1" draw:layer="layout" svg:width="0.728cm" svg:height="0.728cm" draw:transform="rotate (-3.14159265358979) translate (46.273cm 11.336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6" draw:text-style-name="P1" draw:layer="layout" svg:width="0.716cm" svg:height="0.716cm" draw:transform="rotate (-3.14159265358979) translate (46.267cm 6.37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66" draw:text-style-name="P1" draw:layer="layout" svg:width="0.716cm" svg:height="0.716cm" draw:transform="rotate (-3.14159265358979) translate (39.267cm 7.38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6" draw:text-style-name="P1" draw:layer="layout" svg:width="0.716cm" svg:height="0.716cm" draw:transform="rotate (-3.14159265358979) translate (39.267cm 8.318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6" draw:text-style-name="P1" draw:layer="layout" svg:width="0.716cm" svg:height="0.716cm" draw:transform="rotate (-3.14159265358979) translate (39.267cm 9.252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6" draw:text-style-name="P1" draw:layer="layout" svg:width="0.728cm" svg:height="0.728cm" draw:transform="rotate (-3.14159265358979) translate (39.273cm 10.265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6" draw:text-style-name="P1" draw:layer="layout" svg:width="0.728cm" svg:height="0.728cm" draw:transform="rotate (-3.14159265358979) translate (39.273cm 11.315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6" draw:text-style-name="P1" draw:layer="layout" svg:width="0.716cm" svg:height="0.716cm" draw:transform="rotate (-3.14159265358979) translate (39.267cm 6.352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frame draw:style-name="gr5" draw:text-style-name="P19" draw:layer="layout" svg:width="4.02cm" svg:height="0.962cm" draw:transform="rotate (-3.14159265358979) translate (44.363cm 4.999cm)">
            <draw:text-box>
              <text:p><text:span text:style-name="T12">PROTO-PIC</text:span></text:p>
            </draw:text-box>
          </draw:frame>
          <draw:frame draw:style-name="gr67" draw:layer="layout" svg:width="1.569cm" svg:height="0.879cm" draw:transform="rotate (-3.14159265358979) translate (45.181cm 11.424cm)">
            <draw:text-box>
              <text:p><text:span text:style-name="T3">Low</text:span></text:p>
            </draw:text-box>
          </draw:frame>
          <draw:frame draw:style-name="gr67" draw:layer="layout" svg:width="1.899cm" svg:height="0.879cm" draw:transform="rotate (-3.14159265358979) translate (41.345cm 11.363cm)">
            <draw:text-box>
              <text:p><text:span text:style-name="T3">HIgh</text:span></text:p>
            </draw:text-box>
          </draw:frame>
        </draw:g>
        <draw:g>
          <draw:custom-shape draw:style-name="gr68" draw:text-style-name="P1" draw:layer="layout" svg:width="16.818cm" svg:height="5.909cm" svg:x="40cm" svg:y="5.545cm">
            <text:p text:style-name="P1">ﾲ</text:p>
            <draw:enhanced-geometry svg:viewBox="0 0 21600 21600" draw:type="rectangle" draw:enhanced-path="M 0 0 L 21600 0 21600 21600 0 21600 0 0 Z N"/>
          </draw:custom-shape>
          <draw:custom-shape draw:style-name="gr66" draw:text-style-name="P1" draw:layer="layout" svg:width="0.728cm" svg:height="0.728cm" svg:x="40.113cm" svg:y="9.5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1" draw:layer="layout" svg:width="0.728cm" svg:height="0.728cm" svg:x="40.113cm" svg:y="8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1" draw:layer="layout" svg:width="0.728cm" svg:height="0.728cm" svg:x="40.113cm" svg:y="7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1" draw:layer="layout" svg:width="0.728cm" svg:height="0.728cm" svg:x="40.113cm" svg:y="6.7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1" draw:layer="layout" svg:width="0.728cm" svg:height="0.728cm" svg:x="40.113cm" svg:y="5.6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9" draw:layer="layout" svg:width="1.569cm" svg:height="0.878cm" svg:x="41.158cm" svg:y="9.636cm">
            <draw:text-box>
              <text:p><text:span text:style-name="T3">Vcc</text:span></text:p>
            </draw:text-box>
          </draw:frame>
          <draw:frame draw:style-name="gr69" draw:layer="layout" svg:width="1.569cm" svg:height="0.878cm" svg:x="41.159cm" svg:y="8.636cm">
            <draw:text-box>
              <text:p><text:span text:style-name="T3">Gnd</text:span></text:p>
            </draw:text-box>
          </draw:frame>
          <draw:frame draw:style-name="gr69" draw:layer="layout" svg:width="1.569cm" svg:height="0.878cm" svg:x="41.159cm" svg:y="7.736cm">
            <draw:text-box>
              <text:p><text:span text:style-name="T3">TX</text:span></text:p>
            </draw:text-box>
          </draw:frame>
          <draw:frame draw:style-name="gr69" draw:layer="layout" svg:width="1.569cm" svg:height="0.878cm" svg:x="41.16cm" svg:y="6.636cm">
            <draw:text-box>
              <text:p><text:span text:style-name="T3">RX</text:span></text:p>
            </draw:text-box>
          </draw:frame>
          <draw:custom-shape draw:style-name="gr70" draw:text-style-name="P1" draw:layer="layout" svg:width="7.909cm" svg:height="4.273cm" svg:x="47.182cm" svg:y="6.454cm">
            <text:p text:style-name="P1">RN 42</text:p>
            <draw:enhanced-geometry svg:viewBox="0 0 21600 21600" draw:type="rectangle" draw:enhanced-path="M 0 0 L 21600 0 21600 21600 0 21600 0 0 Z N"/>
          </draw:custom-shape>
          <draw:custom-shape draw:style-name="gr71" draw:text-style-name="P1" draw:layer="layout" svg:width="1cm" svg:height="4.182cm" svg:x="55.545cm" svg:y="6.454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1" draw:layer="layout" svg:width="0.728cm" svg:height="0.728cm" svg:x="40.113cm" svg:y="10.5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" draw:style-name="dp1" draw:master-page-name="Default">
        <draw:frame draw:style-name="gr21" draw:layer="layout" svg:width="3.104cm" svg:height="1.062cm" svg:x="23.623cm" svg:y="23.599cm">
          <draw:text-box>
            <text:p>51KOhm</text:p>
          </draw:text-box>
        </draw:frame>
        <draw:frame draw:style-name="gr72" draw:layer="layout" svg:width="3.21cm" svg:height="3.591cm" svg:x="26.608cm" svg:y="14.473cm">
          <draw:text-box>
            <text:p>100 Ohm</text:p>
          </draw:text-box>
        </draw:frame>
        <draw:g>
          <draw:line draw:style-name="gr20" draw:text-style-name="P1" draw:layer="layout" svg:x1="33.995cm" svg:y1="22.314cm" svg:x2="33.995cm" svg:y2="22.95cm">
            <text:p/>
          </draw:line>
          <draw:line draw:style-name="gr20" draw:text-style-name="P1" draw:layer="layout" svg:x1="33.995cm" svg:y1="23.779cm" svg:x2="33.995cm" svg:y2="24.45cm">
            <text:p/>
          </draw:line>
          <draw:ellipse draw:style-name="gr28" draw:text-style-name="P1" draw:layer="layout" svg:width="0.272cm" svg:height="1.182cm" svg:x="33.859cm" svg:y="22.814cm">
            <text:p/>
          </draw:ellipse>
        </draw:g>
        <draw:frame draw:style-name="gr21" draw:layer="layout" svg:width="2.046cm" svg:height="1.062cm" svg:x="33cm" svg:y="25.028cm">
          <draw:text-box>
            <text:p>22nF</text:p>
          </draw:text-box>
        </draw:frame>
        <draw:g>
          <draw:g>
            <draw:line draw:style-name="gr20" draw:text-style-name="P1" draw:layer="layout" svg:x1="28.107cm" svg:y1="10.676cm" svg:x2="28.107cm" svg:y2="11.534cm">
              <text:p/>
            </draw:line>
            <draw:line draw:style-name="gr20" draw:text-style-name="P1" draw:layer="layout" svg:x1="28.107cm" svg:y1="12.653cm" svg:x2="28.107cm" svg:y2="13.558cm">
              <text:p/>
            </draw:line>
            <draw:rect draw:style-name="gr20" draw:text-style-name="P1" draw:layer="layout" svg:width="0.545cm" svg:height="1.695cm" svg:x="27.786cm" svg:y="11.379cm">
              <text:p/>
            </draw:rect>
          </draw:g>
          <draw:g>
            <draw:line draw:style-name="gr20" draw:text-style-name="P1" draw:layer="layout" svg:x1="27.753cm" svg:y1="12.035cm" svg:x2="28.298cm" svg:y2="12.035cm">
              <text:p/>
            </draw:line>
            <draw:line draw:style-name="gr48" draw:text-style-name="P1" draw:layer="layout" svg:x1="27.754cm" svg:y1="11.767cm" svg:x2="28.299cm" svg:y2="11.767cm">
              <text:p/>
            </draw:line>
            <draw:line draw:style-name="gr48" draw:text-style-name="P1" draw:layer="layout" svg:x1="27.754cm" svg:y1="12.259cm" svg:x2="28.299cm" svg:y2="12.259cm">
              <text:p/>
            </draw:line>
          </draw:g>
        </draw:g>
        <draw:g>
          <draw:line draw:style-name="gr20" draw:text-style-name="P1" draw:layer="layout" svg:x1="26.181cm" svg:y1="5.091cm" svg:x2="27.181cm" svg:y2="5.091cm">
            <text:p/>
          </draw:line>
          <draw:line draw:style-name="gr20" draw:text-style-name="P1" draw:layer="layout" svg:x1="26.181cm" svg:y1="6.055cm" svg:x2="27.181cm" svg:y2="6.055cm">
            <text:p/>
          </draw:line>
          <draw:line draw:style-name="gr20" draw:text-style-name="P1" draw:layer="layout" svg:x1="31.181cm" svg:y1="5.091cm" svg:x2="32.181cm" svg:y2="5.091cm">
            <text:p/>
          </draw:line>
          <draw:line draw:style-name="gr20" draw:text-style-name="P1" draw:layer="layout" svg:x1="31.181cm" svg:y1="6.055cm" svg:x2="32.181cm" svg:y2="6.055cm">
            <text:p/>
          </draw:line>
          <draw:rect draw:style-name="gr20" draw:text-style-name="P1" draw:layer="layout" svg:width="4cm" svg:height="3.181cm" svg:x="27.181cm" svg:y="4cm">
            <text:p/>
          </draw:rect>
          <draw:frame draw:style-name="gr21" draw:layer="layout" svg:width="2.926cm" svg:height="1.062cm" svg:x="28.164cm" svg:y="4.636cm">
            <draw:text-box>
              <text:p>VTL5C4</text:p>
            </draw:text-box>
          </draw:frame>
          <draw:frame draw:style-name="gr22" draw:layer="layout" svg:width="2.384cm" svg:height="1.062cm" draw:transform="rotate (-1.5707963267949) translate (28.152cm 4.181cm)">
            <draw:text-box>
              <text:p>LED +</text:p>
            </draw:text-box>
          </draw:frame>
        </draw:g>
        <draw:g>
          <draw:g>
            <draw:rect draw:style-name="gr20" draw:text-style-name="P1" draw:layer="layout" svg:width="4.117cm" svg:height="2.738cm" svg:x="4.974cm" svg:y="13.353cm">
              <text:p/>
            </draw:rect>
            <draw:line draw:style-name="gr20" draw:text-style-name="P1" draw:layer="layout" svg:x1="4.181cm" svg:y1="13.217cm" svg:x2="6.873cm" svg:y2="13.217cm">
              <text:p/>
            </draw:line>
            <draw:line draw:style-name="gr20" draw:text-style-name="P1" draw:layer="layout" svg:x1="4.182cm" svg:y1="14.217cm" svg:x2="6.874cm" svg:y2="14.217cm">
              <text:p/>
            </draw:line>
            <draw:line draw:style-name="gr20" draw:text-style-name="P1" draw:layer="layout" svg:x1="4.181cm" svg:y1="15.217cm" svg:x2="6.873cm" svg:y2="15.217cm">
              <text:p/>
            </draw:line>
            <draw:line draw:style-name="gr20" draw:text-style-name="P1" draw:layer="layout" svg:x1="4.182cm" svg:y1="16.217cm" svg:x2="6.874cm" svg:y2="16.217cm">
              <text:p/>
            </draw:line>
            <draw:rect draw:style-name="gr20" draw:text-style-name="P1" draw:layer="layout" svg:width="0.57cm" svg:height="3.636cm" svg:x="4.975cm" svg:y="12.909cm">
              <text:p/>
            </draw:rect>
          </draw:g>
          <draw:frame draw:style-name="gr21" draw:layer="layout" svg:width="0.953cm" svg:height="1.062cm" svg:x="7.409cm" svg:y="14.12cm">
            <draw:text-box>
              <text:p>4</text:p>
            </draw:text-box>
          </draw:frame>
        </draw:g>
        <draw:g>
          <draw:g>
            <draw:rect draw:style-name="gr20" draw:text-style-name="P1" draw:layer="layout" svg:width="4.117cm" svg:height="4.726cm" svg:x="4.883cm" svg:y="4.136cm">
              <text:p/>
            </draw:rect>
            <draw:line draw:style-name="gr20" draw:text-style-name="P1" draw:layer="layout" svg:x1="4.09cm" svg:y1="4cm" svg:x2="6.782cm" svg:y2="4cm">
              <text:p/>
            </draw:line>
            <draw:line draw:style-name="gr20" draw:text-style-name="P1" draw:layer="layout" svg:x1="4.091cm" svg:y1="5cm" svg:x2="6.783cm" svg:y2="5cm">
              <text:p/>
            </draw:line>
            <draw:line draw:style-name="gr20" draw:text-style-name="P1" draw:layer="layout" svg:x1="4.09cm" svg:y1="6cm" svg:x2="6.782cm" svg:y2="6cm">
              <text:p/>
            </draw:line>
            <draw:line draw:style-name="gr20" draw:text-style-name="P1" draw:layer="layout" svg:x1="4.091cm" svg:y1="7cm" svg:x2="6.783cm" svg:y2="7cm">
              <text:p/>
            </draw:line>
            <draw:line draw:style-name="gr20" draw:text-style-name="P1" draw:layer="layout" svg:x1="4.09cm" svg:y1="8cm" svg:x2="6.782cm" svg:y2="8cm">
              <text:p/>
            </draw:line>
            <draw:line draw:style-name="gr20" draw:text-style-name="P1" draw:layer="layout" svg:x1="4.091cm" svg:y1="9cm" svg:x2="6.783cm" svg:y2="9cm">
              <text:p/>
            </draw:line>
            <draw:rect draw:style-name="gr20" draw:text-style-name="P1" draw:layer="layout" svg:width="0.57cm" svg:height="5.636cm" svg:x="4.884cm" svg:y="3.692cm">
              <text:p/>
            </draw:rect>
          </draw:g>
          <draw:frame draw:style-name="gr21" draw:layer="layout" svg:width="0.953cm" svg:height="1.062cm" svg:x="7.363cm" svg:y="5.909cm">
            <draw:text-box>
              <text:p>6</text:p>
            </draw:text-box>
          </draw:frame>
        </draw:g>
        <draw:g>
          <draw:g>
            <draw:rect draw:style-name="gr20" draw:text-style-name="P1" draw:layer="layout" svg:width="2.126cm" svg:height="1.097cm" svg:x="5.611cm" svg:y="25.56cm">
              <text:p/>
            </draw:rect>
            <draw:line draw:style-name="gr20" draw:text-style-name="P1" draw:layer="layout" svg:x1="4.818cm" svg:y1="25.637cm" svg:x2="8.827cm" svg:y2="25.637cm">
              <text:p/>
            </draw:line>
            <draw:line draw:style-name="gr20" draw:text-style-name="P1" draw:layer="layout" svg:x1="4.819cm" svg:y1="26.637cm" svg:x2="8.828cm" svg:y2="26.637cm">
              <text:p/>
            </draw:line>
            <draw:rect draw:style-name="gr20" draw:text-style-name="P1" draw:layer="layout" svg:width="0.57cm" svg:height="1.58cm" svg:x="5.612cm" svg:y="25.329cm">
              <text:p/>
            </draw:rect>
          </draw:g>
          <draw:frame draw:style-name="gr21" draw:layer="layout" svg:width="0.953cm" svg:height="1.062cm" svg:x="6.728cm" svg:y="25.546cm">
            <draw:text-box>
              <text:p>2</text:p>
            </draw:text-box>
          </draw:frame>
        </draw:g>
        <draw:g>
          <draw:rect draw:style-name="gr20" draw:text-style-name="P1" draw:layer="layout" svg:width="4.117cm" svg:height="1.739cm" svg:x="4.792cm" svg:y="20.08cm">
            <text:p/>
          </draw:rect>
          <draw:line draw:style-name="gr20" draw:text-style-name="P1" draw:layer="layout" svg:x1="3.999cm" svg:y1="19.944cm" svg:x2="6.691cm" svg:y2="19.944cm">
            <text:p/>
          </draw:line>
          <draw:line draw:style-name="gr20" draw:text-style-name="P1" draw:layer="layout" svg:x1="4cm" svg:y1="20.944cm" svg:x2="6.692cm" svg:y2="20.944cm">
            <text:p/>
          </draw:line>
          <draw:line draw:style-name="gr20" draw:text-style-name="P1" draw:layer="layout" svg:x1="3.999cm" svg:y1="21.944cm" svg:x2="6.691cm" svg:y2="21.944cm">
            <text:p/>
          </draw:line>
          <draw:rect draw:style-name="gr20" draw:text-style-name="P1" draw:layer="layout" svg:width="0.57cm" svg:height="2.455cm" svg:x="4.793cm" svg:y="19.636cm">
            <text:p/>
          </draw:rect>
          <draw:frame draw:style-name="gr21" draw:layer="layout" svg:width="0.953cm" svg:height="1.062cm" svg:x="7.209cm" svg:y="20.457cm">
            <draw:text-box>
              <text:p>3</text:p>
            </draw:text-box>
          </draw:frame>
        </draw:g>
        <draw:g>
          <draw:rect draw:style-name="gr73" draw:text-style-name="P1" draw:layer="layout" svg:width="6.181cm" svg:height="18cm" svg:x="14.881cm" svg:y="3.464cm">
            <text:p/>
          </draw:rect>
          <draw:custom-shape draw:style-name="gr66" draw:text-style-name="P1" draw:layer="layout" svg:width="0.728cm" svg:height="0.728cm" svg:x="20.362cm" svg:y="3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1" draw:layer="layout" svg:width="0.728cm" svg:height="0.728cm" svg:x="14.862cm" svg:y="3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1" draw:layer="layout" svg:width="0.728cm" svg:height="0.728cm" svg:x="14.862cm" svg:y="20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1" draw:layer="layout" svg:width="0.728cm" svg:height="0.728cm" svg:x="20.362cm" svg:y="20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21" draw:layer="layout" svg:width="4.023cm" svg:height="1.773cm" draw:transform="rotate (1.5707963267949) translate (17.353cm 19.65cm)">
            <draw:text-box>
              <text:p><text:span text:style-name="T13">ARDUIONO</text:span></text:p>
              <text:p text:style-name="P20"><text:span text:style-name="T13">MICRO</text:span></text:p>
            </draw:text-box>
          </draw:frame>
          <draw:rect draw:style-name="gr74" draw:text-style-name="P1" draw:layer="layout" svg:width="2.454cm" svg:height="1.818cm" svg:x="16.79cm" svg:y="19.918cm">
            <text:p/>
          </draw:rect>
          <draw:custom-shape draw:style-name="gr75" draw:text-style-name="P1" draw:layer="layout" svg:width="2.909cm" svg:height="3cm" svg:x="16.581cm" svg:y="10.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rect draw:style-name="gr76" draw:text-style-name="P1" draw:layer="layout" svg:width="1.727cm" svg:height="1.727cm" svg:x="15.79cm" svg:y="4.282cm">
            <text:p/>
          </draw:rect>
          <draw:custom-shape draw:style-name="gr77" draw:text-style-name="P1" draw:layer="layout" svg:width="0.818cm" svg:height="0.818cm" svg:x="16.247cm" svg:y="4.7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78" draw:text-style-name="P1" draw:layer="layout" svg:width="1.454cm" svg:height="2.272cm" svg:x="18.608cm" svg:y="4.282cm">
            <text:p/>
          </draw:rect>
          <draw:g>
            <draw:frame draw:style-name="gr30" draw:text-style-name="P9" draw:layer="COMPONENT Layer" svg:width="1.642cm" svg:height="13.612cm" svg:x="14.829cm" svg:y="7.842cm">
              <draw:text-box>
                <text:p text:style-name="P7"><text:span text:style-name="T3">gnd</text:span></text:p>
                <text:p text:style-name="P7"><text:span text:style-name="T3">1</text:span></text:p>
                <text:p text:style-name="P7"><text:span text:style-name="T3">2</text:span></text:p>
                <text:p text:style-name="P7"><text:span text:style-name="T3">3</text:span></text:p>
                <text:p text:style-name="P7"><text:span text:style-name="T3">4</text:span></text:p>
                <text:p text:style-name="P7"><text:span text:style-name="T3">5</text:span></text:p>
                <text:p text:style-name="P8"><text:span text:style-name="T3">6</text:span></text:p>
                <text:p text:style-name="P7"><text:span text:style-name="T3">7</text:span></text:p>
                <text:p text:style-name="P7"><text:span text:style-name="T3">8</text:span></text:p>
                <text:p text:style-name="P7"><text:span text:style-name="T3">9</text:span></text:p>
                <text:p text:style-name="P7"><text:span text:style-name="T3">10</text:span></text:p>
                <text:p text:style-name="P7"><text:span text:style-name="T3">11</text:span></text:p>
                <text:p text:style-name="P7"><text:span text:style-name="T3">12</text:span></text:p>
                <text:p text:style-name="P7"><text:span text:style-name="T3"/></text:p>
              </draw:text-box>
            </draw:frame>
            <draw:frame draw:style-name="gr30" draw:layer="COMPONENT Layer" svg:width="1.231cm" svg:height="2.228cm" svg:x="14.829cm" svg:y="4.582cm">
              <draw:text-box>
                <text:p text:style-name="P8">tx</text:p>
                <text:p text:style-name="P7">rx</text:p>
              </draw:text-box>
            </draw:frame>
          </draw:g>
        </draw:g>
        <draw:g>
          <draw:custom-shape draw:style-name="gr40" draw:text-style-name="P1" draw:layer="COMPONENT Layer" svg:width="1.637cm" svg:height="1.637cm" svg:x="35.363cm" svg:y="9.8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1" draw:layer="COMPONENT Layer" svg:x1="36.181cm" svg:y1="9.727cm" svg:x2="36.181cm" svg:y2="11.545cm">
            <text:p/>
          </draw:line>
          <draw:line draw:style-name="gr41" draw:text-style-name="P1" draw:layer="COMPONENT Layer" svg:x1="37.093cm" svg:y1="10.641cm" svg:x2="35.275cm" svg:y2="10.641cm">
            <text:p/>
          </draw:line>
        </draw:g>
        <draw:g>
          <draw:line draw:style-name="gr20" draw:text-style-name="P1" draw:layer="COMPONENT Layer" svg:x1="39.879cm" svg:y1="6.088cm" svg:x2="38.879cm" svg:y2="6.088cm">
            <text:p/>
          </draw:line>
          <draw:line draw:style-name="gr20" draw:text-style-name="P1" draw:layer="COMPONENT Layer" svg:x1="39.879cm" svg:y1="5.124cm" svg:x2="38.879cm" svg:y2="5.124cm">
            <text:p/>
          </draw:line>
          <draw:line draw:style-name="gr20" draw:text-style-name="P1" draw:layer="COMPONENT Layer" svg:x1="34.879cm" svg:y1="6.088cm" svg:x2="33.879cm" svg:y2="6.088cm">
            <text:p/>
          </draw:line>
          <draw:line draw:style-name="gr20" draw:text-style-name="P1" draw:layer="COMPONENT Layer" svg:x1="34.879cm" svg:y1="5.124cm" svg:x2="33.879cm" svg:y2="5.124cm">
            <text:p/>
          </draw:line>
          <draw:rect draw:style-name="gr20" draw:text-style-name="P1" draw:layer="COMPONENT Layer" svg:width="4cm" svg:height="3.181cm" draw:transform="rotate (-3.14159265358979) translate (38.879cm 7.179cm)">
            <text:p/>
          </draw:rect>
          <draw:frame draw:style-name="gr21" draw:layer="COMPONENT Layer" svg:width="2.926cm" svg:height="1.062cm" svg:x="34.964cm" svg:y="4.477cm">
            <draw:text-box>
              <text:p>VTL5C4</text:p>
            </draw:text-box>
          </draw:frame>
          <draw:frame draw:style-name="gr22" draw:layer="COMPONENT Layer" svg:width="2.384cm" svg:height="1.062cm" draw:transform="rotate (-1.5707963267949) translate (38.972cm 4.422cm)">
            <draw:text-box>
              <text:p>LED +</text:p>
            </draw:text-box>
          </draw:frame>
        </draw:g>
        <draw:g>
          <draw:g>
            <draw:line draw:style-name="gr20" draw:text-style-name="P1" draw:layer="layout" svg:x1="26.526cm" svg:y1="19.164cm" svg:x2="26.526cm" svg:y2="20.306cm">
              <text:p/>
            </draw:line>
            <draw:line draw:style-name="gr20" draw:text-style-name="P1" draw:layer="layout" svg:x1="26.526cm" svg:y1="21.795cm" svg:x2="26.526cm" svg:y2="23cm">
              <text:p/>
            </draw:line>
            <draw:rect draw:style-name="gr20" draw:text-style-name="P1" draw:layer="layout" svg:width="0.545cm" svg:height="2.257cm" svg:x="26.205cm" svg:y="20.099cm">
              <text:p/>
            </draw:rect>
          </draw:g>
          <draw:line draw:style-name="gr48" draw:text-style-name="P1" draw:layer="layout" svg:x1="26.181cm" svg:y1="20.844cm" svg:x2="26.726cm" svg:y2="20.844cm">
            <text:p/>
          </draw:line>
          <draw:line draw:style-name="gr49" draw:text-style-name="P1" draw:layer="layout" svg:x1="26.182cm" svg:y1="20.487cm" svg:x2="26.727cm" svg:y2="20.487cm">
            <text:p/>
          </draw:line>
          <draw:line draw:style-name="gr50" draw:text-style-name="P1" draw:layer="layout" svg:x1="26.182cm" svg:y1="21.142cm" svg:x2="26.727cm" svg:y2="21.142cm">
            <text:p/>
          </draw:line>
        </draw:g>
        <draw:g>
          <draw:custom-shape draw:style-name="gr65" draw:text-style-name="P1" draw:layer="layout" svg:width="16.818cm" svg:height="5.909cm" svg:x="39.544cm" svg:y="14.453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1" draw:layer="layout" svg:width="0.728cm" svg:height="0.728cm" svg:x="39.657cm" svg:y="19.4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1" draw:layer="layout" svg:width="0.728cm" svg:height="0.728cm" svg:x="39.657cm" svg:y="18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1" draw:layer="layout" svg:width="0.728cm" svg:height="0.728cm" svg:x="39.657cm" svg:y="17.5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1" draw:layer="layout" svg:width="0.728cm" svg:height="0.728cm" svg:x="39.657cm" svg:y="16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1" draw:layer="layout" svg:width="0.728cm" svg:height="0.728cm" svg:x="39.657cm" svg:y="15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1" draw:layer="layout" svg:width="0.728cm" svg:height="0.728cm" svg:x="39.657cm" svg:y="14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9" draw:layer="layout" svg:width="1.569cm" svg:height="0.878cm" svg:x="40.702cm" svg:y="18.544cm">
            <draw:text-box>
              <text:p><text:span text:style-name="T3">Vcc</text:span></text:p>
            </draw:text-box>
          </draw:frame>
          <draw:frame draw:style-name="gr69" draw:layer="layout" svg:width="1.569cm" svg:height="0.878cm" svg:x="40.703cm" svg:y="17.544cm">
            <draw:text-box>
              <text:p><text:span text:style-name="T3">Gnd</text:span></text:p>
            </draw:text-box>
          </draw:frame>
          <draw:frame draw:style-name="gr69" draw:layer="layout" svg:width="1.569cm" svg:height="0.878cm" svg:x="40.703cm" svg:y="16.644cm">
            <draw:text-box>
              <text:p><text:span text:style-name="T3">TX</text:span></text:p>
            </draw:text-box>
          </draw:frame>
          <draw:frame draw:style-name="gr69" draw:layer="layout" svg:width="1.569cm" svg:height="0.878cm" svg:x="40.704cm" svg:y="15.544cm">
            <draw:text-box>
              <text:p><text:span text:style-name="T3">RX</text:span></text:p>
            </draw:text-box>
          </draw:frame>
          <draw:custom-shape draw:style-name="gr70" draw:text-style-name="P1" draw:layer="layout" svg:width="7.909cm" svg:height="4.273cm" svg:x="46.726cm" svg:y="15.362cm">
            <text:p text:style-name="P1">RN 42</text:p>
            <draw:enhanced-geometry svg:viewBox="0 0 21600 21600" draw:type="rectangle" draw:enhanced-path="M 0 0 L 21600 0 21600 21600 0 21600 0 0 Z N"/>
          </draw:custom-shape>
          <draw:custom-shape draw:style-name="gr71" draw:text-style-name="P1" draw:layer="layout" svg:width="1cm" svg:height="4.182cm" svg:x="55.089cm" svg:y="15.3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5" draw:text-style-name="P1" draw:layer="layout" svg:width="8.091cm" svg:height="8.637cm" svg:x="45.727cm" svg:y="3.18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6" draw:text-style-name="P1" draw:layer="layout" svg:width="0.716cm" svg:height="0.716cm" svg:x="45.823cm" svg:y="7.5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6" draw:text-style-name="P1" draw:layer="layout" svg:width="0.716cm" svg:height="0.716cm" svg:x="45.823cm" svg:y="6.5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6" draw:text-style-name="P1" draw:layer="layout" svg:width="0.716cm" svg:height="0.716cm" svg:x="45.823cm" svg:y="5.6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6" draw:text-style-name="P1" draw:layer="layout" svg:width="0.728cm" svg:height="0.728cm" svg:x="45.817cm" svg:y="4.6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6" draw:text-style-name="P1" draw:layer="layout" svg:width="0.728cm" svg:height="0.728cm" svg:x="45.817cm" svg:y="3.5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6" draw:text-style-name="P1" draw:layer="layout" svg:width="0.716cm" svg:height="0.716cm" svg:x="45.823cm" svg:y="8.53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66" draw:text-style-name="P1" draw:layer="layout" svg:width="0.716cm" svg:height="0.716cm" svg:x="52.823cm" svg:y="7.5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6" draw:text-style-name="P1" draw:layer="layout" svg:width="0.716cm" svg:height="0.716cm" svg:x="52.823cm" svg:y="6.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6" draw:text-style-name="P1" draw:layer="layout" svg:width="0.716cm" svg:height="0.716cm" svg:x="52.823cm" svg:y="5.6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6" draw:text-style-name="P1" draw:layer="layout" svg:width="0.728cm" svg:height="0.728cm" svg:x="52.817cm" svg:y="4.6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6" draw:text-style-name="P1" draw:layer="layout" svg:width="0.728cm" svg:height="0.728cm" svg:x="52.817cm" svg:y="3.5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6" draw:text-style-name="P1" draw:layer="layout" svg:width="0.716cm" svg:height="0.716cm" svg:x="52.823cm" svg:y="8.55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frame draw:style-name="gr5" draw:text-style-name="P19" draw:layer="layout" svg:width="4.02cm" svg:height="0.962cm" svg:x="47.727cm" svg:y="9.909cm">
            <draw:text-box>
              <text:p><text:span text:style-name="T12">PROTO-PIC</text:span></text:p>
            </draw:text-box>
          </draw:frame>
          <draw:frame draw:style-name="gr67" draw:layer="layout" svg:width="1.569cm" svg:height="0.879cm" svg:x="46.909cm" svg:y="3.484cm">
            <draw:text-box>
              <text:p><text:span text:style-name="T3">Low</text:span></text:p>
            </draw:text-box>
          </draw:frame>
          <draw:frame draw:style-name="gr67" draw:layer="layout" svg:width="1.899cm" svg:height="0.879cm" svg:x="50.745cm" svg:y="3.545cm">
            <draw:text-box>
              <text:p><text:span text:style-name="T3">HIgh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solid" draw:fill-color="#cccc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MPONENT Layer"/>
      <draw:layer draw:name="BOARD Layer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teful Frog</meta:initial-creator>
    <meta:creation-date>2013-03-10T00:00:11</meta:creation-date>
    <dc:date>2013-10-03T00:10:15</dc:date>
    <dc:creator>Bob </dc:creator>
    <meta:editing-duration>PT12H2M59S</meta:editing-duration>
    <meta:editing-cycles>115</meta:editing-cycles>
    <meta:generator>LibreOffice/3.5$Linux_x86 LibreOffice_project/350m1$Build-2</meta:generator>
    <meta:document-statistic meta:object-count="1688"/>
  </office:meta>
</office:document-meta>
</file>